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m_coe_no_0" table:style-name="ta1">
        <table:shapes>
          <draw:frame draw:z-index="0" draw:style-name="gr1" draw:text-style-name="P1" svg:width="293.56mm" svg:height="110.95mm" svg:x="242.33mm" svg:y="1.97mm">
            <draw:object draw:notify-on-update-of-ranges="com_coe_no_0.A1:com_coe_no_0.A1 com_coe_no_0.A2:com_coe_no_0.A25 com_coe_no_0.B1:com_coe_no_0.B1 com_coe_no_0.B2:com_coe_no_0.B25 com_coe_no_0.C1:com_coe_no_0.C1 com_coe_no_0.C2:com_coe_no_0.C25 com_coe_no_0.D1:com_coe_no_0.D1 com_coe_no_0.D2:com_coe_no_0.D25 com_coe_no_0.E1:com_coe_no_0.E1 com_coe_no_0.E2:com_coe_no_0.E25 com_coe_no_0.F1:com_coe_no_0.F1 com_coe_no_0.F2:com_coe_no_0.F25 com_coe_no_0.G1:com_coe_no_0.G1 com_coe_no_0.G2:com_coe_no_0.G25 com_coe_no_0.H1:com_coe_no_0.H1 com_coe_no_0.H2:com_coe_no_0.H25 com_coe_no_0.I1:com_coe_no_0.I1 com_coe_no_0.I2:com_coe_no_0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91.31mm" svg:height="111.92mm" svg:x="242.33mm" svg:y="127.4mm">
            <draw:object draw:notify-on-update-of-ranges="com_coe_no_0.A29:com_coe_no_0.A29 com_coe_no_0.A30:com_coe_no_0.A53 com_coe_no_0.B29:com_coe_no_0.B29 com_coe_no_0.B30:com_coe_no_0.B53 com_coe_no_0.C29:com_coe_no_0.C29 com_coe_no_0.C30:com_coe_no_0.C53 com_coe_no_0.D29:com_coe_no_0.D29 com_coe_no_0.D30:com_coe_no_0.D53 com_coe_no_0.E29:com_coe_no_0.E29 com_coe_no_0.E30:com_coe_no_0.E53 com_coe_no_0.F29:com_coe_no_0.F29 com_coe_no_0.F30:com_coe_no_0.F53 com_coe_no_0.G29:com_coe_no_0.G29 com_coe_no_0.G30:com_coe_no_0.G53 com_coe_no_0.H29:com_coe_no_0.H29 com_coe_no_0.H30:com_coe_no_0.H53 com_coe_no_0.I29:com_coe_no_0.I29 com_coe_no_0.I30:com_coe_no_0.I5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90.66mm" svg:height="109.34mm" svg:x="242.33mm" svg:y="249.32mm">
            <draw:object draw:notify-on-update-of-ranges="com_coe_no_0.A56:com_coe_no_0.A56 com_coe_no_0.A57:com_coe_no_0.A80 com_coe_no_0.B56:com_coe_no_0.B56 com_coe_no_0.B57:com_coe_no_0.B80 com_coe_no_0.C56:com_coe_no_0.C56 com_coe_no_0.C57:com_coe_no_0.C80 com_coe_no_0.D56:com_coe_no_0.D56 com_coe_no_0.D57:com_coe_no_0.D80 com_coe_no_0.E56:com_coe_no_0.E56 com_coe_no_0.E57:com_coe_no_0.E80 com_coe_no_0.F56:com_coe_no_0.F56 com_coe_no_0.F57:com_coe_no_0.F80 com_coe_no_0.G56:com_coe_no_0.G56 com_coe_no_0.G57:com_coe_no_0.G80 com_coe_no_0.H56:com_coe_no_0.H56 com_coe_no_0.H57:com_coe_no_0.H80 com_coe_no_0.I56:com_coe_no_0.I56 com_coe_no_0.I57:com_coe_no_0.I8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7.20303855" calcext:value-type="float">
            <text:p>47,20303855</text:p>
          </table:table-cell>
          <table:table-cell office:value-type="float" office:value="45.08213743" calcext:value-type="float">
            <text:p>45,08213743</text:p>
          </table:table-cell>
          <table:table-cell office:value-type="float" office:value="45" calcext:value-type="float">
            <text:p>45</text:p>
          </table:table-cell>
          <table:table-cell office:value-type="float" office:value="45.08213743" calcext:value-type="float">
            <text:p>45,08213743</text:p>
          </table:table-cell>
          <table:table-cell office:value-type="float" office:value="45.00414413" calcext:value-type="float">
            <text:p>45,00414413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92291609" calcext:value-type="float">
            <text:p>48,92291609</text:p>
          </table:table-cell>
          <table:table-cell office:value-type="float" office:value="45.27306686" calcext:value-type="float">
            <text:p>45,27306686</text:p>
          </table:table-cell>
          <table:table-cell office:value-type="float" office:value="45" calcext:value-type="float">
            <text:p>45</text:p>
          </table:table-cell>
          <table:table-cell office:value-type="float" office:value="45.27306686" calcext:value-type="float">
            <text:p>45,27306686</text:p>
          </table:table-cell>
          <table:table-cell office:value-type="float" office:value="45.02605837" calcext:value-type="float">
            <text:p>45,02605837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.28187562" calcext:value-type="float">
            <text:p>50,28187562</text:p>
          </table:table-cell>
          <table:table-cell office:value-type="float" office:value="45.51564452" calcext:value-type="float">
            <text:p>45,51564452</text:p>
          </table:table-cell>
          <table:table-cell office:value-type="float" office:value="45" calcext:value-type="float">
            <text:p>45</text:p>
          </table:table-cell>
          <table:table-cell office:value-type="float" office:value="45.51564452" calcext:value-type="float">
            <text:p>45,51564452</text:p>
          </table:table-cell>
          <table:table-cell office:value-type="float" office:value="45.06984558" calcext:value-type="float">
            <text:p>45,06984558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.36735862" calcext:value-type="float">
            <text:p>51,36735862</text:p>
          </table:table-cell>
          <table:table-cell office:value-type="float" office:value="45.77620326" calcext:value-type="float">
            <text:p>45,77620326</text:p>
          </table:table-cell>
          <table:table-cell office:value-type="float" office:value="45" calcext:value-type="float">
            <text:p>45</text:p>
          </table:table-cell>
          <table:table-cell office:value-type="float" office:value="45.77620326" calcext:value-type="float">
            <text:p>45,77620326</text:p>
          </table:table-cell>
          <table:table-cell office:value-type="float" office:value="45.13273711" calcext:value-type="float">
            <text:p>45,13273711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.24314327" calcext:value-type="float">
            <text:p>52,24314327</text:p>
          </table:table-cell>
          <table:table-cell office:value-type="float" office:value="46.03541764" calcext:value-type="float">
            <text:p>46,03541764</text:p>
          </table:table-cell>
          <table:table-cell office:value-type="float" office:value="45" calcext:value-type="float">
            <text:p>45</text:p>
          </table:table-cell>
          <table:table-cell office:value-type="float" office:value="46.03541764" calcext:value-type="float">
            <text:p>46,03541764</text:p>
          </table:table-cell>
          <table:table-cell office:value-type="float" office:value="45.20973579" calcext:value-type="float">
            <text:p>45,20973579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.9933070285" calcext:value-type="float">
            <text:p>52,9933070285</text:p>
          </table:table-cell>
          <table:table-cell office:value-type="float" office:value="46.2845679435" calcext:value-type="float">
            <text:p>46,2845679435</text:p>
          </table:table-cell>
          <table:table-cell office:value-type="float" office:value="45" calcext:value-type="float">
            <text:p>45</text:p>
          </table:table-cell>
          <table:table-cell office:value-type="float" office:value="47.2380769575" calcext:value-type="float">
            <text:p>47,2380769575</text:p>
          </table:table-cell>
          <table:table-cell office:value-type="float" office:value="45.333165824" calcext:value-type="float">
            <text:p>45,333165824</text:p>
          </table:table-cell>
          <table:table-cell office:value-type="float" office:value="45.045175746" calcext:value-type="float">
            <text:p>45,045175746</text:p>
          </table:table-cell>
          <table:table-cell office:value-type="float" office:value="45.0369620685" calcext:value-type="float">
            <text:p>45,0369620685</text:p>
          </table:table-cell>
          <table:table-cell office:value-type="float" office:value="45.0470406495" calcext:value-type="float">
            <text:p>45,0470406495</text:p>
          </table:table-cell>
          <table:table-cell office:value-type="float" office:value="46.211670471" calcext:value-type="float">
            <text:p>46,211670471</text:p>
          </table:table-cell>
        </table:table-row>
        <table:table-row table:style-name="ro1">
          <table:table-cell office:value-type="float" office:value="53.6281139915" calcext:value-type="float">
            <text:p>53,6281139915</text:p>
          </table:table-cell>
          <table:table-cell office:value-type="float" office:value="46.522625783" calcext:value-type="float">
            <text:p>46,522625783</text:p>
          </table:table-cell>
          <table:table-cell office:value-type="float" office:value="45" calcext:value-type="float">
            <text:p>45</text:p>
          </table:table-cell>
          <table:table-cell office:value-type="float" office:value="47.206148117" calcext:value-type="float">
            <text:p>47,206148117</text:p>
          </table:table-cell>
          <table:table-cell office:value-type="float" office:value="45.4751022295" calcext:value-type="float">
            <text:p>45,4751022295</text:p>
          </table:table-cell>
          <table:table-cell office:value-type="float" office:value="45.105011357" calcext:value-type="float">
            <text:p>45,105011357</text:p>
          </table:table-cell>
          <table:table-cell office:value-type="float" office:value="45.0859184415" calcext:value-type="float">
            <text:p>45,0859184415</text:p>
          </table:table-cell>
          <table:table-cell office:value-type="float" office:value="45.11487281" calcext:value-type="float">
            <text:p>45,11487281</text:p>
          </table:table-cell>
          <table:table-cell office:value-type="float" office:value="45.9459318935" calcext:value-type="float">
            <text:p>45,9459318935</text:p>
          </table:table-cell>
        </table:table-row>
        <table:table-row table:style-name="ro1">
          <table:table-cell office:value-type="float" office:value="54.1365048915" calcext:value-type="float">
            <text:p>54,1365048915</text:p>
          </table:table-cell>
          <table:table-cell office:value-type="float" office:value="46.7431695795" calcext:value-type="float">
            <text:p>46,7431695795</text:p>
          </table:table-cell>
          <table:table-cell office:value-type="float" office:value="45" calcext:value-type="float">
            <text:p>45</text:p>
          </table:table-cell>
          <table:table-cell office:value-type="float" office:value="47.2370750985" calcext:value-type="float">
            <text:p>47,2370750985</text:p>
          </table:table-cell>
          <table:table-cell office:value-type="float" office:value="45.5937872145" calcext:value-type="float">
            <text:p>45,5937872145</text:p>
          </table:table-cell>
          <table:table-cell office:value-type="float" office:value="45.133417779" calcext:value-type="float">
            <text:p>45,133417779</text:p>
          </table:table-cell>
          <table:table-cell office:value-type="float" office:value="45.1091600415" calcext:value-type="float">
            <text:p>45,1091600415</text:p>
          </table:table-cell>
          <table:table-cell office:value-type="float" office:value="45.1531220685" calcext:value-type="float">
            <text:p>45,1531220685</text:p>
          </table:table-cell>
          <table:table-cell office:value-type="float" office:value="45.7474272355" calcext:value-type="float">
            <text:p>45,7474272355</text:p>
          </table:table-cell>
        </table:table-row>
        <table:table-row table:style-name="ro1">
          <table:table-cell office:value-type="float" office:value="54.5494215845" calcext:value-type="float">
            <text:p>54,5494215845</text:p>
          </table:table-cell>
          <table:table-cell office:value-type="float" office:value="46.9428143245" calcext:value-type="float">
            <text:p>46,9428143245</text:p>
          </table:table-cell>
          <table:table-cell office:value-type="float" office:value="45" calcext:value-type="float">
            <text:p>45</text:p>
          </table:table-cell>
          <table:table-cell office:value-type="float" office:value="47.302662967" calcext:value-type="float">
            <text:p>47,302662967</text:p>
          </table:table-cell>
          <table:table-cell office:value-type="float" office:value="45.69641391" calcext:value-type="float">
            <text:p>45,69641391</text:p>
          </table:table-cell>
          <table:table-cell office:value-type="float" office:value="45.1433072905" calcext:value-type="float">
            <text:p>45,1433072905</text:p>
          </table:table-cell>
          <table:table-cell office:value-type="float" office:value="45.1172514645" calcext:value-type="float">
            <text:p>45,1172514645</text:p>
          </table:table-cell>
          <table:table-cell office:value-type="float" office:value="45.171608515" calcext:value-type="float">
            <text:p>45,171608515</text:p>
          </table:table-cell>
          <table:table-cell office:value-type="float" office:value="45.597015375" calcext:value-type="float">
            <text:p>45,597015375</text:p>
          </table:table-cell>
        </table:table-row>
        <table:table-row table:style-name="ro1">
          <table:table-cell office:value-type="float" office:value="54.8922482164" calcext:value-type="float">
            <text:p>54,8922482164</text:p>
          </table:table-cell>
          <table:table-cell office:value-type="float" office:value="47.1814478796" calcext:value-type="float">
            <text:p>47,1814478796</text:p>
          </table:table-cell>
          <table:table-cell office:value-type="float" office:value="45.0031910109" calcext:value-type="float">
            <text:p>45,0031910109</text:p>
          </table:table-cell>
          <table:table-cell office:value-type="float" office:value="47.4459664161" calcext:value-type="float">
            <text:p>47,4459664161</text:p>
          </table:table-cell>
          <table:table-cell office:value-type="float" office:value="47.3633341755" calcext:value-type="float">
            <text:p>47,3633341755</text:p>
          </table:table-cell>
          <table:table-cell office:value-type="float" office:value="45.2027179121" calcext:value-type="float">
            <text:p>45,2027179121</text:p>
          </table:table-cell>
          <table:table-cell office:value-type="float" office:value="45.1198374864" calcext:value-type="float">
            <text:p>45,1198374864</text:p>
          </table:table-cell>
          <table:table-cell office:value-type="float" office:value="45.2373673541" calcext:value-type="float">
            <text:p>45,2373673541</text:p>
          </table:table-cell>
          <table:table-cell office:value-type="float" office:value="45.4848722164" calcext:value-type="float">
            <text:p>45,4848722164</text:p>
          </table:table-cell>
        </table:table-row>
        <table:table-row table:style-name="ro1">
          <table:table-cell office:value-type="float" office:value="55.1884911863" calcext:value-type="float">
            <text:p>55,1884911863</text:p>
          </table:table-cell>
          <table:table-cell office:value-type="float" office:value="47.4110784173" calcext:value-type="float">
            <text:p>47,4110784173</text:p>
          </table:table-cell>
          <table:table-cell office:value-type="float" office:value="45.0168740033" calcext:value-type="float">
            <text:p>45,0168740033</text:p>
          </table:table-cell>
          <table:table-cell office:value-type="float" office:value="47.6073769853" calcext:value-type="float">
            <text:p>47,6073769853</text:p>
          </table:table-cell>
          <table:table-cell office:value-type="float" office:value="46.9319470008" calcext:value-type="float">
            <text:p>46,9319470008</text:p>
          </table:table-cell>
          <table:table-cell office:value-type="float" office:value="45.2672361648" calcext:value-type="float">
            <text:p>45,2672361648</text:p>
          </table:table-cell>
          <table:table-cell office:value-type="float" office:value="45.1281524063" calcext:value-type="float">
            <text:p>45,1281524063</text:p>
          </table:table-cell>
          <table:table-cell office:value-type="float" office:value="45.3059352963" calcext:value-type="float">
            <text:p>45,3059352963</text:p>
          </table:table-cell>
          <table:table-cell office:value-type="float" office:value="45.4091346358" calcext:value-type="float">
            <text:p>45,4091346358</text:p>
          </table:table-cell>
        </table:table-row>
        <table:table-row table:style-name="ro1">
          <table:table-cell office:value-type="float" office:value="55.442850587" calcext:value-type="float">
            <text:p>55,442850587</text:p>
          </table:table-cell>
          <table:table-cell office:value-type="float" office:value="47.5768984655" calcext:value-type="float">
            <text:p>47,5768984655</text:p>
          </table:table-cell>
          <table:table-cell office:value-type="float" office:value="45.0337161825" calcext:value-type="float">
            <text:p>45,0337161825</text:p>
          </table:table-cell>
          <table:table-cell office:value-type="float" office:value="47.7240448385" calcext:value-type="float">
            <text:p>47,7240448385</text:p>
          </table:table-cell>
          <table:table-cell office:value-type="float" office:value="46.6805699266" calcext:value-type="float">
            <text:p>46,6805699266</text:p>
          </table:table-cell>
          <table:table-cell office:value-type="float" office:value="45.283116306" calcext:value-type="float">
            <text:p>45,283116306</text:p>
          </table:table-cell>
          <table:table-cell office:value-type="float" office:value="45.137243727" calcext:value-type="float">
            <text:p>45,137243727</text:p>
          </table:table-cell>
          <table:table-cell office:value-type="float" office:value="45.323896683" calcext:value-type="float">
            <text:p>45,323896683</text:p>
          </table:table-cell>
          <table:table-cell office:value-type="float" office:value="45.355933754" calcext:value-type="float">
            <text:p>45,355933754</text:p>
          </table:table-cell>
        </table:table-row>
        <table:table-row table:style-name="ro1">
          <table:table-cell office:value-type="float" office:value="55.6591109259" calcext:value-type="float">
            <text:p>55,6591109259</text:p>
          </table:table-cell>
          <table:table-cell office:value-type="float" office:value="47.7039519949" calcext:value-type="float">
            <text:p>47,7039519949</text:p>
          </table:table-cell>
          <table:table-cell office:value-type="float" office:value="45.0484265089" calcext:value-type="float">
            <text:p>45,0484265089</text:p>
          </table:table-cell>
          <table:table-cell office:value-type="float" office:value="47.8154263639" calcext:value-type="float">
            <text:p>47,8154263639</text:p>
          </table:table-cell>
          <table:table-cell office:value-type="float" office:value="46.5371225842" calcext:value-type="float">
            <text:p>46,5371225842</text:p>
          </table:table-cell>
          <table:table-cell office:value-type="float" office:value="45.2751268619" calcext:value-type="float">
            <text:p>45,2751268619</text:p>
          </table:table-cell>
          <table:table-cell office:value-type="float" office:value="45.1432418959" calcext:value-type="float">
            <text:p>45,1432418959</text:p>
          </table:table-cell>
          <table:table-cell office:value-type="float" office:value="45.3164539799" calcext:value-type="float">
            <text:p>45,3164539799</text:p>
          </table:table-cell>
          <table:table-cell office:value-type="float" office:value="45.3152584204" calcext:value-type="float">
            <text:p>45,3152584204</text:p>
          </table:table-cell>
        </table:table-row>
        <table:table-row table:style-name="ro1">
          <table:table-cell office:value-type="float" office:value="55.8425007316" calcext:value-type="float">
            <text:p>55,8425007316</text:p>
          </table:table-cell>
          <table:table-cell office:value-type="float" office:value="47.8063716658" calcext:value-type="float">
            <text:p>47,8063716658</text:p>
          </table:table-cell>
          <table:table-cell office:value-type="float" office:value="45.0592890221" calcext:value-type="float">
            <text:p>45,0592890221</text:p>
          </table:table-cell>
          <table:table-cell office:value-type="float" office:value="47.8917574783" calcext:value-type="float">
            <text:p>47,8917574783</text:p>
          </table:table-cell>
          <table:table-cell office:value-type="float" office:value="46.4590649778" calcext:value-type="float">
            <text:p>46,4590649778</text:p>
          </table:table-cell>
          <table:table-cell office:value-type="float" office:value="45.2564601798" calcext:value-type="float">
            <text:p>45,2564601798</text:p>
          </table:table-cell>
          <table:table-cell office:value-type="float" office:value="45.1452604916" calcext:value-type="float">
            <text:p>45,1452604916</text:p>
          </table:table-cell>
          <table:table-cell office:value-type="float" office:value="45.2972146683" calcext:value-type="float">
            <text:p>45,2972146683</text:p>
          </table:table-cell>
          <table:table-cell office:value-type="float" office:value="45.2819427721" calcext:value-type="float">
            <text:p>45,2819427721</text:p>
          </table:table-cell>
        </table:table-row>
        <table:table-row table:style-name="ro1">
          <table:table-cell office:value-type="float" office:value="55.998319171" calcext:value-type="float">
            <text:p>55,998319171</text:p>
          </table:table-cell>
          <table:table-cell office:value-type="float" office:value="47.8922518598" calcext:value-type="float">
            <text:p>47,8922518598</text:p>
          </table:table-cell>
          <table:table-cell office:value-type="float" office:value="45.0662184985" calcext:value-type="float">
            <text:p>45,0662184985</text:p>
          </table:table-cell>
          <table:table-cell office:value-type="float" office:value="47.9584035788" calcext:value-type="float">
            <text:p>47,9584035788</text:p>
          </table:table-cell>
          <table:table-cell office:value-type="float" office:value="46.4208256054" calcext:value-type="float">
            <text:p>46,4208256054</text:p>
          </table:table-cell>
          <table:table-cell office:value-type="float" office:value="45.2339839513" calcext:value-type="float">
            <text:p>45,2339839513</text:p>
          </table:table-cell>
          <table:table-cell office:value-type="float" office:value="45.143679361" calcext:value-type="float">
            <text:p>45,143679361</text:p>
          </table:table-cell>
          <table:table-cell office:value-type="float" office:value="45.2733967738" calcext:value-type="float">
            <text:p>45,2733967738</text:p>
          </table:table-cell>
          <table:table-cell office:value-type="float" office:value="45.253350724" calcext:value-type="float">
            <text:p>45,253350724</text:p>
          </table:table-cell>
        </table:table-row>
        <table:table-row table:style-name="ro1">
          <table:table-cell office:value-type="float" office:value="56.1313560937" calcext:value-type="float">
            <text:p>56,1313560937</text:p>
          </table:table-cell>
          <table:table-cell office:value-type="float" office:value="47.9663389516" calcext:value-type="float">
            <text:p>47,9663389516</text:p>
          </table:table-cell>
          <table:table-cell office:value-type="float" office:value="45.0697797562" calcext:value-type="float">
            <text:p>45,0697797562</text:p>
          </table:table-cell>
          <table:table-cell office:value-type="float" office:value="48.0181911286" calcext:value-type="float">
            <text:p>48,0181911286</text:p>
          </table:table-cell>
          <table:table-cell office:value-type="float" office:value="46.4068719367" calcext:value-type="float">
            <text:p>46,4068719367</text:p>
          </table:table-cell>
          <table:table-cell office:value-type="float" office:value="45.2111399301" calcext:value-type="float">
            <text:p>45,2111399301</text:p>
          </table:table-cell>
          <table:table-cell office:value-type="float" office:value="45.1393054537" calcext:value-type="float">
            <text:p>45,1393054537</text:p>
          </table:table-cell>
          <table:table-cell office:value-type="float" office:value="45.2487179406" calcext:value-type="float">
            <text:p>45,2487179406</text:p>
          </table:table-cell>
          <table:table-cell office:value-type="float" office:value="45.2281400792" calcext:value-type="float">
            <text:p>45,2281400792</text:p>
          </table:table-cell>
        </table:table-row>
        <table:table-row table:style-name="ro1">
          <table:table-cell office:value-type="float" office:value="56.2457053758" calcext:value-type="float">
            <text:p>56,2457053758</text:p>
          </table:table-cell>
          <table:table-cell office:value-type="float" office:value="48.0315162883" calcext:value-type="float">
            <text:p>48,0315162883</text:p>
          </table:table-cell>
          <table:table-cell office:value-type="float" office:value="45.0707152908" calcext:value-type="float">
            <text:p>45,0707152908</text:p>
          </table:table-cell>
          <table:table-cell office:value-type="float" office:value="48.0726462523" calcext:value-type="float">
            <text:p>48,0726462523</text:p>
          </table:table-cell>
          <table:table-cell office:value-type="float" office:value="46.407671749" calcext:value-type="float">
            <text:p>46,407671749</text:p>
          </table:table-cell>
          <table:table-cell office:value-type="float" office:value="45.1895393588" calcext:value-type="float">
            <text:p>45,1895393588</text:p>
          </table:table-cell>
          <table:table-cell office:value-type="float" office:value="45.1329886758" calcext:value-type="float">
            <text:p>45,1329886758</text:p>
          </table:table-cell>
          <table:table-cell office:value-type="float" office:value="45.2249968253" calcext:value-type="float">
            <text:p>45,2249968253</text:p>
          </table:table-cell>
          <table:table-cell office:value-type="float" office:value="45.2056126578" calcext:value-type="float">
            <text:p>45,2056126578</text:p>
          </table:table-cell>
        </table:table-row>
        <table:table-row table:style-name="ro1">
          <table:table-cell office:value-type="float" office:value="56.3447617401" calcext:value-type="float">
            <text:p>56,3447617401</text:p>
          </table:table-cell>
          <table:table-cell office:value-type="float" office:value="48.089622235" calcext:value-type="float">
            <text:p>48,089622235</text:p>
          </table:table-cell>
          <table:table-cell office:value-type="float" office:value="45.0697354581" calcext:value-type="float">
            <text:p>45,0697354581</text:p>
          </table:table-cell>
          <table:table-cell office:value-type="float" office:value="48.1226426005" calcext:value-type="float">
            <text:p>48,1226426005</text:p>
          </table:table-cell>
          <table:table-cell office:value-type="float" office:value="46.4173192572" calcext:value-type="float">
            <text:p>46,4173192572</text:p>
          </table:table-cell>
          <table:table-cell office:value-type="float" office:value="45.169835402" calcext:value-type="float">
            <text:p>45,169835402</text:p>
          </table:table-cell>
          <table:table-cell office:value-type="float" office:value="45.1254670401" calcext:value-type="float">
            <text:p>45,1254670401</text:p>
          </table:table-cell>
          <table:table-cell office:value-type="float" office:value="45.203037005" calcext:value-type="float">
            <text:p>45,203037005</text:p>
          </table:table-cell>
          <table:table-cell office:value-type="float" office:value="45.1853795911" calcext:value-type="float">
            <text:p>45,1853795911</text:p>
          </table:table-cell>
        </table:table-row>
        <table:table-row table:style-name="ro1">
          <table:table-cell office:value-type="float" office:value="56.4312936822" calcext:value-type="float">
            <text:p>56,4312936822</text:p>
          </table:table-cell>
          <table:table-cell office:value-type="float" office:value="48.1419001572" calcext:value-type="float">
            <text:p>48,1419001572</text:p>
          </table:table-cell>
          <table:table-cell office:value-type="float" office:value="45.0674397262" calcext:value-type="float">
            <text:p>45,0674397262</text:p>
          </table:table-cell>
          <table:table-cell office:value-type="float" office:value="48.1696869984" calcext:value-type="float">
            <text:p>48,1696869984</text:p>
          </table:table-cell>
          <table:table-cell office:value-type="float" office:value="46.4500932896" calcext:value-type="float">
            <text:p>46,4500932896</text:p>
          </table:table-cell>
          <table:table-cell office:value-type="float" office:value="45.1531491049" calcext:value-type="float">
            <text:p>45,1531491049</text:p>
          </table:table-cell>
          <table:table-cell office:value-type="float" office:value="45.1362137003" calcext:value-type="float">
            <text:p>45,1362137003</text:p>
          </table:table-cell>
          <table:table-cell office:value-type="float" office:value="45.6714146881" calcext:value-type="float">
            <text:p>45,6714146881</text:p>
          </table:table-cell>
          <table:table-cell office:value-type="float" office:value="45.1860854713" calcext:value-type="float">
            <text:p>45,1860854713</text:p>
          </table:table-cell>
        </table:table-row>
        <table:table-row table:style-name="ro1">
          <table:table-cell office:value-type="float" office:value="56.5176319355" calcext:value-type="float">
            <text:p>56,5176319355</text:p>
          </table:table-cell>
          <table:table-cell office:value-type="float" office:value="48.1954251119" calcext:value-type="float">
            <text:p>48,1954251119</text:p>
          </table:table-cell>
          <table:table-cell office:value-type="float" office:value="45.064300159" calcext:value-type="float">
            <text:p>45,064300159</text:p>
          </table:table-cell>
          <table:table-cell office:value-type="float" office:value="48.2225391674" calcext:value-type="float">
            <text:p>48,2225391674</text:p>
          </table:table-cell>
          <table:table-cell office:value-type="float" office:value="46.4926032233" calcext:value-type="float">
            <text:p>46,4926032233</text:p>
          </table:table-cell>
          <table:table-cell office:value-type="float" office:value="45.1415967569" calcext:value-type="float">
            <text:p>45,1415967569</text:p>
          </table:table-cell>
          <table:table-cell office:value-type="float" office:value="45.1528972044" calcext:value-type="float">
            <text:p>45,1528972044</text:p>
          </table:table-cell>
          <table:table-cell office:value-type="float" office:value="45.5196251486" calcext:value-type="float">
            <text:p>45,5196251486</text:p>
          </table:table-cell>
          <table:table-cell office:value-type="float" office:value="45.1947836529" calcext:value-type="float">
            <text:p>45,1947836529</text:p>
          </table:table-cell>
        </table:table-row>
        <table:table-row table:style-name="ro1">
          <table:table-cell office:value-type="float" office:value="56.6040773756" calcext:value-type="float">
            <text:p>56,6040773756</text:p>
          </table:table-cell>
          <table:table-cell office:value-type="float" office:value="48.2501451669" calcext:value-type="float">
            <text:p>48,2501451669</text:p>
          </table:table-cell>
          <table:table-cell office:value-type="float" office:value="45.0606716726" calcext:value-type="float">
            <text:p>45,0606716726</text:p>
          </table:table-cell>
          <table:table-cell office:value-type="float" office:value="48.278597526" calcext:value-type="float">
            <text:p>48,278597526</text:p>
          </table:table-cell>
          <table:table-cell office:value-type="float" office:value="46.5261707743" calcext:value-type="float">
            <text:p>46,5261707743</text:p>
          </table:table-cell>
          <table:table-cell office:value-type="float" office:value="45.132823739" calcext:value-type="float">
            <text:p>45,132823739</text:p>
          </table:table-cell>
          <table:table-cell office:value-type="float" office:value="45.1565448512" calcext:value-type="float">
            <text:p>45,1565448512</text:p>
          </table:table-cell>
          <table:table-cell office:value-type="float" office:value="45.411780656" calcext:value-type="float">
            <text:p>45,411780656</text:p>
          </table:table-cell>
          <table:table-cell office:value-type="float" office:value="45.1920404717" calcext:value-type="float">
            <text:p>45,1920404717</text:p>
          </table:table-cell>
        </table:table-row>
        <table:table-row table:style-name="ro1">
          <table:table-cell office:value-type="float" office:value="56.690829451" calcext:value-type="float">
            <text:p>56,690829451</text:p>
          </table:table-cell>
          <table:table-cell office:value-type="float" office:value="48.3059627576" calcext:value-type="float">
            <text:p>48,3059627576</text:p>
          </table:table-cell>
          <table:table-cell office:value-type="float" office:value="45.0568116395" calcext:value-type="float">
            <text:p>45,0568116395</text:p>
          </table:table-cell>
          <table:table-cell office:value-type="float" office:value="48.335921953" calcext:value-type="float">
            <text:p>48,335921953</text:p>
          </table:table-cell>
          <table:table-cell office:value-type="float" office:value="46.5564777086" calcext:value-type="float">
            <text:p>46,5564777086</text:p>
          </table:table-cell>
          <table:table-cell office:value-type="float" office:value="45.1250530855" calcext:value-type="float">
            <text:p>45,1250530855</text:p>
          </table:table-cell>
          <table:table-cell office:value-type="float" office:value="45.1527556589" calcext:value-type="float">
            <text:p>45,1527556589</text:p>
          </table:table-cell>
          <table:table-cell office:value-type="float" office:value="45.3334521675" calcext:value-type="float">
            <text:p>45,3334521675</text:p>
          </table:table-cell>
          <table:table-cell office:value-type="float" office:value="45.1831064474" calcext:value-type="float">
            <text:p>45,1831064474</text:p>
          </table:table-cell>
        </table:table-row>
        <table:table-row table:style-name="ro1">
          <table:table-cell office:value-type="float" office:value="56.7780114025" calcext:value-type="float">
            <text:p>56,7780114025</text:p>
          </table:table-cell>
          <table:table-cell office:value-type="float" office:value="48.362767187" calcext:value-type="float">
            <text:p>48,362767187</text:p>
          </table:table-cell>
          <table:table-cell office:value-type="float" office:value="45.052900617" calcext:value-type="float">
            <text:p>45,052900617</text:p>
          </table:table-cell>
          <table:table-cell office:value-type="float" office:value="48.3936965853" calcext:value-type="float">
            <text:p>48,3936965853</text:p>
          </table:table-cell>
          <table:table-cell office:value-type="float" office:value="46.5863284431" calcext:value-type="float">
            <text:p>46,5863284431</text:p>
          </table:table-cell>
          <table:table-cell office:value-type="float" office:value="45.1175761788" calcext:value-type="float">
            <text:p>45,1175761788</text:p>
          </table:table-cell>
          <table:table-cell office:value-type="float" office:value="45.1449515191" calcext:value-type="float">
            <text:p>45,1449515191</text:p>
          </table:table-cell>
          <table:table-cell office:value-type="float" office:value="45.2753425114" calcext:value-type="float">
            <text:p>45,2753425114</text:p>
          </table:table-cell>
          <table:table-cell office:value-type="float" office:value="45.1711378061" calcext:value-type="float">
            <text:p>45,1711378061</text:p>
          </table:table-cell>
        </table:table-row>
        <table:table-row table:style-name="ro1">
          <table:table-cell office:value-type="float" office:value="56.8656912849" calcext:value-type="float">
            <text:p>56,8656912849</text:p>
          </table:table-cell>
          <table:table-cell office:value-type="float" office:value="48.4204499791" calcext:value-type="float">
            <text:p>48,4204499791</text:p>
          </table:table-cell>
          <table:table-cell office:value-type="float" office:value="45.0490609119" calcext:value-type="float">
            <text:p>45,0490609119</text:p>
          </table:table-cell>
          <table:table-cell office:value-type="float" office:value="48.4516448021" calcext:value-type="float">
            <text:p>48,4516448021</text:p>
          </table:table-cell>
          <table:table-cell office:value-type="float" office:value="46.6170133992" calcext:value-type="float">
            <text:p>46,6170133992</text:p>
          </table:table-cell>
          <table:table-cell office:value-type="float" office:value="45.1101863636" calcext:value-type="float">
            <text:p>45,1101863636</text:p>
          </table:table-cell>
          <table:table-cell office:value-type="float" office:value="45.1352108315" calcext:value-type="float">
            <text:p>45,1352108315</text:p>
          </table:table-cell>
          <table:table-cell office:value-type="float" office:value="45.2313141928" calcext:value-type="float">
            <text:p>45,2313141928</text:p>
          </table:table-cell>
          <table:table-cell office:value-type="float" office:value="45.1580088315" calcext:value-type="float">
            <text:p>45,158008831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7.20303855" calcext:value-type="float">
            <text:p>47,20303855</text:p>
          </table:table-cell>
          <table:table-cell office:value-type="float" office:value="45.08213743" calcext:value-type="float">
            <text:p>45,08213743</text:p>
          </table:table-cell>
          <table:table-cell office:value-type="float" office:value="45.00215473" calcext:value-type="float">
            <text:p>45,00215473</text:p>
          </table:table-cell>
          <table:table-cell office:value-type="float" office:value="45.08213743" calcext:value-type="float">
            <text:p>45,08213743</text:p>
          </table:table-cell>
          <table:table-cell office:value-type="float" office:value="45.00414413" calcext:value-type="float">
            <text:p>45,00414413</text:p>
          </table:table-cell>
          <table:table-cell office:value-type="float" office:value="45.0001234" calcext:value-type="float">
            <text:p>45,0001234</text:p>
          </table:table-cell>
          <table:table-cell office:value-type="float" office:value="45.00215473" calcext:value-type="float">
            <text:p>45,00215473</text:p>
          </table:table-cell>
          <table:table-cell office:value-type="float" office:value="45.0001234" calcext:value-type="float">
            <text:p>45,0001234</text:p>
          </table:table-cell>
          <table:table-cell office:value-type="float" office:value="45.00000395" calcext:value-type="float">
            <text:p>45,00000395</text:p>
          </table:table-cell>
        </table:table-row>
        <table:table-row table:style-name="ro1">
          <table:table-cell office:value-type="float" office:value="48.92291504" calcext:value-type="float">
            <text:p>48,92291504</text:p>
          </table:table-cell>
          <table:table-cell office:value-type="float" office:value="45.27306716" calcext:value-type="float">
            <text:p>45,27306716</text:p>
          </table:table-cell>
          <table:table-cell office:value-type="float" office:value="45.01406194" calcext:value-type="float">
            <text:p>45,01406194</text:p>
          </table:table-cell>
          <table:table-cell office:value-type="float" office:value="45.27306716" calcext:value-type="float">
            <text:p>45,27306716</text:p>
          </table:table-cell>
          <table:table-cell office:value-type="float" office:value="45.0260584" calcext:value-type="float">
            <text:p>45,0260584</text:p>
          </table:table-cell>
          <table:table-cell office:value-type="float" office:value="45.00153565" calcext:value-type="float">
            <text:p>45,00153565</text:p>
          </table:table-cell>
          <table:table-cell office:value-type="float" office:value="45.01406194" calcext:value-type="float">
            <text:p>45,01406194</text:p>
          </table:table-cell>
          <table:table-cell office:value-type="float" office:value="45.00153565" calcext:value-type="float">
            <text:p>45,00153565</text:p>
          </table:table-cell>
          <table:table-cell office:value-type="float" office:value="45.00009786" calcext:value-type="float">
            <text:p>45,00009786</text:p>
          </table:table-cell>
        </table:table-row>
        <table:table-row table:style-name="ro1">
          <table:table-cell office:value-type="float" office:value="50.28187288" calcext:value-type="float">
            <text:p>50,28187288</text:p>
          </table:table-cell>
          <table:table-cell office:value-type="float" office:value="45.51564505" calcext:value-type="float">
            <text:p>45,51564505</text:p>
          </table:table-cell>
          <table:table-cell office:value-type="float" office:value="45.03903667" calcext:value-type="float">
            <text:p>45,03903667</text:p>
          </table:table-cell>
          <table:table-cell office:value-type="float" office:value="45.51564505" calcext:value-type="float">
            <text:p>45,51564505</text:p>
          </table:table-cell>
          <table:table-cell office:value-type="float" office:value="45.06984571" calcext:value-type="float">
            <text:p>45,06984571</text:p>
          </table:table-cell>
          <table:table-cell office:value-type="float" office:value="45.00609912" calcext:value-type="float">
            <text:p>45,00609912</text:p>
          </table:table-cell>
          <table:table-cell office:value-type="float" office:value="45.03903667" calcext:value-type="float">
            <text:p>45,03903667</text:p>
          </table:table-cell>
          <table:table-cell office:value-type="float" office:value="45.00609912" calcext:value-type="float">
            <text:p>45,00609912</text:p>
          </table:table-cell>
          <table:table-cell office:value-type="float" office:value="45.00057981" calcext:value-type="float">
            <text:p>45,00057981</text:p>
          </table:table-cell>
        </table:table-row>
        <table:table-row table:style-name="ro1">
          <table:table-cell office:value-type="float" office:value="51.36735511" calcext:value-type="float">
            <text:p>51,36735511</text:p>
          </table:table-cell>
          <table:table-cell office:value-type="float" office:value="45.7762038" calcext:value-type="float">
            <text:p>45,7762038</text:p>
          </table:table-cell>
          <table:table-cell office:value-type="float" office:value="45.07666817" calcext:value-type="float">
            <text:p>45,07666817</text:p>
          </table:table-cell>
          <table:table-cell office:value-type="float" office:value="45.7762038" calcext:value-type="float">
            <text:p>45,7762038</text:p>
          </table:table-cell>
          <table:table-cell office:value-type="float" office:value="45.13273729" calcext:value-type="float">
            <text:p>45,13273729</text:p>
          </table:table-cell>
          <table:table-cell office:value-type="float" office:value="45.01523879" calcext:value-type="float">
            <text:p>45,01523879</text:p>
          </table:table-cell>
          <table:table-cell office:value-type="float" office:value="45.07666817" calcext:value-type="float">
            <text:p>45,07666817</text:p>
          </table:table-cell>
          <table:table-cell office:value-type="float" office:value="45.01523879" calcext:value-type="float">
            <text:p>45,01523879</text:p>
          </table:table-cell>
          <table:table-cell office:value-type="float" office:value="45.00191755" calcext:value-type="float">
            <text:p>45,00191755</text:p>
          </table:table-cell>
        </table:table-row>
        <table:table-row table:style-name="ro1">
          <table:table-cell office:value-type="float" office:value="52.24313902" calcext:value-type="float">
            <text:p>52,24313902</text:p>
          </table:table-cell>
          <table:table-cell office:value-type="float" office:value="46.03541815" calcext:value-type="float">
            <text:p>46,03541815</text:p>
          </table:table-cell>
          <table:table-cell office:value-type="float" office:value="45.12491527" calcext:value-type="float">
            <text:p>45,12491527</text:p>
          </table:table-cell>
          <table:table-cell office:value-type="float" office:value="46.03541815" calcext:value-type="float">
            <text:p>46,03541815</text:p>
          </table:table-cell>
          <table:table-cell office:value-type="float" office:value="45.20973601" calcext:value-type="float">
            <text:p>45,20973601</text:p>
          </table:table-cell>
          <table:table-cell office:value-type="float" office:value="45.0296254" calcext:value-type="float">
            <text:p>45,0296254</text:p>
          </table:table-cell>
          <table:table-cell office:value-type="float" office:value="45.12491527" calcext:value-type="float">
            <text:p>45,12491527</text:p>
          </table:table-cell>
          <table:table-cell office:value-type="float" office:value="45.0296254" calcext:value-type="float">
            <text:p>45,0296254</text:p>
          </table:table-cell>
          <table:table-cell office:value-type="float" office:value="45.00461772" calcext:value-type="float">
            <text:p>45,00461772</text:p>
          </table:table-cell>
        </table:table-row>
        <table:table-row table:style-name="ro1">
          <table:table-cell office:value-type="float" office:value="52.99330493" calcext:value-type="float">
            <text:p>52,99330493</text:p>
          </table:table-cell>
          <table:table-cell office:value-type="float" office:value="46.28463629" calcext:value-type="float">
            <text:p>46,28463629</text:p>
          </table:table-cell>
          <table:table-cell office:value-type="float" office:value="45.18245513" calcext:value-type="float">
            <text:p>45,18245513</text:p>
          </table:table-cell>
          <table:table-cell office:value-type="float" office:value="47.23814713" calcext:value-type="float">
            <text:p>47,23814713</text:p>
          </table:table-cell>
          <table:table-cell office:value-type="float" office:value="45.33316571" calcext:value-type="float">
            <text:p>45,33316571</text:p>
          </table:table-cell>
          <table:table-cell office:value-type="float" office:value="45.09535048" calcext:value-type="float">
            <text:p>45,09535048</text:p>
          </table:table-cell>
          <table:table-cell office:value-type="float" office:value="45.21936135" calcext:value-type="float">
            <text:p>45,21936135</text:p>
          </table:table-cell>
          <table:table-cell office:value-type="float" office:value="45.09629945" calcext:value-type="float">
            <text:p>45,09629945</text:p>
          </table:table-cell>
          <table:table-cell office:value-type="float" office:value="46.22084186" calcext:value-type="float">
            <text:p>46,22084186</text:p>
          </table:table-cell>
        </table:table-row>
        <table:table-row table:style-name="ro1">
          <table:table-cell office:value-type="float" office:value="53.6281611" calcext:value-type="float">
            <text:p>53,6281611</text:p>
          </table:table-cell>
          <table:table-cell office:value-type="float" office:value="46.52340294" calcext:value-type="float">
            <text:p>46,52340294</text:p>
          </table:table-cell>
          <table:table-cell office:value-type="float" office:value="45.25022187" calcext:value-type="float">
            <text:p>45,25022187</text:p>
          </table:table-cell>
          <table:table-cell office:value-type="float" office:value="47.20692676" calcext:value-type="float">
            <text:p>47,20692676</text:p>
          </table:table-cell>
          <table:table-cell office:value-type="float" office:value="45.47510224" calcext:value-type="float">
            <text:p>45,47510224</text:p>
          </table:table-cell>
          <table:table-cell office:value-type="float" office:value="45.18344588" calcext:value-type="float">
            <text:p>45,18344588</text:p>
          </table:table-cell>
          <table:table-cell office:value-type="float" office:value="45.33550459" calcext:value-type="float">
            <text:p>45,33550459</text:p>
          </table:table-cell>
          <table:table-cell office:value-type="float" office:value="45.18854229" calcext:value-type="float">
            <text:p>45,18854229</text:p>
          </table:table-cell>
          <table:table-cell office:value-type="float" office:value="45.96227514" calcext:value-type="float">
            <text:p>45,96227514</text:p>
          </table:table-cell>
        </table:table-row>
        <table:table-row table:style-name="ro1">
          <table:table-cell office:value-type="float" office:value="54.13676536" calcext:value-type="float">
            <text:p>54,13676536</text:p>
          </table:table-cell>
          <table:table-cell office:value-type="float" office:value="46.74567987" calcext:value-type="float">
            <text:p>46,74567987</text:p>
          </table:table-cell>
          <table:table-cell office:value-type="float" office:value="45.32393345" calcext:value-type="float">
            <text:p>45,32393345</text:p>
          </table:table-cell>
          <table:table-cell office:value-type="float" office:value="47.2395864" calcext:value-type="float">
            <text:p>47,2395864</text:p>
          </table:table-cell>
          <table:table-cell office:value-type="float" office:value="45.59378737" calcext:value-type="float">
            <text:p>45,59378737</text:p>
          </table:table-cell>
          <table:table-cell office:value-type="float" office:value="45.24493389" calcext:value-type="float">
            <text:p>45,24493389</text:p>
          </table:table-cell>
          <table:table-cell office:value-type="float" office:value="45.43103985" calcext:value-type="float">
            <text:p>45,43103985</text:p>
          </table:table-cell>
          <table:table-cell office:value-type="float" office:value="45.2552362" calcext:value-type="float">
            <text:p>45,2552362</text:p>
          </table:table-cell>
          <table:table-cell office:value-type="float" office:value="45.77401799" calcext:value-type="float">
            <text:p>45,77401799</text:p>
          </table:table-cell>
        </table:table-row>
        <table:table-row table:style-name="ro1">
          <table:table-cell office:value-type="float" office:value="54.5501524" calcext:value-type="float">
            <text:p>54,5501524</text:p>
          </table:table-cell>
          <table:table-cell office:value-type="float" office:value="46.94784142" calcext:value-type="float">
            <text:p>46,94784142</text:p>
          </table:table-cell>
          <table:table-cell office:value-type="float" office:value="45.39948272" calcext:value-type="float">
            <text:p>45,39948272</text:p>
          </table:table-cell>
          <table:table-cell office:value-type="float" office:value="47.30769096" calcext:value-type="float">
            <text:p>47,30769096</text:p>
          </table:table-cell>
          <table:table-cell office:value-type="float" office:value="45.69641409" calcext:value-type="float">
            <text:p>45,69641409</text:p>
          </table:table-cell>
          <table:table-cell office:value-type="float" office:value="45.29046385" calcext:value-type="float">
            <text:p>45,29046385</text:p>
          </table:table-cell>
          <table:table-cell office:value-type="float" office:value="45.5126213" calcext:value-type="float">
            <text:p>45,5126213</text:p>
          </table:table-cell>
          <table:table-cell office:value-type="float" office:value="45.30534172" calcext:value-type="float">
            <text:p>45,30534172</text:p>
          </table:table-cell>
          <table:table-cell office:value-type="float" office:value="45.63672878" calcext:value-type="float">
            <text:p>45,63672878</text:p>
          </table:table-cell>
        </table:table-row>
        <table:table-row table:style-name="ro1">
          <table:table-cell office:value-type="float" office:value="54.89372833" calcext:value-type="float">
            <text:p>54,89372833</text:p>
          </table:table-cell>
          <table:table-cell office:value-type="float" office:value="47.18936072" calcext:value-type="float">
            <text:p>47,18936072</text:p>
          </table:table-cell>
          <table:table-cell office:value-type="float" office:value="45.47734884" calcext:value-type="float">
            <text:p>45,47734884</text:p>
          </table:table-cell>
          <table:table-cell office:value-type="float" office:value="47.45387985" calcext:value-type="float">
            <text:p>47,45387985</text:p>
          </table:table-cell>
          <table:table-cell office:value-type="float" office:value="47.36333494" calcext:value-type="float">
            <text:p>47,36333494</text:p>
          </table:table-cell>
          <table:table-cell office:value-type="float" office:value="45.38682908" calcext:value-type="float">
            <text:p>45,38682908</text:p>
          </table:table-cell>
          <table:table-cell office:value-type="float" office:value="45.58752137" calcext:value-type="float">
            <text:p>45,58752137</text:p>
          </table:table-cell>
          <table:table-cell office:value-type="float" office:value="45.40502619" calcext:value-type="float">
            <text:p>45,40502619</text:p>
          </table:table-cell>
          <table:table-cell office:value-type="float" office:value="45.54011876" calcext:value-type="float">
            <text:p>45,54011876</text:p>
          </table:table-cell>
        </table:table-row>
        <table:table-row table:style-name="ro1">
          <table:table-cell office:value-type="float" office:value="55.19095923" calcext:value-type="float">
            <text:p>55,19095923</text:p>
          </table:table-cell>
          <table:table-cell office:value-type="float" office:value="47.42187712" calcext:value-type="float">
            <text:p>47,42187712</text:p>
          </table:table-cell>
          <table:table-cell office:value-type="float" office:value="45.56312029" calcext:value-type="float">
            <text:p>45,56312029</text:p>
          </table:table-cell>
          <table:table-cell office:value-type="float" office:value="47.61817617" calcext:value-type="float">
            <text:p>47,61817617</text:p>
          </table:table-cell>
          <table:table-cell office:value-type="float" office:value="46.93194777" calcext:value-type="float">
            <text:p>46,93194777</text:p>
          </table:table-cell>
          <table:table-cell office:value-type="float" office:value="45.48884111" calcext:value-type="float">
            <text:p>45,48884111</text:p>
          </table:table-cell>
          <table:table-cell office:value-type="float" office:value="45.66556355" calcext:value-type="float">
            <text:p>45,66556355</text:p>
          </table:table-cell>
          <table:table-cell office:value-type="float" office:value="45.50901713" calcext:value-type="float">
            <text:p>45,50901713</text:p>
          </table:table-cell>
          <table:table-cell office:value-type="float" office:value="45.48180884" calcext:value-type="float">
            <text:p>45,48180884</text:p>
          </table:table-cell>
        </table:table-row>
        <table:table-row table:style-name="ro1">
          <table:table-cell office:value-type="float" office:value="55.44647088" calcext:value-type="float">
            <text:p>55,44647088</text:p>
          </table:table-cell>
          <table:table-cell office:value-type="float" office:value="47.59032439" calcext:value-type="float">
            <text:p>47,59032439</text:p>
          </table:table-cell>
          <table:table-cell office:value-type="float" office:value="45.64845107" calcext:value-type="float">
            <text:p>45,64845107</text:p>
          </table:table-cell>
          <table:table-cell office:value-type="float" office:value="47.73747109" calcext:value-type="float">
            <text:p>47,73747109</text:p>
          </table:table-cell>
          <table:table-cell office:value-type="float" office:value="46.68057075" calcext:value-type="float">
            <text:p>46,68057075</text:p>
          </table:table-cell>
          <table:table-cell office:value-type="float" office:value="45.54220582" calcext:value-type="float">
            <text:p>45,54220582</text:p>
          </table:table-cell>
          <table:table-cell office:value-type="float" office:value="45.74099391" calcext:value-type="float">
            <text:p>45,74099391</text:p>
          </table:table-cell>
          <table:table-cell office:value-type="float" office:value="45.56318418" calcext:value-type="float">
            <text:p>45,56318418</text:p>
          </table:table-cell>
          <table:table-cell office:value-type="float" office:value="45.44744622" calcext:value-type="float">
            <text:p>45,44744622</text:p>
          </table:table-cell>
        </table:table-row>
        <table:table-row table:style-name="ro1">
          <table:table-cell office:value-type="float" office:value="55.66396187" calcext:value-type="float">
            <text:p>55,66396187</text:p>
          </table:table-cell>
          <table:table-cell office:value-type="float" office:value="47.71959659" calcext:value-type="float">
            <text:p>47,71959659</text:p>
          </table:table-cell>
          <table:table-cell office:value-type="float" office:value="45.72751594" calcext:value-type="float">
            <text:p>45,72751594</text:p>
          </table:table-cell>
          <table:table-cell office:value-type="float" office:value="47.83107121" calcext:value-type="float">
            <text:p>47,83107121</text:p>
          </table:table-cell>
          <table:table-cell office:value-type="float" office:value="46.53712324" calcext:value-type="float">
            <text:p>46,53712324</text:p>
          </table:table-cell>
          <table:table-cell office:value-type="float" office:value="45.57126885" calcext:value-type="float">
            <text:p>45,57126885</text:p>
          </table:table-cell>
          <table:table-cell office:value-type="float" office:value="45.80953137" calcext:value-type="float">
            <text:p>45,80953137</text:p>
          </table:table-cell>
          <table:table-cell office:value-type="float" office:value="45.59212462" calcext:value-type="float">
            <text:p>45,59212462</text:p>
          </table:table-cell>
          <table:table-cell office:value-type="float" office:value="45.42659518" calcext:value-type="float">
            <text:p>45,42659518</text:p>
          </table:table-cell>
        </table:table-row>
        <table:table-row table:style-name="ro1">
          <table:table-cell office:value-type="float" office:value="55.84858011" calcext:value-type="float">
            <text:p>55,84858011</text:p>
          </table:table-cell>
          <table:table-cell office:value-type="float" office:value="47.82376224" calcext:value-type="float">
            <text:p>47,82376224</text:p>
          </table:table-cell>
          <table:table-cell office:value-type="float" office:value="45.79838593" calcext:value-type="float">
            <text:p>45,79838593</text:p>
          </table:table-cell>
          <table:table-cell office:value-type="float" office:value="47.90914825" calcext:value-type="float">
            <text:p>47,90914825</text:p>
          </table:table-cell>
          <table:table-cell office:value-type="float" office:value="46.4590655" calcext:value-type="float">
            <text:p>46,4590655</text:p>
          </table:table-cell>
          <table:table-cell office:value-type="float" office:value="45.58888502" calcext:value-type="float">
            <text:p>45,58888502</text:p>
          </table:table-cell>
          <table:table-cell office:value-type="float" office:value="45.87012891" calcext:value-type="float">
            <text:p>45,87012891</text:p>
          </table:table-cell>
          <table:table-cell office:value-type="float" office:value="45.60895144" calcext:value-type="float">
            <text:p>45,60895144</text:p>
          </table:table-cell>
          <table:table-cell office:value-type="float" office:value="45.41372788" calcext:value-type="float">
            <text:p>45,41372788</text:p>
          </table:table-cell>
        </table:table-row>
        <table:table-row table:style-name="ro1">
          <table:table-cell office:value-type="float" office:value="56.00555826" calcext:value-type="float">
            <text:p>56,00555826</text:p>
          </table:table-cell>
          <table:table-cell office:value-type="float" office:value="47.9109111" calcext:value-type="float">
            <text:p>47,9109111</text:p>
          </table:table-cell>
          <table:table-cell office:value-type="float" office:value="45.86097264" calcext:value-type="float">
            <text:p>45,86097264</text:p>
          </table:table-cell>
          <table:table-cell office:value-type="float" office:value="47.97706293" calcext:value-type="float">
            <text:p>47,97706293</text:p>
          </table:table-cell>
          <table:table-cell office:value-type="float" office:value="46.42082598" calcext:value-type="float">
            <text:p>46,42082598</text:p>
          </table:table-cell>
          <table:table-cell office:value-type="float" office:value="45.60165429" calcext:value-type="float">
            <text:p>45,60165429</text:p>
          </table:table-cell>
          <table:table-cell office:value-type="float" office:value="45.92316701" calcext:value-type="float">
            <text:p>45,92316701</text:p>
          </table:table-cell>
          <table:table-cell office:value-type="float" office:value="45.62049212" calcext:value-type="float">
            <text:p>45,62049212</text:p>
          </table:table-cell>
          <table:table-cell office:value-type="float" office:value="45.40590403" calcext:value-type="float">
            <text:p>45,40590403</text:p>
          </table:table-cell>
        </table:table-row>
        <table:table-row table:style-name="ro1">
          <table:table-cell office:value-type="float" office:value="56.13963699" calcext:value-type="float">
            <text:p>56,13963699</text:p>
          </table:table-cell>
          <table:table-cell office:value-type="float" office:value="47.9858217" calcext:value-type="float">
            <text:p>47,9858217</text:p>
          </table:table-cell>
          <table:table-cell office:value-type="float" office:value="45.91597021" calcext:value-type="float">
            <text:p>45,91597021</text:p>
          </table:table-cell>
          <table:table-cell office:value-type="float" office:value="48.03767396" calcext:value-type="float">
            <text:p>48,03767396</text:p>
          </table:table-cell>
          <table:table-cell office:value-type="float" office:value="46.40687224" calcext:value-type="float">
            <text:p>46,40687224</text:p>
          </table:table-cell>
          <table:table-cell office:value-type="float" office:value="45.61281281" calcext:value-type="float">
            <text:p>45,61281281</text:p>
          </table:table-cell>
          <table:table-cell office:value-type="float" office:value="45.96955562" calcext:value-type="float">
            <text:p>45,96955562</text:p>
          </table:table-cell>
          <table:table-cell office:value-type="float" office:value="45.63016671" calcext:value-type="float">
            <text:p>45,63016671</text:p>
          </table:table-cell>
          <table:table-cell office:value-type="float" office:value="45.40152826" calcext:value-type="float">
            <text:p>45,40152826</text:p>
          </table:table-cell>
        </table:table-row>
        <table:table-row table:style-name="ro1">
          <table:table-cell office:value-type="float" office:value="56.25487852" calcext:value-type="float">
            <text:p>56,25487852</text:p>
          </table:table-cell>
          <table:table-cell office:value-type="float" office:value="48.05142947" calcext:value-type="float">
            <text:p>48,05142947</text:p>
          </table:table-cell>
          <table:table-cell office:value-type="float" office:value="45.96433007" calcext:value-type="float">
            <text:p>45,96433007</text:p>
          </table:table-cell>
          <table:table-cell office:value-type="float" office:value="48.09255951" calcext:value-type="float">
            <text:p>48,09255951</text:p>
          </table:table-cell>
          <table:table-cell office:value-type="float" office:value="46.40767199" calcext:value-type="float">
            <text:p>46,40767199</text:p>
          </table:table-cell>
          <table:table-cell office:value-type="float" office:value="45.62382231" calcext:value-type="float">
            <text:p>45,62382231</text:p>
          </table:table-cell>
          <table:table-cell office:value-type="float" office:value="46.01031097" calcext:value-type="float">
            <text:p>46,01031097</text:p>
          </table:table-cell>
          <table:table-cell office:value-type="float" office:value="45.63957661" calcext:value-type="float">
            <text:p>45,63957661</text:p>
          </table:table-cell>
          <table:table-cell office:value-type="float" office:value="45.39969363" calcext:value-type="float">
            <text:p>45,39969363</text:p>
          </table:table-cell>
        </table:table-row>
        <table:table-row table:style-name="ro1">
          <table:table-cell office:value-type="float" office:value="56.35466101" calcext:value-type="float">
            <text:p>56,35466101</text:p>
          </table:table-cell>
          <table:table-cell office:value-type="float" office:value="48.109633" calcext:value-type="float">
            <text:p>48,109633</text:p>
          </table:table-cell>
          <table:table-cell office:value-type="float" office:value="46.00701516" calcext:value-type="float">
            <text:p>46,00701516</text:p>
          </table:table-cell>
          <table:table-cell office:value-type="float" office:value="48.14265341" calcext:value-type="float">
            <text:p>48,14265341</text:p>
          </table:table-cell>
          <table:table-cell office:value-type="float" office:value="46.41731947" calcext:value-type="float">
            <text:p>46,41731947</text:p>
          </table:table-cell>
          <table:table-cell office:value-type="float" office:value="45.63523624" calcext:value-type="float">
            <text:p>45,63523624</text:p>
          </table:table-cell>
          <table:table-cell office:value-type="float" office:value="46.04637439" calcext:value-type="float">
            <text:p>46,04637439</text:p>
          </table:table-cell>
          <table:table-cell office:value-type="float" office:value="45.64937574" calcext:value-type="float">
            <text:p>45,64937574</text:p>
          </table:table-cell>
          <table:table-cell office:value-type="float" office:value="45.39984123" calcext:value-type="float">
            <text:p>45,39984123</text:p>
          </table:table-cell>
        </table:table-row>
        <table:table-row table:style-name="ro1">
          <table:table-cell office:value-type="float" office:value="56.4417772" calcext:value-type="float">
            <text:p>56,4417772</text:p>
          </table:table-cell>
          <table:table-cell office:value-type="float" office:value="48.16220467" calcext:value-type="float">
            <text:p>48,16220467</text:p>
          </table:table-cell>
          <table:table-cell office:value-type="float" office:value="46.04492573" calcext:value-type="float">
            <text:p>46,04492573</text:p>
          </table:table-cell>
          <table:table-cell office:value-type="float" office:value="48.18952344" calcext:value-type="float">
            <text:p>48,18952344</text:p>
          </table:table-cell>
          <table:table-cell office:value-type="float" office:value="46.45009352" calcext:value-type="float">
            <text:p>46,45009352</text:p>
          </table:table-cell>
          <table:table-cell office:value-type="float" office:value="45.64811886" calcext:value-type="float">
            <text:p>45,64811886</text:p>
          </table:table-cell>
          <table:table-cell office:value-type="float" office:value="46.09744166" calcext:value-type="float">
            <text:p>46,09744166</text:p>
          </table:table-cell>
          <table:table-cell office:value-type="float" office:value="46.14804599" calcext:value-type="float">
            <text:p>46,14804599</text:p>
          </table:table-cell>
          <table:table-cell office:value-type="float" office:value="45.42047946" calcext:value-type="float">
            <text:p>45,42047946</text:p>
          </table:table-cell>
        </table:table-row>
        <table:table-row table:style-name="ro1">
          <table:table-cell office:value-type="float" office:value="56.51871039" calcext:value-type="float">
            <text:p>56,51871039</text:p>
          </table:table-cell>
          <table:table-cell office:value-type="float" office:value="48.2111286" calcext:value-type="float">
            <text:p>48,2111286</text:p>
          </table:table-cell>
          <table:table-cell office:value-type="float" office:value="46.07905011" calcext:value-type="float">
            <text:p>46,07905011</text:p>
          </table:table-cell>
          <table:table-cell office:value-type="float" office:value="48.23580725" calcext:value-type="float">
            <text:p>48,23580725</text:p>
          </table:table-cell>
          <table:table-cell office:value-type="float" office:value="46.48897633" calcext:value-type="float">
            <text:p>46,48897633</text:p>
          </table:table-cell>
          <table:table-cell office:value-type="float" office:value="45.66456554" calcext:value-type="float">
            <text:p>45,66456554</text:p>
          </table:table-cell>
          <table:table-cell office:value-type="float" office:value="46.15141108" calcext:value-type="float">
            <text:p>46,15141108</text:p>
          </table:table-cell>
          <table:table-cell office:value-type="float" office:value="46.02503393" calcext:value-type="float">
            <text:p>46,02503393</text:p>
          </table:table-cell>
          <table:table-cell office:value-type="float" office:value="45.44855494" calcext:value-type="float">
            <text:p>45,44855494</text:p>
          </table:table-cell>
        </table:table-row>
        <table:table-row table:style-name="ro1">
          <table:table-cell office:value-type="float" office:value="56.58743615" calcext:value-type="float">
            <text:p>56,58743615</text:p>
          </table:table-cell>
          <table:table-cell office:value-type="float" office:value="48.25604415" calcext:value-type="float">
            <text:p>48,25604415</text:p>
          </table:table-cell>
          <table:table-cell office:value-type="float" office:value="46.11017439" calcext:value-type="float">
            <text:p>46,11017439</text:p>
          </table:table-cell>
          <table:table-cell office:value-type="float" office:value="48.27969111" calcext:value-type="float">
            <text:p>48,27969111</text:p>
          </table:table-cell>
          <table:table-cell office:value-type="float" office:value="46.51558896" calcext:value-type="float">
            <text:p>46,51558896</text:p>
          </table:table-cell>
          <table:table-cell office:value-type="float" office:value="45.68222987" calcext:value-type="float">
            <text:p>45,68222987</text:p>
          </table:table-cell>
          <table:table-cell office:value-type="float" office:value="46.18953896" calcext:value-type="float">
            <text:p>46,18953896</text:p>
          </table:table-cell>
          <table:table-cell office:value-type="float" office:value="45.94443812" calcext:value-type="float">
            <text:p>45,94443812</text:p>
          </table:table-cell>
          <table:table-cell office:value-type="float" office:value="45.46455311" calcext:value-type="float">
            <text:p>45,46455311</text:p>
          </table:table-cell>
        </table:table-row>
        <table:table-row table:style-name="ro1">
          <table:table-cell office:value-type="float" office:value="56.64932289" calcext:value-type="float">
            <text:p>56,64932289</text:p>
          </table:table-cell>
          <table:table-cell office:value-type="float" office:value="48.29682778" calcext:value-type="float">
            <text:p>48,29682778</text:p>
          </table:table-cell>
          <table:table-cell office:value-type="float" office:value="46.13871444" calcext:value-type="float">
            <text:p>46,13871444</text:p>
          </table:table-cell>
          <table:table-cell office:value-type="float" office:value="48.31992619" calcext:value-type="float">
            <text:p>48,31992619</text:p>
          </table:table-cell>
          <table:table-cell office:value-type="float" office:value="46.53589918" calcext:value-type="float">
            <text:p>46,53589918</text:p>
          </table:table-cell>
          <table:table-cell office:value-type="float" office:value="45.69936582" calcext:value-type="float">
            <text:p>45,69936582</text:p>
          </table:table-cell>
          <table:table-cell office:value-type="float" office:value="46.21764738" calcext:value-type="float">
            <text:p>46,21764738</text:p>
          </table:table-cell>
          <table:table-cell office:value-type="float" office:value="45.89184287" calcext:value-type="float">
            <text:p>45,89184287</text:p>
          </table:table-cell>
          <table:table-cell office:value-type="float" office:value="45.47366612" calcext:value-type="float">
            <text:p>45,47366612</text:p>
          </table:table-cell>
        </table:table-row>
        <table:table-row table:style-name="ro1">
          <table:table-cell office:value-type="float" office:value="56.70538845" calcext:value-type="float">
            <text:p>56,70538845</text:p>
          </table:table-cell>
          <table:table-cell office:value-type="float" office:value="48.33378103" calcext:value-type="float">
            <text:p>48,33378103</text:p>
          </table:table-cell>
          <table:table-cell office:value-type="float" office:value="46.1649212" calcext:value-type="float">
            <text:p>46,1649212</text:p>
          </table:table-cell>
          <table:table-cell office:value-type="float" office:value="48.35630148" calcext:value-type="float">
            <text:p>48,35630148</text:p>
          </table:table-cell>
          <table:table-cell office:value-type="float" office:value="46.55298072" calcext:value-type="float">
            <text:p>46,55298072</text:p>
          </table:table-cell>
          <table:table-cell office:value-type="float" office:value="45.71531302" calcext:value-type="float">
            <text:p>45,71531302</text:p>
          </table:table-cell>
          <table:table-cell office:value-type="float" office:value="46.23937165" calcext:value-type="float">
            <text:p>46,23937165</text:p>
          </table:table-cell>
          <table:table-cell office:value-type="float" office:value="45.85798579" calcext:value-type="float">
            <text:p>45,85798579</text:p>
          </table:table-cell>
          <table:table-cell office:value-type="float" office:value="45.47901096" calcext:value-type="float">
            <text:p>45,47901096</text:p>
          </table:table-cell>
        </table:table-row>
        <table:table-row table:style-name="ro1">
          <table:table-cell office:value-type="float" office:value="56.75644826" calcext:value-type="float">
            <text:p>56,75644826</text:p>
          </table:table-cell>
          <table:table-cell office:value-type="float" office:value="48.36734124" calcext:value-type="float">
            <text:p>48,36734124</text:p>
          </table:table-cell>
          <table:table-cell office:value-type="float" office:value="46.18898969" calcext:value-type="float">
            <text:p>46,18898969</text:p>
          </table:table-cell>
          <table:table-cell office:value-type="float" office:value="48.38906871" calcext:value-type="float">
            <text:p>48,38906871</text:p>
          </table:table-cell>
          <table:table-cell office:value-type="float" office:value="46.56837508" calcext:value-type="float">
            <text:p>46,56837508</text:p>
          </table:table-cell>
          <table:table-cell office:value-type="float" office:value="45.72992555" calcext:value-type="float">
            <text:p>45,72992555</text:p>
          </table:table-cell>
          <table:table-cell office:value-type="float" office:value="46.25699207" calcext:value-type="float">
            <text:p>46,25699207</text:p>
          </table:table-cell>
          <table:table-cell office:value-type="float" office:value="45.8367792" calcext:value-type="float">
            <text:p>45,8367792</text:p>
          </table:table-cell>
          <table:table-cell office:value-type="float" office:value="45.48243908" calcext:value-type="float">
            <text:p>45,482439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style-name="ce1" table:formula="of:=1-[.A2]/[.A30]" office:value-type="percentage" office:value="0" calcext:value-type="percentage">
            <text:p>0,000000%</text:p>
          </table:table-cell>
          <table:table-cell table:style-name="ce1" table:formula="of:=1-(([.B2]-45)/([.B30]-45))" office:value-type="percentage" office:value="0" calcext:value-type="percentage">
            <text:p>0,000000%</text:p>
          </table:table-cell>
          <table:table-cell table:style-name="ce1" table:formula="of:=1-(([.C2]-45)/([.C30]-45))" office:value-type="percentage" office:value="1" calcext:value-type="percentage">
            <text:p>100,000000%</text:p>
          </table:table-cell>
          <table:table-cell table:style-name="ce1" table:formula="of:=1-(([.D2]-45)/([.D30]-45))" office:value-type="percentage" office:value="0" calcext:value-type="percentage">
            <text:p>0,000000%</text:p>
          </table:table-cell>
          <table:table-cell table:style-name="ce1" table:formula="of:=1-(([.E2]-45)/([.E30]-45))" office:value-type="percentage" office:value="0" calcext:value-type="percentage">
            <text:p>0,000000%</text:p>
          </table:table-cell>
          <table:table-cell table:style-name="ce1" table:formula="of:=1-(([.F2]-45)/([.F30]-45))" office:value-type="percentage" office:value="1" calcext:value-type="percentage">
            <text:p>100,000000%</text:p>
          </table:table-cell>
          <table:table-cell table:style-name="ce1" table:formula="of:=1-(([.G2]-45)/([.G30]-45))" office:value-type="percentage" office:value="1" calcext:value-type="percentage">
            <text:p>100,000000%</text:p>
          </table:table-cell>
          <table:table-cell table:style-name="ce1" table:formula="of:=1-(([.H2]-45)/([.H30]-45))" office:value-type="percentage" office:value="1" calcext:value-type="percentage">
            <text:p>100,000000%</text:p>
          </table:table-cell>
          <table:table-cell table:style-name="ce1" table:formula="of:=1-(([.I2]-45)/([.I30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[.A3]/[.A31]" office:value-type="percentage" office:value="-0.0000000214623352423615" calcext:value-type="percentage">
            <text:p>-0,000002%</text:p>
          </table:table-cell>
          <table:table-cell table:style-name="ce1" table:formula="of:=1-(([.B3]-45)/([.B31]-45))" office:value-type="percentage" office:value="0.0000010986308144334" calcext:value-type="percentage">
            <text:p>0,000110%</text:p>
          </table:table-cell>
          <table:table-cell table:style-name="ce1" table:formula="of:=1-(([.C3]-45)/([.C31]-45))" office:value-type="percentage" office:value="1" calcext:value-type="percentage">
            <text:p>100,000000%</text:p>
          </table:table-cell>
          <table:table-cell table:style-name="ce1" table:formula="of:=1-(([.D3]-45)/([.D31]-45))" office:value-type="percentage" office:value="0.0000010986308144334" calcext:value-type="percentage">
            <text:p>0,000110%</text:p>
          </table:table-cell>
          <table:table-cell table:style-name="ce1" table:formula="of:=1-(([.E3]-45)/([.E31]-45))" office:value-type="percentage" office:value="0.00000115126006883237" calcext:value-type="percentage">
            <text:p>0,000115%</text:p>
          </table:table-cell>
          <table:table-cell table:style-name="ce1" table:formula="of:=1-(([.F3]-45)/([.F31]-45))" office:value-type="percentage" office:value="1" calcext:value-type="percentage">
            <text:p>100,000000%</text:p>
          </table:table-cell>
          <table:table-cell table:style-name="ce1" table:formula="of:=1-(([.G3]-45)/([.G31]-45))" office:value-type="percentage" office:value="1" calcext:value-type="percentage">
            <text:p>100,000000%</text:p>
          </table:table-cell>
          <table:table-cell table:style-name="ce1" table:formula="of:=1-(([.H3]-45)/([.H31]-45))" office:value-type="percentage" office:value="1" calcext:value-type="percentage">
            <text:p>100,000000%</text:p>
          </table:table-cell>
          <table:table-cell table:style-name="ce1" table:formula="of:=1-(([.I3]-45)/([.I31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[.A4]/[.A32]" office:value-type="percentage" office:value="-0.0000000544927991619204" calcext:value-type="percentage">
            <text:p>-0,000005%</text:p>
          </table:table-cell>
          <table:table-cell table:style-name="ce1" table:formula="of:=1-(([.B4]-45)/([.B32]-45))" office:value-type="percentage" office:value="0.00000102783882294233" calcext:value-type="percentage">
            <text:p>0,000103%</text:p>
          </table:table-cell>
          <table:table-cell table:style-name="ce1" table:formula="of:=1-(([.C4]-45)/([.C32]-45))" office:value-type="percentage" office:value="1" calcext:value-type="percentage">
            <text:p>100,000000%</text:p>
          </table:table-cell>
          <table:table-cell table:style-name="ce1" table:formula="of:=1-(([.D4]-45)/([.D32]-45))" office:value-type="percentage" office:value="0.00000102783882294233" calcext:value-type="percentage">
            <text:p>0,000103%</text:p>
          </table:table-cell>
          <table:table-cell table:style-name="ce1" table:formula="of:=1-(([.E4]-45)/([.E32]-45))" office:value-type="percentage" office:value="0.00000186124535994647" calcext:value-type="percentage">
            <text:p>0,000186%</text:p>
          </table:table-cell>
          <table:table-cell table:style-name="ce1" table:formula="of:=1-(([.F4]-45)/([.F32]-45))" office:value-type="percentage" office:value="1" calcext:value-type="percentage">
            <text:p>100,000000%</text:p>
          </table:table-cell>
          <table:table-cell table:style-name="ce1" table:formula="of:=1-(([.G4]-45)/([.G32]-45))" office:value-type="percentage" office:value="1" calcext:value-type="percentage">
            <text:p>100,000000%</text:p>
          </table:table-cell>
          <table:table-cell table:style-name="ce1" table:formula="of:=1-(([.H4]-45)/([.H32]-45))" office:value-type="percentage" office:value="1" calcext:value-type="percentage">
            <text:p>100,000000%</text:p>
          </table:table-cell>
          <table:table-cell table:style-name="ce1" table:formula="of:=1-(([.I4]-45)/([.I32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[.A5]/[.A33]" office:value-type="percentage" office:value="-0.0000000683313359228777" calcext:value-type="percentage">
            <text:p>-0,000007%</text:p>
          </table:table-cell>
          <table:table-cell table:style-name="ce1" table:formula="of:=1-(([.B5]-45)/([.B33]-45))" office:value-type="percentage" office:value="0.000000695693572971834" calcext:value-type="percentage">
            <text:p>0,000070%</text:p>
          </table:table-cell>
          <table:table-cell table:style-name="ce1" table:formula="of:=1-(([.C5]-45)/([.C33]-45))" office:value-type="percentage" office:value="1" calcext:value-type="percentage">
            <text:p>100,000000%</text:p>
          </table:table-cell>
          <table:table-cell table:style-name="ce1" table:formula="of:=1-(([.D5]-45)/([.D33]-45))" office:value-type="percentage" office:value="0.000000695693572971834" calcext:value-type="percentage">
            <text:p>0,000070%</text:p>
          </table:table-cell>
          <table:table-cell table:style-name="ce1" table:formula="of:=1-(([.E5]-45)/([.E33]-45))" office:value-type="percentage" office:value="0.00000135606204321181" calcext:value-type="percentage">
            <text:p>0,000136%</text:p>
          </table:table-cell>
          <table:table-cell table:style-name="ce1" table:formula="of:=1-(([.F5]-45)/([.F33]-45))" office:value-type="percentage" office:value="1" calcext:value-type="percentage">
            <text:p>100,000000%</text:p>
          </table:table-cell>
          <table:table-cell table:style-name="ce1" table:formula="of:=1-(([.G5]-45)/([.G33]-45))" office:value-type="percentage" office:value="1" calcext:value-type="percentage">
            <text:p>100,000000%</text:p>
          </table:table-cell>
          <table:table-cell table:style-name="ce1" table:formula="of:=1-(([.H5]-45)/([.H33]-45))" office:value-type="percentage" office:value="1" calcext:value-type="percentage">
            <text:p>100,000000%</text:p>
          </table:table-cell>
          <table:table-cell table:style-name="ce1" table:formula="of:=1-(([.I5]-45)/([.I33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[.A6]/[.A34]" office:value-type="percentage" office:value="-0.0000000813503950869432" calcext:value-type="percentage">
            <text:p>-0,000008%</text:p>
          </table:table-cell>
          <table:table-cell table:style-name="ce1" table:formula="of:=1-(([.B6]-45)/([.B34]-45))" office:value-type="percentage" office:value="0.000000492554625974861" calcext:value-type="percentage">
            <text:p>0,000049%</text:p>
          </table:table-cell>
          <table:table-cell table:style-name="ce1" table:formula="of:=1-(([.C6]-45)/([.C34]-45))" office:value-type="percentage" office:value="1" calcext:value-type="percentage">
            <text:p>100,000000%</text:p>
          </table:table-cell>
          <table:table-cell table:style-name="ce1" table:formula="of:=1-(([.D6]-45)/([.D34]-45))" office:value-type="percentage" office:value="0.000000492554625974861" calcext:value-type="percentage">
            <text:p>0,000049%</text:p>
          </table:table-cell>
          <table:table-cell table:style-name="ce1" table:formula="of:=1-(([.E6]-45)/([.E34]-45))" office:value-type="percentage" office:value="0.00000104893764729663" calcext:value-type="percentage">
            <text:p>0,000105%</text:p>
          </table:table-cell>
          <table:table-cell table:style-name="ce1" table:formula="of:=1-(([.F6]-45)/([.F34]-45))" office:value-type="percentage" office:value="1" calcext:value-type="percentage">
            <text:p>100,000000%</text:p>
          </table:table-cell>
          <table:table-cell table:style-name="ce1" table:formula="of:=1-(([.G6]-45)/([.G34]-45))" office:value-type="percentage" office:value="1" calcext:value-type="percentage">
            <text:p>100,000000%</text:p>
          </table:table-cell>
          <table:table-cell table:style-name="ce1" table:formula="of:=1-(([.H6]-45)/([.H34]-45))" office:value-type="percentage" office:value="1" calcext:value-type="percentage">
            <text:p>100,000000%</text:p>
          </table:table-cell>
          <table:table-cell table:style-name="ce1" table:formula="of:=1-(([.I6]-45)/([.I34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[.A7]/[.A35]" office:value-type="percentage" office:value="-0.0000000395993418056406" calcext:value-type="percentage">
            <text:p>-0,000004%</text:p>
          </table:table-cell>
          <table:table-cell table:style-name="ce1" table:formula="of:=1-(([.B7]-45)/([.B35]-45))" office:value-type="percentage" office:value="0.0000532029964690484" calcext:value-type="percentage">
            <text:p>0,005320%</text:p>
          </table:table-cell>
          <table:table-cell table:style-name="ce1" table:formula="of:=1-(([.C7]-45)/([.C35]-45))" office:value-type="percentage" office:value="1" calcext:value-type="percentage">
            <text:p>100,000000%</text:p>
          </table:table-cell>
          <table:table-cell table:style-name="ce1" table:formula="of:=1-(([.D7]-45)/([.D35]-45))" office:value-type="percentage" office:value="0.0000313529432726112" calcext:value-type="percentage">
            <text:p>0,003135%</text:p>
          </table:table-cell>
          <table:table-cell table:style-name="ce1" table:formula="of:=1-(([.E7]-45)/([.E35]-45))" office:value-type="percentage" office:value="-0.000000342172053802159" calcext:value-type="percentage">
            <text:p>-0,000034%</text:p>
          </table:table-cell>
          <table:table-cell table:style-name="ce1" table:formula="of:=1-(([.F7]-45)/([.F35]-45))" office:value-type="percentage" office:value="0.526213753722079" calcext:value-type="percentage">
            <text:p>52,621375%</text:p>
          </table:table-cell>
          <table:table-cell table:style-name="ce1" table:formula="of:=1-(([.G7]-45)/([.G35]-45))" office:value-type="percentage" office:value="0.831501454107558" calcext:value-type="percentage">
            <text:p>83,150145%</text:p>
          </table:table-cell>
          <table:table-cell table:style-name="ce1" table:formula="of:=1-(([.H7]-45)/([.H35]-45))" office:value-type="percentage" office:value="0.511516945320046" calcext:value-type="percentage">
            <text:p>51,151695%</text:p>
          </table:table-cell>
          <table:table-cell table:style-name="ce1" table:formula="of:=1-(([.I7]-45)/([.I35]-45))" office:value-type="percentage" office:value="0.00751234807758172" calcext:value-type="percentage">
            <text:p>0,751235%</text:p>
          </table:table-cell>
        </table:table-row>
        <table:table-row table:style-name="ro1">
          <table:table-cell table:style-name="ce1" table:formula="of:=1-[.A8]/[.A36]" office:value-type="percentage" office:value="0.000000878428404682552" calcext:value-type="percentage">
            <text:p>0,000088%</text:p>
          </table:table-cell>
          <table:table-cell table:style-name="ce1" table:formula="of:=1-(([.B8]-45)/([.B36]-45))" office:value-type="percentage" office:value="0.000510145398560535" calcext:value-type="percentage">
            <text:p>0,051015%</text:p>
          </table:table-cell>
          <table:table-cell table:style-name="ce1" table:formula="of:=1-(([.C8]-45)/([.C36]-45))" office:value-type="percentage" office:value="1" calcext:value-type="percentage">
            <text:p>100,000000%</text:p>
          </table:table-cell>
          <table:table-cell table:style-name="ce1" table:formula="of:=1-(([.D8]-45)/([.D36]-45))" office:value-type="percentage" office:value="0.000352817779962877" calcext:value-type="percentage">
            <text:p>0,035282%</text:p>
          </table:table-cell>
          <table:table-cell table:style-name="ce1" table:formula="of:=1-(([.E8]-45)/([.E36]-45))" office:value-type="percentage" office:value="0.0000000221004967659866" calcext:value-type="percentage">
            <text:p>0,000002%</text:p>
          </table:table-cell>
          <table:table-cell table:style-name="ce1" table:formula="of:=1-(([.F8]-45)/([.F36]-45))" office:value-type="percentage" office:value="0.42756219436489" calcext:value-type="percentage">
            <text:p>42,756219%</text:p>
          </table:table-cell>
          <table:table-cell table:style-name="ce1" table:formula="of:=1-(([.G8]-45)/([.G36]-45))" office:value-type="percentage" office:value="0.743912768823822" calcext:value-type="percentage">
            <text:p>74,391277%</text:p>
          </table:table-cell>
          <table:table-cell table:style-name="ce1" table:formula="of:=1-(([.H8]-45)/([.H36]-45))" office:value-type="percentage" office:value="0.390731861801398" calcext:value-type="percentage">
            <text:p>39,073186%</text:p>
          </table:table-cell>
          <table:table-cell table:style-name="ce1" table:formula="of:=1-(([.I8]-45)/([.I36]-45))" office:value-type="percentage" office:value="0.01698396417058" calcext:value-type="percentage">
            <text:p>1,698396%</text:p>
          </table:table-cell>
        </table:table-row>
        <table:table-row table:style-name="ro1">
          <table:table-cell table:style-name="ce1" table:formula="of:=1-[.A9]/[.A37]" office:value-type="percentage" office:value="0.00000481130518725781" calcext:value-type="percentage">
            <text:p>0,000481%</text:p>
          </table:table-cell>
          <table:table-cell table:style-name="ce1" table:formula="of:=1-(([.B9]-45)/([.B37]-45))" office:value-type="percentage" office:value="0.00143800163085195" calcext:value-type="percentage">
            <text:p>0,143800%</text:p>
          </table:table-cell>
          <table:table-cell table:style-name="ce1" table:formula="of:=1-(([.C9]-45)/([.C37]-45))" office:value-type="percentage" office:value="1" calcext:value-type="percentage">
            <text:p>100,000000%</text:p>
          </table:table-cell>
          <table:table-cell table:style-name="ce1" table:formula="of:=1-(([.D9]-45)/([.D37]-45))" office:value-type="percentage" office:value="0.00112132378549912" calcext:value-type="percentage">
            <text:p>0,112132%</text:p>
          </table:table-cell>
          <table:table-cell table:style-name="ce1" table:formula="of:=1-(([.E9]-45)/([.E37]-45))" office:value-type="percentage" office:value="0.000000261878261187398" calcext:value-type="percentage">
            <text:p>0,000026%</text:p>
          </table:table-cell>
          <table:table-cell table:style-name="ce1" table:formula="of:=1-(([.F9]-45)/([.F37]-45))" office:value-type="percentage" office:value="0.455290654143454" calcext:value-type="percentage">
            <text:p>45,529065%</text:p>
          </table:table-cell>
          <table:table-cell table:style-name="ce1" table:formula="of:=1-(([.G9]-45)/([.G37]-45))" office:value-type="percentage" office:value="0.746751857165879" calcext:value-type="percentage">
            <text:p>74,675186%</text:p>
          </table:table-cell>
          <table:table-cell table:style-name="ce1" table:formula="of:=1-(([.H9]-45)/([.H37]-45))" office:value-type="percentage" office:value="0.40007699338888" calcext:value-type="percentage">
            <text:p>40,007699%</text:p>
          </table:table-cell>
          <table:table-cell table:style-name="ce1" table:formula="of:=1-(([.I9]-45)/([.I37]-45))" office:value-type="percentage" office:value="0.0343541814835584" calcext:value-type="percentage">
            <text:p>3,435418%</text:p>
          </table:table-cell>
        </table:table-row>
        <table:table-row table:style-name="ro1">
          <table:table-cell table:style-name="ce1" table:formula="of:=1-[.A10]/[.A38]" office:value-type="percentage" office:value="0.0000133971303075686" calcext:value-type="percentage">
            <text:p>0,001340%</text:p>
          </table:table-cell>
          <table:table-cell table:style-name="ce1" table:formula="of:=1-(([.B10]-45)/([.B38]-45))" office:value-type="percentage" office:value="0.00258085460571245" calcext:value-type="percentage">
            <text:p>0,258085%</text:p>
          </table:table-cell>
          <table:table-cell table:style-name="ce1" table:formula="of:=1-(([.C10]-45)/([.C38]-45))" office:value-type="percentage" office:value="1" calcext:value-type="percentage">
            <text:p>100,000000%</text:p>
          </table:table-cell>
          <table:table-cell table:style-name="ce1" table:formula="of:=1-(([.D10]-45)/([.D38]-45))" office:value-type="percentage" office:value="0.00217879823908429" calcext:value-type="percentage">
            <text:p>0,217880%</text:p>
          </table:table-cell>
          <table:table-cell table:style-name="ce1" table:formula="of:=1-(([.E10]-45)/([.E38]-45))" office:value-type="percentage" office:value="0.00000025846691398268" calcext:value-type="percentage">
            <text:p>0,000026%</text:p>
          </table:table-cell>
          <table:table-cell table:style-name="ce1" table:formula="of:=1-(([.F10]-45)/([.F38]-45))" office:value-type="percentage" office:value="0.506626072401104" calcext:value-type="percentage">
            <text:p>50,662607%</text:p>
          </table:table-cell>
          <table:table-cell table:style-name="ce1" table:formula="of:=1-(([.G10]-45)/([.G38]-45))" office:value-type="percentage" office:value="0.771270790932798" calcext:value-type="percentage">
            <text:p>77,127079%</text:p>
          </table:table-cell>
          <table:table-cell table:style-name="ce1" table:formula="of:=1-(([.H10]-45)/([.H38]-45))" office:value-type="percentage" office:value="0.437978815996707" calcext:value-type="percentage">
            <text:p>43,797882%</text:p>
          </table:table-cell>
          <table:table-cell table:style-name="ce1" table:formula="of:=1-(([.I10]-45)/([.I38]-45))" office:value-type="percentage" office:value="0.0623709909892884" calcext:value-type="percentage">
            <text:p>6,237099%</text:p>
          </table:table-cell>
        </table:table-row>
        <table:table-row table:style-name="ro1">
          <table:table-cell table:style-name="ce1" table:formula="of:=1-[.A11]/[.A39]" office:value-type="percentage" office:value="0.0000269632550936594" calcext:value-type="percentage">
            <text:p>0,002696%</text:p>
          </table:table-cell>
          <table:table-cell table:style-name="ce1" table:formula="of:=1-(([.B11]-45)/([.B39]-45))" office:value-type="percentage" office:value="0.00361422415580881" calcext:value-type="percentage">
            <text:p>0,361422%</text:p>
          </table:table-cell>
          <table:table-cell table:style-name="ce1" table:formula="of:=1-(([.C11]-45)/([.C39]-45))" office:value-type="percentage" office:value="0.993315138463526" calcext:value-type="percentage">
            <text:p>99,331514%</text:p>
          </table:table-cell>
          <table:table-cell table:style-name="ce1" table:formula="of:=1-(([.D11]-45)/([.D39]-45))" office:value-type="percentage" office:value="0.00322486608299122" calcext:value-type="percentage">
            <text:p>0,322487%</text:p>
          </table:table-cell>
          <table:table-cell table:style-name="ce1" table:formula="of:=1-(([.E11]-45)/([.E39]-45))" office:value-type="percentage" office:value="0.00000032348356049372" calcext:value-type="percentage">
            <text:p>0,000032%</text:p>
          </table:table-cell>
          <table:table-cell table:style-name="ce1" table:formula="of:=1-(([.F11]-45)/([.F39]-45))" office:value-type="percentage" office:value="0.475949656887223" calcext:value-type="percentage">
            <text:p>47,594966%</text:p>
          </table:table-cell>
          <table:table-cell table:style-name="ce1" table:formula="of:=1-(([.G11]-45)/([.G39]-45))" office:value-type="percentage" office:value="0.796028719091525" calcext:value-type="percentage">
            <text:p>79,602872%</text:p>
          </table:table-cell>
          <table:table-cell table:style-name="ce1" table:formula="of:=1-(([.H11]-45)/([.H39]-45))" office:value-type="percentage" office:value="0.413945665834594" calcext:value-type="percentage">
            <text:p>41,394567%</text:p>
          </table:table-cell>
          <table:table-cell table:style-name="ce1" table:formula="of:=1-(([.I11]-45)/([.I39]-45))" office:value-type="percentage" office:value="0.102285918748683" calcext:value-type="percentage">
            <text:p>10,228592%</text:p>
          </table:table-cell>
        </table:table-row>
        <table:table-row table:style-name="ro1">
          <table:table-cell table:style-name="ce1" table:formula="of:=1-[.A12]/[.A40]" office:value-type="percentage" office:value="0.0000447182606432284" calcext:value-type="percentage">
            <text:p>0,004472%</text:p>
          </table:table-cell>
          <table:table-cell table:style-name="ce1" table:formula="of:=1-(([.B12]-45)/([.B40]-45))" office:value-type="percentage" office:value="0.00445881527630965" calcext:value-type="percentage">
            <text:p>0,445882%</text:p>
          </table:table-cell>
          <table:table-cell table:style-name="ce1" table:formula="of:=1-(([.C12]-45)/([.C40]-45))" office:value-type="percentage" office:value="0.970034815651904" calcext:value-type="percentage">
            <text:p>97,003482%</text:p>
          </table:table-cell>
          <table:table-cell table:style-name="ce1" table:formula="of:=1-(([.D12]-45)/([.D40]-45))" office:value-type="percentage" office:value="0.00412469749886923" calcext:value-type="percentage">
            <text:p>0,412470%</text:p>
          </table:table-cell>
          <table:table-cell table:style-name="ce1" table:formula="of:=1-(([.E12]-45)/([.E40]-45))" office:value-type="percentage" office:value="0.000000398147409375049" calcext:value-type="percentage">
            <text:p>0,000040%</text:p>
          </table:table-cell>
          <table:table-cell table:style-name="ce1" table:formula="of:=1-(([.F12]-45)/([.F40]-45))" office:value-type="percentage" office:value="0.453327145910454" calcext:value-type="percentage">
            <text:p>45,332715%</text:p>
          </table:table-cell>
          <table:table-cell table:style-name="ce1" table:formula="of:=1-(([.G12]-45)/([.G40]-45))" office:value-type="percentage" office:value="0.807452787491137" calcext:value-type="percentage">
            <text:p>80,745279%</text:p>
          </table:table-cell>
          <table:table-cell table:style-name="ce1" table:formula="of:=1-(([.H12]-45)/([.H40]-45))" office:value-type="percentage" office:value="0.398968564574631" calcext:value-type="percentage">
            <text:p>39,896856%</text:p>
          </table:table-cell>
          <table:table-cell table:style-name="ce1" table:formula="of:=1-(([.I12]-45)/([.I40]-45))" office:value-type="percentage" office:value="0.150836178514281" calcext:value-type="percentage">
            <text:p>15,083618%</text:p>
          </table:table-cell>
        </table:table-row>
        <table:table-row table:style-name="ro1">
          <table:table-cell table:style-name="ce1" table:formula="of:=1-[.A13]/[.A41]" office:value-type="percentage" office:value="0.0000652934793240467" calcext:value-type="percentage">
            <text:p>0,006529%</text:p>
          </table:table-cell>
          <table:table-cell table:style-name="ce1" table:formula="of:=1-(([.B13]-45)/([.B41]-45))" office:value-type="percentage" office:value="0.00518310546425349" calcext:value-type="percentage">
            <text:p>0,518311%</text:p>
          </table:table-cell>
          <table:table-cell table:style-name="ce1" table:formula="of:=1-(([.C13]-45)/([.C41]-45))" office:value-type="percentage" office:value="0.948005047628342" calcext:value-type="percentage">
            <text:p>94,800505%</text:p>
          </table:table-cell>
          <table:table-cell table:style-name="ce1" table:formula="of:=1-(([.D13]-45)/([.D41]-45))" office:value-type="percentage" office:value="0.00490461855434621" calcext:value-type="percentage">
            <text:p>0,490462%</text:p>
          </table:table-cell>
          <table:table-cell table:style-name="ce1" table:formula="of:=1-(([.E13]-45)/([.E41]-45))" office:value-type="percentage" office:value="0.000000489952595383869" calcext:value-type="percentage">
            <text:p>0,000049%</text:p>
          </table:table-cell>
          <table:table-cell table:style-name="ce1" table:formula="of:=1-(([.F13]-45)/([.F41]-45))" office:value-type="percentage" office:value="0.477843476486481" calcext:value-type="percentage">
            <text:p>47,784348%</text:p>
          </table:table-cell>
          <table:table-cell table:style-name="ce1" table:formula="of:=1-(([.G13]-45)/([.G41]-45))" office:value-type="percentage" office:value="0.814784271303933" calcext:value-type="percentage">
            <text:p>81,478427%</text:p>
          </table:table-cell>
          <table:table-cell table:style-name="ce1" table:formula="of:=1-(([.H13]-45)/([.H41]-45))" office:value-type="percentage" office:value="0.424883200731951" calcext:value-type="percentage">
            <text:p>42,488320%</text:p>
          </table:table-cell>
          <table:table-cell table:style-name="ce1" table:formula="of:=1-(([.I13]-45)/([.I41]-45))" office:value-type="percentage" office:value="0.204521709893993" calcext:value-type="percentage">
            <text:p>20,452171%</text:p>
          </table:table-cell>
        </table:table-row>
        <table:table-row table:style-name="ro1">
          <table:table-cell table:style-name="ce1" table:formula="of:=1-[.A14]/[.A42]" office:value-type="percentage" office:value="0.0000871469427801141" calcext:value-type="percentage">
            <text:p>0,008715%</text:p>
          </table:table-cell>
          <table:table-cell table:style-name="ce1" table:formula="of:=1-(([.B14]-45)/([.B42]-45))" office:value-type="percentage" office:value="0.00575254254896662" calcext:value-type="percentage">
            <text:p>0,575254%</text:p>
          </table:table-cell>
          <table:table-cell table:style-name="ce1" table:formula="of:=1-(([.C14]-45)/([.C42]-45))" office:value-type="percentage" office:value="0.933435810492344" calcext:value-type="percentage">
            <text:p>93,343581%</text:p>
          </table:table-cell>
          <table:table-cell table:style-name="ce1" table:formula="of:=1-(([.D14]-45)/([.D42]-45))" office:value-type="percentage" office:value="0.00552612242487371" calcext:value-type="percentage">
            <text:p>0,552612%</text:p>
          </table:table-cell>
          <table:table-cell table:style-name="ce1" table:formula="of:=1-(([.E14]-45)/([.E42]-45))" office:value-type="percentage" office:value="0.000000426641133199901" calcext:value-type="percentage">
            <text:p>0,000043%</text:p>
          </table:table-cell>
          <table:table-cell table:style-name="ce1" table:formula="of:=1-(([.F14]-45)/([.F42]-45))" office:value-type="percentage" office:value="0.518393376603683" calcext:value-type="percentage">
            <text:p>51,839338%</text:p>
          </table:table-cell>
          <table:table-cell table:style-name="ce1" table:formula="of:=1-(([.G14]-45)/([.G42]-45))" office:value-type="percentage" office:value="0.82305578114904" calcext:value-type="percentage">
            <text:p>82,305578%</text:p>
          </table:table-cell>
          <table:table-cell table:style-name="ce1" table:formula="of:=1-(([.H14]-45)/([.H42]-45))" office:value-type="percentage" office:value="0.465561861116336" calcext:value-type="percentage">
            <text:p>46,556186%</text:p>
          </table:table-cell>
          <table:table-cell table:style-name="ce1" table:formula="of:=1-(([.I14]-45)/([.I42]-45))" office:value-type="percentage" office:value="0.260989258247129" calcext:value-type="percentage">
            <text:p>26,098926%</text:p>
          </table:table-cell>
        </table:table-row>
        <table:table-row table:style-name="ro1">
          <table:table-cell table:style-name="ce1" table:formula="of:=1-[.A15]/[.A43]" office:value-type="percentage" office:value="0.000108854663592672" calcext:value-type="percentage">
            <text:p>0,010885%</text:p>
          </table:table-cell>
          <table:table-cell table:style-name="ce1" table:formula="of:=1-(([.B15]-45)/([.B43]-45))" office:value-type="percentage" office:value="0.00615865385323666" calcext:value-type="percentage">
            <text:p>0,615865%</text:p>
          </table:table-cell>
          <table:table-cell table:style-name="ce1" table:formula="of:=1-(([.C15]-45)/([.C43]-45))" office:value-type="percentage" office:value="0.925738894095988" calcext:value-type="percentage">
            <text:p>92,573889%</text:p>
          </table:table-cell>
          <table:table-cell table:style-name="ce1" table:formula="of:=1-(([.D15]-45)/([.D43]-45))" office:value-type="percentage" office:value="0.0059779599406804" calcext:value-type="percentage">
            <text:p>0,597796%</text:p>
          </table:table-cell>
          <table:table-cell table:style-name="ce1" table:formula="of:=1-(([.E15]-45)/([.E43]-45))" office:value-type="percentage" office:value="0.000000357900316383386" calcext:value-type="percentage">
            <text:p>0,000036%</text:p>
          </table:table-cell>
          <table:table-cell table:style-name="ce1" table:formula="of:=1-(([.F15]-45)/([.F43]-45))" office:value-type="percentage" office:value="0.564498720310458" calcext:value-type="percentage">
            <text:p>56,449872%</text:p>
          </table:table-cell>
          <table:table-cell table:style-name="ce1" table:formula="of:=1-(([.G15]-45)/([.G43]-45))" office:value-type="percentage" office:value="0.833058653803379" calcext:value-type="percentage">
            <text:p>83,305865%</text:p>
          </table:table-cell>
          <table:table-cell table:style-name="ce1" table:formula="of:=1-(([.H15]-45)/([.H43]-45))" office:value-type="percentage" office:value="0.511923859971492" calcext:value-type="percentage">
            <text:p>51,192386%</text:p>
          </table:table-cell>
          <table:table-cell table:style-name="ce1" table:formula="of:=1-(([.I15]-45)/([.I43]-45))" office:value-type="percentage" office:value="0.318530885324914" calcext:value-type="percentage">
            <text:p>31,853089%</text:p>
          </table:table-cell>
        </table:table-row>
        <table:table-row table:style-name="ro1">
          <table:table-cell table:style-name="ce1" table:formula="of:=1-[.A16]/[.A44]" office:value-type="percentage" office:value="0.000129256617109275" calcext:value-type="percentage">
            <text:p>0,012926%</text:p>
          </table:table-cell>
          <table:table-cell table:style-name="ce1" table:formula="of:=1-(([.B16]-45)/([.B44]-45))" office:value-type="percentage" office:value="0.00641010307734979" calcext:value-type="percentage">
            <text:p>0,641010%</text:p>
          </table:table-cell>
          <table:table-cell table:style-name="ce1" table:formula="of:=1-(([.C16]-45)/([.C44]-45))" office:value-type="percentage" office:value="0.923088730787079" calcext:value-type="percentage">
            <text:p>92,308873%</text:p>
          </table:table-cell>
          <table:table-cell table:style-name="ce1" table:formula="of:=1-(([.D16]-45)/([.D44]-45))" office:value-type="percentage" office:value="0.00626770466017668" calcext:value-type="percentage">
            <text:p>0,626770%</text:p>
          </table:table-cell>
          <table:table-cell table:style-name="ce1" table:formula="of:=1-(([.E16]-45)/([.E44]-45))" office:value-type="percentage" office:value="0.000000263649457599158" calcext:value-type="percentage">
            <text:p>0,000026%</text:p>
          </table:table-cell>
          <table:table-cell table:style-name="ce1" table:formula="of:=1-(([.F16]-45)/([.F44]-45))" office:value-type="percentage" office:value="0.61109900620837" calcext:value-type="percentage">
            <text:p>61,109901%</text:p>
          </table:table-cell>
          <table:table-cell table:style-name="ce1" table:formula="of:=1-(([.G16]-45)/([.G44]-45))" office:value-type="percentage" office:value="0.844362548224079" calcext:value-type="percentage">
            <text:p>84,436255%</text:p>
          </table:table-cell>
          <table:table-cell table:style-name="ce1" table:formula="of:=1-(([.H16]-45)/([.H44]-45))" office:value-type="percentage" office:value="0.559387194473959" calcext:value-type="percentage">
            <text:p>55,938719%</text:p>
          </table:table-cell>
          <table:table-cell table:style-name="ce1" table:formula="of:=1-(([.I16]-45)/([.I44]-45))" office:value-type="percentage" office:value="0.375835898943897" calcext:value-type="percentage">
            <text:p>37,583590%</text:p>
          </table:table-cell>
        </table:table-row>
        <table:table-row table:style-name="ro1">
          <table:table-cell table:style-name="ce1" table:formula="of:=1-[.A17]/[.A45]" office:value-type="percentage" office:value="0.00014750534103869" calcext:value-type="percentage">
            <text:p>0,014751%</text:p>
          </table:table-cell>
          <table:table-cell table:style-name="ce1" table:formula="of:=1-(([.B17]-45)/([.B45]-45))" office:value-type="percentage" office:value="0.00652508768356852" calcext:value-type="percentage">
            <text:p>0,652509%</text:p>
          </table:table-cell>
          <table:table-cell table:style-name="ce1" table:formula="of:=1-(([.C17]-45)/([.C45]-45))" office:value-type="percentage" office:value="0.923818749301902" calcext:value-type="percentage">
            <text:p>92,381875%</text:p>
          </table:table-cell>
          <table:table-cell table:style-name="ce1" table:formula="of:=1-(([.D17]-45)/([.D45]-45))" office:value-type="percentage" office:value="0.00641373355289177" calcext:value-type="percentage">
            <text:p>0,641373%</text:p>
          </table:table-cell>
          <table:table-cell table:style-name="ce1" table:formula="of:=1-(([.E17]-45)/([.E45]-45))" office:value-type="percentage" office:value="0.000000215584606610975" calcext:value-type="percentage">
            <text:p>0,000022%</text:p>
          </table:table-cell>
          <table:table-cell table:style-name="ce1" table:formula="of:=1-(([.F17]-45)/([.F45]-45))" office:value-type="percentage" office:value="0.655457708039747" calcext:value-type="percentage">
            <text:p>65,545771%</text:p>
          </table:table-cell>
          <table:table-cell table:style-name="ce1" table:formula="of:=1-(([.G17]-45)/([.G45]-45))" office:value-type="percentage" office:value="0.856320307132048" calcext:value-type="percentage">
            <text:p>85,632031%</text:p>
          </table:table-cell>
          <table:table-cell table:style-name="ce1" table:formula="of:=1-(([.H17]-45)/([.H45]-45))" office:value-type="percentage" office:value="0.605314059512913" calcext:value-type="percentage">
            <text:p>60,531406%</text:p>
          </table:table-cell>
          <table:table-cell table:style-name="ce1" table:formula="of:=1-(([.I17]-45)/([.I45]-45))" office:value-type="percentage" office:value="0.431820616561327" calcext:value-type="percentage">
            <text:p>43,182062%</text:p>
          </table:table-cell>
        </table:table-row>
        <table:table-row table:style-name="ro1">
          <table:table-cell table:style-name="ce1" table:formula="of:=1-[.A18]/[.A46]" office:value-type="percentage" office:value="0.000163063976695632" calcext:value-type="percentage">
            <text:p>0,016306%</text:p>
          </table:table-cell>
          <table:table-cell table:style-name="ce1" table:formula="of:=1-(([.B18]-45)/([.B46]-45))" office:value-type="percentage" office:value="0.00652585350432666" calcext:value-type="percentage">
            <text:p>0,652585%</text:p>
          </table:table-cell>
          <table:table-cell table:style-name="ce1" table:formula="of:=1-(([.C18]-45)/([.C46]-45))" office:value-type="percentage" office:value="0.926668997473031" calcext:value-type="percentage">
            <text:p>92,666900%</text:p>
          </table:table-cell>
          <table:table-cell table:style-name="ce1" table:formula="of:=1-(([.D18]-45)/([.D46]-45))" office:value-type="percentage" office:value="0.00643908634114021" calcext:value-type="percentage">
            <text:p>0,643909%</text:p>
          </table:table-cell>
          <table:table-cell table:style-name="ce1" table:formula="of:=1-(([.E18]-45)/([.E46]-45))" office:value-type="percentage" office:value="0.000000171204653343082" calcext:value-type="percentage">
            <text:p>0,000017%</text:p>
          </table:table-cell>
          <table:table-cell table:style-name="ce1" table:formula="of:=1-(([.F18]-45)/([.F46]-45))" office:value-type="percentage" office:value="0.696164507486119" calcext:value-type="percentage">
            <text:p>69,616451%</text:p>
          </table:table-cell>
          <table:table-cell table:style-name="ce1" table:formula="of:=1-(([.G18]-45)/([.G46]-45))" office:value-type="percentage" office:value="0.868368571906133" calcext:value-type="percentage">
            <text:p>86,836857%</text:p>
          </table:table-cell>
          <table:table-cell table:style-name="ce1" table:formula="of:=1-(([.H18]-45)/([.H46]-45))" office:value-type="percentage" office:value="0.648209734718091" calcext:value-type="percentage">
            <text:p>64,820973%</text:p>
          </table:table-cell>
          <table:table-cell table:style-name="ce1" table:formula="of:=1-(([.I18]-45)/([.I46]-45))" office:value-type="percentage" office:value="0.485574344029445" calcext:value-type="percentage">
            <text:p>48,557434%</text:p>
          </table:table-cell>
        </table:table-row>
        <table:table-row table:style-name="ro1">
          <table:table-cell table:style-name="ce1" table:formula="of:=1-[.A19]/[.A47]" office:value-type="percentage" office:value="0.000175660180055881" calcext:value-type="percentage">
            <text:p>0,017566%</text:p>
          </table:table-cell>
          <table:table-cell table:style-name="ce1" table:formula="of:=1-(([.B19]-45)/([.B47]-45))" office:value-type="percentage" office:value="0.00643508896387524" calcext:value-type="percentage">
            <text:p>0,643509%</text:p>
          </table:table-cell>
          <table:table-cell table:style-name="ce1" table:formula="of:=1-(([.C19]-45)/([.C47]-45))" office:value-type="percentage" office:value="0.930750339349411" calcext:value-type="percentage">
            <text:p>93,075034%</text:p>
          </table:table-cell>
          <table:table-cell table:style-name="ce1" table:formula="of:=1-(([.D19]-45)/([.D47]-45))" office:value-type="percentage" office:value="0.00636748851665459" calcext:value-type="percentage">
            <text:p>0,636749%</text:p>
          </table:table-cell>
          <table:table-cell table:style-name="ce1" table:formula="of:=1-(([.E19]-45)/([.E47]-45))" office:value-type="percentage" office:value="0.000000150142581034629" calcext:value-type="percentage">
            <text:p>0,000015%</text:p>
          </table:table-cell>
          <table:table-cell table:style-name="ce1" table:formula="of:=1-(([.F19]-45)/([.F47]-45))" office:value-type="percentage" office:value="0.732642139560556" calcext:value-type="percentage">
            <text:p>73,264214%</text:p>
          </table:table-cell>
          <table:table-cell table:style-name="ce1" table:formula="of:=1-(([.G19]-45)/([.G47]-45))" office:value-type="percentage" office:value="0.880093548447799" calcext:value-type="percentage">
            <text:p>88,009355%</text:p>
          </table:table-cell>
          <table:table-cell table:style-name="ce1" table:formula="of:=1-(([.H19]-45)/([.H47]-45))" office:value-type="percentage" office:value="0.68733509354692" calcext:value-type="percentage">
            <text:p>68,733509%</text:p>
          </table:table-cell>
          <table:table-cell table:style-name="ce1" table:formula="of:=1-(([.I19]-45)/([.I47]-45))" office:value-type="percentage" office:value="0.536366994719374" calcext:value-type="percentage">
            <text:p>53,636699%</text:p>
          </table:table-cell>
        </table:table-row>
        <table:table-row table:style-name="ro1">
          <table:table-cell table:style-name="ce1" table:formula="of:=1-[.A20]/[.A48]" office:value-type="percentage" office:value="0.000185740391604794" calcext:value-type="percentage">
            <text:p>0,018574%</text:p>
          </table:table-cell>
          <table:table-cell table:style-name="ce1" table:formula="of:=1-(([.B20]-45)/([.B48]-45))" office:value-type="percentage" office:value="0.00642099892920678" calcext:value-type="percentage">
            <text:p>0,642100%</text:p>
          </table:table-cell>
          <table:table-cell table:style-name="ce1" table:formula="of:=1-(([.C20]-45)/([.C48]-45))" office:value-type="percentage" office:value="0.935459789855113" calcext:value-type="percentage">
            <text:p>93,545979%</text:p>
          </table:table-cell>
          <table:table-cell table:style-name="ce1" table:formula="of:=1-(([.D20]-45)/([.D48]-45))" office:value-type="percentage" office:value="0.00621924935594731" calcext:value-type="percentage">
            <text:p>0,621925%</text:p>
          </table:table-cell>
          <table:table-cell table:style-name="ce1" table:formula="of:=1-(([.E20]-45)/([.E48]-45))" office:value-type="percentage" office:value="0.000000158886307444206" calcext:value-type="percentage">
            <text:p>0,000016%</text:p>
          </table:table-cell>
          <table:table-cell table:style-name="ce1" table:formula="of:=1-(([.F20]-45)/([.F48]-45))" office:value-type="percentage" office:value="0.763702131889815" calcext:value-type="percentage">
            <text:p>76,370213%</text:p>
          </table:table-cell>
          <table:table-cell table:style-name="ce1" table:formula="of:=1-(([.G20]-45)/([.G48]-45))" office:value-type="percentage" office:value="0.875880691188635" calcext:value-type="percentage">
            <text:p>87,588069%</text:p>
          </table:table-cell>
          <table:table-cell table:style-name="ce1" table:formula="of:=1-(([.H20]-45)/([.H48]-45))" office:value-type="percentage" office:value="0.415167428876259" calcext:value-type="percentage">
            <text:p>41,516743%</text:p>
          </table:table-cell>
          <table:table-cell table:style-name="ce1" table:formula="of:=1-(([.I20]-45)/([.I48]-45))" office:value-type="percentage" office:value="0.557444562690421" calcext:value-type="percentage">
            <text:p>55,744456%</text:p>
          </table:table-cell>
        </table:table-row>
        <table:table-row table:style-name="ro1">
          <table:table-cell table:style-name="ce1" table:formula="of:=1-[.A21]/[.A49]" office:value-type="percentage" office:value="0.0000190813713293325" calcext:value-type="percentage">
            <text:p>0,001908%</text:p>
          </table:table-cell>
          <table:table-cell table:style-name="ce1" table:formula="of:=1-(([.B21]-45)/([.B49]-45))" office:value-type="percentage" office:value="0.00489033298137032" calcext:value-type="percentage">
            <text:p>0,489033%</text:p>
          </table:table-cell>
          <table:table-cell table:style-name="ce1" table:formula="of:=1-(([.C21]-45)/([.C49]-45))" office:value-type="percentage" office:value="0.940410405036705" calcext:value-type="percentage">
            <text:p>94,041041%</text:p>
          </table:table-cell>
          <table:table-cell table:style-name="ce1" table:formula="of:=1-(([.D21]-45)/([.D49]-45))" office:value-type="percentage" office:value="0.00410039337170032" calcext:value-type="percentage">
            <text:p>0,410039%</text:p>
          </table:table-cell>
          <table:table-cell table:style-name="ce1" table:formula="of:=1-(([.E21]-45)/([.E49]-45))" office:value-type="percentage" office:value="-0.00243583005782355" calcext:value-type="percentage">
            <text:p>-0,243583%</text:p>
          </table:table-cell>
          <table:table-cell table:style-name="ce1" table:formula="of:=1-(([.F21]-45)/([.F49]-45))" office:value-type="percentage" office:value="0.78693334460285" calcext:value-type="percentage">
            <text:p>78,693334%</text:p>
          </table:table-cell>
          <table:table-cell table:style-name="ce1" table:formula="of:=1-(([.G21]-45)/([.G49]-45))" office:value-type="percentage" office:value="0.867208847425719" calcext:value-type="percentage">
            <text:p>86,720885%</text:p>
          </table:table-cell>
          <table:table-cell table:style-name="ce1" table:formula="of:=1-(([.H21]-45)/([.H49]-45))" office:value-type="percentage" office:value="0.493065416283342" calcext:value-type="percentage">
            <text:p>49,306542%</text:p>
          </table:table-cell>
          <table:table-cell table:style-name="ce1" table:formula="of:=1-(([.I21]-45)/([.I49]-45))" office:value-type="percentage" office:value="0.565752964620121" calcext:value-type="percentage">
            <text:p>56,575296%</text:p>
          </table:table-cell>
        </table:table-row>
        <table:table-row table:style-name="ro1">
          <table:table-cell table:style-name="ce1" table:formula="of:=1-[.A22]/[.A50]" office:value-type="percentage" office:value="-0.000294079865288177" calcext:value-type="percentage">
            <text:p>-0,029408%</text:p>
          </table:table-cell>
          <table:table-cell table:style-name="ce1" table:formula="of:=1-(([.B22]-45)/([.B50]-45))" office:value-type="percentage" office:value="0.00181170243038731" calcext:value-type="percentage">
            <text:p>0,181170%</text:p>
          </table:table-cell>
          <table:table-cell table:style-name="ce1" table:formula="of:=1-(([.C22]-45)/([.C50]-45))" office:value-type="percentage" office:value="0.945349421544482" calcext:value-type="percentage">
            <text:p>94,534942%</text:p>
          </table:table-cell>
          <table:table-cell table:style-name="ce1" table:formula="of:=1-(([.D22]-45)/([.D50]-45))" office:value-type="percentage" office:value="0.000333441157512881" calcext:value-type="percentage">
            <text:p>0,033344%</text:p>
          </table:table-cell>
          <table:table-cell table:style-name="ce1" table:formula="of:=1-(([.E22]-45)/([.E50]-45))" office:value-type="percentage" office:value="-0.0069819816449419" calcext:value-type="percentage">
            <text:p>-0,698198%</text:p>
          </table:table-cell>
          <table:table-cell table:style-name="ce1" table:formula="of:=1-(([.F22]-45)/([.F50]-45))" office:value-type="percentage" office:value="0.805309405464755" calcext:value-type="percentage">
            <text:p>80,530941%</text:p>
          </table:table-cell>
          <table:table-cell table:style-name="ce1" table:formula="of:=1-(([.G22]-45)/([.G50]-45))" office:value-type="percentage" office:value="0.868398718777565" calcext:value-type="percentage">
            <text:p>86,839872%</text:p>
          </table:table-cell>
          <table:table-cell table:style-name="ce1" table:formula="of:=1-(([.H22]-45)/([.H50]-45))" office:value-type="percentage" office:value="0.563994032769455" calcext:value-type="percentage">
            <text:p>56,399403%</text:p>
          </table:table-cell>
          <table:table-cell table:style-name="ce1" table:formula="of:=1-(([.I22]-45)/([.I50]-45))" office:value-type="percentage" office:value="0.586612450619482" calcext:value-type="percentage">
            <text:p>58,661245%</text:p>
          </table:table-cell>
        </table:table-row>
        <table:table-row table:style-name="ro1">
          <table:table-cell table:style-name="ce1" table:formula="of:=1-[.A23]/[.A51]" office:value-type="percentage" office:value="-0.000732692976411986" calcext:value-type="percentage">
            <text:p>-0,073269%</text:p>
          </table:table-cell>
          <table:table-cell table:style-name="ce1" table:formula="of:=1-(([.B23]-45)/([.B51]-45))" office:value-type="percentage" office:value="-0.0027708385786529" calcext:value-type="percentage">
            <text:p>-0,277084%</text:p>
          </table:table-cell>
          <table:table-cell table:style-name="ce1" table:formula="of:=1-(([.C23]-45)/([.C51]-45))" office:value-type="percentage" office:value="0.950108967178815" calcext:value-type="percentage">
            <text:p>95,010897%</text:p>
          </table:table-cell>
          <table:table-cell table:style-name="ce1" table:formula="of:=1-(([.D23]-45)/([.D51]-45))" office:value-type="percentage" office:value="-0.0048181080194456" calcext:value-type="percentage">
            <text:p>-0,481811%</text:p>
          </table:table-cell>
          <table:table-cell table:style-name="ce1" table:formula="of:=1-(([.E23]-45)/([.E51]-45))" office:value-type="percentage" office:value="-0.0133983589990574" calcext:value-type="percentage">
            <text:p>-1,339836%</text:p>
          </table:table-cell>
          <table:table-cell table:style-name="ce1" table:formula="of:=1-(([.F23]-45)/([.F51]-45))" office:value-type="percentage" office:value="0.821190738918296" calcext:value-type="percentage">
            <text:p>82,119074%</text:p>
          </table:table-cell>
          <table:table-cell table:style-name="ce1" table:formula="of:=1-(([.G23]-45)/([.G51]-45))" office:value-type="percentage" office:value="0.874548525780922" calcext:value-type="percentage">
            <text:p>87,454853%</text:p>
          </table:table-cell>
          <table:table-cell table:style-name="ce1" table:formula="of:=1-(([.H23]-45)/([.H51]-45))" office:value-type="percentage" office:value="0.626108837423346" calcext:value-type="percentage">
            <text:p>62,610884%</text:p>
          </table:table-cell>
          <table:table-cell table:style-name="ce1" table:formula="of:=1-(([.I23]-45)/([.I51]-45))" office:value-type="percentage" office:value="0.613427180732282" calcext:value-type="percentage">
            <text:p>61,342718%</text:p>
          </table:table-cell>
        </table:table-row>
        <table:table-row table:style-name="ro1">
          <table:table-cell table:style-name="ce1" table:formula="of:=1-[.A24]/[.A52]" office:value-type="percentage" office:value="-0.00128070637526867" calcext:value-type="percentage">
            <text:p>-0,128071%</text:p>
          </table:table-cell>
          <table:table-cell table:style-name="ce1" table:formula="of:=1-(([.B24]-45)/([.B52]-45))" office:value-type="percentage" office:value="-0.00869467932631607" calcext:value-type="percentage">
            <text:p>-0,869468%</text:p>
          </table:table-cell>
          <table:table-cell table:style-name="ce1" table:formula="of:=1-(([.C24]-45)/([.C52]-45))" office:value-type="percentage" office:value="0.95458867346564" calcext:value-type="percentage">
            <text:p>95,458867%</text:p>
          </table:table-cell>
          <table:table-cell table:style-name="ce1" table:formula="of:=1-(([.D24]-45)/([.D52]-45))" office:value-type="percentage" office:value="-0.0111417599172288" calcext:value-type="percentage">
            <text:p>-1,114176%</text:p>
          </table:table-cell>
          <table:table-cell table:style-name="ce1" table:formula="of:=1-(([.E24]-45)/([.E52]-45))" office:value-type="percentage" office:value="-0.0214733658122943" calcext:value-type="percentage">
            <text:p>-2,147337%</text:p>
          </table:table-cell>
          <table:table-cell table:style-name="ce1" table:formula="of:=1-(([.F24]-45)/([.F52]-45))" office:value-type="percentage" office:value="0.835629751573653" calcext:value-type="percentage">
            <text:p>83,562975%</text:p>
          </table:table-cell>
          <table:table-cell table:style-name="ce1" table:formula="of:=1-(([.G24]-45)/([.G52]-45))" office:value-type="percentage" office:value="0.883044348238886" calcext:value-type="percentage">
            <text:p>88,304435%</text:p>
          </table:table-cell>
          <table:table-cell table:style-name="ce1" table:formula="of:=1-(([.H24]-45)/([.H52]-45))" office:value-type="percentage" office:value="0.679082667091727" calcext:value-type="percentage">
            <text:p>67,908267%</text:p>
          </table:table-cell>
          <table:table-cell table:style-name="ce1" table:formula="of:=1-(([.I24]-45)/([.I52]-45))" office:value-type="percentage" office:value="0.642726742411071" calcext:value-type="percentage">
            <text:p>64,272674%</text:p>
          </table:table-cell>
        </table:table-row>
        <table:table-row table:style-name="ro1">
          <table:table-cell table:style-name="ce1" table:formula="of:=1-[.A25]/[.A53]" office:value-type="percentage" office:value="-0.00192476851968548" calcext:value-type="percentage">
            <text:p>-0,192477%</text:p>
          </table:table-cell>
          <table:table-cell table:style-name="ce1" table:formula="of:=1-(([.B25]-45)/([.B53]-45))" office:value-type="percentage" office:value="-0.0157717128484423" calcext:value-type="percentage">
            <text:p>-1,577171%</text:p>
          </table:table-cell>
          <table:table-cell table:style-name="ce1" table:formula="of:=1-(([.C25]-45)/([.C53]-45))" office:value-type="percentage" office:value="0.958737310918146" calcext:value-type="percentage">
            <text:p>95,873731%</text:p>
          </table:table-cell>
          <table:table-cell table:style-name="ce1" table:formula="of:=1-(([.D25]-45)/([.D53]-45))" office:value-type="percentage" office:value="-0.0184640966160885" calcext:value-type="percentage">
            <text:p>-1,846410%</text:p>
          </table:table-cell>
          <table:table-cell table:style-name="ce1" table:formula="of:=1-(([.E25]-45)/([.E53]-45))" office:value-type="percentage" office:value="-0.0310119178889241" calcext:value-type="percentage">
            <text:p>-3,101192%</text:p>
          </table:table-cell>
          <table:table-cell table:style-name="ce1" table:formula="of:=1-(([.F25]-45)/([.F53]-45))" office:value-type="percentage" office:value="0.849044380485104" calcext:value-type="percentage">
            <text:p>84,904438%</text:p>
          </table:table-cell>
          <table:table-cell table:style-name="ce1" table:formula="of:=1-(([.G25]-45)/([.G53]-45))" office:value-type="percentage" office:value="0.892433027441457" calcext:value-type="percentage">
            <text:p>89,243303%</text:p>
          </table:table-cell>
          <table:table-cell table:style-name="ce1" table:formula="of:=1-(([.H25]-45)/([.H53]-45))" office:value-type="percentage" office:value="0.723566034146166" calcext:value-type="percentage">
            <text:p>72,356603%</text:p>
          </table:table-cell>
          <table:table-cell table:style-name="ce1" table:formula="of:=1-(([.I25]-45)/([.I53]-45))" office:value-type="percentage" office:value="0.672479204006444" calcext:value-type="percentage">
            <text:p>67,247920%</text:p>
          </table:table-cell>
        </table:table-row>
        <table:table-row table:style-name="ro1" table:number-rows-repeated="8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</table:table>
      <table:table table:name="com_coe_no_meio" table:style-name="ta1">
        <table:shapes>
          <draw:frame draw:z-index="0" draw:style-name="gr1" draw:text-style-name="P1" svg:width="293.56mm" svg:height="110.95mm" svg:x="242.33mm" svg:y="1.97mm">
            <draw:object draw:notify-on-update-of-ranges="com_coe_no_meio.A1:com_coe_no_meio.A1 com_coe_no_meio.A2:com_coe_no_meio.A25 com_coe_no_meio.B1:com_coe_no_meio.B1 com_coe_no_meio.B2:com_coe_no_meio.B25 com_coe_no_meio.C1:com_coe_no_meio.C1 com_coe_no_meio.C2:com_coe_no_meio.C25 com_coe_no_meio.D1:com_coe_no_meio.D1 com_coe_no_meio.D2:com_coe_no_meio.D25 com_coe_no_meio.E1:com_coe_no_meio.E1 com_coe_no_meio.E2:com_coe_no_meio.E25 com_coe_no_meio.F1:com_coe_no_meio.F1 com_coe_no_meio.F2:com_coe_no_meio.F25 com_coe_no_meio.G1:com_coe_no_meio.G1 com_coe_no_meio.G2:com_coe_no_meio.G25 com_coe_no_meio.H1:com_coe_no_meio.H1 com_coe_no_meio.H2:com_coe_no_meio.H25 com_coe_no_meio.I1:com_coe_no_meio.I1 com_coe_no_meio.I2:com_coe_no_meio.I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1.31mm" svg:height="111.92mm" svg:x="242.33mm" svg:y="127.4mm">
            <draw:object draw:notify-on-update-of-ranges="com_coe_no_meio.A29:com_coe_no_meio.A29 com_coe_no_meio.A30:com_coe_no_meio.A53 com_coe_no_meio.B29:com_coe_no_meio.B29 com_coe_no_meio.B30:com_coe_no_meio.B53 com_coe_no_meio.C29:com_coe_no_meio.C29 com_coe_no_meio.C30:com_coe_no_meio.C53 com_coe_no_meio.D29:com_coe_no_meio.D29 com_coe_no_meio.D30:com_coe_no_meio.D53 com_coe_no_meio.E29:com_coe_no_meio.E29 com_coe_no_meio.E30:com_coe_no_meio.E53 com_coe_no_meio.F29:com_coe_no_meio.F29 com_coe_no_meio.F30:com_coe_no_meio.F53 com_coe_no_meio.G29:com_coe_no_meio.G29 com_coe_no_meio.G30:com_coe_no_meio.G53 com_coe_no_meio.H29:com_coe_no_meio.H29 com_coe_no_meio.H30:com_coe_no_meio.H53 com_coe_no_meio.I29:com_coe_no_meio.I29 com_coe_no_meio.I30:com_coe_no_meio.I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0.66mm" svg:height="109.34mm" svg:x="242.33mm" svg:y="249.32mm">
            <draw:object draw:notify-on-update-of-ranges="com_coe_no_meio.A56:com_coe_no_meio.A56 com_coe_no_meio.A57:com_coe_no_meio.A80 com_coe_no_meio.B56:com_coe_no_meio.B56 com_coe_no_meio.B57:com_coe_no_meio.B80 com_coe_no_meio.C56:com_coe_no_meio.C56 com_coe_no_meio.C57:com_coe_no_meio.C80 com_coe_no_meio.D56:com_coe_no_meio.D56 com_coe_no_meio.D57:com_coe_no_meio.D80 com_coe_no_meio.E56:com_coe_no_meio.E56 com_coe_no_meio.E57:com_coe_no_meio.E80 com_coe_no_meio.F56:com_coe_no_meio.F56 com_coe_no_meio.F57:com_coe_no_meio.F80 com_coe_no_meio.G56:com_coe_no_meio.G56 com_coe_no_meio.G57:com_coe_no_meio.G80 com_coe_no_meio.H56:com_coe_no_meio.H56 com_coe_no_meio.H57:com_coe_no_meio.H80 com_coe_no_meio.I56:com_coe_no_meio.I56 com_coe_no_meio.I57:com_coe_no_meio.I8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2" office:value-type="float" office:value="47.12508998" calcext:value-type="float">
            <text:p>47,12508998</text:p>
          </table:table-cell>
          <table:table-cell office:value-type="float" office:value="45.07811688" calcext:value-type="float">
            <text:p>45,07811688</text:p>
          </table:table-cell>
          <table:table-cell table:number-columns-repeated="2" office:value-type="float" office:value="45.08226105" calcext:value-type="float">
            <text:p>45,08226105</text:p>
          </table:table-cell>
          <table:table-cell office:value-type="float" office:value="45.00414417" calcext:value-type="float">
            <text:p>45,00414417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8.67653341" calcext:value-type="float">
            <text:p>48,67653341</text:p>
          </table:table-cell>
          <table:table-cell office:value-type="float" office:value="45.24854442" calcext:value-type="float">
            <text:p>45,24854442</text:p>
          </table:table-cell>
          <table:table-cell table:number-columns-repeated="2" office:value-type="float" office:value="45.27460288" calcext:value-type="float">
            <text:p>45,27460288</text:p>
          </table:table-cell>
          <table:table-cell office:value-type="float" office:value="45.02605846" calcext:value-type="float">
            <text:p>45,02605846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9.83878284" calcext:value-type="float">
            <text:p>49,83878284</text:p>
          </table:table-cell>
          <table:table-cell office:value-type="float" office:value="45.45189847" calcext:value-type="float">
            <text:p>45,45189847</text:p>
          </table:table-cell>
          <table:table-cell table:number-columns-repeated="2" office:value-type="float" office:value="45.52174418" calcext:value-type="float">
            <text:p>45,52174418</text:p>
          </table:table-cell>
          <table:table-cell office:value-type="float" office:value="45.06984571" calcext:value-type="float">
            <text:p>45,06984571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0.73116902" calcext:value-type="float">
            <text:p>50,73116902</text:p>
          </table:table-cell>
          <table:table-cell office:value-type="float" office:value="45.65870544" calcext:value-type="float">
            <text:p>45,65870544</text:p>
          </table:table-cell>
          <table:table-cell table:number-columns-repeated="2" office:value-type="float" office:value="45.79144272" calcext:value-type="float">
            <text:p>45,79144272</text:p>
          </table:table-cell>
          <table:table-cell office:value-type="float" office:value="45.13273728" calcext:value-type="float">
            <text:p>45,13273728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1.4325491" calcext:value-type="float">
            <text:p>51,4325491</text:p>
          </table:table-cell>
          <table:table-cell office:value-type="float" office:value="45.85530793" calcext:value-type="float">
            <text:p>45,85530793</text:p>
          </table:table-cell>
          <table:table-cell table:number-columns-repeated="2" office:value-type="float" office:value="46.06504394" calcext:value-type="float">
            <text:p>46,06504394</text:p>
          </table:table-cell>
          <table:table-cell office:value-type="float" office:value="45.20973601" calcext:value-type="float">
            <text:p>45,20973601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1.99593091" calcext:value-type="float">
            <text:p>51,99593091</text:p>
          </table:table-cell>
          <table:table-cell office:value-type="float" office:value="46.03622942" calcext:value-type="float">
            <text:p>46,03622942</text:p>
          </table:table-cell>
          <table:table-cell table:number-columns-repeated="2" office:value-type="float" office:value="46.33196348" calcext:value-type="float">
            <text:p>46,33196348</text:p>
          </table:table-cell>
          <table:table-cell office:value-type="float" office:value="45.29573406" calcext:value-type="float">
            <text:p>45,29573406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2.4575534" calcext:value-type="float">
            <text:p>52,4575534</text:p>
          </table:table-cell>
          <table:table-cell office:value-type="float" office:value="46.20007885" calcext:value-type="float">
            <text:p>46,20007885</text:p>
          </table:table-cell>
          <table:table-cell table:number-columns-repeated="2" office:value-type="float" office:value="46.58643597" calcext:value-type="float">
            <text:p>46,58643597</text:p>
          </table:table-cell>
          <table:table-cell office:value-type="float" office:value="45.38635712" calcext:value-type="float">
            <text:p>45,38635712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2.84260809" calcext:value-type="float">
            <text:p>52,84260809</text:p>
          </table:table-cell>
          <table:table-cell office:value-type="float" office:value="46.34738719" calcext:value-type="float">
            <text:p>46,34738719</text:p>
          </table:table-cell>
          <table:table-cell table:number-columns-repeated="2" office:value-type="float" office:value="46.82558235" calcext:value-type="float">
            <text:p>46,82558235</text:p>
          </table:table-cell>
          <table:table-cell office:value-type="float" office:value="45.47819516" calcext:value-type="float">
            <text:p>45,47819516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3.1688983" calcext:value-type="float">
            <text:p>53,1688983</text:p>
          </table:table-cell>
          <table:table-cell office:value-type="float" office:value="46.47948979" calcext:value-type="float">
            <text:p>46,47948979</text:p>
          </table:table-cell>
          <table:table-cell table:number-columns-repeated="2" office:value-type="float" office:value="47.04825048" calcext:value-type="float">
            <text:p>47,04825048</text:p>
          </table:table-cell>
          <table:table-cell office:value-type="float" office:value="45.56876069" calcext:value-type="float">
            <text:p>45,56876069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3.44921442" calcext:value-type="float">
            <text:p>53,44921442</text:p>
          </table:table-cell>
          <table:table-cell office:value-type="float" office:value="46.5979685" calcext:value-type="float">
            <text:p>46,5979685</text:p>
          </table:table-cell>
          <table:table-cell table:number-columns-repeated="2" office:value-type="float" office:value="47.25431325" calcext:value-type="float">
            <text:p>47,25431325</text:p>
          </table:table-cell>
          <table:table-cell office:value-type="float" office:value="45.65634475" calcext:value-type="float">
            <text:p>45,6563447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3.69289796" calcext:value-type="float">
            <text:p>53,69289796</text:p>
          </table:table-cell>
          <table:table-cell office:value-type="float" office:value="46.70438872" calcext:value-type="float">
            <text:p>46,70438872</text:p>
          </table:table-cell>
          <table:table-cell table:number-columns-repeated="2" office:value-type="float" office:value="47.44424017" calcext:value-type="float">
            <text:p>47,44424017</text:p>
          </table:table-cell>
          <table:table-cell office:value-type="float" office:value="45.73985145" calcext:value-type="float">
            <text:p>45,7398514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3.90688567" calcext:value-type="float">
            <text:p>53,90688567</text:p>
          </table:table-cell>
          <table:table-cell office:value-type="float" office:value="46.80018824" calcext:value-type="float">
            <text:p>46,80018824</text:p>
          </table:table-cell>
          <table:table-cell table:number-columns-repeated="2" office:value-type="float" office:value="47.61883407" calcext:value-type="float">
            <text:p>47,61883407</text:p>
          </table:table-cell>
          <table:table-cell office:value-type="float" office:value="45.81864583" calcext:value-type="float">
            <text:p>45,81864583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09641578" calcext:value-type="float">
            <text:p>54,09641578</text:p>
          </table:table-cell>
          <table:table-cell office:value-type="float" office:value="46.88664157" calcext:value-type="float">
            <text:p>46,88664157</text:p>
          </table:table-cell>
          <table:table-cell table:number-columns-repeated="2" office:value-type="float" office:value="47.77906875" calcext:value-type="float">
            <text:p>47,77906875</text:p>
          </table:table-cell>
          <table:table-cell office:value-type="float" office:value="45.89242718" calcext:value-type="float">
            <text:p>45,89242718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26551118" calcext:value-type="float">
            <text:p>54,26551118</text:p>
          </table:table-cell>
          <table:table-cell office:value-type="float" office:value="46.96485957" calcext:value-type="float">
            <text:p>46,96485957</text:p>
          </table:table-cell>
          <table:table-cell table:number-columns-repeated="2" office:value-type="float" office:value="47.92598885" calcext:value-type="float">
            <text:p>47,92598885</text:p>
          </table:table-cell>
          <table:table-cell office:value-type="float" office:value="45.96112928" calcext:value-type="float">
            <text:p>45,96112928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41731389" calcext:value-type="float">
            <text:p>54,41731389</text:p>
          </table:table-cell>
          <table:table-cell office:value-type="float" office:value="47.0358039" calcext:value-type="float">
            <text:p>47,0358039</text:p>
          </table:table-cell>
          <table:table-cell table:number-columns-repeated="2" office:value-type="float" office:value="48.06064865" calcext:value-type="float">
            <text:p>48,06064865</text:p>
          </table:table-cell>
          <table:table-cell office:value-type="float" office:value="46.02484475" calcext:value-type="float">
            <text:p>46,0248447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55431904" calcext:value-type="float">
            <text:p>54,55431904</text:p>
          </table:table-cell>
          <table:table-cell office:value-type="float" office:value="47.10030615" calcext:value-type="float">
            <text:p>47,10030615</text:p>
          </table:table-cell>
          <table:table-cell table:number-columns-repeated="2" office:value-type="float" office:value="48.18407529" calcext:value-type="float">
            <text:p>48,18407529</text:p>
          </table:table-cell>
          <table:table-cell office:value-type="float" office:value="46.08376914" calcext:value-type="float">
            <text:p>46,08376914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67854007" calcext:value-type="float">
            <text:p>54,67854007</text:p>
          </table:table-cell>
          <table:table-cell office:value-type="float" office:value="47.15908692" calcext:value-type="float">
            <text:p>47,15908692</text:p>
          </table:table-cell>
          <table:table-cell table:number-columns-repeated="2" office:value-type="float" office:value="48.29724751" calcext:value-type="float">
            <text:p>48,29724751</text:p>
          </table:table-cell>
          <table:table-cell office:value-type="float" office:value="46.13816059" calcext:value-type="float">
            <text:p>46,13816059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79162669" calcext:value-type="float">
            <text:p>54,79162669</text:p>
          </table:table-cell>
          <table:table-cell office:value-type="float" office:value="47.21277299" calcext:value-type="float">
            <text:p>47,21277299</text:p>
          </table:table-cell>
          <table:table-cell table:number-columns-repeated="2" office:value-type="float" office:value="48.40108426" calcext:value-type="float">
            <text:p>48,40108426</text:p>
          </table:table-cell>
          <table:table-cell office:value-type="float" office:value="46.18831127" calcext:value-type="float">
            <text:p>46,18831127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89494984" calcext:value-type="float">
            <text:p>54,89494984</text:p>
          </table:table-cell>
          <table:table-cell office:value-type="float" office:value="47.26191197" calcext:value-type="float">
            <text:p>47,26191197</text:p>
          </table:table-cell>
          <table:table-cell table:number-columns-repeated="2" office:value-type="float" office:value="48.49643955" calcext:value-type="float">
            <text:p>48,49643955</text:p>
          </table:table-cell>
          <table:table-cell office:value-type="float" office:value="46.23452758" calcext:value-type="float">
            <text:p>46,23452758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.99827299" calcext:value-type="float">
            <text:p>54,99827299</text:p>
          </table:table-cell>
          <table:table-cell office:value-type="float" office:value="47.31105095" calcext:value-type="float">
            <text:p>47,31105095</text:p>
          </table:table-cell>
          <table:table-cell table:number-columns-repeated="2" office:value-type="float" office:value="48.59179484" calcext:value-type="float">
            <text:p>48,59179484</text:p>
          </table:table-cell>
          <table:table-cell office:value-type="float" office:value="46.28074389" calcext:value-type="float">
            <text:p>46,28074389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5.10159614" calcext:value-type="float">
            <text:p>55,10159614</text:p>
          </table:table-cell>
          <table:table-cell office:value-type="float" office:value="47.36018993" calcext:value-type="float">
            <text:p>47,36018993</text:p>
          </table:table-cell>
          <table:table-cell table:number-columns-repeated="2" office:value-type="float" office:value="48.68715013" calcext:value-type="float">
            <text:p>48,68715013</text:p>
          </table:table-cell>
          <table:table-cell office:value-type="float" office:value="46.3269602" calcext:value-type="float">
            <text:p>46,3269602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5.20491929" calcext:value-type="float">
            <text:p>55,20491929</text:p>
          </table:table-cell>
          <table:table-cell office:value-type="float" office:value="47.40932891" calcext:value-type="float">
            <text:p>47,40932891</text:p>
          </table:table-cell>
          <table:table-cell table:number-columns-repeated="2" office:value-type="float" office:value="48.78250542" calcext:value-type="float">
            <text:p>48,78250542</text:p>
          </table:table-cell>
          <table:table-cell office:value-type="float" office:value="46.37317651" calcext:value-type="float">
            <text:p>46,37317651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5.30824244" calcext:value-type="float">
            <text:p>55,30824244</text:p>
          </table:table-cell>
          <table:table-cell office:value-type="float" office:value="47.45846789" calcext:value-type="float">
            <text:p>47,45846789</text:p>
          </table:table-cell>
          <table:table-cell table:number-columns-repeated="2" office:value-type="float" office:value="48.87786071" calcext:value-type="float">
            <text:p>48,87786071</text:p>
          </table:table-cell>
          <table:table-cell office:value-type="float" office:value="46.41939282" calcext:value-type="float">
            <text:p>46,41939282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5.41156559" calcext:value-type="float">
            <text:p>55,41156559</text:p>
          </table:table-cell>
          <table:table-cell office:value-type="float" office:value="47.50760687" calcext:value-type="float">
            <text:p>47,50760687</text:p>
          </table:table-cell>
          <table:table-cell table:number-columns-repeated="2" office:value-type="float" office:value="48.973216" calcext:value-type="float">
            <text:p>48,973216</text:p>
          </table:table-cell>
          <table:table-cell office:value-type="float" office:value="46.46560913" calcext:value-type="float">
            <text:p>46,46560913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7.28517529" calcext:value-type="float">
            <text:p>47,28517529</text:p>
          </table:table-cell>
          <table:table-cell office:value-type="float" office:value="47.20519244" calcext:value-type="float">
            <text:p>47,20519244</text:p>
          </table:table-cell>
          <table:table-cell office:value-type="float" office:value="45.08429237" calcext:value-type="float">
            <text:p>45,08429237</text:p>
          </table:table-cell>
          <table:table-cell office:value-type="float" office:value="45.08628179" calcext:value-type="float">
            <text:p>45,08628179</text:p>
          </table:table-cell>
          <table:table-cell office:value-type="float" office:value="45.08226102" calcext:value-type="float">
            <text:p>45,08226102</text:p>
          </table:table-cell>
          <table:table-cell office:value-type="float" office:value="45.00426757" calcext:value-type="float">
            <text:p>45,00426757</text:p>
          </table:table-cell>
          <table:table-cell office:value-type="float" office:value="45.00227816" calcext:value-type="float">
            <text:p>45,00227816</text:p>
          </table:table-cell>
          <table:table-cell office:value-type="float" office:value="45.0021587" calcext:value-type="float">
            <text:p>45,0021587</text:p>
          </table:table-cell>
          <table:table-cell office:value-type="float" office:value="45.00012735" calcext:value-type="float">
            <text:p>45,00012735</text:p>
          </table:table-cell>
        </table:table-row>
        <table:table-row table:style-name="ro1">
          <table:table-cell office:value-type="float" office:value="49.19598099" calcext:value-type="float">
            <text:p>49,19598099</text:p>
          </table:table-cell>
          <table:table-cell office:value-type="float" office:value="48.93697574" calcext:value-type="float">
            <text:p>48,93697574</text:p>
          </table:table-cell>
          <table:table-cell office:value-type="float" office:value="45.28712934" calcext:value-type="float">
            <text:p>45,28712934</text:p>
          </table:table-cell>
          <table:table-cell office:value-type="float" office:value="45.29912584" calcext:value-type="float">
            <text:p>45,29912584</text:p>
          </table:table-cell>
          <table:table-cell office:value-type="float" office:value="45.27460302" calcext:value-type="float">
            <text:p>45,27460302</text:p>
          </table:table-cell>
          <table:table-cell office:value-type="float" office:value="45.02759414" calcext:value-type="float">
            <text:p>45,02759414</text:p>
          </table:table-cell>
          <table:table-cell office:value-type="float" office:value="45.01559765" calcext:value-type="float">
            <text:p>45,01559765</text:p>
          </table:table-cell>
          <table:table-cell office:value-type="float" office:value="45.01415985" calcext:value-type="float">
            <text:p>45,01415985</text:p>
          </table:table-cell>
          <table:table-cell office:value-type="float" office:value="45.00163352" calcext:value-type="float">
            <text:p>45,00163352</text:p>
          </table:table-cell>
        </table:table-row>
        <table:table-row table:style-name="ro1">
          <table:table-cell office:value-type="float" office:value="50.79751675" calcext:value-type="float">
            <text:p>50,79751675</text:p>
          </table:table-cell>
          <table:table-cell office:value-type="float" office:value="50.32090879" calcext:value-type="float">
            <text:p>50,32090879</text:p>
          </table:table-cell>
          <table:table-cell office:value-type="float" office:value="45.55468186" calcext:value-type="float">
            <text:p>45,55468186</text:p>
          </table:table-cell>
          <table:table-cell office:value-type="float" office:value="45.58549093" calcext:value-type="float">
            <text:p>45,58549093</text:p>
          </table:table-cell>
          <table:table-cell office:value-type="float" office:value="45.52174432" calcext:value-type="float">
            <text:p>45,52174432</text:p>
          </table:table-cell>
          <table:table-cell office:value-type="float" office:value="45.07594494" calcext:value-type="float">
            <text:p>45,07594494</text:p>
          </table:table-cell>
          <table:table-cell office:value-type="float" office:value="45.04513587" calcext:value-type="float">
            <text:p>45,04513587</text:p>
          </table:table-cell>
          <table:table-cell office:value-type="float" office:value="45.03961654" calcext:value-type="float">
            <text:p>45,03961654</text:p>
          </table:table-cell>
          <table:table-cell office:value-type="float" office:value="45.00667896" calcext:value-type="float">
            <text:p>45,00667896</text:p>
          </table:table-cell>
        </table:table-row>
        <table:table-row table:style-name="ro1">
          <table:table-cell office:value-type="float" office:value="52.14355841" calcext:value-type="float">
            <text:p>52,14355841</text:p>
          </table:table-cell>
          <table:table-cell office:value-type="float" office:value="51.44402404" calcext:value-type="float">
            <text:p>51,44402404</text:p>
          </table:table-cell>
          <table:table-cell office:value-type="float" office:value="45.85287199" calcext:value-type="float">
            <text:p>45,85287199</text:p>
          </table:table-cell>
          <table:table-cell office:value-type="float" office:value="45.90894111" calcext:value-type="float">
            <text:p>45,90894111</text:p>
          </table:table-cell>
          <table:table-cell office:value-type="float" office:value="45.79144273" calcext:value-type="float">
            <text:p>45,79144273</text:p>
          </table:table-cell>
          <table:table-cell office:value-type="float" office:value="45.14797612" calcext:value-type="float">
            <text:p>45,14797612</text:p>
          </table:table-cell>
          <table:table-cell office:value-type="float" office:value="45.091907" calcext:value-type="float">
            <text:p>45,091907</text:p>
          </table:table-cell>
          <table:table-cell office:value-type="float" office:value="45.07858576" calcext:value-type="float">
            <text:p>45,07858576</text:p>
          </table:table-cell>
          <table:table-cell office:value-type="float" office:value="45.01715636" calcext:value-type="float">
            <text:p>45,01715636</text:p>
          </table:table-cell>
        </table:table-row>
        <table:table-row table:style-name="ro1">
          <table:table-cell office:value-type="float" office:value="53.27855666" calcext:value-type="float">
            <text:p>53,27855666</text:p>
          </table:table-cell>
          <table:table-cell office:value-type="float" office:value="52.36805649" calcext:value-type="float">
            <text:p>52,36805649</text:p>
          </table:table-cell>
          <table:table-cell office:value-type="float" office:value="46.1603334" calcext:value-type="float">
            <text:p>46,1603334</text:p>
          </table:table-cell>
          <table:table-cell office:value-type="float" office:value="46.24515415" calcext:value-type="float">
            <text:p>46,24515415</text:p>
          </table:table-cell>
          <table:table-cell office:value-type="float" office:value="46.06504387" calcext:value-type="float">
            <text:p>46,06504387</text:p>
          </table:table-cell>
          <table:table-cell office:value-type="float" office:value="45.23936146" calcext:value-type="float">
            <text:p>45,23936146</text:p>
          </table:table-cell>
          <table:table-cell office:value-type="float" office:value="45.15454071" calcext:value-type="float">
            <text:p>45,15454071</text:p>
          </table:table-cell>
          <table:table-cell office:value-type="float" office:value="45.12953305" calcext:value-type="float">
            <text:p>45,12953305</text:p>
          </table:table-cell>
          <table:table-cell office:value-type="float" office:value="45.03424314" calcext:value-type="float">
            <text:p>45,03424314</text:p>
          </table:table-cell>
        </table:table-row>
        <table:table-row table:style-name="ro1">
          <table:table-cell office:value-type="float" office:value="54.23904338" calcext:value-type="float">
            <text:p>54,23904338</text:p>
          </table:table-cell>
          <table:table-cell office:value-type="float" office:value="53.13755943" calcext:value-type="float">
            <text:p>53,13755943</text:p>
          </table:table-cell>
          <table:table-cell office:value-type="float" office:value="46.46391799" calcext:value-type="float">
            <text:p>46,46391799</text:p>
          </table:table-cell>
          <table:table-cell office:value-type="float" office:value="46.57843749" calcext:value-type="float">
            <text:p>46,57843749</text:p>
          </table:table-cell>
          <table:table-cell office:value-type="float" office:value="46.33196335" calcext:value-type="float">
            <text:p>46,33196335</text:p>
          </table:table-cell>
          <table:table-cell office:value-type="float" office:value="45.34499325" calcext:value-type="float">
            <text:p>45,34499325</text:p>
          </table:table-cell>
          <table:table-cell office:value-type="float" office:value="45.23047375" calcext:value-type="float">
            <text:p>45,23047375</text:p>
          </table:table-cell>
          <table:table-cell office:value-type="float" office:value="45.19032923" calcext:value-type="float">
            <text:p>45,19032923</text:p>
          </table:table-cell>
          <table:table-cell office:value-type="float" office:value="45.05837378" calcext:value-type="float">
            <text:p>45,05837378</text:p>
          </table:table-cell>
        </table:table-row>
        <table:table-row table:style-name="ro1">
          <table:table-cell office:value-type="float" office:value="55.0549552" calcext:value-type="float">
            <text:p>55,0549552</text:p>
          </table:table-cell>
          <table:table-cell office:value-type="float" office:value="53.78523619" calcext:value-type="float">
            <text:p>53,78523619</text:p>
          </table:table-cell>
          <table:table-cell office:value-type="float" office:value="46.75580213" calcext:value-type="float">
            <text:p>46,75580213</text:p>
          </table:table-cell>
          <table:table-cell office:value-type="float" office:value="46.89912177" calcext:value-type="float">
            <text:p>46,89912177</text:p>
          </table:table-cell>
          <table:table-cell office:value-type="float" office:value="46.58643583" calcext:value-type="float">
            <text:p>46,58643583</text:p>
          </table:table-cell>
          <table:table-cell office:value-type="float" office:value="45.46002687" calcext:value-type="float">
            <text:p>45,46002687</text:p>
          </table:table-cell>
          <table:table-cell office:value-type="float" office:value="45.31670722" calcext:value-type="float">
            <text:p>45,31670722</text:p>
          </table:table-cell>
          <table:table-cell office:value-type="float" office:value="45.25874428" calcext:value-type="float">
            <text:p>45,25874428</text:p>
          </table:table-cell>
          <table:table-cell office:value-type="float" office:value="45.08937644" calcext:value-type="float">
            <text:p>45,08937644</text:p>
          </table:table-cell>
        </table:table-row>
        <table:table-row table:style-name="ro1">
          <table:table-cell office:value-type="float" office:value="55.75080591" calcext:value-type="float">
            <text:p>55,75080591</text:p>
          </table:table-cell>
          <table:table-cell office:value-type="float" office:value="54.33549678" calcext:value-type="float">
            <text:p>54,33549678</text:p>
          </table:table-cell>
          <table:table-cell office:value-type="float" office:value="47.03160955" calcext:value-type="float">
            <text:p>47,03160955</text:p>
          </table:table-cell>
          <table:table-cell office:value-type="float" office:value="47.20166083" calcext:value-type="float">
            <text:p>47,20166083</text:p>
          </table:table-cell>
          <table:table-cell office:value-type="float" office:value="46.8255823" calcext:value-type="float">
            <text:p>46,8255823</text:p>
          </table:table-cell>
          <table:table-cell office:value-type="float" office:value="45.58030938" calcext:value-type="float">
            <text:p>45,58030938</text:p>
          </table:table-cell>
          <table:table-cell office:value-type="float" office:value="45.4102581" calcext:value-type="float">
            <text:p>45,4102581</text:p>
          </table:table-cell>
          <table:table-cell office:value-type="float" office:value="45.33268063" calcext:value-type="float">
            <text:p>45,33268063</text:p>
          </table:table-cell>
          <table:table-cell office:value-type="float" office:value="45.12665072" calcext:value-type="float">
            <text:p>45,12665072</text:p>
          </table:table-cell>
        </table:table-row>
        <table:table-row table:style-name="ro1">
          <table:table-cell office:value-type="float" office:value="56.34667878" calcext:value-type="float">
            <text:p>56,34667878</text:p>
          </table:table-cell>
          <table:table-cell office:value-type="float" office:value="54.80685651" calcext:value-type="float">
            <text:p>54,80685651</text:p>
          </table:table-cell>
          <table:table-cell office:value-type="float" office:value="47.28918607" calcext:value-type="float">
            <text:p>47,28918607</text:p>
          </table:table-cell>
          <table:table-cell office:value-type="float" office:value="47.48327412" calcext:value-type="float">
            <text:p>47,48327412</text:p>
          </table:table-cell>
          <table:table-cell office:value-type="float" office:value="47.04825042" calcext:value-type="float">
            <text:p>47,04825042</text:p>
          </table:table-cell>
          <table:table-cell office:value-type="float" office:value="45.70249391" calcext:value-type="float">
            <text:p>45,70249391</text:p>
          </table:table-cell>
          <table:table-cell office:value-type="float" office:value="45.50840586" calcext:value-type="float">
            <text:p>45,50840586</text:p>
          </table:table-cell>
          <table:table-cell office:value-type="float" office:value="45.41027312" calcext:value-type="float">
            <text:p>45,41027312</text:p>
          </table:table-cell>
          <table:table-cell office:value-type="float" office:value="45.16933323" calcext:value-type="float">
            <text:p>45,16933323</text:p>
          </table:table-cell>
        </table:table-row>
        <table:table-row table:style-name="ro1">
          <table:table-cell office:value-type="float" office:value="56.85905462" calcext:value-type="float">
            <text:p>56,85905462</text:p>
          </table:table-cell>
          <table:table-cell office:value-type="float" office:value="55.21357984" calcext:value-type="float">
            <text:p>55,21357984</text:p>
          </table:table-cell>
          <table:table-cell office:value-type="float" office:value="47.5277968" calcext:value-type="float">
            <text:p>47,5277968</text:p>
          </table:table-cell>
          <table:table-cell office:value-type="float" office:value="47.7429935" calcext:value-type="float">
            <text:p>47,7429935</text:p>
          </table:table-cell>
          <table:table-cell office:value-type="float" office:value="47.25431321" calcext:value-type="float">
            <text:p>47,25431321</text:p>
          </table:table-cell>
          <table:table-cell office:value-type="float" office:value="45.82400364" calcext:value-type="float">
            <text:p>45,82400364</text:p>
          </table:table-cell>
          <table:table-cell office:value-type="float" office:value="45.60880694" calcext:value-type="float">
            <text:p>45,60880694</text:p>
          </table:table-cell>
          <table:table-cell office:value-type="float" office:value="45.48992101" calcext:value-type="float">
            <text:p>45,48992101</text:p>
          </table:table-cell>
          <table:table-cell office:value-type="float" office:value="45.21643102" calcext:value-type="float">
            <text:p>45,21643102</text:p>
          </table:table-cell>
        </table:table-row>
        <table:table-row table:style-name="ro1">
          <table:table-cell office:value-type="float" office:value="57.30148401" calcext:value-type="float">
            <text:p>57,30148401</text:p>
          </table:table-cell>
          <table:table-cell office:value-type="float" office:value="55.5668152" calcext:value-type="float">
            <text:p>55,5668152</text:p>
          </table:table-cell>
          <table:table-cell office:value-type="float" office:value="47.74759691" calcext:value-type="float">
            <text:p>47,74759691</text:p>
          </table:table-cell>
          <table:table-cell office:value-type="float" office:value="47.98100177" calcext:value-type="float">
            <text:p>47,98100177</text:p>
          </table:table-cell>
          <table:table-cell office:value-type="float" office:value="47.4442401" calcext:value-type="float">
            <text:p>47,4442401</text:p>
          </table:table-cell>
          <table:table-cell office:value-type="float" office:value="45.94293331" calcext:value-type="float">
            <text:p>45,94293331</text:p>
          </table:table-cell>
          <table:table-cell office:value-type="float" office:value="45.70952845" calcext:value-type="float">
            <text:p>45,70952845</text:p>
          </table:table-cell>
          <table:table-cell office:value-type="float" office:value="45.57028649" calcext:value-type="float">
            <text:p>45,57028649</text:p>
          </table:table-cell>
          <table:table-cell office:value-type="float" office:value="45.26692046" calcext:value-type="float">
            <text:p>45,26692046</text:p>
          </table:table-cell>
        </table:table-row>
        <table:table-row table:style-name="ro1">
          <table:table-cell office:value-type="float" office:value="57.6851374" calcext:value-type="float">
            <text:p>57,6851374</text:p>
          </table:table-cell>
          <table:table-cell office:value-type="float" office:value="55.875395" calcext:value-type="float">
            <text:p>55,875395</text:p>
          </table:table-cell>
          <table:table-cell office:value-type="float" office:value="47.94928332" calcext:value-type="float">
            <text:p>47,94928332</text:p>
          </table:table-cell>
          <table:table-cell office:value-type="float" office:value="48.19818154" calcext:value-type="float">
            <text:p>48,19818154</text:p>
          </table:table-cell>
          <table:table-cell office:value-type="float" office:value="47.61883404" calcext:value-type="float">
            <text:p>47,61883404</text:p>
          </table:table-cell>
          <table:table-cell office:value-type="float" office:value="46.05793333" calcext:value-type="float">
            <text:p>46,05793333</text:p>
          </table:table-cell>
          <table:table-cell office:value-type="float" office:value="45.80903511" calcext:value-type="float">
            <text:p>45,80903511</text:p>
          </table:table-cell>
          <table:table-cell office:value-type="float" office:value="45.65027696" calcext:value-type="float">
            <text:p>45,65027696</text:p>
          </table:table-cell>
          <table:table-cell office:value-type="float" office:value="45.31981487" calcext:value-type="float">
            <text:p>45,31981487</text:p>
          </table:table-cell>
        </table:table-row>
        <table:table-row table:style-name="ro1">
          <table:table-cell office:value-type="float" office:value="58.01924735" calcext:value-type="float">
            <text:p>58,01924735</text:p>
          </table:table-cell>
          <table:table-cell office:value-type="float" office:value="56.14640292" calcext:value-type="float">
            <text:p>56,14640292</text:p>
          </table:table-cell>
          <table:table-cell office:value-type="float" office:value="48.13386464" calcext:value-type="float">
            <text:p>48,13386464</text:p>
          </table:table-cell>
          <table:table-cell office:value-type="float" office:value="48.39581085" calcext:value-type="float">
            <text:p>48,39581085</text:p>
          </table:table-cell>
          <table:table-cell office:value-type="float" office:value="47.77906869" calcext:value-type="float">
            <text:p>47,77906869</text:p>
          </table:table-cell>
          <table:table-cell office:value-type="float" office:value="46.16809776" calcext:value-type="float">
            <text:p>46,16809776</text:p>
          </table:table-cell>
          <table:table-cell office:value-type="float" office:value="45.90615155" calcext:value-type="float">
            <text:p>45,90615155</text:p>
          </table:table-cell>
          <table:table-cell office:value-type="float" office:value="45.72902029" calcext:value-type="float">
            <text:p>45,72902029</text:p>
          </table:table-cell>
          <table:table-cell office:value-type="float" office:value="45.37420709" calcext:value-type="float">
            <text:p>45,37420709</text:p>
          </table:table-cell>
        </table:table-row>
        <table:table-row table:style-name="ro1">
          <table:table-cell office:value-type="float" office:value="58.31146828" calcext:value-type="float">
            <text:p>58,31146828</text:p>
          </table:table-cell>
          <table:table-cell office:value-type="float" office:value="56.38558527" calcext:value-type="float">
            <text:p>56,38558527</text:p>
          </table:table-cell>
          <table:table-cell office:value-type="float" office:value="48.30251105" calcext:value-type="float">
            <text:p>48,30251105</text:p>
          </table:table-cell>
          <table:table-cell office:value-type="float" office:value="48.57536272" calcext:value-type="float">
            <text:p>48,57536272</text:p>
          </table:table-cell>
          <table:table-cell office:value-type="float" office:value="47.92598882" calcext:value-type="float">
            <text:p>47,92598882</text:p>
          </table:table-cell>
          <table:table-cell office:value-type="float" office:value="46.27286598" calcext:value-type="float">
            <text:p>46,27286598</text:p>
          </table:table-cell>
          <table:table-cell office:value-type="float" office:value="46.00001432" calcext:value-type="float">
            <text:p>46,00001432</text:p>
          </table:table-cell>
          <table:table-cell office:value-type="float" office:value="45.80583792" calcext:value-type="float">
            <text:p>45,80583792</text:p>
          </table:table-cell>
          <table:table-cell office:value-type="float" office:value="45.42929307" calcext:value-type="float">
            <text:p>45,42929307</text:p>
          </table:table-cell>
        </table:table-row>
        <table:table-row table:style-name="ro1">
          <table:table-cell office:value-type="float" office:value="58.568164" calcext:value-type="float">
            <text:p>58,568164</text:p>
          </table:table-cell>
          <table:table-cell office:value-type="float" office:value="56.59764982" calcext:value-type="float">
            <text:p>56,59764982</text:p>
          </table:table-cell>
          <table:table-cell office:value-type="float" office:value="48.45645582" calcext:value-type="float">
            <text:p>48,45645582</text:p>
          </table:table-cell>
          <table:table-cell office:value-type="float" office:value="48.7383744" calcext:value-type="float">
            <text:p>48,7383744</text:p>
          </table:table-cell>
          <table:table-cell office:value-type="float" office:value="48.06064864" calcext:value-type="float">
            <text:p>48,06064864</text:p>
          </table:table-cell>
          <table:table-cell office:value-type="float" office:value="46.37194001" calcext:value-type="float">
            <text:p>46,37194001</text:p>
          </table:table-cell>
          <table:table-cell office:value-type="float" office:value="46.09002143" calcext:value-type="float">
            <text:p>46,09002143</text:p>
          </table:table-cell>
          <table:table-cell office:value-type="float" office:value="45.88021807" calcext:value-type="float">
            <text:p>45,88021807</text:p>
          </table:table-cell>
          <table:table-cell office:value-type="float" office:value="45.48438189" calcext:value-type="float">
            <text:p>45,48438189</text:p>
          </table:table-cell>
        </table:table-row>
        <table:table-row table:style-name="ro1">
          <table:table-cell office:value-type="float" office:value="58.79464206" calcext:value-type="float">
            <text:p>58,79464206</text:p>
          </table:table-cell>
          <table:table-cell office:value-type="float" office:value="56.78648887" calcext:value-type="float">
            <text:p>56,78648887</text:p>
          </table:table-cell>
          <table:table-cell office:value-type="float" office:value="48.59693295" calcext:value-type="float">
            <text:p>48,59693295</text:p>
          </table:table-cell>
          <table:table-cell office:value-type="float" office:value="48.88636612" calcext:value-type="float">
            <text:p>48,88636612</text:p>
          </table:table-cell>
          <table:table-cell office:value-type="float" office:value="48.18407525" calcext:value-type="float">
            <text:p>48,18407525</text:p>
          </table:table-cell>
          <table:table-cell office:value-type="float" office:value="46.4652178" calcext:value-type="float">
            <text:p>46,4652178</text:p>
          </table:table-cell>
          <table:table-cell office:value-type="float" office:value="46.17578464" calcext:value-type="float">
            <text:p>46,17578464</text:p>
          </table:table-cell>
          <table:table-cell office:value-type="float" office:value="45.95179058" calcext:value-type="float">
            <text:p>45,95179058</text:p>
          </table:table-cell>
          <table:table-cell office:value-type="float" office:value="45.53889643" calcext:value-type="float">
            <text:p>45,53889643</text:p>
          </table:table-cell>
        </table:table-row>
        <table:table-row table:style-name="ro1">
          <table:table-cell office:value-type="float" office:value="58.99534262" calcext:value-type="float">
            <text:p>58,99534262</text:p>
          </table:table-cell>
          <table:table-cell office:value-type="float" office:value="56.9553463" calcext:value-type="float">
            <text:p>56,9553463</text:p>
          </table:table-cell>
          <table:table-cell office:value-type="float" office:value="48.72513824" calcext:value-type="float">
            <text:p>48,72513824</text:p>
          </table:table-cell>
          <table:table-cell office:value-type="float" office:value="49.0207921" calcext:value-type="float">
            <text:p>49,0207921</text:p>
          </table:table-cell>
          <table:table-cell office:value-type="float" office:value="48.2972475" calcext:value-type="float">
            <text:p>48,2972475</text:p>
          </table:table-cell>
          <table:table-cell office:value-type="float" office:value="46.5527403" calcext:value-type="float">
            <text:p>46,5527403</text:p>
          </table:table-cell>
          <table:table-cell office:value-type="float" office:value="46.25708644" calcext:value-type="float">
            <text:p>46,25708644</text:p>
          </table:table-cell>
          <table:table-cell office:value-type="float" office:value="46.02030388" calcext:value-type="float">
            <text:p>46,02030388</text:p>
          </table:table-cell>
          <table:table-cell office:value-type="float" office:value="45.59236809" calcext:value-type="float">
            <text:p>45,59236809</text:p>
          </table:table-cell>
        </table:table-row>
        <table:table-row table:style-name="ro1">
          <table:table-cell office:value-type="float" office:value="59.17399073" calcext:value-type="float">
            <text:p>59,17399073</text:p>
          </table:table-cell>
          <table:table-cell office:value-type="float" office:value="57.10694426" calcext:value-type="float">
            <text:p>57,10694426</text:p>
          </table:table-cell>
          <table:table-cell office:value-type="float" office:value="48.8422057" calcext:value-type="float">
            <text:p>48,8422057</text:p>
          </table:table-cell>
          <table:table-cell office:value-type="float" office:value="49.14301296" calcext:value-type="float">
            <text:p>49,14301296</text:p>
          </table:table-cell>
          <table:table-cell office:value-type="float" office:value="48.40108423" calcext:value-type="float">
            <text:p>48,40108423</text:p>
          </table:table-cell>
          <table:table-cell office:value-type="float" office:value="46.63464993" calcext:value-type="float">
            <text:p>46,63464993</text:p>
          </table:table-cell>
          <table:table-cell office:value-type="float" office:value="46.33384268" calcext:value-type="float">
            <text:p>46,33384268</text:p>
          </table:table-cell>
          <table:table-cell office:value-type="float" office:value="46.08560422" calcext:value-type="float">
            <text:p>46,08560422</text:p>
          </table:table-cell>
          <table:table-cell office:value-type="float" office:value="45.64442788" calcext:value-type="float">
            <text:p>45,64442788</text:p>
          </table:table-cell>
        </table:table-row>
        <table:table-row table:style-name="ro1">
          <table:table-cell office:value-type="float" office:value="59.33372152" calcext:value-type="float">
            <text:p>59,33372152</text:p>
          </table:table-cell>
          <table:table-cell office:value-type="float" office:value="57.24358178" calcext:value-type="float">
            <text:p>57,24358178</text:p>
          </table:table-cell>
          <table:table-cell office:value-type="float" office:value="48.9491954" calcext:value-type="float">
            <text:p>48,9491954</text:p>
          </table:table-cell>
          <table:table-cell office:value-type="float" office:value="49.25428321" calcext:value-type="float">
            <text:p>49,25428321</text:p>
          </table:table-cell>
          <table:table-cell office:value-type="float" office:value="48.49643951" calcext:value-type="float">
            <text:p>48,49643951</text:p>
          </table:table-cell>
          <table:table-cell office:value-type="float" office:value="46.71115907" calcext:value-type="float">
            <text:p>46,71115907</text:p>
          </table:table-cell>
          <table:table-cell office:value-type="float" office:value="46.40607126" calcext:value-type="float">
            <text:p>46,40607126</text:p>
          </table:table-cell>
          <table:table-cell office:value-type="float" office:value="46.14761752" calcext:value-type="float">
            <text:p>46,14761752</text:p>
          </table:table-cell>
          <table:table-cell office:value-type="float" office:value="45.69479568" calcext:value-type="float">
            <text:p>45,69479568</text:p>
          </table:table-cell>
        </table:table-row>
        <table:table-row table:style-name="ro1">
          <table:table-cell office:value-type="float" office:value="59.47718091" calcext:value-type="float">
            <text:p>59,47718091</text:p>
          </table:table-cell>
          <table:table-cell office:value-type="float" office:value="57.36721093" calcext:value-type="float">
            <text:p>57,36721093</text:p>
          </table:table-cell>
          <table:table-cell office:value-type="float" office:value="49.0470875" calcext:value-type="float">
            <text:p>49,0470875</text:p>
          </table:table-cell>
          <table:table-cell office:value-type="float" office:value="49.35574715" calcext:value-type="float">
            <text:p>49,35574715</text:p>
          </table:table-cell>
          <table:table-cell office:value-type="float" office:value="48.5841012" calcext:value-type="float">
            <text:p>48,5841012</text:p>
          </table:table-cell>
          <table:table-cell office:value-type="float" office:value="46.78252577" calcext:value-type="float">
            <text:p>46,78252577</text:p>
          </table:table-cell>
          <table:table-cell office:value-type="float" office:value="46.47386612" calcext:value-type="float">
            <text:p>46,47386612</text:p>
          </table:table-cell>
          <table:table-cell office:value-type="float" office:value="46.20633351" calcext:value-type="float">
            <text:p>46,20633351</text:p>
          </table:table-cell>
          <table:table-cell office:value-type="float" office:value="45.74326887" calcext:value-type="float">
            <text:p>45,74326887</text:p>
          </table:table-cell>
        </table:table-row>
        <table:table-row table:style-name="ro1">
          <table:table-cell office:value-type="float" office:value="59.60660875" calcext:value-type="float">
            <text:p>59,60660875</text:p>
          </table:table-cell>
          <table:table-cell office:value-type="float" office:value="57.47949744" calcext:value-type="float">
            <text:p>57,47949744</text:p>
          </table:table-cell>
          <table:table-cell office:value-type="float" office:value="49.13678146" calcext:value-type="float">
            <text:p>49,13678146</text:p>
          </table:table-cell>
          <table:table-cell office:value-type="float" office:value="49.44844095" calcext:value-type="float">
            <text:p>49,44844095</text:p>
          </table:table-cell>
          <table:table-cell office:value-type="float" office:value="48.66479242" calcext:value-type="float">
            <text:p>48,66479242</text:p>
          </table:table-cell>
          <table:table-cell office:value-type="float" office:value="46.84903569" calcext:value-type="float">
            <text:p>46,84903569</text:p>
          </table:table-cell>
          <table:table-cell office:value-type="float" office:value="46.53737621" calcext:value-type="float">
            <text:p>46,53737621</text:p>
          </table:table-cell>
          <table:table-cell office:value-type="float" office:value="46.26179221" calcext:value-type="float">
            <text:p>46,26179221</text:p>
          </table:table-cell>
          <table:table-cell office:value-type="float" office:value="45.78971106" calcext:value-type="float">
            <text:p>45,78971106</text:p>
          </table:table-cell>
        </table:table-row>
        <table:table-row table:style-name="ro1">
          <table:table-cell office:value-type="float" office:value="59.72390605" calcext:value-type="float">
            <text:p>59,72390605</text:p>
          </table:table-cell>
          <table:table-cell office:value-type="float" office:value="57.58186853" calcext:value-type="float">
            <text:p>57,58186853</text:p>
          </table:table-cell>
          <table:table-cell office:value-type="float" office:value="49.21909755" calcext:value-type="float">
            <text:p>49,21909755</text:p>
          </table:table-cell>
          <table:table-cell office:value-type="float" office:value="49.53329755" calcext:value-type="float">
            <text:p>49,53329755</text:p>
          </table:table-cell>
          <table:table-cell office:value-type="float" office:value="48.739174" calcext:value-type="float">
            <text:p>48,739174</text:p>
          </table:table-cell>
          <table:table-cell office:value-type="float" office:value="46.91098852" calcext:value-type="float">
            <text:p>46,91098852</text:p>
          </table:table-cell>
          <table:table-cell office:value-type="float" office:value="46.59678852" calcext:value-type="float">
            <text:p>46,59678852</text:p>
          </table:table-cell>
          <table:table-cell office:value-type="float" office:value="46.31407224" calcext:value-type="float">
            <text:p>46,31407224</text:p>
          </table:table-cell>
          <table:table-cell office:value-type="float" office:value="45.83404139" calcext:value-type="float">
            <text:p>45,83404139</text:p>
          </table:table-cell>
        </table:table-row>
        <table:table-row table:style-name="ro1">
          <table:table-cell office:value-type="float" office:value="59.83069096" calcext:value-type="float">
            <text:p>59,83069096</text:p>
          </table:table-cell>
          <table:table-cell office:value-type="float" office:value="57.6755519" calcext:value-type="float">
            <text:p>57,6755519</text:p>
          </table:table-cell>
          <table:table-cell office:value-type="float" office:value="49.29478068" calcext:value-type="float">
            <text:p>49,29478068</text:p>
          </table:table-cell>
          <table:table-cell office:value-type="float" office:value="49.61115397" calcext:value-type="float">
            <text:p>49,61115397</text:p>
          </table:table-cell>
          <table:table-cell office:value-type="float" office:value="48.80784824" calcext:value-type="float">
            <text:p>48,80784824</text:p>
          </table:table-cell>
          <table:table-cell office:value-type="float" office:value="46.96868817" calcext:value-type="float">
            <text:p>46,96868817</text:p>
          </table:table-cell>
          <table:table-cell office:value-type="float" office:value="46.65231488" calcext:value-type="float">
            <text:p>46,65231488</text:p>
          </table:table-cell>
          <table:table-cell office:value-type="float" office:value="46.3632812" calcext:value-type="float">
            <text:p>46,3632812</text:p>
          </table:table-cell>
          <table:table-cell office:value-type="float" office:value="45.87622484" calcext:value-type="float">
            <text:p>45,87622484</text:p>
          </table:table-cell>
        </table:table-row>
        <table:table-row table:style-name="ro1">
          <table:table-cell office:value-type="float" office:value="59.92834451" calcext:value-type="float">
            <text:p>59,92834451</text:p>
          </table:table-cell>
          <table:table-cell office:value-type="float" office:value="57.76160724" calcext:value-type="float">
            <text:p>57,76160724</text:p>
          </table:table-cell>
          <table:table-cell office:value-type="float" office:value="49.36450498" calcext:value-type="float">
            <text:p>49,36450498</text:p>
          </table:table-cell>
          <table:table-cell office:value-type="float" office:value="49.68275905" calcext:value-type="float">
            <text:p>49,68275905</text:p>
          </table:table-cell>
          <table:table-cell office:value-type="float" office:value="48.8713628" calcext:value-type="float">
            <text:p>48,8713628</text:p>
          </table:table-cell>
          <table:table-cell office:value-type="float" office:value="47.02243564" calcext:value-type="float">
            <text:p>47,02243564</text:p>
          </table:table-cell>
          <table:table-cell office:value-type="float" office:value="46.70418157" calcext:value-type="float">
            <text:p>46,70418157</text:p>
          </table:table-cell>
          <table:table-cell office:value-type="float" office:value="46.40954765" calcext:value-type="float">
            <text:p>46,40954765</text:p>
          </table:table-cell>
          <table:table-cell office:value-type="float" office:value="45.91626344" calcext:value-type="float">
            <text:p>45,9162634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style-name="ce1" table:formula="of:=1-(([.A2]-45)/([.A30]-45))" office:value-type="percentage" office:value="0.0700538425653988" calcext:value-type="percentage">
            <text:p>7,005384%</text:p>
          </table:table-cell>
          <table:table-cell table:style-name="ce1" table:formula="of:=1-(([.B2]-45)/([.B30]-45))" office:value-type="percentage" office:value="0.036324476062506" calcext:value-type="percentage">
            <text:p>3,632448%</text:p>
          </table:table-cell>
          <table:table-cell table:style-name="ce1" table:formula="of:=1-(([.C2]-45)/([.C30]-45))" office:value-type="percentage" office:value="0.0732627401507021" calcext:value-type="percentage">
            <text:p>7,326274%</text:p>
          </table:table-cell>
          <table:table-cell table:style-name="ce1" table:formula="of:=1-(([.D2]-45)/([.D30]-45))" office:value-type="percentage" office:value="0.0466000995111641" calcext:value-type="percentage">
            <text:p>4,660010%</text:p>
          </table:table-cell>
          <table:table-cell table:style-name="ce1" table:formula="of:=1-(([.E2]-45)/([.E30]-45))" office:value-type="percentage" office:value="-0.000000364692809284861" calcext:value-type="percentage">
            <text:p>-0,000036%</text:p>
          </table:table-cell>
          <table:table-cell table:style-name="ce1" table:formula="of:=1-(([.F2]-45)/([.F30]-45))" office:value-type="percentage" office:value="0.0289157529944851" calcext:value-type="percentage">
            <text:p>2,891575%</text:p>
          </table:table-cell>
          <table:table-cell table:style-name="ce1" table:formula="of:=1-(([.G2]-45)/([.G30]-45))" office:value-type="percentage" office:value="1" calcext:value-type="percentage">
            <text:p>100,000000%</text:p>
          </table:table-cell>
          <table:table-cell table:style-name="ce1" table:formula="of:=1-(([.H2]-45)/([.H30]-45))" office:value-type="percentage" office:value="1" calcext:value-type="percentage">
            <text:p>100,000000%</text:p>
          </table:table-cell>
          <table:table-cell table:style-name="ce1" table:formula="of:=1-(([.I2]-45)/([.I30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3]-45)/([.A31]-45))" office:value-type="percentage" office:value="0.123796456952014" calcext:value-type="percentage">
            <text:p>12,379646%</text:p>
          </table:table-cell>
          <table:table-cell table:style-name="ce1" table:formula="of:=1-(([.B3]-45)/([.B31]-45))" office:value-type="percentage" office:value="0.0661528917625496" calcext:value-type="percentage">
            <text:p>6,615289%</text:p>
          </table:table-cell>
          <table:table-cell table:style-name="ce1" table:formula="of:=1-(([.C3]-45)/([.C31]-45))" office:value-type="percentage" office:value="0.134381669250513" calcext:value-type="percentage">
            <text:p>13,438167%</text:p>
          </table:table-cell>
          <table:table-cell table:style-name="ce1" table:formula="of:=1-(([.D3]-45)/([.D31]-45))" office:value-type="percentage" office:value="0.0819820848643453" calcext:value-type="percentage">
            <text:p>8,198208%</text:p>
          </table:table-cell>
          <table:table-cell table:style-name="ce1" table:formula="of:=1-(([.E3]-45)/([.E31]-45))" office:value-type="percentage" office:value="0.000000509826867056695" calcext:value-type="percentage">
            <text:p>0,000051%</text:p>
          </table:table-cell>
          <table:table-cell table:style-name="ce1" table:formula="of:=1-(([.F3]-45)/([.F31]-45))" office:value-type="percentage" office:value="0.0556523957621615" calcext:value-type="percentage">
            <text:p>5,565240%</text:p>
          </table:table-cell>
          <table:table-cell table:style-name="ce1" table:formula="of:=1-(([.G3]-45)/([.G31]-45))" office:value-type="percentage" office:value="1" calcext:value-type="percentage">
            <text:p>100,000000%</text:p>
          </table:table-cell>
          <table:table-cell table:style-name="ce1" table:formula="of:=1-(([.H3]-45)/([.H31]-45))" office:value-type="percentage" office:value="1" calcext:value-type="percentage">
            <text:p>100,000000%</text:p>
          </table:table-cell>
          <table:table-cell table:style-name="ce1" table:formula="of:=1-(([.I3]-45)/([.I31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4]-45)/([.A32]-45))" office:value-type="percentage" office:value="0.165369752489288" calcext:value-type="percentage">
            <text:p>16,536975%</text:p>
          </table:table-cell>
          <table:table-cell table:style-name="ce1" table:formula="of:=1-(([.B4]-45)/([.B32]-45))" office:value-type="percentage" office:value="0.0906097001523676" calcext:value-type="percentage">
            <text:p>9,060970%</text:p>
          </table:table-cell>
          <table:table-cell table:style-name="ce1" table:formula="of:=1-(([.C4]-45)/([.C32]-45))" office:value-type="percentage" office:value="0.185301516800998" calcext:value-type="percentage">
            <text:p>18,530152%</text:p>
          </table:table-cell>
          <table:table-cell table:style-name="ce1" table:formula="of:=1-(([.D4]-45)/([.D32]-45))" office:value-type="percentage" office:value="0.108877433848548" calcext:value-type="percentage">
            <text:p>10,887743%</text:p>
          </table:table-cell>
          <table:table-cell table:style-name="ce1" table:formula="of:=1-(([.E4]-45)/([.E32]-45))" office:value-type="percentage" office:value="0.000000268330672903438" calcext:value-type="percentage">
            <text:p>0,000027%</text:p>
          </table:table-cell>
          <table:table-cell table:style-name="ce1" table:formula="of:=1-(([.F4]-45)/([.F32]-45))" office:value-type="percentage" office:value="0.0803112096737021" calcext:value-type="percentage">
            <text:p>8,031121%</text:p>
          </table:table-cell>
          <table:table-cell table:style-name="ce1" table:formula="of:=1-(([.G4]-45)/([.G32]-45))" office:value-type="percentage" office:value="1" calcext:value-type="percentage">
            <text:p>100,000000%</text:p>
          </table:table-cell>
          <table:table-cell table:style-name="ce1" table:formula="of:=1-(([.H4]-45)/([.H32]-45))" office:value-type="percentage" office:value="1" calcext:value-type="percentage">
            <text:p>100,000000%</text:p>
          </table:table-cell>
          <table:table-cell table:style-name="ce1" table:formula="of:=1-(([.I4]-45)/([.I32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5]-45)/([.A33]-45))" office:value-type="percentage" office:value="0.197715103445202" calcext:value-type="percentage">
            <text:p>19,771510%</text:p>
          </table:table-cell>
          <table:table-cell table:style-name="ce1" table:formula="of:=1-(([.B5]-45)/([.B33]-45))" office:value-type="percentage" office:value="0.110622650625617" calcext:value-type="percentage">
            <text:p>11,062265%</text:p>
          </table:table-cell>
          <table:table-cell table:style-name="ce1" table:formula="of:=1-(([.C5]-45)/([.C33]-45))" office:value-type="percentage" office:value="0.227662008222358" calcext:value-type="percentage">
            <text:p>22,766201%</text:p>
          </table:table-cell>
          <table:table-cell table:style-name="ce1" table:formula="of:=1-(([.D5]-45)/([.D33]-45))" office:value-type="percentage" office:value="0.12926952990387" calcext:value-type="percentage">
            <text:p>12,926953%</text:p>
          </table:table-cell>
          <table:table-cell table:style-name="ce1" table:formula="of:=1-(([.E5]-45)/([.E33]-45))" office:value-type="percentage" office:value="0.0000000126351540341574" calcext:value-type="percentage">
            <text:p>0,000001%</text:p>
          </table:table-cell>
          <table:table-cell table:style-name="ce1" table:formula="of:=1-(([.F5]-45)/([.F33]-45))" office:value-type="percentage" office:value="0.102981751379897" calcext:value-type="percentage">
            <text:p>10,298175%</text:p>
          </table:table-cell>
          <table:table-cell table:style-name="ce1" table:formula="of:=1-(([.G5]-45)/([.G33]-45))" office:value-type="percentage" office:value="1" calcext:value-type="percentage">
            <text:p>100,000000%</text:p>
          </table:table-cell>
          <table:table-cell table:style-name="ce1" table:formula="of:=1-(([.H5]-45)/([.H33]-45))" office:value-type="percentage" office:value="1" calcext:value-type="percentage">
            <text:p>100,000000%</text:p>
          </table:table-cell>
          <table:table-cell table:style-name="ce1" table:formula="of:=1-(([.I5]-45)/([.I33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6]-45)/([.A34]-45))" office:value-type="percentage" office:value="0.222986643181349" calcext:value-type="percentage">
            <text:p>22,298664%</text:p>
          </table:table-cell>
          <table:table-cell table:style-name="ce1" table:formula="of:=1-(([.B6]-45)/([.B34]-45))" office:value-type="percentage" office:value="0.126967999128356" calcext:value-type="percentage">
            <text:p>12,696800%</text:p>
          </table:table-cell>
          <table:table-cell table:style-name="ce1" table:formula="of:=1-(([.C6]-45)/([.C34]-45))" office:value-type="percentage" office:value="0.262877436778082" calcext:value-type="percentage">
            <text:p>26,287744%</text:p>
          </table:table-cell>
          <table:table-cell table:style-name="ce1" table:formula="of:=1-(([.D6]-45)/([.D34]-45))" office:value-type="percentage" office:value="0.144648925596879" calcext:value-type="percentage">
            <text:p>14,464893%</text:p>
          </table:table-cell>
          <table:table-cell table:style-name="ce1" table:formula="of:=1-(([.E6]-45)/([.E34]-45))" office:value-type="percentage" office:value="-0.0000000657249976665497" calcext:value-type="percentage">
            <text:p>-0,000007%</text:p>
          </table:table-cell>
          <table:table-cell table:style-name="ce1" table:formula="of:=1-(([.F6]-45)/([.F34]-45))" office:value-type="percentage" office:value="0.123768671865545" calcext:value-type="percentage">
            <text:p>12,376867%</text:p>
          </table:table-cell>
          <table:table-cell table:style-name="ce1" table:formula="of:=1-(([.G6]-45)/([.G34]-45))" office:value-type="percentage" office:value="1" calcext:value-type="percentage">
            <text:p>100,000000%</text:p>
          </table:table-cell>
          <table:table-cell table:style-name="ce1" table:formula="of:=1-(([.H6]-45)/([.H34]-45))" office:value-type="percentage" office:value="1" calcext:value-type="percentage">
            <text:p>100,000000%</text:p>
          </table:table-cell>
          <table:table-cell table:style-name="ce1" table:formula="of:=1-(([.I6]-45)/([.I34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7]-45)/([.A35]-45))" office:value-type="percentage" office:value="0.242786225558343" calcext:value-type="percentage">
            <text:p>24,278623%</text:p>
          </table:table-cell>
          <table:table-cell table:style-name="ce1" table:formula="of:=1-(([.B7]-45)/([.B35]-45))" office:value-type="percentage" office:value="0.140291266665441" calcext:value-type="percentage">
            <text:p>14,029127%</text:p>
          </table:table-cell>
          <table:table-cell table:style-name="ce1" table:formula="of:=1-(([.C7]-45)/([.C35]-45))" office:value-type="percentage" office:value="0.292153367143197" calcext:value-type="percentage">
            <text:p>29,215337%</text:p>
          </table:table-cell>
          <table:table-cell table:style-name="ce1" table:formula="of:=1-(([.D7]-45)/([.D35]-45))" office:value-type="percentage" office:value="0.156150630963536" calcext:value-type="percentage">
            <text:p>15,615063%</text:p>
          </table:table-cell>
          <table:table-cell table:style-name="ce1" table:formula="of:=1-(([.E7]-45)/([.E35]-45))" office:value-type="percentage" office:value="-0.0000000976002805241905" calcext:value-type="percentage">
            <text:p>-0,000010%</text:p>
          </table:table-cell>
          <table:table-cell table:style-name="ce1" table:formula="of:=1-(([.F7]-45)/([.F35]-45))" office:value-type="percentage" office:value="0.142783054451067" calcext:value-type="percentage">
            <text:p>14,278305%</text:p>
          </table:table-cell>
          <table:table-cell table:style-name="ce1" table:formula="of:=1-(([.G7]-45)/([.G35]-45))" office:value-type="percentage" office:value="1" calcext:value-type="percentage">
            <text:p>100,000000%</text:p>
          </table:table-cell>
          <table:table-cell table:style-name="ce1" table:formula="of:=1-(([.H7]-45)/([.H35]-45))" office:value-type="percentage" office:value="1" calcext:value-type="percentage">
            <text:p>100,000000%</text:p>
          </table:table-cell>
          <table:table-cell table:style-name="ce1" table:formula="of:=1-(([.I7]-45)/([.I35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8]-45)/([.A36]-45))" office:value-type="percentage" office:value="0.25832057411852" calcext:value-type="percentage">
            <text:p>25,832057%</text:p>
          </table:table-cell>
          <table:table-cell table:style-name="ce1" table:formula="of:=1-(([.B8]-45)/([.B36]-45))" office:value-type="percentage" office:value="0.15112659025733" calcext:value-type="percentage">
            <text:p>15,112659%</text:p>
          </table:table-cell>
          <table:table-cell table:style-name="ce1" table:formula="of:=1-(([.C8]-45)/([.C36]-45))" office:value-type="percentage" office:value="0.316506780863743" calcext:value-type="percentage">
            <text:p>31,650678%</text:p>
          </table:table-cell>
          <table:table-cell table:style-name="ce1" table:formula="of:=1-(([.D8]-45)/([.D36]-45))" office:value-type="percentage" office:value="0.164647578127654" calcext:value-type="percentage">
            <text:p>16,464758%</text:p>
          </table:table-cell>
          <table:table-cell table:style-name="ce1" table:formula="of:=1-(([.E8]-45)/([.E36]-45))" office:value-type="percentage" office:value="-0.0000000882481312469707" calcext:value-type="percentage">
            <text:p>-0,000009%</text:p>
          </table:table-cell>
          <table:table-cell table:style-name="ce1" table:formula="of:=1-(([.F8]-45)/([.F36]-45))" office:value-type="percentage" office:value="0.160142276037051" calcext:value-type="percentage">
            <text:p>16,014228%</text:p>
          </table:table-cell>
          <table:table-cell table:style-name="ce1" table:formula="of:=1-(([.G8]-45)/([.G36]-45))" office:value-type="percentage" office:value="1" calcext:value-type="percentage">
            <text:p>100,000000%</text:p>
          </table:table-cell>
          <table:table-cell table:style-name="ce1" table:formula="of:=1-(([.H8]-45)/([.H36]-45))" office:value-type="percentage" office:value="1" calcext:value-type="percentage">
            <text:p>100,000000%</text:p>
          </table:table-cell>
          <table:table-cell table:style-name="ce1" table:formula="of:=1-(([.I8]-45)/([.I36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9]-45)/([.A37]-45))" office:value-type="percentage" office:value="0.270509750091842" calcext:value-type="percentage">
            <text:p>27,050975%</text:p>
          </table:table-cell>
          <table:table-cell table:style-name="ce1" table:formula="of:=1-(([.B9]-45)/([.B37]-45))" office:value-type="percentage" office:value="0.159915291620935" calcext:value-type="percentage">
            <text:p>15,991529%</text:p>
          </table:table-cell>
          <table:table-cell table:style-name="ce1" table:formula="of:=1-(([.C9]-45)/([.C37]-45))" office:value-type="percentage" office:value="0.336788316436099" calcext:value-type="percentage">
            <text:p>33,678832%</text:p>
          </table:table-cell>
          <table:table-cell table:style-name="ce1" table:formula="of:=1-(([.D9]-45)/([.D37]-45))" office:value-type="percentage" office:value="0.17081581089854" calcext:value-type="percentage">
            <text:p>17,081581%</text:p>
          </table:table-cell>
          <table:table-cell table:style-name="ce1" table:formula="of:=1-(([.E9]-45)/([.E37]-45))" office:value-type="percentage" office:value="-0.0000000273885198964763" calcext:value-type="percentage">
            <text:p>-0,000003%</text:p>
          </table:table-cell>
          <table:table-cell table:style-name="ce1" table:formula="of:=1-(([.F9]-45)/([.F37]-45))" office:value-type="percentage" office:value="0.175965137768416" calcext:value-type="percentage">
            <text:p>17,596514%</text:p>
          </table:table-cell>
          <table:table-cell table:style-name="ce1" table:formula="of:=1-(([.G9]-45)/([.G37]-45))" office:value-type="percentage" office:value="1" calcext:value-type="percentage">
            <text:p>100,000000%</text:p>
          </table:table-cell>
          <table:table-cell table:style-name="ce1" table:formula="of:=1-(([.H9]-45)/([.H37]-45))" office:value-type="percentage" office:value="1" calcext:value-type="percentage">
            <text:p>100,000000%</text:p>
          </table:table-cell>
          <table:table-cell table:style-name="ce1" table:formula="of:=1-(([.I9]-45)/([.I37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0]-45)/([.A38]-45))" office:value-type="percentage" office:value="0.280062610532454" calcext:value-type="percentage">
            <text:p>28,006261%</text:p>
          </table:table-cell>
          <table:table-cell table:style-name="ce1" table:formula="of:=1-(([.B10]-45)/([.B38]-45))" office:value-type="percentage" office:value="0.167021737121348" calcext:value-type="percentage">
            <text:p>16,702174%</text:p>
          </table:table-cell>
          <table:table-cell table:style-name="ce1" table:formula="of:=1-(([.C10]-45)/([.C38]-45))" office:value-type="percentage" office:value="0.353704878170955" calcext:value-type="percentage">
            <text:p>35,370488%</text:p>
          </table:table-cell>
          <table:table-cell table:style-name="ce1" table:formula="of:=1-(([.D10]-45)/([.D38]-45))" office:value-type="percentage" office:value="0.175181481776969" calcext:value-type="percentage">
            <text:p>17,518148%</text:p>
          </table:table-cell>
          <table:table-cell table:style-name="ce1" table:formula="of:=1-(([.E10]-45)/([.E38]-45))" office:value-type="percentage" office:value="-0.0000000292932920142874" calcext:value-type="percentage">
            <text:p>-0,000003%</text:p>
          </table:table-cell>
          <table:table-cell table:style-name="ce1" table:formula="of:=1-(([.F10]-45)/([.F38]-45))" office:value-type="percentage" office:value="0.19036922327199" calcext:value-type="percentage">
            <text:p>19,036922%</text:p>
          </table:table-cell>
          <table:table-cell table:style-name="ce1" table:formula="of:=1-(([.G10]-45)/([.G38]-45))" office:value-type="percentage" office:value="1" calcext:value-type="percentage">
            <text:p>100,000000%</text:p>
          </table:table-cell>
          <table:table-cell table:style-name="ce1" table:formula="of:=1-(([.H10]-45)/([.H38]-45))" office:value-type="percentage" office:value="1" calcext:value-type="percentage">
            <text:p>100,000000%</text:p>
          </table:table-cell>
          <table:table-cell table:style-name="ce1" table:formula="of:=1-(([.I10]-45)/([.I38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1]-45)/([.A39]-45))" office:value-type="percentage" office:value="0.28753052492476" calcext:value-type="percentage">
            <text:p>28,753052%</text:p>
          </table:table-cell>
          <table:table-cell table:style-name="ce1" table:formula="of:=1-(([.B11]-45)/([.B39]-45))" office:value-type="percentage" office:value="0.172747014038126" calcext:value-type="percentage">
            <text:p>17,274701%</text:p>
          </table:table-cell>
          <table:table-cell table:style-name="ce1" table:formula="of:=1-(([.C11]-45)/([.C39]-45))" office:value-type="percentage" office:value="0.367841394529813" calcext:value-type="percentage">
            <text:p>36,784139%</text:p>
          </table:table-cell>
          <table:table-cell table:style-name="ce1" table:formula="of:=1-(([.D11]-45)/([.D39]-45))" office:value-type="percentage" office:value="0.178155817722497" calcext:value-type="percentage">
            <text:p>17,815582%</text:p>
          </table:table-cell>
          <table:table-cell table:style-name="ce1" table:formula="of:=1-(([.E11]-45)/([.E39]-45))" office:value-type="percentage" office:value="-0.0000000177437646797785" calcext:value-type="percentage">
            <text:p>-0,000002%</text:p>
          </table:table-cell>
          <table:table-cell table:style-name="ce1" table:formula="of:=1-(([.F11]-45)/([.F39]-45))" office:value-type="percentage" office:value="0.203468627881302" calcext:value-type="percentage">
            <text:p>20,346863%</text:p>
          </table:table-cell>
          <table:table-cell table:style-name="ce1" table:formula="of:=1-(([.G11]-45)/([.G39]-45))" office:value-type="percentage" office:value="1" calcext:value-type="percentage">
            <text:p>100,000000%</text:p>
          </table:table-cell>
          <table:table-cell table:style-name="ce1" table:formula="of:=1-(([.H11]-45)/([.H39]-45))" office:value-type="percentage" office:value="1" calcext:value-type="percentage">
            <text:p>100,000000%</text:p>
          </table:table-cell>
          <table:table-cell table:style-name="ce1" table:formula="of:=1-(([.I11]-45)/([.I39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2]-45)/([.A40]-45))" office:value-type="percentage" office:value="0.293345587171966" calcext:value-type="percentage">
            <text:p>29,334559%</text:p>
          </table:table-cell>
          <table:table-cell table:style-name="ce1" table:formula="of:=1-(([.B12]-45)/([.B40]-45))" office:value-type="percentage" office:value="0.177339832724622" calcext:value-type="percentage">
            <text:p>17,733983%</text:p>
          </table:table-cell>
          <table:table-cell table:style-name="ce1" table:formula="of:=1-(([.C12]-45)/([.C40]-45))" office:value-type="percentage" office:value="0.379680216629739" calcext:value-type="percentage">
            <text:p>37,968022%</text:p>
          </table:table-cell>
          <table:table-cell table:style-name="ce1" table:formula="of:=1-(([.D12]-45)/([.D40]-45))" office:value-type="percentage" office:value="0.180060812241651" calcext:value-type="percentage">
            <text:p>18,006081%</text:p>
          </table:table-cell>
          <table:table-cell table:style-name="ce1" table:formula="of:=1-(([.E12]-45)/([.E40]-45))" office:value-type="percentage" office:value="-0.0000000286387571435398" calcext:value-type="percentage">
            <text:p>-0,000003%</text:p>
          </table:table-cell>
          <table:table-cell table:style-name="ce1" table:formula="of:=1-(([.F12]-45)/([.F40]-45))" office:value-type="percentage" office:value="0.215372453010486" calcext:value-type="percentage">
            <text:p>21,537245%</text:p>
          </table:table-cell>
          <table:table-cell table:style-name="ce1" table:formula="of:=1-(([.G12]-45)/([.G40]-45))" office:value-type="percentage" office:value="1" calcext:value-type="percentage">
            <text:p>100,000000%</text:p>
          </table:table-cell>
          <table:table-cell table:style-name="ce1" table:formula="of:=1-(([.H12]-45)/([.H40]-45))" office:value-type="percentage" office:value="1" calcext:value-type="percentage">
            <text:p>100,000000%</text:p>
          </table:table-cell>
          <table:table-cell table:style-name="ce1" table:formula="of:=1-(([.I12]-45)/([.I40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3]-45)/([.A41]-45))" office:value-type="percentage" office:value="0.297848703633277" calcext:value-type="percentage">
            <text:p>29,784870%</text:p>
          </table:table-cell>
          <table:table-cell table:style-name="ce1" table:formula="of:=1-(([.B13]-45)/([.B41]-45))" office:value-type="percentage" office:value="0.181005777721177" calcext:value-type="percentage">
            <text:p>18,100578%</text:p>
          </table:table-cell>
          <table:table-cell table:style-name="ce1" table:formula="of:=1-(([.C13]-45)/([.C41]-45))" office:value-type="percentage" office:value="0.389618410753431" calcext:value-type="percentage">
            <text:p>38,961841%</text:p>
          </table:table-cell>
          <table:table-cell table:style-name="ce1" table:formula="of:=1-(([.D13]-45)/([.D41]-45))" office:value-type="percentage" office:value="0.181149025705402" calcext:value-type="percentage">
            <text:p>18,114903%</text:p>
          </table:table-cell>
          <table:table-cell table:style-name="ce1" table:formula="of:=1-(([.E13]-45)/([.E41]-45))" office:value-type="percentage" office:value="-0.0000000114554778996023" calcext:value-type="percentage">
            <text:p>-0,000001%</text:p>
          </table:table-cell>
          <table:table-cell table:style-name="ce1" table:formula="of:=1-(([.F13]-45)/([.F41]-45))" office:value-type="percentage" office:value="0.2261839127424" calcext:value-type="percentage">
            <text:p>22,618391%</text:p>
          </table:table-cell>
          <table:table-cell table:style-name="ce1" table:formula="of:=1-(([.G13]-45)/([.G41]-45))" office:value-type="percentage" office:value="1" calcext:value-type="percentage">
            <text:p>100,000000%</text:p>
          </table:table-cell>
          <table:table-cell table:style-name="ce1" table:formula="of:=1-(([.H13]-45)/([.H41]-45))" office:value-type="percentage" office:value="1" calcext:value-type="percentage">
            <text:p>100,000000%</text:p>
          </table:table-cell>
          <table:table-cell table:style-name="ce1" table:formula="of:=1-(([.I13]-45)/([.I41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4]-45)/([.A42]-45))" office:value-type="percentage" office:value="0.301310165214735" calcext:value-type="percentage">
            <text:p>30,131017%</text:p>
          </table:table-cell>
          <table:table-cell table:style-name="ce1" table:formula="of:=1-(([.B14]-45)/([.B42]-45))" office:value-type="percentage" office:value="0.183914681239605" calcext:value-type="percentage">
            <text:p>18,391468%</text:p>
          </table:table-cell>
          <table:table-cell table:style-name="ce1" table:formula="of:=1-(([.C14]-45)/([.C42]-45))" office:value-type="percentage" office:value="0.39798243168537" calcext:value-type="percentage">
            <text:p>39,798243%</text:p>
          </table:table-cell>
          <table:table-cell table:style-name="ce1" table:formula="of:=1-(([.D14]-45)/([.D42]-45))" office:value-type="percentage" office:value="0.181618507991986" calcext:value-type="percentage">
            <text:p>18,161851%</text:p>
          </table:table-cell>
          <table:table-cell table:style-name="ce1" table:formula="of:=1-(([.E14]-45)/([.E42]-45))" office:value-type="percentage" office:value="-0.0000000215899658151386" calcext:value-type="percentage">
            <text:p>-0,000002%</text:p>
          </table:table-cell>
          <table:table-cell table:style-name="ce1" table:formula="of:=1-(([.F14]-45)/([.F42]-45))" office:value-type="percentage" office:value="0.235999579350279" calcext:value-type="percentage">
            <text:p>23,599958%</text:p>
          </table:table-cell>
          <table:table-cell table:style-name="ce1" table:formula="of:=1-(([.G14]-45)/([.G42]-45))" office:value-type="percentage" office:value="1" calcext:value-type="percentage">
            <text:p>100,000000%</text:p>
          </table:table-cell>
          <table:table-cell table:style-name="ce1" table:formula="of:=1-(([.H14]-45)/([.H42]-45))" office:value-type="percentage" office:value="1" calcext:value-type="percentage">
            <text:p>100,000000%</text:p>
          </table:table-cell>
          <table:table-cell table:style-name="ce1" table:formula="of:=1-(([.I14]-45)/([.I42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5]-45)/([.A43]-45))" office:value-type="percentage" office:value="0.303945215876667" calcext:value-type="percentage">
            <text:p>30,394522%</text:p>
          </table:table-cell>
          <table:table-cell table:style-name="ce1" table:formula="of:=1-(([.B15]-45)/([.B43]-45))" office:value-type="percentage" office:value="0.186206860668481" calcext:value-type="percentage">
            <text:p>18,620686%</text:p>
          </table:table-cell>
          <table:table-cell table:style-name="ce1" table:formula="of:=1-(([.C15]-45)/([.C43]-45))" office:value-type="percentage" office:value="0.40504072802421" calcext:value-type="percentage">
            <text:p>40,504073%</text:p>
          </table:table-cell>
          <table:table-cell table:style-name="ce1" table:formula="of:=1-(([.D15]-45)/([.D43]-45))" office:value-type="percentage" office:value="0.181624612900813" calcext:value-type="percentage">
            <text:p>18,162461%</text:p>
          </table:table-cell>
          <table:table-cell table:style-name="ce1" table:formula="of:=1-(([.E15]-45)/([.E43]-45))" office:value-type="percentage" office:value="-0.0000000102529449375055" calcext:value-type="percentage">
            <text:p>-0,000001%</text:p>
          </table:table-cell>
          <table:table-cell table:style-name="ce1" table:formula="of:=1-(([.F15]-45)/([.F43]-45))" office:value-type="percentage" office:value="0.244909287307685" calcext:value-type="percentage">
            <text:p>24,490929%</text:p>
          </table:table-cell>
          <table:table-cell table:style-name="ce1" table:formula="of:=1-(([.G15]-45)/([.G43]-45))" office:value-type="percentage" office:value="1" calcext:value-type="percentage">
            <text:p>100,000000%</text:p>
          </table:table-cell>
          <table:table-cell table:style-name="ce1" table:formula="of:=1-(([.H15]-45)/([.H43]-45))" office:value-type="percentage" office:value="1" calcext:value-type="percentage">
            <text:p>100,000000%</text:p>
          </table:table-cell>
          <table:table-cell table:style-name="ce1" table:formula="of:=1-(([.I15]-45)/([.I43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6]-45)/([.A44]-45))" office:value-type="percentage" office:value="0.305925702991208" calcext:value-type="percentage">
            <text:p>30,592570%</text:p>
          </table:table-cell>
          <table:table-cell table:style-name="ce1" table:formula="of:=1-(([.B16]-45)/([.B44]-45))" office:value-type="percentage" office:value="0.187998082701207" calcext:value-type="percentage">
            <text:p>18,799808%</text:p>
          </table:table-cell>
          <table:table-cell table:style-name="ce1" table:formula="of:=1-(([.C16]-45)/([.C44]-45))" office:value-type="percentage" office:value="0.411014054274822" calcext:value-type="percentage">
            <text:p>41,101405%</text:p>
          </table:table-cell>
          <table:table-cell table:style-name="ce1" table:formula="of:=1-(([.D16]-45)/([.D44]-45))" office:value-type="percentage" office:value="0.18128889123572" calcext:value-type="percentage">
            <text:p>18,128889%</text:p>
          </table:table-cell>
          <table:table-cell table:style-name="ce1" table:formula="of:=1-(([.E16]-45)/([.E44]-45))" office:value-type="percentage" office:value="-0.00000000326728155641831" calcext:value-type="percentage">
            <text:p>0,000000%</text:p>
          </table:table-cell>
          <table:table-cell table:style-name="ce1" table:formula="of:=1-(([.F16]-45)/([.F44]-45))" office:value-type="percentage" office:value="0.252995945500563" calcext:value-type="percentage">
            <text:p>25,299595%</text:p>
          </table:table-cell>
          <table:table-cell table:style-name="ce1" table:formula="of:=1-(([.G16]-45)/([.G44]-45))" office:value-type="percentage" office:value="1" calcext:value-type="percentage">
            <text:p>100,000000%</text:p>
          </table:table-cell>
          <table:table-cell table:style-name="ce1" table:formula="of:=1-(([.H16]-45)/([.H44]-45))" office:value-type="percentage" office:value="1" calcext:value-type="percentage">
            <text:p>100,000000%</text:p>
          </table:table-cell>
          <table:table-cell table:style-name="ce1" table:formula="of:=1-(([.I16]-45)/([.I44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7]-45)/([.A45]-45))" office:value-type="percentage" office:value="0.307389129892363" calcext:value-type="percentage">
            <text:p>30,738913%</text:p>
          </table:table-cell>
          <table:table-cell table:style-name="ce1" table:formula="of:=1-(([.B17]-45)/([.B45]-45))" office:value-type="percentage" office:value="0.189383781261739" calcext:value-type="percentage">
            <text:p>18,938378%</text:p>
          </table:table-cell>
          <table:table-cell table:style-name="ce1" table:formula="of:=1-(([.C17]-45)/([.C45]-45))" office:value-type="percentage" office:value="0.416084153028207" calcext:value-type="percentage">
            <text:p>41,608415%</text:p>
          </table:table-cell>
          <table:table-cell table:style-name="ce1" table:formula="of:=1-(([.D17]-45)/([.D45]-45))" office:value-type="percentage" office:value="0.180706296914712" calcext:value-type="percentage">
            <text:p>18,070630%</text:p>
          </table:table-cell>
          <table:table-cell table:style-name="ce1" table:formula="of:=1-(([.E17]-45)/([.E45]-45))" office:value-type="percentage" office:value="-0.0000000125625181368605" calcext:value-type="percentage">
            <text:p>-0,000001%</text:p>
          </table:table-cell>
          <table:table-cell table:style-name="ce1" table:formula="of:=1-(([.F17]-45)/([.F45]-45))" office:value-type="percentage" office:value="0.260335808096242" calcext:value-type="percentage">
            <text:p>26,033581%</text:p>
          </table:table-cell>
          <table:table-cell table:style-name="ce1" table:formula="of:=1-(([.G17]-45)/([.G45]-45))" office:value-type="percentage" office:value="1" calcext:value-type="percentage">
            <text:p>100,000000%</text:p>
          </table:table-cell>
          <table:table-cell table:style-name="ce1" table:formula="of:=1-(([.H17]-45)/([.H45]-45))" office:value-type="percentage" office:value="1" calcext:value-type="percentage">
            <text:p>100,000000%</text:p>
          </table:table-cell>
          <table:table-cell table:style-name="ce1" table:formula="of:=1-(([.I17]-45)/([.I45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8]-45)/([.A46]-45))" office:value-type="percentage" office:value="0.308445649900067" calcext:value-type="percentage">
            <text:p>30,844565%</text:p>
          </table:table-cell>
          <table:table-cell table:style-name="ce1" table:formula="of:=1-(([.B18]-45)/([.B46]-45))" office:value-type="percentage" office:value="0.190442516081697" calcext:value-type="percentage">
            <text:p>19,044252%</text:p>
          </table:table-cell>
          <table:table-cell table:style-name="ce1" table:formula="of:=1-(([.C18]-45)/([.C46]-45))" office:value-type="percentage" office:value="0.420400860076538" calcext:value-type="percentage">
            <text:p>42,040086%</text:p>
          </table:table-cell>
          <table:table-cell table:style-name="ce1" table:formula="of:=1-(([.D18]-45)/([.D46]-45))" office:value-type="percentage" office:value="0.179950758956178" calcext:value-type="percentage">
            <text:p>17,995076%</text:p>
          </table:table-cell>
          <table:table-cell table:style-name="ce1" table:formula="of:=1-(([.E18]-45)/([.E46]-45))" office:value-type="percentage" office:value="-0.00000000303283287372835" calcext:value-type="percentage">
            <text:p>0,000000%</text:p>
          </table:table-cell>
          <table:table-cell table:style-name="ce1" table:formula="of:=1-(([.F18]-45)/([.F46]-45))" office:value-type="percentage" office:value="0.266998744091333" calcext:value-type="percentage">
            <text:p>26,699874%</text:p>
          </table:table-cell>
          <table:table-cell table:style-name="ce1" table:formula="of:=1-(([.G18]-45)/([.G46]-45))" office:value-type="percentage" office:value="1" calcext:value-type="percentage">
            <text:p>100,000000%</text:p>
          </table:table-cell>
          <table:table-cell table:style-name="ce1" table:formula="of:=1-(([.H18]-45)/([.H46]-45))" office:value-type="percentage" office:value="1" calcext:value-type="percentage">
            <text:p>100,000000%</text:p>
          </table:table-cell>
          <table:table-cell table:style-name="ce1" table:formula="of:=1-(([.I18]-45)/([.I46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19]-45)/([.A47]-45))" office:value-type="percentage" office:value="0.309183498386555" calcext:value-type="percentage">
            <text:p>30,918350%</text:p>
          </table:table-cell>
          <table:table-cell table:style-name="ce1" table:formula="of:=1-(([.B19]-45)/([.B47]-45))" office:value-type="percentage" office:value="0.191238806446772" calcext:value-type="percentage">
            <text:p>19,123881%</text:p>
          </table:table-cell>
          <table:table-cell table:style-name="ce1" table:formula="of:=1-(([.C19]-45)/([.C47]-45))" office:value-type="percentage" office:value="0.424087838399699" calcext:value-type="percentage">
            <text:p>42,408784%</text:p>
          </table:table-cell>
          <table:table-cell table:style-name="ce1" table:formula="of:=1-(([.D19]-45)/([.D47]-45))" office:value-type="percentage" office:value="0.179079502565689" calcext:value-type="percentage">
            <text:p>17,907950%</text:p>
          </table:table-cell>
          <table:table-cell table:style-name="ce1" table:formula="of:=1-(([.E19]-45)/([.E47]-45))" office:value-type="percentage" office:value="-0.00000000882071526930872" calcext:value-type="percentage">
            <text:p>-0,000001%</text:p>
          </table:table-cell>
          <table:table-cell table:style-name="ce1" table:formula="of:=1-(([.F19]-45)/([.F47]-45))" office:value-type="percentage" office:value="0.27304846854886" calcext:value-type="percentage">
            <text:p>27,304847%</text:p>
          </table:table-cell>
          <table:table-cell table:style-name="ce1" table:formula="of:=1-(([.G19]-45)/([.G47]-45))" office:value-type="percentage" office:value="1" calcext:value-type="percentage">
            <text:p>100,000000%</text:p>
          </table:table-cell>
          <table:table-cell table:style-name="ce1" table:formula="of:=1-(([.H19]-45)/([.H47]-45))" office:value-type="percentage" office:value="1" calcext:value-type="percentage">
            <text:p>100,000000%</text:p>
          </table:table-cell>
          <table:table-cell table:style-name="ce1" table:formula="of:=1-(([.I19]-45)/([.I47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0]-45)/([.A48]-45))" office:value-type="percentage" office:value="0.309673358297531" calcext:value-type="percentage">
            <text:p>30,967336%</text:p>
          </table:table-cell>
          <table:table-cell table:style-name="ce1" table:formula="of:=1-(([.B20]-45)/([.B48]-45))" office:value-type="percentage" office:value="0.191825560706141" calcext:value-type="percentage">
            <text:p>19,182556%</text:p>
          </table:table-cell>
          <table:table-cell table:style-name="ce1" table:formula="of:=1-(([.C20]-45)/([.C48]-45))" office:value-type="percentage" office:value="0.427247390696343" calcext:value-type="percentage">
            <text:p>42,724739%</text:p>
          </table:table-cell>
          <table:table-cell table:style-name="ce1" table:formula="of:=1-(([.D20]-45)/([.D48]-45))" office:value-type="percentage" office:value="0.178136626686872" calcext:value-type="percentage">
            <text:p>17,813663%</text:p>
          </table:table-cell>
          <table:table-cell table:style-name="ce1" table:formula="of:=1-(([.E20]-45)/([.E48]-45))" office:value-type="percentage" office:value="-0.0000000114402083362108" calcext:value-type="percentage">
            <text:p>-0,000001%</text:p>
          </table:table-cell>
          <table:table-cell table:style-name="ce1" table:formula="of:=1-(([.F20]-45)/([.F48]-45))" office:value-type="percentage" office:value="0.278543063795935" calcext:value-type="percentage">
            <text:p>27,854306%</text:p>
          </table:table-cell>
          <table:table-cell table:style-name="ce1" table:formula="of:=1-(([.G20]-45)/([.G48]-45))" office:value-type="percentage" office:value="1" calcext:value-type="percentage">
            <text:p>100,000000%</text:p>
          </table:table-cell>
          <table:table-cell table:style-name="ce1" table:formula="of:=1-(([.H20]-45)/([.H48]-45))" office:value-type="percentage" office:value="1" calcext:value-type="percentage">
            <text:p>100,000000%</text:p>
          </table:table-cell>
          <table:table-cell table:style-name="ce1" table:formula="of:=1-(([.I20]-45)/([.I48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1]-45)/([.A49]-45))" office:value-type="percentage" office:value="0.309377077474126" calcext:value-type="percentage">
            <text:p>30,937708%</text:p>
          </table:table-cell>
          <table:table-cell table:style-name="ce1" table:formula="of:=1-(([.B21]-45)/([.B49]-45))" office:value-type="percentage" office:value="0.191549893780295" calcext:value-type="percentage">
            <text:p>19,154989%</text:p>
          </table:table-cell>
          <table:table-cell table:style-name="ce1" table:formula="of:=1-(([.C21]-45)/([.C49]-45))" office:value-type="percentage" office:value="0.428959480119963" calcext:value-type="percentage">
            <text:p>42,895948%</text:p>
          </table:table-cell>
          <table:table-cell table:style-name="ce1" table:formula="of:=1-(([.D21]-45)/([.D49]-45))" office:value-type="percentage" office:value="0.17538949890606" calcext:value-type="percentage">
            <text:p>17,538950%</text:p>
          </table:table-cell>
          <table:table-cell table:style-name="ce1" table:formula="of:=1-(([.E21]-45)/([.E49]-45))" office:value-type="percentage" office:value="-0.0021466023336616" calcext:value-type="percentage">
            <text:p>-0,214660%</text:p>
          </table:table-cell>
          <table:table-cell table:style-name="ce1" table:formula="of:=1-(([.F21]-45)/([.F49]-45))" office:value-type="percentage" office:value="0.281500491294442" calcext:value-type="percentage">
            <text:p>28,150049%</text:p>
          </table:table-cell>
          <table:table-cell table:style-name="ce1" table:formula="of:=1-(([.G21]-45)/([.G49]-45))" office:value-type="percentage" office:value="1" calcext:value-type="percentage">
            <text:p>100,000000%</text:p>
          </table:table-cell>
          <table:table-cell table:style-name="ce1" table:formula="of:=1-(([.H21]-45)/([.H49]-45))" office:value-type="percentage" office:value="1" calcext:value-type="percentage">
            <text:p>100,000000%</text:p>
          </table:table-cell>
          <table:table-cell table:style-name="ce1" table:formula="of:=1-(([.I21]-45)/([.I49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2]-45)/([.A50]-45))" office:value-type="percentage" office:value="0.308422898641685" calcext:value-type="percentage">
            <text:p>30,842290%</text:p>
          </table:table-cell>
          <table:table-cell table:style-name="ce1" table:formula="of:=1-(([.B22]-45)/([.B50]-45))" office:value-type="percentage" office:value="0.190544636226954" calcext:value-type="percentage">
            <text:p>19,054464%</text:p>
          </table:table-cell>
          <table:table-cell table:style-name="ce1" table:formula="of:=1-(([.C22]-45)/([.C50]-45))" office:value-type="percentage" office:value="0.429462263641068" calcext:value-type="percentage">
            <text:p>42,946226%</text:p>
          </table:table-cell>
          <table:table-cell table:style-name="ce1" table:formula="of:=1-(([.D22]-45)/([.D50]-45))" office:value-type="percentage" office:value="0.171136546164561" calcext:value-type="percentage">
            <text:p>17,113655%</text:p>
          </table:table-cell>
          <table:table-cell table:style-name="ce1" table:formula="of:=1-(([.E22]-45)/([.E50]-45))" office:value-type="percentage" office:value="-0.00610067568301775" calcext:value-type="percentage">
            <text:p>-0,610068%</text:p>
          </table:table-cell>
          <table:table-cell table:style-name="ce1" table:formula="of:=1-(([.F22]-45)/([.F50]-45))" office:value-type="percentage" office:value="0.282350142197633" calcext:value-type="percentage">
            <text:p>28,235014%</text:p>
          </table:table-cell>
          <table:table-cell table:style-name="ce1" table:formula="of:=1-(([.G22]-45)/([.G50]-45))" office:value-type="percentage" office:value="1" calcext:value-type="percentage">
            <text:p>100,000000%</text:p>
          </table:table-cell>
          <table:table-cell table:style-name="ce1" table:formula="of:=1-(([.H22]-45)/([.H50]-45))" office:value-type="percentage" office:value="1" calcext:value-type="percentage">
            <text:p>100,000000%</text:p>
          </table:table-cell>
          <table:table-cell table:style-name="ce1" table:formula="of:=1-(([.I22]-45)/([.I50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3]-45)/([.A51]-45))" office:value-type="percentage" office:value="0.306914941229199" calcext:value-type="percentage">
            <text:p>30,691494%</text:p>
          </table:table-cell>
          <table:table-cell table:style-name="ce1" table:formula="of:=1-(([.B23]-45)/([.B51]-45))" office:value-type="percentage" office:value="0.188918620023126" calcext:value-type="percentage">
            <text:p>18,891862%</text:p>
          </table:table-cell>
          <table:table-cell table:style-name="ce1" table:formula="of:=1-(([.C23]-45)/([.C51]-45))" office:value-type="percentage" office:value="0.428946858552726" calcext:value-type="percentage">
            <text:p>42,894686%</text:p>
          </table:table-cell>
          <table:table-cell table:style-name="ce1" table:formula="of:=1-(([.D23]-45)/([.D51]-45))" office:value-type="percentage" office:value="0.16561721830944" calcext:value-type="percentage">
            <text:p>16,561722%</text:p>
          </table:table-cell>
          <table:table-cell table:style-name="ce1" table:formula="of:=1-(([.E23]-45)/([.E51]-45))" office:value-type="percentage" office:value="-0.0115885005618892" calcext:value-type="percentage">
            <text:p>-1,158850%</text:p>
          </table:table-cell>
          <table:table-cell table:style-name="ce1" table:formula="of:=1-(([.F23]-45)/([.F51]-45))" office:value-type="percentage" office:value="0.281431313883559" calcext:value-type="percentage">
            <text:p>28,143131%</text:p>
          </table:table-cell>
          <table:table-cell table:style-name="ce1" table:formula="of:=1-(([.G23]-45)/([.G51]-45))" office:value-type="percentage" office:value="1" calcext:value-type="percentage">
            <text:p>100,000000%</text:p>
          </table:table-cell>
          <table:table-cell table:style-name="ce1" table:formula="of:=1-(([.H23]-45)/([.H51]-45))" office:value-type="percentage" office:value="1" calcext:value-type="percentage">
            <text:p>100,000000%</text:p>
          </table:table-cell>
          <table:table-cell table:style-name="ce1" table:formula="of:=1-(([.I23]-45)/([.I51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4]-45)/([.A52]-45))" office:value-type="percentage" office:value="0.304938490876624" calcext:value-type="percentage">
            <text:p>30,493849%</text:p>
          </table:table-cell>
          <table:table-cell table:style-name="ce1" table:formula="of:=1-(([.B24]-45)/([.B52]-45))" office:value-type="percentage" office:value="0.186761845060175" calcext:value-type="percentage">
            <text:p>18,676185%</text:p>
          </table:table-cell>
          <table:table-cell table:style-name="ce1" table:formula="of:=1-(([.C24]-45)/([.C52]-45))" office:value-type="percentage" office:value="0.427568466662656" calcext:value-type="percentage">
            <text:p>42,756847%</text:p>
          </table:table-cell>
          <table:table-cell table:style-name="ce1" table:formula="of:=1-(([.D24]-45)/([.D52]-45))" office:value-type="percentage" office:value="0.159025975877357" calcext:value-type="percentage">
            <text:p>15,902598%</text:p>
          </table:table-cell>
          <table:table-cell table:style-name="ce1" table:formula="of:=1-(([.E24]-45)/([.E52]-45))" office:value-type="percentage" office:value="-0.0183863603765895" calcext:value-type="percentage">
            <text:p>-1,838636%</text:p>
          </table:table-cell>
          <table:table-cell table:style-name="ce1" table:formula="of:=1-(([.F24]-45)/([.F52]-45))" office:value-type="percentage" office:value="0.279015924599172" calcext:value-type="percentage">
            <text:p>27,901592%</text:p>
          </table:table-cell>
          <table:table-cell table:style-name="ce1" table:formula="of:=1-(([.G24]-45)/([.G52]-45))" office:value-type="percentage" office:value="1" calcext:value-type="percentage">
            <text:p>100,000000%</text:p>
          </table:table-cell>
          <table:table-cell table:style-name="ce1" table:formula="of:=1-(([.H24]-45)/([.H52]-45))" office:value-type="percentage" office:value="1" calcext:value-type="percentage">
            <text:p>100,000000%</text:p>
          </table:table-cell>
          <table:table-cell table:style-name="ce1" table:formula="of:=1-(([.I24]-45)/([.I52]-45))" office:value-type="percentage" office:value="1" calcext:value-type="percentage">
            <text:p>100,000000%</text:p>
          </table:table-cell>
        </table:table-row>
        <table:table-row table:style-name="ro1">
          <table:table-cell table:style-name="ce1" table:formula="of:=1-(([.A25]-45)/([.A53]-45))" office:value-type="percentage" office:value="0.302563952551762" calcext:value-type="percentage">
            <text:p>30,256395%</text:p>
          </table:table-cell>
          <table:table-cell table:style-name="ce1" table:formula="of:=1-(([.B25]-45)/([.B53]-45))" office:value-type="percentage" office:value="0.184149347790146" calcext:value-type="percentage">
            <text:p>18,414935%</text:p>
          </table:table-cell>
          <table:table-cell table:style-name="ce1" table:formula="of:=1-(([.C25]-45)/([.C53]-45))" office:value-type="percentage" office:value="0.425454460129862" calcext:value-type="percentage">
            <text:p>42,545446%</text:p>
          </table:table-cell>
          <table:table-cell table:style-name="ce1" table:formula="of:=1-(([.D25]-45)/([.D53]-45))" office:value-type="percentage" office:value="0.151522434194004" calcext:value-type="percentage">
            <text:p>15,152243%</text:p>
          </table:table-cell>
          <table:table-cell table:style-name="ce1" table:formula="of:=1-(([.E25]-45)/([.E53]-45))" office:value-type="percentage" office:value="-0.0263093916178563" calcext:value-type="percentage">
            <text:p>-2,630939%</text:p>
          </table:table-cell>
          <table:table-cell table:style-name="ce1" table:formula="of:=1-(([.F25]-45)/([.F53]-45))" office:value-type="percentage" office:value="0.275324711939907" calcext:value-type="percentage">
            <text:p>27,532471%</text:p>
          </table:table-cell>
          <table:table-cell table:style-name="ce1" table:formula="of:=1-(([.G25]-45)/([.G53]-45))" office:value-type="percentage" office:value="1" calcext:value-type="percentage">
            <text:p>100,000000%</text:p>
          </table:table-cell>
          <table:table-cell table:style-name="ce1" table:formula="of:=1-(([.H25]-45)/([.H53]-45))" office:value-type="percentage" office:value="1" calcext:value-type="percentage">
            <text:p>100,000000%</text:p>
          </table:table-cell>
          <table:table-cell table:style-name="ce1" table:formula="of:=1-(([.I25]-45)/([.I53]-45))" office:value-type="percentage" office:value="1" calcext:value-type="percentage">
            <text:p>100,000000%</text:p>
          </table:table-cell>
        </table:table-row>
        <table:table-row table:style-name="ro1" table:number-rows-repeated="8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</table:table>
      <table:table table:name="Sheet2" table:style-name="ta1">
        <table:table-column table:style-name="co3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.20303855" calcext:value-type="float">
            <text:p>2,20303855</text:p>
          </table:table-cell>
          <table:table-cell table:number-columns-repeated="2" office:value-type="float" office:value="0.08213743" calcext:value-type="float">
            <text:p>0,08213743</text:p>
          </table:table-cell>
          <table:table-cell office:value-type="float" office:value="0.00414413" calcext:value-type="float">
            <text:p>0,00414413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48316101" calcext:value-type="float">
            <text:p>-0,48316101</text:p>
          </table:table-cell>
          <table:table-cell table:number-columns-repeated="2" office:value-type="float" office:value="0.108792" calcext:value-type="float">
            <text:p>0,108792</text:p>
          </table:table-cell>
          <table:table-cell office:value-type="float" office:value="0.01777011" calcext:value-type="float">
            <text:p>0,01777011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36091801" calcext:value-type="float">
            <text:p>-0,36091801</text:p>
          </table:table-cell>
          <table:table-cell table:number-columns-repeated="2" office:value-type="float" office:value="0.05164823" calcext:value-type="float">
            <text:p>0,05164823</text:p>
          </table:table-cell>
          <table:table-cell office:value-type="float" office:value="0.02187297" calcext:value-type="float">
            <text:p>0,02187297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27347653" calcext:value-type="float">
            <text:p>-0,27347653</text:p>
          </table:table-cell>
          <table:table-cell table:number-columns-repeated="2" office:value-type="float" office:value="0.01798108" calcext:value-type="float">
            <text:p>0,01798108</text:p>
          </table:table-cell>
          <table:table-cell office:value-type="float" office:value="0.01910432" calcext:value-type="float">
            <text:p>0,01910432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20969835" calcext:value-type="float">
            <text:p>-0,20969835</text:p>
          </table:table-cell>
          <table:table-cell table:number-columns-repeated="2" office:value-type="float" office:value="-0.00134436" calcext:value-type="float">
            <text:p>-0,00134436</text:p>
          </table:table-cell>
          <table:table-cell office:value-type="float" office:value="0.01410715" calcext:value-type="float">
            <text:p>0,0141071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16258296" calcext:value-type="float">
            <text:p>-0,16258296</text:p>
          </table:table-cell>
          <table:table-cell table:number-columns-repeated="2" office:value-type="float" office:value="-0.01192898" calcext:value-type="float">
            <text:p>-0,01192898</text:p>
          </table:table-cell>
          <table:table-cell office:value-type="float" office:value="0.00899935" calcext:value-type="float">
            <text:p>0,0089993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1273511" calcext:value-type="float">
            <text:p>-0,1273511</text:p>
          </table:table-cell>
          <table:table-cell table:number-columns-repeated="2" office:value-type="float" office:value="-0.01722411" calcext:value-type="float">
            <text:p>-0,01722411</text:p>
          </table:table-cell>
          <table:table-cell office:value-type="float" office:value="0.00462501" calcext:value-type="float">
            <text:p>0,00462501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10070129" calcext:value-type="float">
            <text:p>-0,10070129</text:p>
          </table:table-cell>
          <table:table-cell table:number-columns-repeated="2" office:value-type="float" office:value="-0.01936033" calcext:value-type="float">
            <text:p>-0,01936033</text:p>
          </table:table-cell>
          <table:table-cell office:value-type="float" office:value="0.00121499" calcext:value-type="float">
            <text:p>0,00121499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8032403" calcext:value-type="float">
            <text:p>-0,08032403</text:p>
          </table:table-cell>
          <table:table-cell table:number-columns-repeated="2" office:value-type="float" office:value="-0.01965315" calcext:value-type="float">
            <text:p>-0,01965315</text:p>
          </table:table-cell>
          <table:table-cell office:value-type="float" office:value="-0.0012725" calcext:value-type="float">
            <text:p>-0,001272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6458466" calcext:value-type="float">
            <text:p>-0,06458466</text:p>
          </table:table-cell>
          <table:table-cell table:number-columns-repeated="2" office:value-type="float" office:value="-0.01891247" calcext:value-type="float">
            <text:p>-0,01891247</text:p>
          </table:table-cell>
          <table:table-cell office:value-type="float" office:value="-0.00298147" calcext:value-type="float">
            <text:p>-0,00298147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5231256" calcext:value-type="float">
            <text:p>-0,05231256</text:p>
          </table:table-cell>
          <table:table-cell table:number-columns-repeated="2" office:value-type="float" office:value="-0.0176337" calcext:value-type="float">
            <text:p>-0,0176337</text:p>
          </table:table-cell>
          <table:table-cell office:value-type="float" office:value="-0.00407736" calcext:value-type="float">
            <text:p>-0,00407736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4265997" calcext:value-type="float">
            <text:p>-0,04265997</text:p>
          </table:table-cell>
          <table:table-cell table:number-columns-repeated="2" office:value-type="float" office:value="-0.01611625" calcext:value-type="float">
            <text:p>-0,01611625</text:p>
          </table:table-cell>
          <table:table-cell office:value-type="float" office:value="-0.00471231" calcext:value-type="float">
            <text:p>-0,00471231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3500591" calcext:value-type="float">
            <text:p>-0,03500591</text:p>
          </table:table-cell>
          <table:table-cell table:number-columns-repeated="2" office:value-type="float" office:value="-0.01453735" calcext:value-type="float">
            <text:p>-0,01453735</text:p>
          </table:table-cell>
          <table:table-cell office:value-type="float" office:value="-0.00501303" calcext:value-type="float">
            <text:p>-0,00501303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2889096" calcext:value-type="float">
            <text:p>-0,02889096</text:p>
          </table:table-cell>
          <table:table-cell table:number-columns-repeated="2" office:value-type="float" office:value="-0.01299829" calcext:value-type="float">
            <text:p>-0,01299829</text:p>
          </table:table-cell>
          <table:table-cell office:value-type="float" office:value="-0.00507925" calcext:value-type="float">
            <text:p>-0,0050792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2397164" calcext:value-type="float">
            <text:p>-0,02397164</text:p>
          </table:table-cell>
          <table:table-cell table:number-columns-repeated="2" office:value-type="float" office:value="-0.01155352" calcext:value-type="float">
            <text:p>-0,01155352</text:p>
          </table:table-cell>
          <table:table-cell office:value-type="float" office:value="-0.00498663" calcext:value-type="float">
            <text:p>-0,00498663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1998874" calcext:value-type="float">
            <text:p>-0,01998874</text:p>
          </table:table-cell>
          <table:table-cell table:number-columns-repeated="2" office:value-type="float" office:value="-0.01022884" calcext:value-type="float">
            <text:p>-0,01022884</text:p>
          </table:table-cell>
          <table:table-cell office:value-type="float" office:value="-0.00479108" calcext:value-type="float">
            <text:p>-0,00479108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1674477" calcext:value-type="float">
            <text:p>-0,01674477</text:p>
          </table:table-cell>
          <table:table-cell table:number-columns-repeated="2" office:value-type="float" office:value="-0.00903287" calcext:value-type="float">
            <text:p>-0,00903287</text:p>
          </table:table-cell>
          <table:table-cell office:value-type="float" office:value="-0.00453294" calcext:value-type="float">
            <text:p>-0,00453294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1408806" calcext:value-type="float">
            <text:p>-0,01408806</text:p>
          </table:table-cell>
          <table:table-cell table:number-columns-repeated="2" office:value-type="float" office:value="-0.00796429" calcext:value-type="float">
            <text:p>-0,00796429</text:p>
          </table:table-cell>
          <table:table-cell office:value-type="float" office:value="-0.00424077" calcext:value-type="float">
            <text:p>-0,00424077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119011" calcext:value-type="float">
            <text:p>-0,0119011</text:p>
          </table:table-cell>
          <table:table-cell table:number-columns-repeated="2" office:value-type="float" office:value="-0.00701625" calcext:value-type="float">
            <text:p>-0,00701625</text:p>
          </table:table-cell>
          <table:table-cell office:value-type="float" office:value="-0.00393437" calcext:value-type="float">
            <text:p>-0,00393437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-0.01009217" calcext:value-type="float">
            <text:p>-0,01009217</text:p>
          </table:table-cell>
          <table:table-cell table:number-columns-repeated="2" office:value-type="float" office:value="-0.00617918" calcext:value-type="float">
            <text:p>-0,00617918</text:p>
          </table:table-cell>
          <table:table-cell office:value-type="float" office:value="-0.0036271" calcext:value-type="float">
            <text:p>-0,0036271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float" office:value="0.00414417" calcext:value-type="float">
            <text:p>0,00414417</text:p>
          </table:table-cell>
          <table:table-cell office:value-type="float" office:value="0.07811688" calcext:value-type="float">
            <text:p>0,07811688</text:p>
          </table:table-cell>
          <table:table-cell office:value-type="float" office:value="0.00414417" calcext:value-type="float">
            <text:p>0,00414417</text:p>
          </table:table-cell>
          <table:table-cell office:value-type="float" office:value="0.07811688" calcext:value-type="float">
            <text:p>0,07811688</text:p>
          </table:table-cell>
          <table:table-cell office:value-type="float" office:value="2.0469731" calcext:value-type="float">
            <text:p>2,0469731</text:p>
          </table:table-cell>
          <table:table-cell office:value-type="float" office:value="0.07811688" calcext:value-type="float">
            <text:p>0,07811688</text:p>
          </table:table-cell>
          <table:table-cell office:value-type="float" office:value="0.00414417" calcext:value-type="float">
            <text:p>0,00414417</text:p>
          </table:table-cell>
          <table:table-cell office:value-type="float" office:value="0.07811688" calcext:value-type="float">
            <text:p>0,07811688</text:p>
          </table:table-cell>
          <table:table-cell office:value-type="float" office:value="0.00414417" calcext:value-type="float">
            <text:p>0,00414417</text:p>
          </table:table-cell>
        </table:table-row>
        <table:table-row table:style-name="ro1">
          <table:table-cell/>
          <table:table-cell office:value-type="float" office:value="0.01777012" calcext:value-type="float">
            <text:p>0,01777012</text:p>
          </table:table-cell>
          <table:table-cell office:value-type="float" office:value="0.09231066" calcext:value-type="float">
            <text:p>0,09231066</text:p>
          </table:table-cell>
          <table:table-cell office:value-type="float" office:value="0.01777012" calcext:value-type="float">
            <text:p>0,01777012</text:p>
          </table:table-cell>
          <table:table-cell office:value-type="float" office:value="0.09231066" calcext:value-type="float">
            <text:p>0,09231066</text:p>
          </table:table-cell>
          <table:table-cell office:value-type="float" office:value="-0.66595721" calcext:value-type="float">
            <text:p>-0,66595721</text:p>
          </table:table-cell>
          <table:table-cell office:value-type="float" office:value="0.09231066" calcext:value-type="float">
            <text:p>0,09231066</text:p>
          </table:table-cell>
          <table:table-cell office:value-type="float" office:value="0.01777012" calcext:value-type="float">
            <text:p>0,01777012</text:p>
          </table:table-cell>
          <table:table-cell office:value-type="float" office:value="0.09231066" calcext:value-type="float">
            <text:p>0,09231066</text:p>
          </table:table-cell>
          <table:table-cell office:value-type="float" office:value="0.01777012" calcext:value-type="float">
            <text:p>0,01777012</text:p>
          </table:table-cell>
        </table:table-row>
        <table:table-row table:style-name="ro1">
          <table:table-cell/>
          <table:table-cell office:value-type="float" office:value="0.02187296" calcext:value-type="float">
            <text:p>0,02187296</text:p>
          </table:table-cell>
          <table:table-cell office:value-type="float" office:value="0.03292651" calcext:value-type="float">
            <text:p>0,03292651</text:p>
          </table:table-cell>
          <table:table-cell office:value-type="float" office:value="0.02187296" calcext:value-type="float">
            <text:p>0,02187296</text:p>
          </table:table-cell>
          <table:table-cell office:value-type="float" office:value="0.03292651" calcext:value-type="float">
            <text:p>0,03292651</text:p>
          </table:table-cell>
          <table:table-cell office:value-type="float" office:value="-0.42212051" calcext:value-type="float">
            <text:p>-0,42212051</text:p>
          </table:table-cell>
          <table:table-cell office:value-type="float" office:value="0.03292651" calcext:value-type="float">
            <text:p>0,03292651</text:p>
          </table:table-cell>
          <table:table-cell office:value-type="float" office:value="0.02187296" calcext:value-type="float">
            <text:p>0,02187296</text:p>
          </table:table-cell>
          <table:table-cell office:value-type="float" office:value="0.03292651" calcext:value-type="float">
            <text:p>0,03292651</text:p>
          </table:table-cell>
          <table:table-cell office:value-type="float" office:value="0.02187296" calcext:value-type="float">
            <text:p>0,02187296</text:p>
          </table:table-cell>
        </table:table-row>
        <table:table-row table:style-name="ro1">
          <table:table-cell/>
          <table:table-cell office:value-type="float" office:value="0.01910432" calcext:value-type="float">
            <text:p>0,01910432</text:p>
          </table:table-cell>
          <table:table-cell office:value-type="float" office:value="0.00345292" calcext:value-type="float">
            <text:p>0,00345292</text:p>
          </table:table-cell>
          <table:table-cell office:value-type="float" office:value="0.01910432" calcext:value-type="float">
            <text:p>0,01910432</text:p>
          </table:table-cell>
          <table:table-cell office:value-type="float" office:value="0.00345292" calcext:value-type="float">
            <text:p>0,00345292</text:p>
          </table:table-cell>
          <table:table-cell office:value-type="float" office:value="-0.27331617" calcext:value-type="float">
            <text:p>-0,27331617</text:p>
          </table:table-cell>
          <table:table-cell office:value-type="float" office:value="0.00345292" calcext:value-type="float">
            <text:p>0,00345292</text:p>
          </table:table-cell>
          <table:table-cell office:value-type="float" office:value="0.01910432" calcext:value-type="float">
            <text:p>0,01910432</text:p>
          </table:table-cell>
          <table:table-cell office:value-type="float" office:value="0.00345292" calcext:value-type="float">
            <text:p>0,00345292</text:p>
          </table:table-cell>
          <table:table-cell office:value-type="float" office:value="0.01910432" calcext:value-type="float">
            <text:p>0,01910432</text:p>
          </table:table-cell>
        </table:table-row>
        <table:table-row table:style-name="ro1">
          <table:table-cell/>
          <table:table-cell office:value-type="float" office:value="0.01410716" calcext:value-type="float">
            <text:p>0,01410716</text:p>
          </table:table-cell>
          <table:table-cell office:value-type="float" office:value="-0.01020448" calcext:value-type="float">
            <text:p>-0,01020448</text:p>
          </table:table-cell>
          <table:table-cell office:value-type="float" office:value="0.01410716" calcext:value-type="float">
            <text:p>0,01410716</text:p>
          </table:table-cell>
          <table:table-cell office:value-type="float" office:value="-0.01020448" calcext:value-type="float">
            <text:p>-0,01020448</text:p>
          </table:table-cell>
          <table:table-cell office:value-type="float" office:value="-0.18080162" calcext:value-type="float">
            <text:p>-0,18080162</text:p>
          </table:table-cell>
          <table:table-cell office:value-type="float" office:value="-0.01020448" calcext:value-type="float">
            <text:p>-0,01020448</text:p>
          </table:table-cell>
          <table:table-cell office:value-type="float" office:value="0.01410716" calcext:value-type="float">
            <text:p>0,01410716</text:p>
          </table:table-cell>
          <table:table-cell office:value-type="float" office:value="-0.01020448" calcext:value-type="float">
            <text:p>-0,01020448</text:p>
          </table:table-cell>
          <table:table-cell office:value-type="float" office:value="0.01410716" calcext:value-type="float">
            <text:p>0,01410716</text:p>
          </table:table-cell>
        </table:table-row>
        <table:table-row table:style-name="ro1">
          <table:table-cell/>
          <table:table-cell office:value-type="float" office:value="0.00899932" calcext:value-type="float">
            <text:p>0,00899932</text:p>
          </table:table-cell>
          <table:table-cell office:value-type="float" office:value="-0.015681" calcext:value-type="float">
            <text:p>-0,015681</text:p>
          </table:table-cell>
          <table:table-cell office:value-type="float" office:value="0.00899932" calcext:value-type="float">
            <text:p>0,00899932</text:p>
          </table:table-cell>
          <table:table-cell office:value-type="float" office:value="-0.015681" calcext:value-type="float">
            <text:p>-0,015681</text:p>
          </table:table-cell>
          <table:table-cell office:value-type="float" office:value="-0.12231727" calcext:value-type="float">
            <text:p>-0,12231727</text:p>
          </table:table-cell>
          <table:table-cell office:value-type="float" office:value="-0.015681" calcext:value-type="float">
            <text:p>-0,015681</text:p>
          </table:table-cell>
          <table:table-cell office:value-type="float" office:value="0.00899932" calcext:value-type="float">
            <text:p>0,00899932</text:p>
          </table:table-cell>
          <table:table-cell office:value-type="float" office:value="-0.015681" calcext:value-type="float">
            <text:p>-0,015681</text:p>
          </table:table-cell>
          <table:table-cell office:value-type="float" office:value="0.00899932" calcext:value-type="float">
            <text:p>0,00899932</text:p>
          </table:table-cell>
        </table:table-row>
        <table:table-row table:style-name="ro1">
          <table:table-cell/>
          <table:table-cell office:value-type="float" office:value="0.00462501" calcext:value-type="float">
            <text:p>0,00462501</text:p>
          </table:table-cell>
          <table:table-cell office:value-type="float" office:value="-0.01707206" calcext:value-type="float">
            <text:p>-0,01707206</text:p>
          </table:table-cell>
          <table:table-cell office:value-type="float" office:value="0.00462501" calcext:value-type="float">
            <text:p>0,00462501</text:p>
          </table:table-cell>
          <table:table-cell office:value-type="float" office:value="-0.01707206" calcext:value-type="float">
            <text:p>-0,01707206</text:p>
          </table:table-cell>
          <table:table-cell office:value-type="float" office:value="-0.08468726" calcext:value-type="float">
            <text:p>-0,08468726</text:p>
          </table:table-cell>
          <table:table-cell office:value-type="float" office:value="-0.01707206" calcext:value-type="float">
            <text:p>-0,01707206</text:p>
          </table:table-cell>
          <table:table-cell office:value-type="float" office:value="0.00462501" calcext:value-type="float">
            <text:p>0,00462501</text:p>
          </table:table-cell>
          <table:table-cell office:value-type="float" office:value="-0.01707206" calcext:value-type="float">
            <text:p>-0,01707206</text:p>
          </table:table-cell>
          <table:table-cell office:value-type="float" office:value="0.00462501" calcext:value-type="float">
            <text:p>0,00462501</text:p>
          </table:table-cell>
        </table:table-row>
        <table:table-row table:style-name="ro1">
          <table:table-cell/>
          <table:table-cell office:value-type="float" office:value="0.00121498" calcext:value-type="float">
            <text:p>0,00121498</text:p>
          </table:table-cell>
          <table:table-cell office:value-type="float" office:value="-0.01654109" calcext:value-type="float">
            <text:p>-0,01654109</text:p>
          </table:table-cell>
          <table:table-cell office:value-type="float" office:value="0.00121498" calcext:value-type="float">
            <text:p>0,00121498</text:p>
          </table:table-cell>
          <table:table-cell office:value-type="float" office:value="-0.01654109" calcext:value-type="float">
            <text:p>-0,01654109</text:p>
          </table:table-cell>
          <table:table-cell office:value-type="float" office:value="-0.06002671" calcext:value-type="float">
            <text:p>-0,06002671</text:p>
          </table:table-cell>
          <table:table-cell office:value-type="float" office:value="-0.01654109" calcext:value-type="float">
            <text:p>-0,01654109</text:p>
          </table:table-cell>
          <table:table-cell office:value-type="float" office:value="0.00121498" calcext:value-type="float">
            <text:p>0,00121498</text:p>
          </table:table-cell>
          <table:table-cell office:value-type="float" office:value="-0.01654109" calcext:value-type="float">
            <text:p>-0,01654109</text:p>
          </table:table-cell>
          <table:table-cell office:value-type="float" office:value="0.00121498" calcext:value-type="float">
            <text:p>0,00121498</text:p>
          </table:table-cell>
        </table:table-row>
        <table:table-row table:style-name="ro1">
          <table:table-cell/>
          <table:table-cell office:value-type="float" office:value="-0.00127251" calcext:value-type="float">
            <text:p>-0,00127251</text:p>
          </table:table-cell>
          <table:table-cell office:value-type="float" office:value="-0.01520574" calcext:value-type="float">
            <text:p>-0,01520574</text:p>
          </table:table-cell>
          <table:table-cell office:value-type="float" office:value="-0.00127251" calcext:value-type="float">
            <text:p>-0,00127251</text:p>
          </table:table-cell>
          <table:table-cell office:value-type="float" office:value="-0.01520574" calcext:value-type="float">
            <text:p>-0,01520574</text:p>
          </table:table-cell>
          <table:table-cell office:value-type="float" office:value="-0.04355874" calcext:value-type="float">
            <text:p>-0,04355874</text:p>
          </table:table-cell>
          <table:table-cell office:value-type="float" office:value="-0.01520574" calcext:value-type="float">
            <text:p>-0,01520574</text:p>
          </table:table-cell>
          <table:table-cell office:value-type="float" office:value="-0.00127251" calcext:value-type="float">
            <text:p>-0,00127251</text:p>
          </table:table-cell>
          <table:table-cell office:value-type="float" office:value="-0.01520574" calcext:value-type="float">
            <text:p>-0,01520574</text:p>
          </table:table-cell>
          <table:table-cell office:value-type="float" office:value="-0.00127251" calcext:value-type="float">
            <text:p>-0,00127251</text:p>
          </table:table-cell>
        </table:table-row>
        <table:table-row table:style-name="ro1">
          <table:table-cell/>
          <table:table-cell office:value-type="float" office:value="-0.00298147" calcext:value-type="float">
            <text:p>-0,00298147</text:p>
          </table:table-cell>
          <table:table-cell office:value-type="float" office:value="-0.01362389" calcext:value-type="float">
            <text:p>-0,01362389</text:p>
          </table:table-cell>
          <table:table-cell office:value-type="float" office:value="-0.00298147" calcext:value-type="float">
            <text:p>-0,00298147</text:p>
          </table:table-cell>
          <table:table-cell office:value-type="float" office:value="-0.01362389" calcext:value-type="float">
            <text:p>-0,01362389</text:p>
          </table:table-cell>
          <table:table-cell office:value-type="float" office:value="-0.0323502" calcext:value-type="float">
            <text:p>-0,0323502</text:p>
          </table:table-cell>
          <table:table-cell office:value-type="float" office:value="-0.01362389" calcext:value-type="float">
            <text:p>-0,01362389</text:p>
          </table:table-cell>
          <table:table-cell office:value-type="float" office:value="-0.00298147" calcext:value-type="float">
            <text:p>-0,00298147</text:p>
          </table:table-cell>
          <table:table-cell office:value-type="float" office:value="-0.01362389" calcext:value-type="float">
            <text:p>-0,01362389</text:p>
          </table:table-cell>
          <table:table-cell office:value-type="float" office:value="-0.00298147" calcext:value-type="float">
            <text:p>-0,00298147</text:p>
          </table:table-cell>
        </table:table-row>
        <table:table-row table:style-name="ro1">
          <table:table-cell/>
          <table:table-cell office:value-type="float" office:value="-0.00407736" calcext:value-type="float">
            <text:p>-0,00407736</text:p>
          </table:table-cell>
          <table:table-cell office:value-type="float" office:value="-0.01205849" calcext:value-type="float">
            <text:p>-0,01205849</text:p>
          </table:table-cell>
          <table:table-cell office:value-type="float" office:value="-0.00407736" calcext:value-type="float">
            <text:p>-0,00407736</text:p>
          </table:table-cell>
          <table:table-cell office:value-type="float" office:value="-0.01205849" calcext:value-type="float">
            <text:p>-0,01205849</text:p>
          </table:table-cell>
          <table:table-cell office:value-type="float" office:value="-0.02457409" calcext:value-type="float">
            <text:p>-0,02457409</text:p>
          </table:table-cell>
          <table:table-cell office:value-type="float" office:value="-0.01205849" calcext:value-type="float">
            <text:p>-0,01205849</text:p>
          </table:table-cell>
          <table:table-cell office:value-type="float" office:value="-0.00407736" calcext:value-type="float">
            <text:p>-0,00407736</text:p>
          </table:table-cell>
          <table:table-cell office:value-type="float" office:value="-0.01205849" calcext:value-type="float">
            <text:p>-0,01205849</text:p>
          </table:table-cell>
          <table:table-cell office:value-type="float" office:value="-0.00407736" calcext:value-type="float">
            <text:p>-0,00407736</text:p>
          </table:table-cell>
        </table:table-row>
        <table:table-row table:style-name="ro1">
          <table:table-cell/>
          <table:table-cell office:value-type="float" office:value="-0.00471232" calcext:value-type="float">
            <text:p>-0,00471232</text:p>
          </table:table-cell>
          <table:table-cell office:value-type="float" office:value="-0.0106207" calcext:value-type="float">
            <text:p>-0,0106207</text:p>
          </table:table-cell>
          <table:table-cell office:value-type="float" office:value="-0.00471232" calcext:value-type="float">
            <text:p>-0,00471232</text:p>
          </table:table-cell>
          <table:table-cell office:value-type="float" office:value="-0.0106207" calcext:value-type="float">
            <text:p>-0,0106207</text:p>
          </table:table-cell>
          <table:table-cell office:value-type="float" office:value="-0.01907513" calcext:value-type="float">
            <text:p>-0,01907513</text:p>
          </table:table-cell>
          <table:table-cell office:value-type="float" office:value="-0.0106207" calcext:value-type="float">
            <text:p>-0,0106207</text:p>
          </table:table-cell>
          <table:table-cell office:value-type="float" office:value="-0.00471232" calcext:value-type="float">
            <text:p>-0,00471232</text:p>
          </table:table-cell>
          <table:table-cell office:value-type="float" office:value="-0.0106207" calcext:value-type="float">
            <text:p>-0,0106207</text:p>
          </table:table-cell>
          <table:table-cell office:value-type="float" office:value="-0.00471232" calcext:value-type="float">
            <text:p>-0,00471232</text:p>
          </table:table-cell>
        </table:table-row>
        <table:table-row table:style-name="ro1">
          <table:table-cell/>
          <table:table-cell office:value-type="float" office:value="-0.00501303" calcext:value-type="float">
            <text:p>-0,00501303</text:p>
          </table:table-cell>
          <table:table-cell office:value-type="float" office:value="-0.00934619" calcext:value-type="float">
            <text:p>-0,00934619</text:p>
          </table:table-cell>
          <table:table-cell office:value-type="float" office:value="-0.00501303" calcext:value-type="float">
            <text:p>-0,00501303</text:p>
          </table:table-cell>
          <table:table-cell office:value-type="float" office:value="-0.00934619" calcext:value-type="float">
            <text:p>-0,00934619</text:p>
          </table:table-cell>
          <table:table-cell office:value-type="float" office:value="-0.01511141" calcext:value-type="float">
            <text:p>-0,01511141</text:p>
          </table:table-cell>
          <table:table-cell office:value-type="float" office:value="-0.00934619" calcext:value-type="float">
            <text:p>-0,00934619</text:p>
          </table:table-cell>
          <table:table-cell office:value-type="float" office:value="-0.00501303" calcext:value-type="float">
            <text:p>-0,00501303</text:p>
          </table:table-cell>
          <table:table-cell office:value-type="float" office:value="-0.00934619" calcext:value-type="float">
            <text:p>-0,00934619</text:p>
          </table:table-cell>
          <table:table-cell office:value-type="float" office:value="-0.00501303" calcext:value-type="float">
            <text:p>-0,00501303</text:p>
          </table:table-cell>
        </table:table-row>
        <table:table-row table:style-name="ro1">
          <table:table-cell/>
          <table:table-cell office:value-type="float" office:value="-0.00507925" calcext:value-type="float">
            <text:p>-0,00507925</text:p>
          </table:table-cell>
          <table:table-cell office:value-type="float" office:value="-0.00823533" calcext:value-type="float">
            <text:p>-0,00823533</text:p>
          </table:table-cell>
          <table:table-cell office:value-type="float" office:value="-0.00507925" calcext:value-type="float">
            <text:p>-0,00507925</text:p>
          </table:table-cell>
          <table:table-cell office:value-type="float" office:value="-0.00823533" calcext:value-type="float">
            <text:p>-0,00823533</text:p>
          </table:table-cell>
          <table:table-cell office:value-type="float" office:value="-0.01219938" calcext:value-type="float">
            <text:p>-0,01219938</text:p>
          </table:table-cell>
          <table:table-cell office:value-type="float" office:value="-0.00823533" calcext:value-type="float">
            <text:p>-0,00823533</text:p>
          </table:table-cell>
          <table:table-cell office:value-type="float" office:value="-0.00507925" calcext:value-type="float">
            <text:p>-0,00507925</text:p>
          </table:table-cell>
          <table:table-cell office:value-type="float" office:value="-0.00823533" calcext:value-type="float">
            <text:p>-0,00823533</text:p>
          </table:table-cell>
          <table:table-cell office:value-type="float" office:value="-0.00507925" calcext:value-type="float">
            <text:p>-0,00507925</text:p>
          </table:table-cell>
        </table:table-row>
        <table:table-row table:style-name="ro1">
          <table:table-cell/>
          <table:table-cell office:value-type="float" office:value="-0.00498663" calcext:value-type="float">
            <text:p>-0,00498663</text:p>
          </table:table-cell>
          <table:table-cell office:value-type="float" office:value="-0.00727367" calcext:value-type="float">
            <text:p>-0,00727367</text:p>
          </table:table-cell>
          <table:table-cell office:value-type="float" office:value="-0.00498663" calcext:value-type="float">
            <text:p>-0,00498663</text:p>
          </table:table-cell>
          <table:table-cell office:value-type="float" office:value="-0.00727367" calcext:value-type="float">
            <text:p>-0,00727367</text:p>
          </table:table-cell>
          <table:table-cell office:value-type="float" office:value="-0.01001902" calcext:value-type="float">
            <text:p>-0,01001902</text:p>
          </table:table-cell>
          <table:table-cell office:value-type="float" office:value="-0.00727367" calcext:value-type="float">
            <text:p>-0,00727367</text:p>
          </table:table-cell>
          <table:table-cell office:value-type="float" office:value="-0.00498663" calcext:value-type="float">
            <text:p>-0,00498663</text:p>
          </table:table-cell>
          <table:table-cell office:value-type="float" office:value="-0.00727367" calcext:value-type="float">
            <text:p>-0,00727367</text:p>
          </table:table-cell>
          <table:table-cell office:value-type="float" office:value="-0.00498663" calcext:value-type="float">
            <text:p>-0,00498663</text:p>
          </table:table-cell>
        </table:table-row>
        <table:table-row table:style-name="ro1">
          <table:table-cell/>
          <table:table-cell office:value-type="float" office:value="-0.00479108" calcext:value-type="float">
            <text:p>-0,00479108</text:p>
          </table:table-cell>
          <table:table-cell office:value-type="float" office:value="-0.00644208" calcext:value-type="float">
            <text:p>-0,00644208</text:p>
          </table:table-cell>
          <table:table-cell office:value-type="float" office:value="-0.00479108" calcext:value-type="float">
            <text:p>-0,00479108</text:p>
          </table:table-cell>
          <table:table-cell office:value-type="float" office:value="-0.00644208" calcext:value-type="float">
            <text:p>-0,00644208</text:p>
          </table:table-cell>
          <table:table-cell office:value-type="float" office:value="-0.00835548" calcext:value-type="float">
            <text:p>-0,00835548</text:p>
          </table:table-cell>
          <table:table-cell office:value-type="float" office:value="-0.00644208" calcext:value-type="float">
            <text:p>-0,00644208</text:p>
          </table:table-cell>
          <table:table-cell office:value-type="float" office:value="-0.00479108" calcext:value-type="float">
            <text:p>-0,00479108</text:p>
          </table:table-cell>
          <table:table-cell office:value-type="float" office:value="-0.00644208" calcext:value-type="float">
            <text:p>-0,00644208</text:p>
          </table:table-cell>
          <table:table-cell office:value-type="float" office:value="-0.00479108" calcext:value-type="float">
            <text:p>-0,00479108</text:p>
          </table:table-cell>
        </table:table-row>
        <table:table-row table:style-name="ro1">
          <table:table-cell/>
          <table:table-cell office:value-type="float" office:value="-0.00453294" calcext:value-type="float">
            <text:p>-0,00453294</text:p>
          </table:table-cell>
          <table:table-cell office:value-type="float" office:value="-0.00572148" calcext:value-type="float">
            <text:p>-0,00572148</text:p>
          </table:table-cell>
          <table:table-cell office:value-type="float" office:value="-0.00453294" calcext:value-type="float">
            <text:p>-0,00453294</text:p>
          </table:table-cell>
          <table:table-cell office:value-type="float" office:value="-0.00572148" calcext:value-type="float">
            <text:p>-0,00572148</text:p>
          </table:table-cell>
          <table:table-cell office:value-type="float" office:value="-0.00706264" calcext:value-type="float">
            <text:p>-0,00706264</text:p>
          </table:table-cell>
          <table:table-cell office:value-type="float" office:value="-0.00572148" calcext:value-type="float">
            <text:p>-0,00572148</text:p>
          </table:table-cell>
          <table:table-cell office:value-type="float" office:value="-0.00453294" calcext:value-type="float">
            <text:p>-0,00453294</text:p>
          </table:table-cell>
          <table:table-cell office:value-type="float" office:value="-0.00572148" calcext:value-type="float">
            <text:p>-0,00572148</text:p>
          </table:table-cell>
          <table:table-cell office:value-type="float" office:value="-0.00453294" calcext:value-type="float">
            <text:p>-0,00453294</text:p>
          </table:table-cell>
        </table:table-row>
        <table:table-row table:style-name="ro1">
          <table:table-cell/>
          <table:table-cell office:value-type="float" office:value="-0.00424077" calcext:value-type="float">
            <text:p>-0,00424077</text:p>
          </table:table-cell>
          <table:table-cell office:value-type="float" office:value="-0.0050947" calcext:value-type="float">
            <text:p>-0,0050947</text:p>
          </table:table-cell>
          <table:table-cell office:value-type="float" office:value="-0.00424077" calcext:value-type="float">
            <text:p>-0,00424077</text:p>
          </table:table-cell>
          <table:table-cell office:value-type="float" office:value="-0.0050947" calcext:value-type="float">
            <text:p>-0,0050947</text:p>
          </table:table-cell>
          <table:table-cell office:value-type="float" office:value="-0.00603971" calcext:value-type="float">
            <text:p>-0,00603971</text:p>
          </table:table-cell>
          <table:table-cell office:value-type="float" office:value="-0.0050947" calcext:value-type="float">
            <text:p>-0,0050947</text:p>
          </table:table-cell>
          <table:table-cell office:value-type="float" office:value="-0.00424077" calcext:value-type="float">
            <text:p>-0,00424077</text:p>
          </table:table-cell>
          <table:table-cell office:value-type="float" office:value="-0.0050947" calcext:value-type="float">
            <text:p>-0,0050947</text:p>
          </table:table-cell>
          <table:table-cell office:value-type="float" office:value="-0.00424077" calcext:value-type="float">
            <text:p>-0,00424077</text:p>
          </table:table-cell>
        </table:table-row>
        <table:table-row table:style-name="ro1">
          <table:table-cell/>
          <table:table-cell office:value-type="float" office:value="-0.00393437" calcext:value-type="float">
            <text:p>-0,00393437</text:p>
          </table:table-cell>
          <table:table-cell office:value-type="float" office:value="-0.00454709" calcext:value-type="float">
            <text:p>-0,00454709</text:p>
          </table:table-cell>
          <table:table-cell office:value-type="float" office:value="-0.00393437" calcext:value-type="float">
            <text:p>-0,00393437</text:p>
          </table:table-cell>
          <table:table-cell office:value-type="float" office:value="-0.00454709" calcext:value-type="float">
            <text:p>-0,00454709</text:p>
          </table:table-cell>
          <table:table-cell office:value-type="float" office:value="-0.00521638" calcext:value-type="float">
            <text:p>-0,00521638</text:p>
          </table:table-cell>
          <table:table-cell office:value-type="float" office:value="-0.00454709" calcext:value-type="float">
            <text:p>-0,00454709</text:p>
          </table:table-cell>
          <table:table-cell office:value-type="float" office:value="-0.00393437" calcext:value-type="float">
            <text:p>-0,00393437</text:p>
          </table:table-cell>
          <table:table-cell office:value-type="float" office:value="-0.00454709" calcext:value-type="float">
            <text:p>-0,00454709</text:p>
          </table:table-cell>
          <table:table-cell office:value-type="float" office:value="-0.00393437" calcext:value-type="float">
            <text:p>-0,00393437</text:p>
          </table:table-cell>
        </table:table-row>
        <table:table-row table:style-name="ro1">
          <table:table-cell/>
          <table:table-cell office:value-type="float" office:value="-0.0036271" calcext:value-type="float">
            <text:p>-0,0036271</text:p>
          </table:table-cell>
          <table:table-cell office:value-type="float" office:value="-0.00406646" calcext:value-type="float">
            <text:p>-0,00406646</text:p>
          </table:table-cell>
          <table:table-cell office:value-type="float" office:value="-0.0036271" calcext:value-type="float">
            <text:p>-0,0036271</text:p>
          </table:table-cell>
          <table:table-cell office:value-type="float" office:value="-0.00406646" calcext:value-type="float">
            <text:p>-0,00406646</text:p>
          </table:table-cell>
          <table:table-cell office:value-type="float" office:value="-0.00454301" calcext:value-type="float">
            <text:p>-0,00454301</text:p>
          </table:table-cell>
          <table:table-cell office:value-type="float" office:value="-0.00406646" calcext:value-type="float">
            <text:p>-0,00406646</text:p>
          </table:table-cell>
          <table:table-cell office:value-type="float" office:value="-0.0036271" calcext:value-type="float">
            <text:p>-0,0036271</text:p>
          </table:table-cell>
          <table:table-cell office:value-type="float" office:value="-0.00406646" calcext:value-type="float">
            <text:p>-0,00406646</text:p>
          </table:table-cell>
          <table:table-cell office:value-type="float" office:value="-0.0036271" calcext:value-type="float">
            <text:p>-0,0036271</text:p>
          </table:table-cell>
        </table:table-row>
      </table:table>
      <table:table table:name="Sheet4" table:style-name="ta1">
        <table:table-column table:style-name="co3" table:number-columns-repeated="23" table:default-cell-style-name="Default"/>
        <table:table-row table:style-name="ro1" table:number-rows-repeated="8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float" office:value="2.0469731" calcext:value-type="float">
            <text:p>2,0469731</text:p>
          </table:table-cell>
          <table:table-cell/>
          <table:table-cell table:formula="of:=[.M12]" office:value-type="float" office:value="2.0469731" calcext:value-type="float">
            <text:p>2,0469731</text:p>
          </table:table-cell>
          <table:table-cell table:formula="of:=[.M13]" office:value-type="float" office:value="-0.66595721" calcext:value-type="float">
            <text:p>-0,66595721</text:p>
          </table:table-cell>
          <table:table-cell table:formula="of:=[.M14]" office:value-type="float" office:value="-0.42212051" calcext:value-type="float">
            <text:p>-0,42212051</text:p>
          </table:table-cell>
          <table:table-cell office:value-type="float" office:value="-0.27331617" calcext:value-type="float">
            <text:p>-0,27331617</text:p>
          </table:table-cell>
          <table:table-cell office:value-type="float" office:value="-0.18080162" calcext:value-type="float">
            <text:p>-0,18080162</text:p>
          </table:table-cell>
          <table:table-cell office:value-type="float" office:value="-0.12231727" calcext:value-type="float">
            <text:p>-0,12231727</text:p>
          </table:table-cell>
          <table:table-cell office:value-type="float" office:value="-0.08468726" calcext:value-type="float">
            <text:p>-0,08468726</text:p>
          </table:table-cell>
          <table:table-cell office:value-type="float" office:value="-0.06002671" calcext:value-type="float">
            <text:p>-0,06002671</text:p>
          </table:table-cell>
          <table:table-cell office:value-type="float" office:value="-0.04355874" calcext:value-type="float">
            <text:p>-0,04355874</text:p>
          </table:table-cell>
        </table:table-row>
        <table:table-row table:style-name="ro1">
          <table:table-cell table:number-columns-repeated="12"/>
          <table:table-cell office:value-type="float" office:value="-0.66595721" calcext:value-type="float">
            <text:p>-0,6659572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42212051" calcext:value-type="float">
            <text:p>-0,42212051</text:p>
          </table:table-cell>
          <table:table-cell table:number-columns-repeated="2"/>
          <table:table-cell table:formula="of:=0.5*[.P12]" office:value-type="float" office:value="-0.332978605" calcext:value-type="float">
            <text:p>-0,332978605</text:p>
          </table:table-cell>
          <table:table-cell table:formula="of:=0.5*[.Q12]" office:value-type="float" office:value="-0.211060255" calcext:value-type="float">
            <text:p>-0,211060255</text:p>
          </table:table-cell>
          <table:table-cell table:formula="of:=0.5*[.R12]" office:value-type="float" office:value="-0.136658085" calcext:value-type="float">
            <text:p>-0,136658085</text:p>
          </table:table-cell>
          <table:table-cell table:formula="of:=0.5*[.S12]" office:value-type="float" office:value="-0.09040081" calcext:value-type="float">
            <text:p>-0,09040081</text:p>
          </table:table-cell>
          <table:table-cell table:formula="of:=0.5*[.T12]" office:value-type="float" office:value="-0.061158635" calcext:value-type="float">
            <text:p>-0,061158635</text:p>
          </table:table-cell>
          <table:table-cell table:formula="of:=0.5*[.U12]" office:value-type="float" office:value="-0.04234363" calcext:value-type="float">
            <text:p>-0,04234363</text:p>
          </table:table-cell>
          <table:table-cell table:formula="of:=0.5*[.V12]" office:value-type="float" office:value="-0.030013355" calcext:value-type="float">
            <text:p>-0,030013355</text:p>
          </table:table-cell>
          <table:table-cell table:formula="of:=0.5*[.W12]" office:value-type="float" office:value="-0.02177937" calcext:value-type="float">
            <text:p>-0,02177937</text:p>
          </table:table-cell>
        </table:table-row>
        <table:table-row table:style-name="ro1">
          <table:table-cell table:number-columns-repeated="7"/>
          <table:table-cell table:formula="of:=[.H10]*[.I10]" office:value-type="float" office:value="64" calcext:value-type="float">
            <text:p>64</text:p>
          </table:table-cell>
          <table:table-cell table:number-columns-repeated="4"/>
          <table:table-cell office:value-type="float" office:value="-0.27331617" calcext:value-type="float">
            <text:p>-0,27331617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15]*9*12*20" office:value-type="float" office:value="138240" calcext:value-type="float">
            <text:p>138240</text:p>
          </table:table-cell>
          <table:table-cell table:number-columns-repeated="4"/>
          <table:table-cell office:value-type="float" office:value="-0.18080162" calcext:value-type="float">
            <text:p>-0,18080162</text:p>
          </table:table-cell>
          <table:table-cell table:number-columns-repeated="3"/>
          <table:table-cell office:value-type="string" calcext:value-type="string">
            <text:p>-0.0170188 x^2+0.234022 x-0.85071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16]*10" office:value-type="float" office:value="1382400" calcext:value-type="float">
            <text:p>1382400</text:p>
          </table:table-cell>
          <table:table-cell table:number-columns-repeated="4"/>
          <table:table-cell office:value-type="float" office:value="-0.12231727" calcext:value-type="float">
            <text:p>-0,1223172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8468726" calcext:value-type="float">
            <text:p>-0,08468726</text:p>
          </table:table-cell>
          <table:table-cell table:number-columns-repeated="3"/>
          <table:table-cell office:value-type="float" office:value="-0.0170188" calcext:value-type="float">
            <text:p>-0,0170188</text:p>
          </table:table-cell>
          <table:table-cell office:value-type="float" office:value="0.234022" calcext:value-type="float">
            <text:p>0,234022</text:p>
          </table:table-cell>
          <table:table-cell office:value-type="float" office:value="0.850717" calcext:value-type="float">
            <text:p>0,85071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0.06002671" calcext:value-type="float">
            <text:p>-0,0600267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4355874" calcext:value-type="float">
            <text:p>-0,04355874</text:p>
          </table:table-cell>
          <table:table-cell table:number-columns-repeated="3"/>
          <table:table-cell table:formula="of:=0.5*[.Q18]" office:value-type="float" office:value="-0.0085094" calcext:value-type="float">
            <text:p>-0,0085094</text:p>
          </table:table-cell>
          <table:table-cell table:formula="of:=0.5*[.R18]" office:value-type="float" office:value="0.117011" calcext:value-type="float">
            <text:p>0,117011</text:p>
          </table:table-cell>
          <table:table-cell table:formula="of:=0.5*[.S18]" office:value-type="float" office:value="0.4253585" calcext:value-type="float">
            <text:p>0,425358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n*n*20</text:p>
          </table:table-cell>
          <table:table-cell table:number-columns-repeated="4"/>
          <table:table-cell office:value-type="float" office:value="-0.0323502" calcext:value-type="float">
            <text:p>-0,0323502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12"/>
          <table:table-cell office:value-type="float" office:value="-0.02457409" calcext:value-type="float">
            <text:p>-0,02457409</text:p>
          </table:table-cell>
          <table:table-cell table:number-columns-repeated="3"/>
          <table:table-cell table:formula="of:=[.Q18]+[.Q20]" office:value-type="float" office:value="-0.0255282" calcext:value-type="float">
            <text:p>-0,0255282</text:p>
          </table:table-cell>
          <table:table-cell table:formula="of:=[.R18]+[.R20]" office:value-type="float" office:value="0.351033" calcext:value-type="float">
            <text:p>0,351033</text:p>
          </table:table-cell>
          <table:table-cell table:formula="of:=[.S18]+[.S20]" office:value-type="float" office:value="1.2760755" calcext:value-type="float">
            <text:p>1,276075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0.01907513" calcext:value-type="float">
            <text:p>-0,01907513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1511141" calcext:value-type="float">
            <text:p>-0,0151114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1219938" calcext:value-type="float">
            <text:p>-0,0121993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1001902" calcext:value-type="float">
            <text:p>-0,01001902</text:p>
          </table:table-cell>
          <table:table-cell table:number-columns-repeated="3"/>
          <table:table-cell table:formula="of:=[.Q22]*4" office:value-type="float" office:value="-0.1021128" calcext:value-type="float">
            <text:p>-0,102112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-0.00835548" calcext:value-type="float">
            <text:p>-0,0083554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0706264" calcext:value-type="float">
            <text:p>-0,0070626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0603971" calcext:value-type="float">
            <text:p>-0,0060397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0521638" calcext:value-type="float">
            <text:p>-0,0052163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-0.00454301" calcext:value-type="float">
            <text:p>-0,00454301</text:p>
          </table:table-cell>
          <table:table-cell table:number-columns-repeated="1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{-0,66595721,-0,42212051,-0,27331617,-0,18080162,-0,12231727,-0,08468726,-0,06002671,-0,04355874}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percentage-style style:name="N108">
      <number:number number:decimal-places="5" number:min-integer-digits="1"/>
      <number:text>%</number:text>
    </number:percentage-style>
    <number:percentage-style style:name="N109">
      <number:number number:decimal-places="6" number:min-integer-digits="1"/>
      <number:text>%</number:text>
    </number:percentage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5:34:23.075403100</dc:date>
    <meta:editing-duration>PT22H38M29S</meta:editing-duration>
    <meta:editing-cycles>3</meta:editing-cycles>
    <meta:generator>LibreOffice/4.4.2.2$Linux_X86_64 LibreOffice_project/40m0$Build-2</meta:generator>
    <meta:document-statistic meta:table-count="4" meta:cell-count="16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6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357cm" svg:height="11.096cm" xlink:href=".." xlink:type="simple" chart:class="chart:line" chart:style-name="ch1">
        <chart:legend chart:legend-position="end" svg:x="27.643cm" svg:y="3.257cm" style:legend-expansion="high" chart:style-name="ch2"/>
        <chart:plot-area chart:style-name="ch3" table:cell-range-address="com_coe_no_meio.A1:com_coe_no_meio.I25" chart:data-source-has-labels="row" svg:x="0.587cm" svg:y="0.221cm" svg:width="26.469cm" svg:height="10.654cm">
          <chartooo:coordinate-region svg:x="1.208cm" svg:y="0.221cm" svg:width="25.661cm" svg:height="10.0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_coe_no_meio.A2:com_coe_no_meio.A25" chart:label-cell-address="com_coe_no_meio.A1:com_coe_no_meio.A1" chart:class="chart:line">
            <chart:data-point chart:repeated="24"/>
          </chart:series>
          <chart:series chart:style-name="ch8" chart:values-cell-range-address="com_coe_no_meio.B2:com_coe_no_meio.B25" chart:label-cell-address="com_coe_no_meio.B1:com_coe_no_meio.B1" chart:class="chart:line">
            <chart:data-point chart:repeated="24"/>
          </chart:series>
          <chart:series chart:style-name="ch9" chart:values-cell-range-address="com_coe_no_meio.C2:com_coe_no_meio.C25" chart:label-cell-address="com_coe_no_meio.C1:com_coe_no_meio.C1" chart:class="chart:line">
            <chart:data-point chart:repeated="24"/>
          </chart:series>
          <chart:series chart:style-name="ch10" chart:values-cell-range-address="com_coe_no_meio.D2:com_coe_no_meio.D25" chart:label-cell-address="com_coe_no_meio.D1:com_coe_no_meio.D1" chart:class="chart:line">
            <chart:data-point chart:repeated="24"/>
          </chart:series>
          <chart:series chart:style-name="ch11" chart:values-cell-range-address="com_coe_no_meio.E2:com_coe_no_meio.E25" chart:label-cell-address="com_coe_no_meio.E1:com_coe_no_meio.E1" chart:class="chart:line">
            <chart:data-point chart:repeated="24"/>
          </chart:series>
          <chart:series chart:style-name="ch12" chart:values-cell-range-address="com_coe_no_meio.F2:com_coe_no_meio.F25" chart:label-cell-address="com_coe_no_meio.F1:com_coe_no_meio.F1" chart:class="chart:line">
            <chart:data-point chart:repeated="24"/>
          </chart:series>
          <chart:series chart:style-name="ch13" chart:values-cell-range-address="com_coe_no_meio.G2:com_coe_no_meio.G25" chart:label-cell-address="com_coe_no_meio.G1:com_coe_no_meio.G1" chart:class="chart:line">
            <chart:data-point chart:repeated="24"/>
          </chart:series>
          <chart:series chart:style-name="ch14" chart:values-cell-range-address="com_coe_no_meio.H2:com_coe_no_meio.H25" chart:label-cell-address="com_coe_no_meio.H1:com_coe_no_meio.H1" chart:class="chart:line">
            <chart:data-point chart:repeated="24"/>
          </chart:series>
          <chart:series chart:style-name="ch15" chart:values-cell-range-address="com_coe_no_meio.I2:com_coe_no_meio.I25" chart:label-cell-address="com_coe_no_meio.I1:com_coe_no_meio.I1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meio.A1:com_coe_no_meio.A1</svg:desc>
                </draw:g>
              </table:table-cell>
              <table:table-cell office:value-type="string">
                <text:p>p1</text:p>
                <draw:g>
                  <svg:desc>com_coe_no_meio.B1:com_coe_no_meio.B1</svg:desc>
                </draw:g>
              </table:table-cell>
              <table:table-cell office:value-type="string">
                <text:p>p2</text:p>
                <draw:g>
                  <svg:desc>com_coe_no_meio.C1:com_coe_no_meio.C1</svg:desc>
                </draw:g>
              </table:table-cell>
              <table:table-cell office:value-type="string">
                <text:p>p3</text:p>
                <draw:g>
                  <svg:desc>com_coe_no_meio.D1:com_coe_no_meio.D1</svg:desc>
                </draw:g>
              </table:table-cell>
              <table:table-cell office:value-type="string">
                <text:p>p4</text:p>
                <draw:g>
                  <svg:desc>com_coe_no_meio.E1:com_coe_no_meio.E1</svg:desc>
                </draw:g>
              </table:table-cell>
              <table:table-cell office:value-type="string">
                <text:p>p5</text:p>
                <draw:g>
                  <svg:desc>com_coe_no_meio.F1:com_coe_no_meio.F1</svg:desc>
                </draw:g>
              </table:table-cell>
              <table:table-cell office:value-type="string">
                <text:p>p6</text:p>
                <draw:g>
                  <svg:desc>com_coe_no_meio.G1:com_coe_no_meio.G1</svg:desc>
                </draw:g>
              </table:table-cell>
              <table:table-cell office:value-type="string">
                <text:p>p7</text:p>
                <draw:g>
                  <svg:desc>com_coe_no_meio.H1:com_coe_no_meio.H1</svg:desc>
                </draw:g>
              </table:table-cell>
              <table:table-cell office:value-type="string">
                <text:p>p8</text:p>
                <draw:g>
                  <svg:desc>com_coe_no_meio.I1:com_coe_no_meio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2508998">
                <text:p>47.12508998</text:p>
                <draw:g>
                  <svg:desc>com_coe_no_meio.A2:com_coe_no_meio.A25</svg:desc>
                </draw:g>
              </table:table-cell>
              <table:table-cell office:value-type="float" office:value="47.12508998">
                <text:p>47.12508998</text:p>
                <draw:g>
                  <svg:desc>com_coe_no_meio.B2:com_coe_no_meio.B25</svg:desc>
                </draw:g>
              </table:table-cell>
              <table:table-cell office:value-type="float" office:value="45.07811688">
                <text:p>45.07811688</text:p>
                <draw:g>
                  <svg:desc>com_coe_no_meio.C2:com_coe_no_meio.C25</svg:desc>
                </draw:g>
              </table:table-cell>
              <table:table-cell office:value-type="float" office:value="45.08226105">
                <text:p>45.08226105</text:p>
                <draw:g>
                  <svg:desc>com_coe_no_meio.D2:com_coe_no_meio.D25</svg:desc>
                </draw:g>
              </table:table-cell>
              <table:table-cell office:value-type="float" office:value="45.08226105">
                <text:p>45.08226105</text:p>
                <draw:g>
                  <svg:desc>com_coe_no_meio.E2:com_coe_no_meio.E25</svg:desc>
                </draw:g>
              </table:table-cell>
              <table:table-cell office:value-type="float" office:value="45.00414417">
                <text:p>45.00414417</text:p>
                <draw:g>
                  <svg:desc>com_coe_no_meio.F2:com_coe_no_meio.F25</svg:desc>
                </draw:g>
              </table:table-cell>
              <table:table-cell office:value-type="float" office:value="45">
                <text:p>45</text:p>
                <draw:g>
                  <svg:desc>com_coe_no_meio.G2:com_coe_no_meio.G25</svg:desc>
                </draw:g>
              </table:table-cell>
              <table:table-cell office:value-type="float" office:value="45">
                <text:p>45</text:p>
                <draw:g>
                  <svg:desc>com_coe_no_meio.H2:com_coe_no_meio.H25</svg:desc>
                </draw:g>
              </table:table-cell>
              <table:table-cell office:value-type="float" office:value="45">
                <text:p>45</text:p>
                <draw:g>
                  <svg:desc>com_coe_no_meio.I2:com_coe_no_meio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67653341">
                <text:p>48.67653341</text:p>
              </table:table-cell>
              <table:table-cell office:value-type="float" office:value="48.67653341">
                <text:p>48.67653341</text:p>
              </table:table-cell>
              <table:table-cell office:value-type="float" office:value="45.24854442">
                <text:p>45.24854442</text:p>
              </table:table-cell>
              <table:table-cell office:value-type="float" office:value="45.27460288">
                <text:p>45.27460288</text:p>
              </table:table-cell>
              <table:table-cell office:value-type="float" office:value="45.27460288">
                <text:p>45.27460288</text:p>
              </table:table-cell>
              <table:table-cell office:value-type="float" office:value="45.02605846">
                <text:p>45.026058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3878284">
                <text:p>49.83878284</text:p>
              </table:table-cell>
              <table:table-cell office:value-type="float" office:value="49.83878284">
                <text:p>49.83878284</text:p>
              </table:table-cell>
              <table:table-cell office:value-type="float" office:value="45.45189847">
                <text:p>45.45189847</text:p>
              </table:table-cell>
              <table:table-cell office:value-type="float" office:value="45.52174418">
                <text:p>45.52174418</text:p>
              </table:table-cell>
              <table:table-cell office:value-type="float" office:value="45.52174418">
                <text:p>45.52174418</text:p>
              </table:table-cell>
              <table:table-cell office:value-type="float" office:value="45.06984571">
                <text:p>45.0698457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73116902">
                <text:p>50.73116902</text:p>
              </table:table-cell>
              <table:table-cell office:value-type="float" office:value="50.73116902">
                <text:p>50.73116902</text:p>
              </table:table-cell>
              <table:table-cell office:value-type="float" office:value="45.65870544">
                <text:p>45.65870544</text:p>
              </table:table-cell>
              <table:table-cell office:value-type="float" office:value="45.79144272">
                <text:p>45.79144272</text:p>
              </table:table-cell>
              <table:table-cell office:value-type="float" office:value="45.79144272">
                <text:p>45.79144272</text:p>
              </table:table-cell>
              <table:table-cell office:value-type="float" office:value="45.13273728">
                <text:p>45.132737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325491">
                <text:p>51.4325491</text:p>
              </table:table-cell>
              <table:table-cell office:value-type="float" office:value="51.4325491">
                <text:p>51.4325491</text:p>
              </table:table-cell>
              <table:table-cell office:value-type="float" office:value="45.85530793">
                <text:p>45.85530793</text:p>
              </table:table-cell>
              <table:table-cell office:value-type="float" office:value="46.06504394">
                <text:p>46.06504394</text:p>
              </table:table-cell>
              <table:table-cell office:value-type="float" office:value="46.06504394">
                <text:p>46.06504394</text:p>
              </table:table-cell>
              <table:table-cell office:value-type="float" office:value="45.20973601">
                <text:p>45.2097360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99593091">
                <text:p>51.99593091</text:p>
              </table:table-cell>
              <table:table-cell office:value-type="float" office:value="51.99593091">
                <text:p>51.99593091</text:p>
              </table:table-cell>
              <table:table-cell office:value-type="float" office:value="46.03622942">
                <text:p>46.03622942</text:p>
              </table:table-cell>
              <table:table-cell office:value-type="float" office:value="46.33196348">
                <text:p>46.33196348</text:p>
              </table:table-cell>
              <table:table-cell office:value-type="float" office:value="46.33196348">
                <text:p>46.33196348</text:p>
              </table:table-cell>
              <table:table-cell office:value-type="float" office:value="45.29573406">
                <text:p>45.2957340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4575534">
                <text:p>52.4575534</text:p>
              </table:table-cell>
              <table:table-cell office:value-type="float" office:value="52.4575534">
                <text:p>52.4575534</text:p>
              </table:table-cell>
              <table:table-cell office:value-type="float" office:value="46.20007885">
                <text:p>46.20007885</text:p>
              </table:table-cell>
              <table:table-cell office:value-type="float" office:value="46.58643597">
                <text:p>46.58643597</text:p>
              </table:table-cell>
              <table:table-cell office:value-type="float" office:value="46.58643597">
                <text:p>46.58643597</text:p>
              </table:table-cell>
              <table:table-cell office:value-type="float" office:value="45.38635712">
                <text:p>45.3863571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84260809">
                <text:p>52.84260809</text:p>
              </table:table-cell>
              <table:table-cell office:value-type="float" office:value="52.84260809">
                <text:p>52.84260809</text:p>
              </table:table-cell>
              <table:table-cell office:value-type="float" office:value="46.34738719">
                <text:p>46.34738719</text:p>
              </table:table-cell>
              <table:table-cell office:value-type="float" office:value="46.82558235">
                <text:p>46.82558235</text:p>
              </table:table-cell>
              <table:table-cell office:value-type="float" office:value="46.82558235">
                <text:p>46.82558235</text:p>
              </table:table-cell>
              <table:table-cell office:value-type="float" office:value="45.47819516">
                <text:p>45.4781951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1688983">
                <text:p>53.1688983</text:p>
              </table:table-cell>
              <table:table-cell office:value-type="float" office:value="53.1688983">
                <text:p>53.1688983</text:p>
              </table:table-cell>
              <table:table-cell office:value-type="float" office:value="46.47948979">
                <text:p>46.47948979</text:p>
              </table:table-cell>
              <table:table-cell office:value-type="float" office:value="47.04825048">
                <text:p>47.04825048</text:p>
              </table:table-cell>
              <table:table-cell office:value-type="float" office:value="47.04825048">
                <text:p>47.04825048</text:p>
              </table:table-cell>
              <table:table-cell office:value-type="float" office:value="45.56876069">
                <text:p>45.5687606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4921442">
                <text:p>53.44921442</text:p>
              </table:table-cell>
              <table:table-cell office:value-type="float" office:value="53.44921442">
                <text:p>53.44921442</text:p>
              </table:table-cell>
              <table:table-cell office:value-type="float" office:value="46.5979685">
                <text:p>46.5979685</text:p>
              </table:table-cell>
              <table:table-cell office:value-type="float" office:value="47.25431325">
                <text:p>47.25431325</text:p>
              </table:table-cell>
              <table:table-cell office:value-type="float" office:value="47.25431325">
                <text:p>47.25431325</text:p>
              </table:table-cell>
              <table:table-cell office:value-type="float" office:value="45.65634475">
                <text:p>45.6563447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69289796">
                <text:p>53.69289796</text:p>
              </table:table-cell>
              <table:table-cell office:value-type="float" office:value="53.69289796">
                <text:p>53.69289796</text:p>
              </table:table-cell>
              <table:table-cell office:value-type="float" office:value="46.70438872">
                <text:p>46.70438872</text:p>
              </table:table-cell>
              <table:table-cell office:value-type="float" office:value="47.44424017">
                <text:p>47.44424017</text:p>
              </table:table-cell>
              <table:table-cell office:value-type="float" office:value="47.44424017">
                <text:p>47.44424017</text:p>
              </table:table-cell>
              <table:table-cell office:value-type="float" office:value="45.73985145">
                <text:p>45.739851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90688567">
                <text:p>53.90688567</text:p>
              </table:table-cell>
              <table:table-cell office:value-type="float" office:value="53.90688567">
                <text:p>53.90688567</text:p>
              </table:table-cell>
              <table:table-cell office:value-type="float" office:value="46.80018824">
                <text:p>46.80018824</text:p>
              </table:table-cell>
              <table:table-cell office:value-type="float" office:value="47.61883407">
                <text:p>47.61883407</text:p>
              </table:table-cell>
              <table:table-cell office:value-type="float" office:value="47.61883407">
                <text:p>47.61883407</text:p>
              </table:table-cell>
              <table:table-cell office:value-type="float" office:value="45.81864583">
                <text:p>45.8186458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9641578">
                <text:p>54.09641578</text:p>
              </table:table-cell>
              <table:table-cell office:value-type="float" office:value="54.09641578">
                <text:p>54.09641578</text:p>
              </table:table-cell>
              <table:table-cell office:value-type="float" office:value="46.88664157">
                <text:p>46.88664157</text:p>
              </table:table-cell>
              <table:table-cell office:value-type="float" office:value="47.77906875">
                <text:p>47.77906875</text:p>
              </table:table-cell>
              <table:table-cell office:value-type="float" office:value="47.77906875">
                <text:p>47.77906875</text:p>
              </table:table-cell>
              <table:table-cell office:value-type="float" office:value="45.89242718">
                <text:p>45.8924271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26551118">
                <text:p>54.26551118</text:p>
              </table:table-cell>
              <table:table-cell office:value-type="float" office:value="54.26551118">
                <text:p>54.26551118</text:p>
              </table:table-cell>
              <table:table-cell office:value-type="float" office:value="46.96485957">
                <text:p>46.96485957</text:p>
              </table:table-cell>
              <table:table-cell office:value-type="float" office:value="47.92598885">
                <text:p>47.92598885</text:p>
              </table:table-cell>
              <table:table-cell office:value-type="float" office:value="47.92598885">
                <text:p>47.92598885</text:p>
              </table:table-cell>
              <table:table-cell office:value-type="float" office:value="45.96112928">
                <text:p>45.961129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41731389">
                <text:p>54.41731389</text:p>
              </table:table-cell>
              <table:table-cell office:value-type="float" office:value="54.41731389">
                <text:p>54.41731389</text:p>
              </table:table-cell>
              <table:table-cell office:value-type="float" office:value="47.0358039">
                <text:p>47.0358039</text:p>
              </table:table-cell>
              <table:table-cell office:value-type="float" office:value="48.06064865">
                <text:p>48.06064865</text:p>
              </table:table-cell>
              <table:table-cell office:value-type="float" office:value="48.06064865">
                <text:p>48.06064865</text:p>
              </table:table-cell>
              <table:table-cell office:value-type="float" office:value="46.02484475">
                <text:p>46.0248447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55431904">
                <text:p>54.55431904</text:p>
              </table:table-cell>
              <table:table-cell office:value-type="float" office:value="54.55431904">
                <text:p>54.55431904</text:p>
              </table:table-cell>
              <table:table-cell office:value-type="float" office:value="47.10030615">
                <text:p>47.10030615</text:p>
              </table:table-cell>
              <table:table-cell office:value-type="float" office:value="48.18407529">
                <text:p>48.18407529</text:p>
              </table:table-cell>
              <table:table-cell office:value-type="float" office:value="48.18407529">
                <text:p>48.18407529</text:p>
              </table:table-cell>
              <table:table-cell office:value-type="float" office:value="46.08376914">
                <text:p>46.0837691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67854007">
                <text:p>54.67854007</text:p>
              </table:table-cell>
              <table:table-cell office:value-type="float" office:value="54.67854007">
                <text:p>54.67854007</text:p>
              </table:table-cell>
              <table:table-cell office:value-type="float" office:value="47.15908692">
                <text:p>47.15908692</text:p>
              </table:table-cell>
              <table:table-cell office:value-type="float" office:value="48.29724751">
                <text:p>48.29724751</text:p>
              </table:table-cell>
              <table:table-cell office:value-type="float" office:value="48.29724751">
                <text:p>48.29724751</text:p>
              </table:table-cell>
              <table:table-cell office:value-type="float" office:value="46.13816059">
                <text:p>46.1381605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79162669">
                <text:p>54.79162669</text:p>
              </table:table-cell>
              <table:table-cell office:value-type="float" office:value="54.79162669">
                <text:p>54.79162669</text:p>
              </table:table-cell>
              <table:table-cell office:value-type="float" office:value="47.21277299">
                <text:p>47.21277299</text:p>
              </table:table-cell>
              <table:table-cell office:value-type="float" office:value="48.40108426">
                <text:p>48.40108426</text:p>
              </table:table-cell>
              <table:table-cell office:value-type="float" office:value="48.40108426">
                <text:p>48.40108426</text:p>
              </table:table-cell>
              <table:table-cell office:value-type="float" office:value="46.18831127">
                <text:p>46.1883112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89494984">
                <text:p>54.89494984</text:p>
              </table:table-cell>
              <table:table-cell office:value-type="float" office:value="54.89494984">
                <text:p>54.89494984</text:p>
              </table:table-cell>
              <table:table-cell office:value-type="float" office:value="47.26191197">
                <text:p>47.26191197</text:p>
              </table:table-cell>
              <table:table-cell office:value-type="float" office:value="48.49643955">
                <text:p>48.49643955</text:p>
              </table:table-cell>
              <table:table-cell office:value-type="float" office:value="48.49643955">
                <text:p>48.49643955</text:p>
              </table:table-cell>
              <table:table-cell office:value-type="float" office:value="46.23452758">
                <text:p>46.2345275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99827299">
                <text:p>54.99827299</text:p>
              </table:table-cell>
              <table:table-cell office:value-type="float" office:value="54.99827299">
                <text:p>54.99827299</text:p>
              </table:table-cell>
              <table:table-cell office:value-type="float" office:value="47.31105095">
                <text:p>47.31105095</text:p>
              </table:table-cell>
              <table:table-cell office:value-type="float" office:value="48.59179484">
                <text:p>48.59179484</text:p>
              </table:table-cell>
              <table:table-cell office:value-type="float" office:value="48.59179484">
                <text:p>48.59179484</text:p>
              </table:table-cell>
              <table:table-cell office:value-type="float" office:value="46.28074389">
                <text:p>46.2807438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10159614">
                <text:p>55.10159614</text:p>
              </table:table-cell>
              <table:table-cell office:value-type="float" office:value="55.10159614">
                <text:p>55.10159614</text:p>
              </table:table-cell>
              <table:table-cell office:value-type="float" office:value="47.36018993">
                <text:p>47.36018993</text:p>
              </table:table-cell>
              <table:table-cell office:value-type="float" office:value="48.68715013">
                <text:p>48.68715013</text:p>
              </table:table-cell>
              <table:table-cell office:value-type="float" office:value="48.68715013">
                <text:p>48.68715013</text:p>
              </table:table-cell>
              <table:table-cell office:value-type="float" office:value="46.3269602">
                <text:p>46.326960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20491929">
                <text:p>55.20491929</text:p>
              </table:table-cell>
              <table:table-cell office:value-type="float" office:value="55.20491929">
                <text:p>55.20491929</text:p>
              </table:table-cell>
              <table:table-cell office:value-type="float" office:value="47.40932891">
                <text:p>47.40932891</text:p>
              </table:table-cell>
              <table:table-cell office:value-type="float" office:value="48.78250542">
                <text:p>48.78250542</text:p>
              </table:table-cell>
              <table:table-cell office:value-type="float" office:value="48.78250542">
                <text:p>48.78250542</text:p>
              </table:table-cell>
              <table:table-cell office:value-type="float" office:value="46.37317651">
                <text:p>46.373176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30824244">
                <text:p>55.30824244</text:p>
              </table:table-cell>
              <table:table-cell office:value-type="float" office:value="55.30824244">
                <text:p>55.30824244</text:p>
              </table:table-cell>
              <table:table-cell office:value-type="float" office:value="47.45846789">
                <text:p>47.45846789</text:p>
              </table:table-cell>
              <table:table-cell office:value-type="float" office:value="48.87786071">
                <text:p>48.87786071</text:p>
              </table:table-cell>
              <table:table-cell office:value-type="float" office:value="48.87786071">
                <text:p>48.87786071</text:p>
              </table:table-cell>
              <table:table-cell office:value-type="float" office:value="46.41939282">
                <text:p>46.4193928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41156559">
                <text:p>55.41156559</text:p>
              </table:table-cell>
              <table:table-cell office:value-type="float" office:value="55.41156559">
                <text:p>55.41156559</text:p>
              </table:table-cell>
              <table:table-cell office:value-type="float" office:value="47.50760687">
                <text:p>47.50760687</text:p>
              </table:table-cell>
              <table:table-cell office:value-type="float" office:value="48.973216">
                <text:p>48.973216</text:p>
              </table:table-cell>
              <table:table-cell office:value-type="float" office:value="48.973216">
                <text:p>48.973216</text:p>
              </table:table-cell>
              <table:table-cell office:value-type="float" office:value="46.46560913">
                <text:p>46.4656091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6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132cm" svg:height="11.193cm" xlink:href=".." xlink:type="simple" chart:class="chart:line" chart:style-name="ch1">
        <chart:legend chart:legend-position="end" svg:x="27.418cm" svg:y="3.305cm" style:legend-expansion="high" chart:style-name="ch2"/>
        <chart:plot-area chart:style-name="ch3" table:cell-range-address="com_coe_no_meio.A29:com_coe_no_meio.I53" chart:data-source-has-labels="row" svg:x="0.582cm" svg:y="0.223cm" svg:width="26.254cm" svg:height="10.747cm">
          <chartooo:coordinate-region svg:x="1.203cm" svg:y="0.223cm" svg:width="25.446cm" svg:height="10.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_coe_no_meio.A30:com_coe_no_meio.A53" chart:label-cell-address="com_coe_no_meio.A29:com_coe_no_meio.A29" chart:class="chart:line">
            <chart:data-point chart:repeated="24"/>
          </chart:series>
          <chart:series chart:style-name="ch8" chart:values-cell-range-address="com_coe_no_meio.B30:com_coe_no_meio.B53" chart:label-cell-address="com_coe_no_meio.B29:com_coe_no_meio.B29" chart:class="chart:line">
            <chart:data-point chart:repeated="24"/>
          </chart:series>
          <chart:series chart:style-name="ch9" chart:values-cell-range-address="com_coe_no_meio.C30:com_coe_no_meio.C53" chart:label-cell-address="com_coe_no_meio.C29:com_coe_no_meio.C29" chart:class="chart:line">
            <chart:data-point chart:repeated="24"/>
          </chart:series>
          <chart:series chart:style-name="ch10" chart:values-cell-range-address="com_coe_no_meio.D30:com_coe_no_meio.D53" chart:label-cell-address="com_coe_no_meio.D29:com_coe_no_meio.D29" chart:class="chart:line">
            <chart:data-point chart:repeated="24"/>
          </chart:series>
          <chart:series chart:style-name="ch11" chart:values-cell-range-address="com_coe_no_meio.E30:com_coe_no_meio.E53" chart:label-cell-address="com_coe_no_meio.E29:com_coe_no_meio.E29" chart:class="chart:line">
            <chart:data-point chart:repeated="24"/>
          </chart:series>
          <chart:series chart:style-name="ch12" chart:values-cell-range-address="com_coe_no_meio.F30:com_coe_no_meio.F53" chart:label-cell-address="com_coe_no_meio.F29:com_coe_no_meio.F29" chart:class="chart:line">
            <chart:data-point chart:repeated="24"/>
          </chart:series>
          <chart:series chart:style-name="ch13" chart:values-cell-range-address="com_coe_no_meio.G30:com_coe_no_meio.G53" chart:label-cell-address="com_coe_no_meio.G29:com_coe_no_meio.G29" chart:class="chart:line">
            <chart:data-point chart:repeated="24"/>
          </chart:series>
          <chart:series chart:style-name="ch14" chart:values-cell-range-address="com_coe_no_meio.H30:com_coe_no_meio.H53" chart:label-cell-address="com_coe_no_meio.H29:com_coe_no_meio.H29" chart:class="chart:line">
            <chart:data-point chart:repeated="24"/>
          </chart:series>
          <chart:series chart:style-name="ch15" chart:values-cell-range-address="com_coe_no_meio.I30:com_coe_no_meio.I53" chart:label-cell-address="com_coe_no_meio.I29:com_coe_no_meio.I29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meio.A29:com_coe_no_meio.A29</svg:desc>
                </draw:g>
              </table:table-cell>
              <table:table-cell office:value-type="string">
                <text:p>p1</text:p>
                <draw:g>
                  <svg:desc>com_coe_no_meio.B29:com_coe_no_meio.B29</svg:desc>
                </draw:g>
              </table:table-cell>
              <table:table-cell office:value-type="string">
                <text:p>p2</text:p>
                <draw:g>
                  <svg:desc>com_coe_no_meio.C29:com_coe_no_meio.C29</svg:desc>
                </draw:g>
              </table:table-cell>
              <table:table-cell office:value-type="string">
                <text:p>p3</text:p>
                <draw:g>
                  <svg:desc>com_coe_no_meio.D29:com_coe_no_meio.D29</svg:desc>
                </draw:g>
              </table:table-cell>
              <table:table-cell office:value-type="string">
                <text:p>p4</text:p>
                <draw:g>
                  <svg:desc>com_coe_no_meio.E29:com_coe_no_meio.E29</svg:desc>
                </draw:g>
              </table:table-cell>
              <table:table-cell office:value-type="string">
                <text:p>p5</text:p>
                <draw:g>
                  <svg:desc>com_coe_no_meio.F29:com_coe_no_meio.F29</svg:desc>
                </draw:g>
              </table:table-cell>
              <table:table-cell office:value-type="string">
                <text:p>p6</text:p>
                <draw:g>
                  <svg:desc>com_coe_no_meio.G29:com_coe_no_meio.G29</svg:desc>
                </draw:g>
              </table:table-cell>
              <table:table-cell office:value-type="string">
                <text:p>p7</text:p>
                <draw:g>
                  <svg:desc>com_coe_no_meio.H29:com_coe_no_meio.H29</svg:desc>
                </draw:g>
              </table:table-cell>
              <table:table-cell office:value-type="string">
                <text:p>p8</text:p>
                <draw:g>
                  <svg:desc>com_coe_no_meio.I29:com_coe_no_meio.I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8517529">
                <text:p>47.28517529</text:p>
                <draw:g>
                  <svg:desc>com_coe_no_meio.A30:com_coe_no_meio.A53</svg:desc>
                </draw:g>
              </table:table-cell>
              <table:table-cell office:value-type="float" office:value="47.20519244">
                <text:p>47.20519244</text:p>
                <draw:g>
                  <svg:desc>com_coe_no_meio.B30:com_coe_no_meio.B53</svg:desc>
                </draw:g>
              </table:table-cell>
              <table:table-cell office:value-type="float" office:value="45.08429237">
                <text:p>45.08429237</text:p>
                <draw:g>
                  <svg:desc>com_coe_no_meio.C30:com_coe_no_meio.C53</svg:desc>
                </draw:g>
              </table:table-cell>
              <table:table-cell office:value-type="float" office:value="45.08628179">
                <text:p>45.08628179</text:p>
                <draw:g>
                  <svg:desc>com_coe_no_meio.D30:com_coe_no_meio.D53</svg:desc>
                </draw:g>
              </table:table-cell>
              <table:table-cell office:value-type="float" office:value="45.08226102">
                <text:p>45.08226102</text:p>
                <draw:g>
                  <svg:desc>com_coe_no_meio.E30:com_coe_no_meio.E53</svg:desc>
                </draw:g>
              </table:table-cell>
              <table:table-cell office:value-type="float" office:value="45.00426757">
                <text:p>45.00426757</text:p>
                <draw:g>
                  <svg:desc>com_coe_no_meio.F30:com_coe_no_meio.F53</svg:desc>
                </draw:g>
              </table:table-cell>
              <table:table-cell office:value-type="float" office:value="45.00227816">
                <text:p>45.00227816</text:p>
                <draw:g>
                  <svg:desc>com_coe_no_meio.G30:com_coe_no_meio.G53</svg:desc>
                </draw:g>
              </table:table-cell>
              <table:table-cell office:value-type="float" office:value="45.0021587">
                <text:p>45.0021587</text:p>
                <draw:g>
                  <svg:desc>com_coe_no_meio.H30:com_coe_no_meio.H53</svg:desc>
                </draw:g>
              </table:table-cell>
              <table:table-cell office:value-type="float" office:value="45.00012735">
                <text:p>45.00012735</text:p>
                <draw:g>
                  <svg:desc>com_coe_no_meio.I30:com_coe_no_meio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19598099">
                <text:p>49.19598099</text:p>
              </table:table-cell>
              <table:table-cell office:value-type="float" office:value="48.93697574">
                <text:p>48.93697574</text:p>
              </table:table-cell>
              <table:table-cell office:value-type="float" office:value="45.28712934">
                <text:p>45.28712934</text:p>
              </table:table-cell>
              <table:table-cell office:value-type="float" office:value="45.29912584">
                <text:p>45.29912584</text:p>
              </table:table-cell>
              <table:table-cell office:value-type="float" office:value="45.27460302">
                <text:p>45.27460302</text:p>
              </table:table-cell>
              <table:table-cell office:value-type="float" office:value="45.02759414">
                <text:p>45.02759414</text:p>
              </table:table-cell>
              <table:table-cell office:value-type="float" office:value="45.01559765">
                <text:p>45.01559765</text:p>
              </table:table-cell>
              <table:table-cell office:value-type="float" office:value="45.01415985">
                <text:p>45.01415985</text:p>
              </table:table-cell>
              <table:table-cell office:value-type="float" office:value="45.00163352">
                <text:p>45.00163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79751675">
                <text:p>50.79751675</text:p>
              </table:table-cell>
              <table:table-cell office:value-type="float" office:value="50.32090879">
                <text:p>50.32090879</text:p>
              </table:table-cell>
              <table:table-cell office:value-type="float" office:value="45.55468186">
                <text:p>45.55468186</text:p>
              </table:table-cell>
              <table:table-cell office:value-type="float" office:value="45.58549093">
                <text:p>45.58549093</text:p>
              </table:table-cell>
              <table:table-cell office:value-type="float" office:value="45.52174432">
                <text:p>45.52174432</text:p>
              </table:table-cell>
              <table:table-cell office:value-type="float" office:value="45.07594494">
                <text:p>45.07594494</text:p>
              </table:table-cell>
              <table:table-cell office:value-type="float" office:value="45.04513587">
                <text:p>45.04513587</text:p>
              </table:table-cell>
              <table:table-cell office:value-type="float" office:value="45.03961654">
                <text:p>45.03961654</text:p>
              </table:table-cell>
              <table:table-cell office:value-type="float" office:value="45.00667896">
                <text:p>45.0066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14355841">
                <text:p>52.14355841</text:p>
              </table:table-cell>
              <table:table-cell office:value-type="float" office:value="51.44402404">
                <text:p>51.44402404</text:p>
              </table:table-cell>
              <table:table-cell office:value-type="float" office:value="45.85287199">
                <text:p>45.85287199</text:p>
              </table:table-cell>
              <table:table-cell office:value-type="float" office:value="45.90894111">
                <text:p>45.90894111</text:p>
              </table:table-cell>
              <table:table-cell office:value-type="float" office:value="45.79144273">
                <text:p>45.79144273</text:p>
              </table:table-cell>
              <table:table-cell office:value-type="float" office:value="45.14797612">
                <text:p>45.14797612</text:p>
              </table:table-cell>
              <table:table-cell office:value-type="float" office:value="45.091907">
                <text:p>45.091907</text:p>
              </table:table-cell>
              <table:table-cell office:value-type="float" office:value="45.07858576">
                <text:p>45.07858576</text:p>
              </table:table-cell>
              <table:table-cell office:value-type="float" office:value="45.01715636">
                <text:p>45.01715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27855666">
                <text:p>53.27855666</text:p>
              </table:table-cell>
              <table:table-cell office:value-type="float" office:value="52.36805649">
                <text:p>52.36805649</text:p>
              </table:table-cell>
              <table:table-cell office:value-type="float" office:value="46.1603334">
                <text:p>46.1603334</text:p>
              </table:table-cell>
              <table:table-cell office:value-type="float" office:value="46.24515415">
                <text:p>46.24515415</text:p>
              </table:table-cell>
              <table:table-cell office:value-type="float" office:value="46.06504387">
                <text:p>46.06504387</text:p>
              </table:table-cell>
              <table:table-cell office:value-type="float" office:value="45.23936146">
                <text:p>45.23936146</text:p>
              </table:table-cell>
              <table:table-cell office:value-type="float" office:value="45.15454071">
                <text:p>45.15454071</text:p>
              </table:table-cell>
              <table:table-cell office:value-type="float" office:value="45.12953305">
                <text:p>45.12953305</text:p>
              </table:table-cell>
              <table:table-cell office:value-type="float" office:value="45.03424314">
                <text:p>45.0342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3904338">
                <text:p>54.23904338</text:p>
              </table:table-cell>
              <table:table-cell office:value-type="float" office:value="53.13755943">
                <text:p>53.13755943</text:p>
              </table:table-cell>
              <table:table-cell office:value-type="float" office:value="46.46391799">
                <text:p>46.46391799</text:p>
              </table:table-cell>
              <table:table-cell office:value-type="float" office:value="46.57843749">
                <text:p>46.57843749</text:p>
              </table:table-cell>
              <table:table-cell office:value-type="float" office:value="46.33196335">
                <text:p>46.33196335</text:p>
              </table:table-cell>
              <table:table-cell office:value-type="float" office:value="45.34499325">
                <text:p>45.34499325</text:p>
              </table:table-cell>
              <table:table-cell office:value-type="float" office:value="45.23047375">
                <text:p>45.23047375</text:p>
              </table:table-cell>
              <table:table-cell office:value-type="float" office:value="45.19032923">
                <text:p>45.19032923</text:p>
              </table:table-cell>
              <table:table-cell office:value-type="float" office:value="45.05837378">
                <text:p>45.05837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0549552">
                <text:p>55.0549552</text:p>
              </table:table-cell>
              <table:table-cell office:value-type="float" office:value="53.78523619">
                <text:p>53.78523619</text:p>
              </table:table-cell>
              <table:table-cell office:value-type="float" office:value="46.75580213">
                <text:p>46.75580213</text:p>
              </table:table-cell>
              <table:table-cell office:value-type="float" office:value="46.89912177">
                <text:p>46.89912177</text:p>
              </table:table-cell>
              <table:table-cell office:value-type="float" office:value="46.58643583">
                <text:p>46.58643583</text:p>
              </table:table-cell>
              <table:table-cell office:value-type="float" office:value="45.46002687">
                <text:p>45.46002687</text:p>
              </table:table-cell>
              <table:table-cell office:value-type="float" office:value="45.31670722">
                <text:p>45.31670722</text:p>
              </table:table-cell>
              <table:table-cell office:value-type="float" office:value="45.25874428">
                <text:p>45.25874428</text:p>
              </table:table-cell>
              <table:table-cell office:value-type="float" office:value="45.08937644">
                <text:p>45.08937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5080591">
                <text:p>55.75080591</text:p>
              </table:table-cell>
              <table:table-cell office:value-type="float" office:value="54.33549678">
                <text:p>54.33549678</text:p>
              </table:table-cell>
              <table:table-cell office:value-type="float" office:value="47.03160955">
                <text:p>47.03160955</text:p>
              </table:table-cell>
              <table:table-cell office:value-type="float" office:value="47.20166083">
                <text:p>47.20166083</text:p>
              </table:table-cell>
              <table:table-cell office:value-type="float" office:value="46.8255823">
                <text:p>46.8255823</text:p>
              </table:table-cell>
              <table:table-cell office:value-type="float" office:value="45.58030938">
                <text:p>45.58030938</text:p>
              </table:table-cell>
              <table:table-cell office:value-type="float" office:value="45.4102581">
                <text:p>45.4102581</text:p>
              </table:table-cell>
              <table:table-cell office:value-type="float" office:value="45.33268063">
                <text:p>45.33268063</text:p>
              </table:table-cell>
              <table:table-cell office:value-type="float" office:value="45.12665072">
                <text:p>45.12665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34667878">
                <text:p>56.34667878</text:p>
              </table:table-cell>
              <table:table-cell office:value-type="float" office:value="54.80685651">
                <text:p>54.80685651</text:p>
              </table:table-cell>
              <table:table-cell office:value-type="float" office:value="47.28918607">
                <text:p>47.28918607</text:p>
              </table:table-cell>
              <table:table-cell office:value-type="float" office:value="47.48327412">
                <text:p>47.48327412</text:p>
              </table:table-cell>
              <table:table-cell office:value-type="float" office:value="47.04825042">
                <text:p>47.04825042</text:p>
              </table:table-cell>
              <table:table-cell office:value-type="float" office:value="45.70249391">
                <text:p>45.70249391</text:p>
              </table:table-cell>
              <table:table-cell office:value-type="float" office:value="45.50840586">
                <text:p>45.50840586</text:p>
              </table:table-cell>
              <table:table-cell office:value-type="float" office:value="45.41027312">
                <text:p>45.41027312</text:p>
              </table:table-cell>
              <table:table-cell office:value-type="float" office:value="45.16933323">
                <text:p>45.16933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85905462">
                <text:p>56.85905462</text:p>
              </table:table-cell>
              <table:table-cell office:value-type="float" office:value="55.21357984">
                <text:p>55.21357984</text:p>
              </table:table-cell>
              <table:table-cell office:value-type="float" office:value="47.5277968">
                <text:p>47.5277968</text:p>
              </table:table-cell>
              <table:table-cell office:value-type="float" office:value="47.7429935">
                <text:p>47.7429935</text:p>
              </table:table-cell>
              <table:table-cell office:value-type="float" office:value="47.25431321">
                <text:p>47.25431321</text:p>
              </table:table-cell>
              <table:table-cell office:value-type="float" office:value="45.82400364">
                <text:p>45.82400364</text:p>
              </table:table-cell>
              <table:table-cell office:value-type="float" office:value="45.60880694">
                <text:p>45.60880694</text:p>
              </table:table-cell>
              <table:table-cell office:value-type="float" office:value="45.48992101">
                <text:p>45.48992101</text:p>
              </table:table-cell>
              <table:table-cell office:value-type="float" office:value="45.21643102">
                <text:p>45.21643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30148401">
                <text:p>57.30148401</text:p>
              </table:table-cell>
              <table:table-cell office:value-type="float" office:value="55.5668152">
                <text:p>55.5668152</text:p>
              </table:table-cell>
              <table:table-cell office:value-type="float" office:value="47.74759691">
                <text:p>47.74759691</text:p>
              </table:table-cell>
              <table:table-cell office:value-type="float" office:value="47.98100177">
                <text:p>47.98100177</text:p>
              </table:table-cell>
              <table:table-cell office:value-type="float" office:value="47.4442401">
                <text:p>47.4442401</text:p>
              </table:table-cell>
              <table:table-cell office:value-type="float" office:value="45.94293331">
                <text:p>45.94293331</text:p>
              </table:table-cell>
              <table:table-cell office:value-type="float" office:value="45.70952845">
                <text:p>45.70952845</text:p>
              </table:table-cell>
              <table:table-cell office:value-type="float" office:value="45.57028649">
                <text:p>45.57028649</text:p>
              </table:table-cell>
              <table:table-cell office:value-type="float" office:value="45.26692046">
                <text:p>45.26692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851374">
                <text:p>57.6851374</text:p>
              </table:table-cell>
              <table:table-cell office:value-type="float" office:value="55.875395">
                <text:p>55.875395</text:p>
              </table:table-cell>
              <table:table-cell office:value-type="float" office:value="47.94928332">
                <text:p>47.94928332</text:p>
              </table:table-cell>
              <table:table-cell office:value-type="float" office:value="48.19818154">
                <text:p>48.19818154</text:p>
              </table:table-cell>
              <table:table-cell office:value-type="float" office:value="47.61883404">
                <text:p>47.61883404</text:p>
              </table:table-cell>
              <table:table-cell office:value-type="float" office:value="46.05793333">
                <text:p>46.05793333</text:p>
              </table:table-cell>
              <table:table-cell office:value-type="float" office:value="45.80903511">
                <text:p>45.80903511</text:p>
              </table:table-cell>
              <table:table-cell office:value-type="float" office:value="45.65027696">
                <text:p>45.65027696</text:p>
              </table:table-cell>
              <table:table-cell office:value-type="float" office:value="45.31981487">
                <text:p>45.31981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01924735">
                <text:p>58.01924735</text:p>
              </table:table-cell>
              <table:table-cell office:value-type="float" office:value="56.14640292">
                <text:p>56.14640292</text:p>
              </table:table-cell>
              <table:table-cell office:value-type="float" office:value="48.13386464">
                <text:p>48.13386464</text:p>
              </table:table-cell>
              <table:table-cell office:value-type="float" office:value="48.39581085">
                <text:p>48.39581085</text:p>
              </table:table-cell>
              <table:table-cell office:value-type="float" office:value="47.77906869">
                <text:p>47.77906869</text:p>
              </table:table-cell>
              <table:table-cell office:value-type="float" office:value="46.16809776">
                <text:p>46.16809776</text:p>
              </table:table-cell>
              <table:table-cell office:value-type="float" office:value="45.90615155">
                <text:p>45.90615155</text:p>
              </table:table-cell>
              <table:table-cell office:value-type="float" office:value="45.72902029">
                <text:p>45.72902029</text:p>
              </table:table-cell>
              <table:table-cell office:value-type="float" office:value="45.37420709">
                <text:p>45.37420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1146828">
                <text:p>58.31146828</text:p>
              </table:table-cell>
              <table:table-cell office:value-type="float" office:value="56.38558527">
                <text:p>56.38558527</text:p>
              </table:table-cell>
              <table:table-cell office:value-type="float" office:value="48.30251105">
                <text:p>48.30251105</text:p>
              </table:table-cell>
              <table:table-cell office:value-type="float" office:value="48.57536272">
                <text:p>48.57536272</text:p>
              </table:table-cell>
              <table:table-cell office:value-type="float" office:value="47.92598882">
                <text:p>47.92598882</text:p>
              </table:table-cell>
              <table:table-cell office:value-type="float" office:value="46.27286598">
                <text:p>46.27286598</text:p>
              </table:table-cell>
              <table:table-cell office:value-type="float" office:value="46.00001432">
                <text:p>46.00001432</text:p>
              </table:table-cell>
              <table:table-cell office:value-type="float" office:value="45.80583792">
                <text:p>45.80583792</text:p>
              </table:table-cell>
              <table:table-cell office:value-type="float" office:value="45.42929307">
                <text:p>45.42929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568164">
                <text:p>58.568164</text:p>
              </table:table-cell>
              <table:table-cell office:value-type="float" office:value="56.59764982">
                <text:p>56.59764982</text:p>
              </table:table-cell>
              <table:table-cell office:value-type="float" office:value="48.45645582">
                <text:p>48.45645582</text:p>
              </table:table-cell>
              <table:table-cell office:value-type="float" office:value="48.7383744">
                <text:p>48.7383744</text:p>
              </table:table-cell>
              <table:table-cell office:value-type="float" office:value="48.06064864">
                <text:p>48.06064864</text:p>
              </table:table-cell>
              <table:table-cell office:value-type="float" office:value="46.37194001">
                <text:p>46.37194001</text:p>
              </table:table-cell>
              <table:table-cell office:value-type="float" office:value="46.09002143">
                <text:p>46.09002143</text:p>
              </table:table-cell>
              <table:table-cell office:value-type="float" office:value="45.88021807">
                <text:p>45.88021807</text:p>
              </table:table-cell>
              <table:table-cell office:value-type="float" office:value="45.48438189">
                <text:p>45.48438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79464206">
                <text:p>58.79464206</text:p>
              </table:table-cell>
              <table:table-cell office:value-type="float" office:value="56.78648887">
                <text:p>56.78648887</text:p>
              </table:table-cell>
              <table:table-cell office:value-type="float" office:value="48.59693295">
                <text:p>48.59693295</text:p>
              </table:table-cell>
              <table:table-cell office:value-type="float" office:value="48.88636612">
                <text:p>48.88636612</text:p>
              </table:table-cell>
              <table:table-cell office:value-type="float" office:value="48.18407525">
                <text:p>48.18407525</text:p>
              </table:table-cell>
              <table:table-cell office:value-type="float" office:value="46.4652178">
                <text:p>46.4652178</text:p>
              </table:table-cell>
              <table:table-cell office:value-type="float" office:value="46.17578464">
                <text:p>46.17578464</text:p>
              </table:table-cell>
              <table:table-cell office:value-type="float" office:value="45.95179058">
                <text:p>45.95179058</text:p>
              </table:table-cell>
              <table:table-cell office:value-type="float" office:value="45.53889643">
                <text:p>45.5388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99534262">
                <text:p>58.99534262</text:p>
              </table:table-cell>
              <table:table-cell office:value-type="float" office:value="56.9553463">
                <text:p>56.9553463</text:p>
              </table:table-cell>
              <table:table-cell office:value-type="float" office:value="48.72513824">
                <text:p>48.72513824</text:p>
              </table:table-cell>
              <table:table-cell office:value-type="float" office:value="49.0207921">
                <text:p>49.0207921</text:p>
              </table:table-cell>
              <table:table-cell office:value-type="float" office:value="48.2972475">
                <text:p>48.2972475</text:p>
              </table:table-cell>
              <table:table-cell office:value-type="float" office:value="46.5527403">
                <text:p>46.5527403</text:p>
              </table:table-cell>
              <table:table-cell office:value-type="float" office:value="46.25708644">
                <text:p>46.25708644</text:p>
              </table:table-cell>
              <table:table-cell office:value-type="float" office:value="46.02030388">
                <text:p>46.02030388</text:p>
              </table:table-cell>
              <table:table-cell office:value-type="float" office:value="45.59236809">
                <text:p>45.59236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17399073">
                <text:p>59.17399073</text:p>
              </table:table-cell>
              <table:table-cell office:value-type="float" office:value="57.10694426">
                <text:p>57.10694426</text:p>
              </table:table-cell>
              <table:table-cell office:value-type="float" office:value="48.8422057">
                <text:p>48.8422057</text:p>
              </table:table-cell>
              <table:table-cell office:value-type="float" office:value="49.14301296">
                <text:p>49.14301296</text:p>
              </table:table-cell>
              <table:table-cell office:value-type="float" office:value="48.40108423">
                <text:p>48.40108423</text:p>
              </table:table-cell>
              <table:table-cell office:value-type="float" office:value="46.63464993">
                <text:p>46.63464993</text:p>
              </table:table-cell>
              <table:table-cell office:value-type="float" office:value="46.33384268">
                <text:p>46.33384268</text:p>
              </table:table-cell>
              <table:table-cell office:value-type="float" office:value="46.08560422">
                <text:p>46.08560422</text:p>
              </table:table-cell>
              <table:table-cell office:value-type="float" office:value="45.64442788">
                <text:p>45.64442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33372152">
                <text:p>59.33372152</text:p>
              </table:table-cell>
              <table:table-cell office:value-type="float" office:value="57.24358178">
                <text:p>57.24358178</text:p>
              </table:table-cell>
              <table:table-cell office:value-type="float" office:value="48.9491954">
                <text:p>48.9491954</text:p>
              </table:table-cell>
              <table:table-cell office:value-type="float" office:value="49.25428321">
                <text:p>49.25428321</text:p>
              </table:table-cell>
              <table:table-cell office:value-type="float" office:value="48.49643951">
                <text:p>48.49643951</text:p>
              </table:table-cell>
              <table:table-cell office:value-type="float" office:value="46.71115907">
                <text:p>46.71115907</text:p>
              </table:table-cell>
              <table:table-cell office:value-type="float" office:value="46.40607126">
                <text:p>46.40607126</text:p>
              </table:table-cell>
              <table:table-cell office:value-type="float" office:value="46.14761752">
                <text:p>46.14761752</text:p>
              </table:table-cell>
              <table:table-cell office:value-type="float" office:value="45.69479568">
                <text:p>45.69479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47718091">
                <text:p>59.47718091</text:p>
              </table:table-cell>
              <table:table-cell office:value-type="float" office:value="57.36721093">
                <text:p>57.36721093</text:p>
              </table:table-cell>
              <table:table-cell office:value-type="float" office:value="49.0470875">
                <text:p>49.0470875</text:p>
              </table:table-cell>
              <table:table-cell office:value-type="float" office:value="49.35574715">
                <text:p>49.35574715</text:p>
              </table:table-cell>
              <table:table-cell office:value-type="float" office:value="48.5841012">
                <text:p>48.5841012</text:p>
              </table:table-cell>
              <table:table-cell office:value-type="float" office:value="46.78252577">
                <text:p>46.78252577</text:p>
              </table:table-cell>
              <table:table-cell office:value-type="float" office:value="46.47386612">
                <text:p>46.47386612</text:p>
              </table:table-cell>
              <table:table-cell office:value-type="float" office:value="46.20633351">
                <text:p>46.20633351</text:p>
              </table:table-cell>
              <table:table-cell office:value-type="float" office:value="45.74326887">
                <text:p>45.74326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60660875">
                <text:p>59.60660875</text:p>
              </table:table-cell>
              <table:table-cell office:value-type="float" office:value="57.47949744">
                <text:p>57.47949744</text:p>
              </table:table-cell>
              <table:table-cell office:value-type="float" office:value="49.13678146">
                <text:p>49.13678146</text:p>
              </table:table-cell>
              <table:table-cell office:value-type="float" office:value="49.44844095">
                <text:p>49.44844095</text:p>
              </table:table-cell>
              <table:table-cell office:value-type="float" office:value="48.66479242">
                <text:p>48.66479242</text:p>
              </table:table-cell>
              <table:table-cell office:value-type="float" office:value="46.84903569">
                <text:p>46.84903569</text:p>
              </table:table-cell>
              <table:table-cell office:value-type="float" office:value="46.53737621">
                <text:p>46.53737621</text:p>
              </table:table-cell>
              <table:table-cell office:value-type="float" office:value="46.26179221">
                <text:p>46.26179221</text:p>
              </table:table-cell>
              <table:table-cell office:value-type="float" office:value="45.78971106">
                <text:p>45.78971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72390605">
                <text:p>59.72390605</text:p>
              </table:table-cell>
              <table:table-cell office:value-type="float" office:value="57.58186853">
                <text:p>57.58186853</text:p>
              </table:table-cell>
              <table:table-cell office:value-type="float" office:value="49.21909755">
                <text:p>49.21909755</text:p>
              </table:table-cell>
              <table:table-cell office:value-type="float" office:value="49.53329755">
                <text:p>49.53329755</text:p>
              </table:table-cell>
              <table:table-cell office:value-type="float" office:value="48.739174">
                <text:p>48.739174</text:p>
              </table:table-cell>
              <table:table-cell office:value-type="float" office:value="46.91098852">
                <text:p>46.91098852</text:p>
              </table:table-cell>
              <table:table-cell office:value-type="float" office:value="46.59678852">
                <text:p>46.59678852</text:p>
              </table:table-cell>
              <table:table-cell office:value-type="float" office:value="46.31407224">
                <text:p>46.31407224</text:p>
              </table:table-cell>
              <table:table-cell office:value-type="float" office:value="45.83404139">
                <text:p>45.83404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83069096">
                <text:p>59.83069096</text:p>
              </table:table-cell>
              <table:table-cell office:value-type="float" office:value="57.6755519">
                <text:p>57.6755519</text:p>
              </table:table-cell>
              <table:table-cell office:value-type="float" office:value="49.29478068">
                <text:p>49.29478068</text:p>
              </table:table-cell>
              <table:table-cell office:value-type="float" office:value="49.61115397">
                <text:p>49.61115397</text:p>
              </table:table-cell>
              <table:table-cell office:value-type="float" office:value="48.80784824">
                <text:p>48.80784824</text:p>
              </table:table-cell>
              <table:table-cell office:value-type="float" office:value="46.96868817">
                <text:p>46.96868817</text:p>
              </table:table-cell>
              <table:table-cell office:value-type="float" office:value="46.65231488">
                <text:p>46.65231488</text:p>
              </table:table-cell>
              <table:table-cell office:value-type="float" office:value="46.3632812">
                <text:p>46.3632812</text:p>
              </table:table-cell>
              <table:table-cell office:value-type="float" office:value="45.87622484">
                <text:p>45.8762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92834451">
                <text:p>59.92834451</text:p>
              </table:table-cell>
              <table:table-cell office:value-type="float" office:value="57.76160724">
                <text:p>57.76160724</text:p>
              </table:table-cell>
              <table:table-cell office:value-type="float" office:value="49.36450498">
                <text:p>49.36450498</text:p>
              </table:table-cell>
              <table:table-cell office:value-type="float" office:value="49.68275905">
                <text:p>49.68275905</text:p>
              </table:table-cell>
              <table:table-cell office:value-type="float" office:value="48.8713628">
                <text:p>48.8713628</text:p>
              </table:table-cell>
              <table:table-cell office:value-type="float" office:value="47.02243564">
                <text:p>47.02243564</text:p>
              </table:table-cell>
              <table:table-cell office:value-type="float" office:value="46.70418157">
                <text:p>46.70418157</text:p>
              </table:table-cell>
              <table:table-cell office:value-type="float" office:value="46.40954765">
                <text:p>46.40954765</text:p>
              </table:table-cell>
              <table:table-cell office:value-type="float" office:value="45.91626344">
                <text:p>45.916263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9">
      <number:number number:decimal-places="6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9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9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9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9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67cm" svg:height="10.935cm" xlink:href=".." xlink:type="simple" chart:class="chart:line" chart:style-name="ch1">
        <chart:legend chart:legend-position="end" svg:x="27.353cm" svg:y="3.176cm" style:legend-expansion="high" chart:style-name="ch2"/>
        <chart:plot-area chart:style-name="ch3" table:cell-range-address="com_coe_no_meio.A56:com_coe_no_meio.I80" chart:data-source-has-labels="row" svg:x="0.581cm" svg:y="0.218cm" svg:width="26.191cm" svg:height="10.499cm">
          <chartooo:coordinate-region svg:x="2.843cm" svg:y="0.418cm" svg:width="23.663cm" svg:height="10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_coe_no_meio.A57:com_coe_no_meio.A80" chart:label-cell-address="com_coe_no_meio.A56:com_coe_no_meio.A56" chart:class="chart:line">
            <chart:data-point chart:repeated="24"/>
          </chart:series>
          <chart:series chart:style-name="ch7" chart:values-cell-range-address="com_coe_no_meio.B57:com_coe_no_meio.B80" chart:label-cell-address="com_coe_no_meio.B56:com_coe_no_meio.B56" chart:class="chart:line">
            <chart:data-point chart:repeated="24"/>
          </chart:series>
          <chart:series chart:style-name="ch8" chart:values-cell-range-address="com_coe_no_meio.C57:com_coe_no_meio.C80" chart:label-cell-address="com_coe_no_meio.C56:com_coe_no_meio.C56" chart:class="chart:line">
            <chart:data-point chart:repeated="24"/>
          </chart:series>
          <chart:series chart:style-name="ch9" chart:values-cell-range-address="com_coe_no_meio.D57:com_coe_no_meio.D80" chart:label-cell-address="com_coe_no_meio.D56:com_coe_no_meio.D56" chart:class="chart:line">
            <chart:data-point chart:repeated="24"/>
          </chart:series>
          <chart:series chart:style-name="ch10" chart:values-cell-range-address="com_coe_no_meio.E57:com_coe_no_meio.E80" chart:label-cell-address="com_coe_no_meio.E56:com_coe_no_meio.E56" chart:class="chart:line">
            <chart:data-point chart:repeated="24"/>
          </chart:series>
          <chart:series chart:style-name="ch11" chart:values-cell-range-address="com_coe_no_meio.F57:com_coe_no_meio.F80" chart:label-cell-address="com_coe_no_meio.F56:com_coe_no_meio.F56" chart:class="chart:line">
            <chart:data-point chart:repeated="24"/>
          </chart:series>
          <chart:series chart:style-name="ch12" chart:values-cell-range-address="com_coe_no_meio.G57:com_coe_no_meio.G80" chart:label-cell-address="com_coe_no_meio.G56:com_coe_no_meio.G56" chart:class="chart:line">
            <chart:data-point chart:repeated="24"/>
          </chart:series>
          <chart:series chart:style-name="ch13" chart:values-cell-range-address="com_coe_no_meio.H57:com_coe_no_meio.H80" chart:label-cell-address="com_coe_no_meio.H56:com_coe_no_meio.H56" chart:class="chart:line">
            <chart:data-point chart:repeated="24"/>
          </chart:series>
          <chart:series chart:style-name="ch14" chart:values-cell-range-address="com_coe_no_meio.I57:com_coe_no_meio.I80" chart:label-cell-address="com_coe_no_meio.I56:com_coe_no_meio.I56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meio.A56:com_coe_no_meio.A56</svg:desc>
                </draw:g>
              </table:table-cell>
              <table:table-cell office:value-type="string">
                <text:p>p1</text:p>
                <draw:g>
                  <svg:desc>com_coe_no_meio.B56:com_coe_no_meio.B56</svg:desc>
                </draw:g>
              </table:table-cell>
              <table:table-cell office:value-type="string">
                <text:p>p2</text:p>
                <draw:g>
                  <svg:desc>com_coe_no_meio.C56:com_coe_no_meio.C56</svg:desc>
                </draw:g>
              </table:table-cell>
              <table:table-cell office:value-type="string">
                <text:p>p3</text:p>
                <draw:g>
                  <svg:desc>com_coe_no_meio.D56:com_coe_no_meio.D56</svg:desc>
                </draw:g>
              </table:table-cell>
              <table:table-cell office:value-type="string">
                <text:p>p4</text:p>
                <draw:g>
                  <svg:desc>com_coe_no_meio.E56:com_coe_no_meio.E56</svg:desc>
                </draw:g>
              </table:table-cell>
              <table:table-cell office:value-type="string">
                <text:p>p5</text:p>
                <draw:g>
                  <svg:desc>com_coe_no_meio.F56:com_coe_no_meio.F56</svg:desc>
                </draw:g>
              </table:table-cell>
              <table:table-cell office:value-type="string">
                <text:p>p6</text:p>
                <draw:g>
                  <svg:desc>com_coe_no_meio.G56:com_coe_no_meio.G56</svg:desc>
                </draw:g>
              </table:table-cell>
              <table:table-cell office:value-type="string">
                <text:p>p7</text:p>
                <draw:g>
                  <svg:desc>com_coe_no_meio.H56:com_coe_no_meio.H56</svg:desc>
                </draw:g>
              </table:table-cell>
              <table:table-cell office:value-type="string">
                <text:p>p8</text:p>
                <draw:g>
                  <svg:desc>com_coe_no_meio.I56:com_coe_no_meio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0538425653988">
                <text:p>0.0700538425653988</text:p>
                <draw:g>
                  <svg:desc>com_coe_no_meio.A57:com_coe_no_meio.A80</svg:desc>
                </draw:g>
              </table:table-cell>
              <table:table-cell office:value-type="float" office:value="0.036324476062506">
                <text:p>0.036324476062506</text:p>
                <draw:g>
                  <svg:desc>com_coe_no_meio.B57:com_coe_no_meio.B80</svg:desc>
                </draw:g>
              </table:table-cell>
              <table:table-cell office:value-type="float" office:value="0.0732627401507021">
                <text:p>0.0732627401507021</text:p>
                <draw:g>
                  <svg:desc>com_coe_no_meio.C57:com_coe_no_meio.C80</svg:desc>
                </draw:g>
              </table:table-cell>
              <table:table-cell office:value-type="float" office:value="0.0466000995111641">
                <text:p>0.0466000995111641</text:p>
                <draw:g>
                  <svg:desc>com_coe_no_meio.D57:com_coe_no_meio.D80</svg:desc>
                </draw:g>
              </table:table-cell>
              <table:table-cell office:value-type="float" office:value="-0.000000364692809284861">
                <text:p>-0.000000364692809284861</text:p>
                <draw:g>
                  <svg:desc>com_coe_no_meio.E57:com_coe_no_meio.E80</svg:desc>
                </draw:g>
              </table:table-cell>
              <table:table-cell office:value-type="float" office:value="0.0289157529944851">
                <text:p>0.0289157529944851</text:p>
                <draw:g>
                  <svg:desc>com_coe_no_meio.F57:com_coe_no_meio.F80</svg:desc>
                </draw:g>
              </table:table-cell>
              <table:table-cell office:value-type="float" office:value="1">
                <text:p>1</text:p>
                <draw:g>
                  <svg:desc>com_coe_no_meio.G57:com_coe_no_meio.G80</svg:desc>
                </draw:g>
              </table:table-cell>
              <table:table-cell office:value-type="float" office:value="1">
                <text:p>1</text:p>
                <draw:g>
                  <svg:desc>com_coe_no_meio.H57:com_coe_no_meio.H80</svg:desc>
                </draw:g>
              </table:table-cell>
              <table:table-cell office:value-type="float" office:value="1">
                <text:p>1</text:p>
                <draw:g>
                  <svg:desc>com_coe_no_meio.I57:com_coe_no_meio.I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796456952014">
                <text:p>0.123796456952014</text:p>
              </table:table-cell>
              <table:table-cell office:value-type="float" office:value="0.0661528917625496">
                <text:p>0.0661528917625496</text:p>
              </table:table-cell>
              <table:table-cell office:value-type="float" office:value="0.134381669250513">
                <text:p>0.134381669250513</text:p>
              </table:table-cell>
              <table:table-cell office:value-type="float" office:value="0.0819820848643453">
                <text:p>0.0819820848643453</text:p>
              </table:table-cell>
              <table:table-cell office:value-type="float" office:value="0.000000509826867056695">
                <text:p>0.000000509826867056695</text:p>
              </table:table-cell>
              <table:table-cell office:value-type="float" office:value="0.0556523957621615">
                <text:p>0.05565239576216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369752489288">
                <text:p>0.165369752489288</text:p>
              </table:table-cell>
              <table:table-cell office:value-type="float" office:value="0.0906097001523676">
                <text:p>0.0906097001523676</text:p>
              </table:table-cell>
              <table:table-cell office:value-type="float" office:value="0.185301516800998">
                <text:p>0.185301516800998</text:p>
              </table:table-cell>
              <table:table-cell office:value-type="float" office:value="0.108877433848548">
                <text:p>0.108877433848548</text:p>
              </table:table-cell>
              <table:table-cell office:value-type="float" office:value="0.000000268330672903438">
                <text:p>0.000000268330672903438</text:p>
              </table:table-cell>
              <table:table-cell office:value-type="float" office:value="0.0803112096737021">
                <text:p>0.08031120967370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7715103445202">
                <text:p>0.197715103445202</text:p>
              </table:table-cell>
              <table:table-cell office:value-type="float" office:value="0.110622650625617">
                <text:p>0.110622650625617</text:p>
              </table:table-cell>
              <table:table-cell office:value-type="float" office:value="0.227662008222358">
                <text:p>0.227662008222358</text:p>
              </table:table-cell>
              <table:table-cell office:value-type="float" office:value="0.12926952990387">
                <text:p>0.12926952990387</text:p>
              </table:table-cell>
              <table:table-cell office:value-type="float" office:value="0.0000000126351540341574">
                <text:p>0.0000000126351540341574</text:p>
              </table:table-cell>
              <table:table-cell office:value-type="float" office:value="0.102981751379897">
                <text:p>0.1029817513798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986643181349">
                <text:p>0.222986643181349</text:p>
              </table:table-cell>
              <table:table-cell office:value-type="float" office:value="0.126967999128356">
                <text:p>0.126967999128356</text:p>
              </table:table-cell>
              <table:table-cell office:value-type="float" office:value="0.262877436778082">
                <text:p>0.262877436778082</text:p>
              </table:table-cell>
              <table:table-cell office:value-type="float" office:value="0.144648925596879">
                <text:p>0.144648925596879</text:p>
              </table:table-cell>
              <table:table-cell office:value-type="float" office:value="-0.0000000657249976665497">
                <text:p>-0.0000000657249976665497</text:p>
              </table:table-cell>
              <table:table-cell office:value-type="float" office:value="0.123768671865545">
                <text:p>0.1237686718655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786225558343">
                <text:p>0.242786225558343</text:p>
              </table:table-cell>
              <table:table-cell office:value-type="float" office:value="0.140291266665441">
                <text:p>0.140291266665441</text:p>
              </table:table-cell>
              <table:table-cell office:value-type="float" office:value="0.292153367143197">
                <text:p>0.292153367143197</text:p>
              </table:table-cell>
              <table:table-cell office:value-type="float" office:value="0.156150630963536">
                <text:p>0.156150630963536</text:p>
              </table:table-cell>
              <table:table-cell office:value-type="float" office:value="-0.0000000976002805241905">
                <text:p>-0.0000000976002805241905</text:p>
              </table:table-cell>
              <table:table-cell office:value-type="float" office:value="0.142783054451067">
                <text:p>0.1427830544510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832057411852">
                <text:p>0.25832057411852</text:p>
              </table:table-cell>
              <table:table-cell office:value-type="float" office:value="0.15112659025733">
                <text:p>0.15112659025733</text:p>
              </table:table-cell>
              <table:table-cell office:value-type="float" office:value="0.316506780863743">
                <text:p>0.316506780863743</text:p>
              </table:table-cell>
              <table:table-cell office:value-type="float" office:value="0.164647578127654">
                <text:p>0.164647578127654</text:p>
              </table:table-cell>
              <table:table-cell office:value-type="float" office:value="-0.0000000882481312469707">
                <text:p>-0.0000000882481312469707</text:p>
              </table:table-cell>
              <table:table-cell office:value-type="float" office:value="0.160142276037051">
                <text:p>0.160142276037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0509750091842">
                <text:p>0.270509750091842</text:p>
              </table:table-cell>
              <table:table-cell office:value-type="float" office:value="0.159915291620935">
                <text:p>0.159915291620935</text:p>
              </table:table-cell>
              <table:table-cell office:value-type="float" office:value="0.336788316436099">
                <text:p>0.336788316436099</text:p>
              </table:table-cell>
              <table:table-cell office:value-type="float" office:value="0.17081581089854">
                <text:p>0.17081581089854</text:p>
              </table:table-cell>
              <table:table-cell office:value-type="float" office:value="-0.0000000273885198964763">
                <text:p>-0.0000000273885198964763</text:p>
              </table:table-cell>
              <table:table-cell office:value-type="float" office:value="0.175965137768416">
                <text:p>0.1759651377684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0062610532454">
                <text:p>0.280062610532454</text:p>
              </table:table-cell>
              <table:table-cell office:value-type="float" office:value="0.167021737121348">
                <text:p>0.167021737121348</text:p>
              </table:table-cell>
              <table:table-cell office:value-type="float" office:value="0.353704878170955">
                <text:p>0.353704878170955</text:p>
              </table:table-cell>
              <table:table-cell office:value-type="float" office:value="0.175181481776969">
                <text:p>0.175181481776969</text:p>
              </table:table-cell>
              <table:table-cell office:value-type="float" office:value="-0.0000000292932920142874">
                <text:p>-0.0000000292932920142874</text:p>
              </table:table-cell>
              <table:table-cell office:value-type="float" office:value="0.19036922327199">
                <text:p>0.19036922327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753052492476">
                <text:p>0.28753052492476</text:p>
              </table:table-cell>
              <table:table-cell office:value-type="float" office:value="0.172747014038126">
                <text:p>0.172747014038126</text:p>
              </table:table-cell>
              <table:table-cell office:value-type="float" office:value="0.367841394529813">
                <text:p>0.367841394529813</text:p>
              </table:table-cell>
              <table:table-cell office:value-type="float" office:value="0.178155817722497">
                <text:p>0.178155817722497</text:p>
              </table:table-cell>
              <table:table-cell office:value-type="float" office:value="-0.0000000177437646797785">
                <text:p>-0.0000000177437646797785</text:p>
              </table:table-cell>
              <table:table-cell office:value-type="float" office:value="0.203468627881302">
                <text:p>0.2034686278813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3345587171966">
                <text:p>0.293345587171966</text:p>
              </table:table-cell>
              <table:table-cell office:value-type="float" office:value="0.177339832724622">
                <text:p>0.177339832724622</text:p>
              </table:table-cell>
              <table:table-cell office:value-type="float" office:value="0.379680216629739">
                <text:p>0.379680216629739</text:p>
              </table:table-cell>
              <table:table-cell office:value-type="float" office:value="0.180060812241651">
                <text:p>0.180060812241651</text:p>
              </table:table-cell>
              <table:table-cell office:value-type="float" office:value="-0.0000000286387571435398">
                <text:p>-0.0000000286387571435398</text:p>
              </table:table-cell>
              <table:table-cell office:value-type="float" office:value="0.215372453010486">
                <text:p>0.215372453010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7848703633277">
                <text:p>0.297848703633277</text:p>
              </table:table-cell>
              <table:table-cell office:value-type="float" office:value="0.181005777721177">
                <text:p>0.181005777721177</text:p>
              </table:table-cell>
              <table:table-cell office:value-type="float" office:value="0.389618410753431">
                <text:p>0.389618410753431</text:p>
              </table:table-cell>
              <table:table-cell office:value-type="float" office:value="0.181149025705402">
                <text:p>0.181149025705402</text:p>
              </table:table-cell>
              <table:table-cell office:value-type="float" office:value="-0.0000000114554778996023">
                <text:p>-0.0000000114554778996023</text:p>
              </table:table-cell>
              <table:table-cell office:value-type="float" office:value="0.2261839127424">
                <text:p>0.22618391274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310165214735">
                <text:p>0.301310165214735</text:p>
              </table:table-cell>
              <table:table-cell office:value-type="float" office:value="0.183914681239605">
                <text:p>0.183914681239605</text:p>
              </table:table-cell>
              <table:table-cell office:value-type="float" office:value="0.39798243168537">
                <text:p>0.39798243168537</text:p>
              </table:table-cell>
              <table:table-cell office:value-type="float" office:value="0.181618507991986">
                <text:p>0.181618507991986</text:p>
              </table:table-cell>
              <table:table-cell office:value-type="float" office:value="-0.0000000215899658151386">
                <text:p>-0.0000000215899658151386</text:p>
              </table:table-cell>
              <table:table-cell office:value-type="float" office:value="0.235999579350279">
                <text:p>0.2359995793502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945215876667">
                <text:p>0.303945215876667</text:p>
              </table:table-cell>
              <table:table-cell office:value-type="float" office:value="0.186206860668481">
                <text:p>0.186206860668481</text:p>
              </table:table-cell>
              <table:table-cell office:value-type="float" office:value="0.40504072802421">
                <text:p>0.40504072802421</text:p>
              </table:table-cell>
              <table:table-cell office:value-type="float" office:value="0.181624612900813">
                <text:p>0.181624612900813</text:p>
              </table:table-cell>
              <table:table-cell office:value-type="float" office:value="-0.0000000102529449375055">
                <text:p>-0.0000000102529449375055</text:p>
              </table:table-cell>
              <table:table-cell office:value-type="float" office:value="0.244909287307685">
                <text:p>0.2449092873076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5925702991208">
                <text:p>0.305925702991208</text:p>
              </table:table-cell>
              <table:table-cell office:value-type="float" office:value="0.187998082701207">
                <text:p>0.187998082701207</text:p>
              </table:table-cell>
              <table:table-cell office:value-type="float" office:value="0.411014054274822">
                <text:p>0.411014054274822</text:p>
              </table:table-cell>
              <table:table-cell office:value-type="float" office:value="0.18128889123572">
                <text:p>0.18128889123572</text:p>
              </table:table-cell>
              <table:table-cell office:value-type="float" office:value="-0.00000000326728155641831">
                <text:p>-0.00000000326728155641831</text:p>
              </table:table-cell>
              <table:table-cell office:value-type="float" office:value="0.252995945500563">
                <text:p>0.2529959455005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7389129892363">
                <text:p>0.307389129892363</text:p>
              </table:table-cell>
              <table:table-cell office:value-type="float" office:value="0.189383781261739">
                <text:p>0.189383781261739</text:p>
              </table:table-cell>
              <table:table-cell office:value-type="float" office:value="0.416084153028207">
                <text:p>0.416084153028207</text:p>
              </table:table-cell>
              <table:table-cell office:value-type="float" office:value="0.180706296914712">
                <text:p>0.180706296914712</text:p>
              </table:table-cell>
              <table:table-cell office:value-type="float" office:value="-0.0000000125625181368605">
                <text:p>-0.0000000125625181368605</text:p>
              </table:table-cell>
              <table:table-cell office:value-type="float" office:value="0.260335808096242">
                <text:p>0.2603358080962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445649900067">
                <text:p>0.308445649900067</text:p>
              </table:table-cell>
              <table:table-cell office:value-type="float" office:value="0.190442516081697">
                <text:p>0.190442516081697</text:p>
              </table:table-cell>
              <table:table-cell office:value-type="float" office:value="0.420400860076538">
                <text:p>0.420400860076538</text:p>
              </table:table-cell>
              <table:table-cell office:value-type="float" office:value="0.179950758956178">
                <text:p>0.179950758956178</text:p>
              </table:table-cell>
              <table:table-cell office:value-type="float" office:value="-0.00000000303283287372835">
                <text:p>-0.00000000303283287372835</text:p>
              </table:table-cell>
              <table:table-cell office:value-type="float" office:value="0.266998744091333">
                <text:p>0.266998744091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9183498386555">
                <text:p>0.309183498386555</text:p>
              </table:table-cell>
              <table:table-cell office:value-type="float" office:value="0.191238806446772">
                <text:p>0.191238806446772</text:p>
              </table:table-cell>
              <table:table-cell office:value-type="float" office:value="0.424087838399699">
                <text:p>0.424087838399699</text:p>
              </table:table-cell>
              <table:table-cell office:value-type="float" office:value="0.179079502565689">
                <text:p>0.179079502565689</text:p>
              </table:table-cell>
              <table:table-cell office:value-type="float" office:value="-0.00000000882071526930872">
                <text:p>-0.00000000882071526930872</text:p>
              </table:table-cell>
              <table:table-cell office:value-type="float" office:value="0.27304846854886">
                <text:p>0.27304846854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673358297531">
                <text:p>0.309673358297531</text:p>
              </table:table-cell>
              <table:table-cell office:value-type="float" office:value="0.191825560706141">
                <text:p>0.191825560706141</text:p>
              </table:table-cell>
              <table:table-cell office:value-type="float" office:value="0.427247390696343">
                <text:p>0.427247390696343</text:p>
              </table:table-cell>
              <table:table-cell office:value-type="float" office:value="0.178136626686872">
                <text:p>0.178136626686872</text:p>
              </table:table-cell>
              <table:table-cell office:value-type="float" office:value="-0.0000000114402083362108">
                <text:p>-0.0000000114402083362108</text:p>
              </table:table-cell>
              <table:table-cell office:value-type="float" office:value="0.278543063795935">
                <text:p>0.2785430637959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9377077474126">
                <text:p>0.309377077474126</text:p>
              </table:table-cell>
              <table:table-cell office:value-type="float" office:value="0.191549893780295">
                <text:p>0.191549893780295</text:p>
              </table:table-cell>
              <table:table-cell office:value-type="float" office:value="0.428959480119963">
                <text:p>0.428959480119963</text:p>
              </table:table-cell>
              <table:table-cell office:value-type="float" office:value="0.17538949890606">
                <text:p>0.17538949890606</text:p>
              </table:table-cell>
              <table:table-cell office:value-type="float" office:value="-0.0021466023336616">
                <text:p>-0.0021466023336616</text:p>
              </table:table-cell>
              <table:table-cell office:value-type="float" office:value="0.281500491294442">
                <text:p>0.2815004912944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8422898641685">
                <text:p>0.308422898641685</text:p>
              </table:table-cell>
              <table:table-cell office:value-type="float" office:value="0.190544636226954">
                <text:p>0.190544636226954</text:p>
              </table:table-cell>
              <table:table-cell office:value-type="float" office:value="0.429462263641068">
                <text:p>0.429462263641068</text:p>
              </table:table-cell>
              <table:table-cell office:value-type="float" office:value="0.171136546164561">
                <text:p>0.171136546164561</text:p>
              </table:table-cell>
              <table:table-cell office:value-type="float" office:value="-0.00610067568301775">
                <text:p>-0.00610067568301775</text:p>
              </table:table-cell>
              <table:table-cell office:value-type="float" office:value="0.282350142197633">
                <text:p>0.2823501421976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914941229199">
                <text:p>0.306914941229199</text:p>
              </table:table-cell>
              <table:table-cell office:value-type="float" office:value="0.188918620023126">
                <text:p>0.188918620023126</text:p>
              </table:table-cell>
              <table:table-cell office:value-type="float" office:value="0.428946858552726">
                <text:p>0.428946858552726</text:p>
              </table:table-cell>
              <table:table-cell office:value-type="float" office:value="0.16561721830944">
                <text:p>0.16561721830944</text:p>
              </table:table-cell>
              <table:table-cell office:value-type="float" office:value="-0.0115885005618892">
                <text:p>-0.0115885005618892</text:p>
              </table:table-cell>
              <table:table-cell office:value-type="float" office:value="0.281431313883559">
                <text:p>0.2814313138835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4938490876624">
                <text:p>0.304938490876624</text:p>
              </table:table-cell>
              <table:table-cell office:value-type="float" office:value="0.186761845060175">
                <text:p>0.186761845060175</text:p>
              </table:table-cell>
              <table:table-cell office:value-type="float" office:value="0.427568466662656">
                <text:p>0.427568466662656</text:p>
              </table:table-cell>
              <table:table-cell office:value-type="float" office:value="0.159025975877357">
                <text:p>0.159025975877357</text:p>
              </table:table-cell>
              <table:table-cell office:value-type="float" office:value="-0.0183863603765895">
                <text:p>-0.0183863603765895</text:p>
              </table:table-cell>
              <table:table-cell office:value-type="float" office:value="0.279015924599172">
                <text:p>0.279015924599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2563952551762">
                <text:p>0.302563952551762</text:p>
              </table:table-cell>
              <table:table-cell office:value-type="float" office:value="0.184149347790146">
                <text:p>0.184149347790146</text:p>
              </table:table-cell>
              <table:table-cell office:value-type="float" office:value="0.425454460129862">
                <text:p>0.425454460129862</text:p>
              </table:table-cell>
              <table:table-cell office:value-type="float" office:value="0.151522434194004">
                <text:p>0.151522434194004</text:p>
              </table:table-cell>
              <table:table-cell office:value-type="float" office:value="-0.0263093916178563">
                <text:p>-0.0263093916178563</text:p>
              </table:table-cell>
              <table:table-cell office:value-type="float" office:value="0.275324711939907">
                <text:p>0.2753247119399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357cm" svg:height="11.096cm" xlink:href=".." xlink:type="simple" chart:class="chart:line" chart:style-name="ch1">
        <chart:legend chart:legend-position="end" svg:x="27.643cm" svg:y="3.257cm" style:legend-expansion="high" chart:style-name="ch2"/>
        <chart:plot-area chart:style-name="ch3" table:cell-range-address="com_coe_no_0.A1:com_coe_no_0.I25" chart:data-source-has-labels="row" svg:x="0.587cm" svg:y="0.221cm" svg:width="26.469cm" svg:height="10.654cm">
          <chartooo:coordinate-region svg:x="1.208cm" svg:y="0.42cm" svg:width="25.661cm" svg:height="9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_coe_no_0.A2:com_coe_no_0.A25" chart:label-cell-address="com_coe_no_0.A1:com_coe_no_0.A1" chart:class="chart:line">
            <chart:data-point chart:repeated="24"/>
          </chart:series>
          <chart:series chart:style-name="ch8" chart:values-cell-range-address="com_coe_no_0.B2:com_coe_no_0.B25" chart:label-cell-address="com_coe_no_0.B1:com_coe_no_0.B1" chart:class="chart:line">
            <chart:data-point chart:repeated="24"/>
          </chart:series>
          <chart:series chart:style-name="ch9" chart:values-cell-range-address="com_coe_no_0.C2:com_coe_no_0.C25" chart:label-cell-address="com_coe_no_0.C1:com_coe_no_0.C1" chart:class="chart:line">
            <chart:data-point chart:repeated="24"/>
          </chart:series>
          <chart:series chart:style-name="ch10" chart:values-cell-range-address="com_coe_no_0.D2:com_coe_no_0.D25" chart:label-cell-address="com_coe_no_0.D1:com_coe_no_0.D1" chart:class="chart:line">
            <chart:data-point chart:repeated="24"/>
          </chart:series>
          <chart:series chart:style-name="ch11" chart:values-cell-range-address="com_coe_no_0.E2:com_coe_no_0.E25" chart:label-cell-address="com_coe_no_0.E1:com_coe_no_0.E1" chart:class="chart:line">
            <chart:data-point chart:repeated="24"/>
          </chart:series>
          <chart:series chart:style-name="ch12" chart:values-cell-range-address="com_coe_no_0.F2:com_coe_no_0.F25" chart:label-cell-address="com_coe_no_0.F1:com_coe_no_0.F1" chart:class="chart:line">
            <chart:data-point chart:repeated="24"/>
          </chart:series>
          <chart:series chart:style-name="ch13" chart:values-cell-range-address="com_coe_no_0.G2:com_coe_no_0.G25" chart:label-cell-address="com_coe_no_0.G1:com_coe_no_0.G1" chart:class="chart:line">
            <chart:data-point chart:repeated="24"/>
          </chart:series>
          <chart:series chart:style-name="ch14" chart:values-cell-range-address="com_coe_no_0.H2:com_coe_no_0.H25" chart:label-cell-address="com_coe_no_0.H1:com_coe_no_0.H1" chart:class="chart:line">
            <chart:data-point chart:repeated="24"/>
          </chart:series>
          <chart:series chart:style-name="ch15" chart:values-cell-range-address="com_coe_no_0.I2:com_coe_no_0.I25" chart:label-cell-address="com_coe_no_0.I1:com_coe_no_0.I1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0.A1:com_coe_no_0.A1</svg:desc>
                </draw:g>
              </table:table-cell>
              <table:table-cell office:value-type="string">
                <text:p>p1</text:p>
                <draw:g>
                  <svg:desc>com_coe_no_0.B1:com_coe_no_0.B1</svg:desc>
                </draw:g>
              </table:table-cell>
              <table:table-cell office:value-type="string">
                <text:p>p2</text:p>
                <draw:g>
                  <svg:desc>com_coe_no_0.C1:com_coe_no_0.C1</svg:desc>
                </draw:g>
              </table:table-cell>
              <table:table-cell office:value-type="string">
                <text:p>p3</text:p>
                <draw:g>
                  <svg:desc>com_coe_no_0.D1:com_coe_no_0.D1</svg:desc>
                </draw:g>
              </table:table-cell>
              <table:table-cell office:value-type="string">
                <text:p>p4</text:p>
                <draw:g>
                  <svg:desc>com_coe_no_0.E1:com_coe_no_0.E1</svg:desc>
                </draw:g>
              </table:table-cell>
              <table:table-cell office:value-type="string">
                <text:p>p5</text:p>
                <draw:g>
                  <svg:desc>com_coe_no_0.F1:com_coe_no_0.F1</svg:desc>
                </draw:g>
              </table:table-cell>
              <table:table-cell office:value-type="string">
                <text:p>p6</text:p>
                <draw:g>
                  <svg:desc>com_coe_no_0.G1:com_coe_no_0.G1</svg:desc>
                </draw:g>
              </table:table-cell>
              <table:table-cell office:value-type="string">
                <text:p>p7</text:p>
                <draw:g>
                  <svg:desc>com_coe_no_0.H1:com_coe_no_0.H1</svg:desc>
                </draw:g>
              </table:table-cell>
              <table:table-cell office:value-type="string">
                <text:p>p8</text:p>
                <draw:g>
                  <svg:desc>com_coe_no_0.I1:com_coe_no_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0303855">
                <text:p>47.20303855</text:p>
                <draw:g>
                  <svg:desc>com_coe_no_0.A2:com_coe_no_0.A25</svg:desc>
                </draw:g>
              </table:table-cell>
              <table:table-cell office:value-type="float" office:value="45.08213743">
                <text:p>45.08213743</text:p>
                <draw:g>
                  <svg:desc>com_coe_no_0.B2:com_coe_no_0.B25</svg:desc>
                </draw:g>
              </table:table-cell>
              <table:table-cell office:value-type="float" office:value="45">
                <text:p>45</text:p>
                <draw:g>
                  <svg:desc>com_coe_no_0.C2:com_coe_no_0.C25</svg:desc>
                </draw:g>
              </table:table-cell>
              <table:table-cell office:value-type="float" office:value="45.08213743">
                <text:p>45.08213743</text:p>
                <draw:g>
                  <svg:desc>com_coe_no_0.D2:com_coe_no_0.D25</svg:desc>
                </draw:g>
              </table:table-cell>
              <table:table-cell office:value-type="float" office:value="45.00414413">
                <text:p>45.00414413</text:p>
                <draw:g>
                  <svg:desc>com_coe_no_0.E2:com_coe_no_0.E25</svg:desc>
                </draw:g>
              </table:table-cell>
              <table:table-cell office:value-type="float" office:value="45">
                <text:p>45</text:p>
                <draw:g>
                  <svg:desc>com_coe_no_0.F2:com_coe_no_0.F25</svg:desc>
                </draw:g>
              </table:table-cell>
              <table:table-cell office:value-type="float" office:value="45">
                <text:p>45</text:p>
                <draw:g>
                  <svg:desc>com_coe_no_0.G2:com_coe_no_0.G25</svg:desc>
                </draw:g>
              </table:table-cell>
              <table:table-cell office:value-type="float" office:value="45">
                <text:p>45</text:p>
                <draw:g>
                  <svg:desc>com_coe_no_0.H2:com_coe_no_0.H25</svg:desc>
                </draw:g>
              </table:table-cell>
              <table:table-cell office:value-type="float" office:value="45">
                <text:p>45</text:p>
                <draw:g>
                  <svg:desc>com_coe_no_0.I2:com_coe_no_0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92291609">
                <text:p>48.92291609</text:p>
              </table:table-cell>
              <table:table-cell office:value-type="float" office:value="45.27306686">
                <text:p>45.27306686</text:p>
              </table:table-cell>
              <table:table-cell office:value-type="float" office:value="45">
                <text:p>45</text:p>
              </table:table-cell>
              <table:table-cell office:value-type="float" office:value="45.27306686">
                <text:p>45.27306686</text:p>
              </table:table-cell>
              <table:table-cell office:value-type="float" office:value="45.02605837">
                <text:p>45.026058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8187562">
                <text:p>50.28187562</text:p>
              </table:table-cell>
              <table:table-cell office:value-type="float" office:value="45.51564452">
                <text:p>45.51564452</text:p>
              </table:table-cell>
              <table:table-cell office:value-type="float" office:value="45">
                <text:p>45</text:p>
              </table:table-cell>
              <table:table-cell office:value-type="float" office:value="45.51564452">
                <text:p>45.51564452</text:p>
              </table:table-cell>
              <table:table-cell office:value-type="float" office:value="45.06984558">
                <text:p>45.0698455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36735862">
                <text:p>51.36735862</text:p>
              </table:table-cell>
              <table:table-cell office:value-type="float" office:value="45.77620326">
                <text:p>45.77620326</text:p>
              </table:table-cell>
              <table:table-cell office:value-type="float" office:value="45">
                <text:p>45</text:p>
              </table:table-cell>
              <table:table-cell office:value-type="float" office:value="45.77620326">
                <text:p>45.77620326</text:p>
              </table:table-cell>
              <table:table-cell office:value-type="float" office:value="45.13273711">
                <text:p>45.1327371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24314327">
                <text:p>52.24314327</text:p>
              </table:table-cell>
              <table:table-cell office:value-type="float" office:value="46.03541764">
                <text:p>46.03541764</text:p>
              </table:table-cell>
              <table:table-cell office:value-type="float" office:value="45">
                <text:p>45</text:p>
              </table:table-cell>
              <table:table-cell office:value-type="float" office:value="46.03541764">
                <text:p>46.03541764</text:p>
              </table:table-cell>
              <table:table-cell office:value-type="float" office:value="45.20973579">
                <text:p>45.2097357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9933070285">
                <text:p>52.9933070285</text:p>
              </table:table-cell>
              <table:table-cell office:value-type="float" office:value="46.2845679435">
                <text:p>46.2845679435</text:p>
              </table:table-cell>
              <table:table-cell office:value-type="float" office:value="45">
                <text:p>45</text:p>
              </table:table-cell>
              <table:table-cell office:value-type="float" office:value="47.2380769575">
                <text:p>47.2380769575</text:p>
              </table:table-cell>
              <table:table-cell office:value-type="float" office:value="45.333165824">
                <text:p>45.333165824</text:p>
              </table:table-cell>
              <table:table-cell office:value-type="float" office:value="45.045175746">
                <text:p>45.045175746</text:p>
              </table:table-cell>
              <table:table-cell office:value-type="float" office:value="45.0369620685">
                <text:p>45.0369620685</text:p>
              </table:table-cell>
              <table:table-cell office:value-type="float" office:value="45.0470406495">
                <text:p>45.0470406495</text:p>
              </table:table-cell>
              <table:table-cell office:value-type="float" office:value="46.211670471">
                <text:p>46.211670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6281139915">
                <text:p>53.6281139915</text:p>
              </table:table-cell>
              <table:table-cell office:value-type="float" office:value="46.522625783">
                <text:p>46.522625783</text:p>
              </table:table-cell>
              <table:table-cell office:value-type="float" office:value="45">
                <text:p>45</text:p>
              </table:table-cell>
              <table:table-cell office:value-type="float" office:value="47.206148117">
                <text:p>47.206148117</text:p>
              </table:table-cell>
              <table:table-cell office:value-type="float" office:value="45.4751022295">
                <text:p>45.4751022295</text:p>
              </table:table-cell>
              <table:table-cell office:value-type="float" office:value="45.105011357">
                <text:p>45.105011357</text:p>
              </table:table-cell>
              <table:table-cell office:value-type="float" office:value="45.0859184415">
                <text:p>45.0859184415</text:p>
              </table:table-cell>
              <table:table-cell office:value-type="float" office:value="45.11487281">
                <text:p>45.11487281</text:p>
              </table:table-cell>
              <table:table-cell office:value-type="float" office:value="45.9459318935">
                <text:p>45.9459318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1365048915">
                <text:p>54.1365048915</text:p>
              </table:table-cell>
              <table:table-cell office:value-type="float" office:value="46.7431695795">
                <text:p>46.7431695795</text:p>
              </table:table-cell>
              <table:table-cell office:value-type="float" office:value="45">
                <text:p>45</text:p>
              </table:table-cell>
              <table:table-cell office:value-type="float" office:value="47.2370750985">
                <text:p>47.2370750985</text:p>
              </table:table-cell>
              <table:table-cell office:value-type="float" office:value="45.5937872145">
                <text:p>45.5937872145</text:p>
              </table:table-cell>
              <table:table-cell office:value-type="float" office:value="45.133417779">
                <text:p>45.133417779</text:p>
              </table:table-cell>
              <table:table-cell office:value-type="float" office:value="45.1091600415">
                <text:p>45.1091600415</text:p>
              </table:table-cell>
              <table:table-cell office:value-type="float" office:value="45.1531220685">
                <text:p>45.1531220685</text:p>
              </table:table-cell>
              <table:table-cell office:value-type="float" office:value="45.7474272355">
                <text:p>45.7474272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5494215845">
                <text:p>54.5494215845</text:p>
              </table:table-cell>
              <table:table-cell office:value-type="float" office:value="46.9428143245">
                <text:p>46.9428143245</text:p>
              </table:table-cell>
              <table:table-cell office:value-type="float" office:value="45">
                <text:p>45</text:p>
              </table:table-cell>
              <table:table-cell office:value-type="float" office:value="47.302662967">
                <text:p>47.302662967</text:p>
              </table:table-cell>
              <table:table-cell office:value-type="float" office:value="45.69641391">
                <text:p>45.69641391</text:p>
              </table:table-cell>
              <table:table-cell office:value-type="float" office:value="45.1433072905">
                <text:p>45.1433072905</text:p>
              </table:table-cell>
              <table:table-cell office:value-type="float" office:value="45.1172514645">
                <text:p>45.1172514645</text:p>
              </table:table-cell>
              <table:table-cell office:value-type="float" office:value="45.171608515">
                <text:p>45.171608515</text:p>
              </table:table-cell>
              <table:table-cell office:value-type="float" office:value="45.597015375">
                <text:p>45.597015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8922482164">
                <text:p>54.8922482164</text:p>
              </table:table-cell>
              <table:table-cell office:value-type="float" office:value="47.1814478796">
                <text:p>47.1814478796</text:p>
              </table:table-cell>
              <table:table-cell office:value-type="float" office:value="45.0031910109">
                <text:p>45.0031910109</text:p>
              </table:table-cell>
              <table:table-cell office:value-type="float" office:value="47.4459664161">
                <text:p>47.4459664161</text:p>
              </table:table-cell>
              <table:table-cell office:value-type="float" office:value="47.3633341755">
                <text:p>47.3633341755</text:p>
              </table:table-cell>
              <table:table-cell office:value-type="float" office:value="45.2027179121">
                <text:p>45.2027179121</text:p>
              </table:table-cell>
              <table:table-cell office:value-type="float" office:value="45.1198374864">
                <text:p>45.1198374864</text:p>
              </table:table-cell>
              <table:table-cell office:value-type="float" office:value="45.2373673541">
                <text:p>45.2373673541</text:p>
              </table:table-cell>
              <table:table-cell office:value-type="float" office:value="45.4848722164">
                <text:p>45.4848722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884911863">
                <text:p>55.1884911863</text:p>
              </table:table-cell>
              <table:table-cell office:value-type="float" office:value="47.4110784173">
                <text:p>47.4110784173</text:p>
              </table:table-cell>
              <table:table-cell office:value-type="float" office:value="45.0168740033">
                <text:p>45.0168740033</text:p>
              </table:table-cell>
              <table:table-cell office:value-type="float" office:value="47.6073769853">
                <text:p>47.6073769853</text:p>
              </table:table-cell>
              <table:table-cell office:value-type="float" office:value="46.9319470008">
                <text:p>46.9319470008</text:p>
              </table:table-cell>
              <table:table-cell office:value-type="float" office:value="45.2672361648">
                <text:p>45.2672361648</text:p>
              </table:table-cell>
              <table:table-cell office:value-type="float" office:value="45.1281524063">
                <text:p>45.1281524063</text:p>
              </table:table-cell>
              <table:table-cell office:value-type="float" office:value="45.3059352963">
                <text:p>45.3059352963</text:p>
              </table:table-cell>
              <table:table-cell office:value-type="float" office:value="45.4091346358">
                <text:p>45.4091346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442850587">
                <text:p>55.442850587</text:p>
              </table:table-cell>
              <table:table-cell office:value-type="float" office:value="47.5768984655">
                <text:p>47.5768984655</text:p>
              </table:table-cell>
              <table:table-cell office:value-type="float" office:value="45.0337161825">
                <text:p>45.0337161825</text:p>
              </table:table-cell>
              <table:table-cell office:value-type="float" office:value="47.7240448385">
                <text:p>47.7240448385</text:p>
              </table:table-cell>
              <table:table-cell office:value-type="float" office:value="46.6805699266">
                <text:p>46.6805699266</text:p>
              </table:table-cell>
              <table:table-cell office:value-type="float" office:value="45.283116306">
                <text:p>45.283116306</text:p>
              </table:table-cell>
              <table:table-cell office:value-type="float" office:value="45.137243727">
                <text:p>45.137243727</text:p>
              </table:table-cell>
              <table:table-cell office:value-type="float" office:value="45.323896683">
                <text:p>45.323896683</text:p>
              </table:table-cell>
              <table:table-cell office:value-type="float" office:value="45.355933754">
                <text:p>45.355933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6591109259">
                <text:p>55.6591109259</text:p>
              </table:table-cell>
              <table:table-cell office:value-type="float" office:value="47.7039519949">
                <text:p>47.7039519949</text:p>
              </table:table-cell>
              <table:table-cell office:value-type="float" office:value="45.0484265089">
                <text:p>45.0484265089</text:p>
              </table:table-cell>
              <table:table-cell office:value-type="float" office:value="47.8154263639">
                <text:p>47.8154263639</text:p>
              </table:table-cell>
              <table:table-cell office:value-type="float" office:value="46.5371225842">
                <text:p>46.5371225842</text:p>
              </table:table-cell>
              <table:table-cell office:value-type="float" office:value="45.2751268619">
                <text:p>45.2751268619</text:p>
              </table:table-cell>
              <table:table-cell office:value-type="float" office:value="45.1432418959">
                <text:p>45.1432418959</text:p>
              </table:table-cell>
              <table:table-cell office:value-type="float" office:value="45.3164539799">
                <text:p>45.3164539799</text:p>
              </table:table-cell>
              <table:table-cell office:value-type="float" office:value="45.3152584204">
                <text:p>45.3152584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425007316">
                <text:p>55.8425007316</text:p>
              </table:table-cell>
              <table:table-cell office:value-type="float" office:value="47.8063716658">
                <text:p>47.8063716658</text:p>
              </table:table-cell>
              <table:table-cell office:value-type="float" office:value="45.0592890221">
                <text:p>45.0592890221</text:p>
              </table:table-cell>
              <table:table-cell office:value-type="float" office:value="47.8917574783">
                <text:p>47.8917574783</text:p>
              </table:table-cell>
              <table:table-cell office:value-type="float" office:value="46.4590649778">
                <text:p>46.4590649778</text:p>
              </table:table-cell>
              <table:table-cell office:value-type="float" office:value="45.2564601798">
                <text:p>45.2564601798</text:p>
              </table:table-cell>
              <table:table-cell office:value-type="float" office:value="45.1452604916">
                <text:p>45.1452604916</text:p>
              </table:table-cell>
              <table:table-cell office:value-type="float" office:value="45.2972146683">
                <text:p>45.2972146683</text:p>
              </table:table-cell>
              <table:table-cell office:value-type="float" office:value="45.2819427721">
                <text:p>45.2819427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998319171">
                <text:p>55.998319171</text:p>
              </table:table-cell>
              <table:table-cell office:value-type="float" office:value="47.8922518598">
                <text:p>47.8922518598</text:p>
              </table:table-cell>
              <table:table-cell office:value-type="float" office:value="45.0662184985">
                <text:p>45.0662184985</text:p>
              </table:table-cell>
              <table:table-cell office:value-type="float" office:value="47.9584035788">
                <text:p>47.9584035788</text:p>
              </table:table-cell>
              <table:table-cell office:value-type="float" office:value="46.4208256054">
                <text:p>46.4208256054</text:p>
              </table:table-cell>
              <table:table-cell office:value-type="float" office:value="45.2339839513">
                <text:p>45.2339839513</text:p>
              </table:table-cell>
              <table:table-cell office:value-type="float" office:value="45.143679361">
                <text:p>45.143679361</text:p>
              </table:table-cell>
              <table:table-cell office:value-type="float" office:value="45.2733967738">
                <text:p>45.2733967738</text:p>
              </table:table-cell>
              <table:table-cell office:value-type="float" office:value="45.253350724">
                <text:p>45.253350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1313560937">
                <text:p>56.1313560937</text:p>
              </table:table-cell>
              <table:table-cell office:value-type="float" office:value="47.9663389516">
                <text:p>47.9663389516</text:p>
              </table:table-cell>
              <table:table-cell office:value-type="float" office:value="45.0697797562">
                <text:p>45.0697797562</text:p>
              </table:table-cell>
              <table:table-cell office:value-type="float" office:value="48.0181911286">
                <text:p>48.0181911286</text:p>
              </table:table-cell>
              <table:table-cell office:value-type="float" office:value="46.4068719367">
                <text:p>46.4068719367</text:p>
              </table:table-cell>
              <table:table-cell office:value-type="float" office:value="45.2111399301">
                <text:p>45.2111399301</text:p>
              </table:table-cell>
              <table:table-cell office:value-type="float" office:value="45.1393054537">
                <text:p>45.1393054537</text:p>
              </table:table-cell>
              <table:table-cell office:value-type="float" office:value="45.2487179406">
                <text:p>45.2487179406</text:p>
              </table:table-cell>
              <table:table-cell office:value-type="float" office:value="45.2281400792">
                <text:p>45.2281400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2457053758">
                <text:p>56.2457053758</text:p>
              </table:table-cell>
              <table:table-cell office:value-type="float" office:value="48.0315162883">
                <text:p>48.0315162883</text:p>
              </table:table-cell>
              <table:table-cell office:value-type="float" office:value="45.0707152908">
                <text:p>45.0707152908</text:p>
              </table:table-cell>
              <table:table-cell office:value-type="float" office:value="48.0726462523">
                <text:p>48.0726462523</text:p>
              </table:table-cell>
              <table:table-cell office:value-type="float" office:value="46.407671749">
                <text:p>46.407671749</text:p>
              </table:table-cell>
              <table:table-cell office:value-type="float" office:value="45.1895393588">
                <text:p>45.1895393588</text:p>
              </table:table-cell>
              <table:table-cell office:value-type="float" office:value="45.1329886758">
                <text:p>45.1329886758</text:p>
              </table:table-cell>
              <table:table-cell office:value-type="float" office:value="45.2249968253">
                <text:p>45.2249968253</text:p>
              </table:table-cell>
              <table:table-cell office:value-type="float" office:value="45.2056126578">
                <text:p>45.2056126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3447617401">
                <text:p>56.3447617401</text:p>
              </table:table-cell>
              <table:table-cell office:value-type="float" office:value="48.089622235">
                <text:p>48.089622235</text:p>
              </table:table-cell>
              <table:table-cell office:value-type="float" office:value="45.0697354581">
                <text:p>45.0697354581</text:p>
              </table:table-cell>
              <table:table-cell office:value-type="float" office:value="48.1226426005">
                <text:p>48.1226426005</text:p>
              </table:table-cell>
              <table:table-cell office:value-type="float" office:value="46.4173192572">
                <text:p>46.4173192572</text:p>
              </table:table-cell>
              <table:table-cell office:value-type="float" office:value="45.169835402">
                <text:p>45.169835402</text:p>
              </table:table-cell>
              <table:table-cell office:value-type="float" office:value="45.1254670401">
                <text:p>45.1254670401</text:p>
              </table:table-cell>
              <table:table-cell office:value-type="float" office:value="45.203037005">
                <text:p>45.203037005</text:p>
              </table:table-cell>
              <table:table-cell office:value-type="float" office:value="45.1853795911">
                <text:p>45.1853795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4312936822">
                <text:p>56.4312936822</text:p>
              </table:table-cell>
              <table:table-cell office:value-type="float" office:value="48.1419001572">
                <text:p>48.1419001572</text:p>
              </table:table-cell>
              <table:table-cell office:value-type="float" office:value="45.0674397262">
                <text:p>45.0674397262</text:p>
              </table:table-cell>
              <table:table-cell office:value-type="float" office:value="48.1696869984">
                <text:p>48.1696869984</text:p>
              </table:table-cell>
              <table:table-cell office:value-type="float" office:value="46.4500932896">
                <text:p>46.4500932896</text:p>
              </table:table-cell>
              <table:table-cell office:value-type="float" office:value="45.1531491049">
                <text:p>45.1531491049</text:p>
              </table:table-cell>
              <table:table-cell office:value-type="float" office:value="45.1362137003">
                <text:p>45.1362137003</text:p>
              </table:table-cell>
              <table:table-cell office:value-type="float" office:value="45.6714146881">
                <text:p>45.6714146881</text:p>
              </table:table-cell>
              <table:table-cell office:value-type="float" office:value="45.1860854713">
                <text:p>45.1860854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176319355">
                <text:p>56.5176319355</text:p>
              </table:table-cell>
              <table:table-cell office:value-type="float" office:value="48.1954251119">
                <text:p>48.1954251119</text:p>
              </table:table-cell>
              <table:table-cell office:value-type="float" office:value="45.064300159">
                <text:p>45.064300159</text:p>
              </table:table-cell>
              <table:table-cell office:value-type="float" office:value="48.2225391674">
                <text:p>48.2225391674</text:p>
              </table:table-cell>
              <table:table-cell office:value-type="float" office:value="46.4926032233">
                <text:p>46.4926032233</text:p>
              </table:table-cell>
              <table:table-cell office:value-type="float" office:value="45.1415967569">
                <text:p>45.1415967569</text:p>
              </table:table-cell>
              <table:table-cell office:value-type="float" office:value="45.1528972044">
                <text:p>45.1528972044</text:p>
              </table:table-cell>
              <table:table-cell office:value-type="float" office:value="45.5196251486">
                <text:p>45.5196251486</text:p>
              </table:table-cell>
              <table:table-cell office:value-type="float" office:value="45.1947836529">
                <text:p>45.1947836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6040773756">
                <text:p>56.6040773756</text:p>
              </table:table-cell>
              <table:table-cell office:value-type="float" office:value="48.2501451669">
                <text:p>48.2501451669</text:p>
              </table:table-cell>
              <table:table-cell office:value-type="float" office:value="45.0606716726">
                <text:p>45.0606716726</text:p>
              </table:table-cell>
              <table:table-cell office:value-type="float" office:value="48.278597526">
                <text:p>48.278597526</text:p>
              </table:table-cell>
              <table:table-cell office:value-type="float" office:value="46.5261707743">
                <text:p>46.5261707743</text:p>
              </table:table-cell>
              <table:table-cell office:value-type="float" office:value="45.132823739">
                <text:p>45.132823739</text:p>
              </table:table-cell>
              <table:table-cell office:value-type="float" office:value="45.1565448512">
                <text:p>45.1565448512</text:p>
              </table:table-cell>
              <table:table-cell office:value-type="float" office:value="45.411780656">
                <text:p>45.411780656</text:p>
              </table:table-cell>
              <table:table-cell office:value-type="float" office:value="45.1920404717">
                <text:p>45.1920404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690829451">
                <text:p>56.690829451</text:p>
              </table:table-cell>
              <table:table-cell office:value-type="float" office:value="48.3059627576">
                <text:p>48.3059627576</text:p>
              </table:table-cell>
              <table:table-cell office:value-type="float" office:value="45.0568116395">
                <text:p>45.0568116395</text:p>
              </table:table-cell>
              <table:table-cell office:value-type="float" office:value="48.335921953">
                <text:p>48.335921953</text:p>
              </table:table-cell>
              <table:table-cell office:value-type="float" office:value="46.5564777086">
                <text:p>46.5564777086</text:p>
              </table:table-cell>
              <table:table-cell office:value-type="float" office:value="45.1250530855">
                <text:p>45.1250530855</text:p>
              </table:table-cell>
              <table:table-cell office:value-type="float" office:value="45.1527556589">
                <text:p>45.1527556589</text:p>
              </table:table-cell>
              <table:table-cell office:value-type="float" office:value="45.3334521675">
                <text:p>45.3334521675</text:p>
              </table:table-cell>
              <table:table-cell office:value-type="float" office:value="45.1831064474">
                <text:p>45.1831064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7780114025">
                <text:p>56.7780114025</text:p>
              </table:table-cell>
              <table:table-cell office:value-type="float" office:value="48.362767187">
                <text:p>48.362767187</text:p>
              </table:table-cell>
              <table:table-cell office:value-type="float" office:value="45.052900617">
                <text:p>45.052900617</text:p>
              </table:table-cell>
              <table:table-cell office:value-type="float" office:value="48.3936965853">
                <text:p>48.3936965853</text:p>
              </table:table-cell>
              <table:table-cell office:value-type="float" office:value="46.5863284431">
                <text:p>46.5863284431</text:p>
              </table:table-cell>
              <table:table-cell office:value-type="float" office:value="45.1175761788">
                <text:p>45.1175761788</text:p>
              </table:table-cell>
              <table:table-cell office:value-type="float" office:value="45.1449515191">
                <text:p>45.1449515191</text:p>
              </table:table-cell>
              <table:table-cell office:value-type="float" office:value="45.2753425114">
                <text:p>45.2753425114</text:p>
              </table:table-cell>
              <table:table-cell office:value-type="float" office:value="45.1711378061">
                <text:p>45.1711378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8656912849">
                <text:p>56.8656912849</text:p>
              </table:table-cell>
              <table:table-cell office:value-type="float" office:value="48.4204499791">
                <text:p>48.4204499791</text:p>
              </table:table-cell>
              <table:table-cell office:value-type="float" office:value="45.0490609119">
                <text:p>45.0490609119</text:p>
              </table:table-cell>
              <table:table-cell office:value-type="float" office:value="48.4516448021">
                <text:p>48.4516448021</text:p>
              </table:table-cell>
              <table:table-cell office:value-type="float" office:value="46.6170133992">
                <text:p>46.6170133992</text:p>
              </table:table-cell>
              <table:table-cell office:value-type="float" office:value="45.1101863636">
                <text:p>45.1101863636</text:p>
              </table:table-cell>
              <table:table-cell office:value-type="float" office:value="45.1352108315">
                <text:p>45.1352108315</text:p>
              </table:table-cell>
              <table:table-cell office:value-type="float" office:value="45.2313141928">
                <text:p>45.2313141928</text:p>
              </table:table-cell>
              <table:table-cell office:value-type="float" office:value="45.1580088315">
                <text:p>45.15800883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132cm" svg:height="11.193cm" xlink:href=".." xlink:type="simple" chart:class="chart:line" chart:style-name="ch1">
        <chart:legend chart:legend-position="end" svg:x="27.418cm" svg:y="3.305cm" style:legend-expansion="high" chart:style-name="ch2"/>
        <chart:plot-area chart:style-name="ch3" table:cell-range-address="com_coe_no_0.A29:com_coe_no_0.I53" chart:data-source-has-labels="row" svg:x="0.582cm" svg:y="0.223cm" svg:width="26.254cm" svg:height="10.747cm">
          <chartooo:coordinate-region svg:x="1.203cm" svg:y="0.422cm" svg:width="25.446cm" svg:height="9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_coe_no_0.A30:com_coe_no_0.A53" chart:label-cell-address="com_coe_no_0.A29:com_coe_no_0.A29" chart:class="chart:line">
            <chart:data-point chart:repeated="24"/>
          </chart:series>
          <chart:series chart:style-name="ch8" chart:values-cell-range-address="com_coe_no_0.B30:com_coe_no_0.B53" chart:label-cell-address="com_coe_no_0.B29:com_coe_no_0.B29" chart:class="chart:line">
            <chart:data-point chart:repeated="24"/>
          </chart:series>
          <chart:series chart:style-name="ch9" chart:values-cell-range-address="com_coe_no_0.C30:com_coe_no_0.C53" chart:label-cell-address="com_coe_no_0.C29:com_coe_no_0.C29" chart:class="chart:line">
            <chart:data-point chart:repeated="24"/>
          </chart:series>
          <chart:series chart:style-name="ch10" chart:values-cell-range-address="com_coe_no_0.D30:com_coe_no_0.D53" chart:label-cell-address="com_coe_no_0.D29:com_coe_no_0.D29" chart:class="chart:line">
            <chart:data-point chart:repeated="24"/>
          </chart:series>
          <chart:series chart:style-name="ch11" chart:values-cell-range-address="com_coe_no_0.E30:com_coe_no_0.E53" chart:label-cell-address="com_coe_no_0.E29:com_coe_no_0.E29" chart:class="chart:line">
            <chart:data-point chart:repeated="24"/>
          </chart:series>
          <chart:series chart:style-name="ch12" chart:values-cell-range-address="com_coe_no_0.F30:com_coe_no_0.F53" chart:label-cell-address="com_coe_no_0.F29:com_coe_no_0.F29" chart:class="chart:line">
            <chart:data-point chart:repeated="24"/>
          </chart:series>
          <chart:series chart:style-name="ch13" chart:values-cell-range-address="com_coe_no_0.G30:com_coe_no_0.G53" chart:label-cell-address="com_coe_no_0.G29:com_coe_no_0.G29" chart:class="chart:line">
            <chart:data-point chart:repeated="24"/>
          </chart:series>
          <chart:series chart:style-name="ch14" chart:values-cell-range-address="com_coe_no_0.H30:com_coe_no_0.H53" chart:label-cell-address="com_coe_no_0.H29:com_coe_no_0.H29" chart:class="chart:line">
            <chart:data-point chart:repeated="24"/>
          </chart:series>
          <chart:series chart:style-name="ch15" chart:values-cell-range-address="com_coe_no_0.I30:com_coe_no_0.I53" chart:label-cell-address="com_coe_no_0.I29:com_coe_no_0.I29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0.A29:com_coe_no_0.A29</svg:desc>
                </draw:g>
              </table:table-cell>
              <table:table-cell office:value-type="string">
                <text:p>p1</text:p>
                <draw:g>
                  <svg:desc>com_coe_no_0.B29:com_coe_no_0.B29</svg:desc>
                </draw:g>
              </table:table-cell>
              <table:table-cell office:value-type="string">
                <text:p>p2</text:p>
                <draw:g>
                  <svg:desc>com_coe_no_0.C29:com_coe_no_0.C29</svg:desc>
                </draw:g>
              </table:table-cell>
              <table:table-cell office:value-type="string">
                <text:p>p3</text:p>
                <draw:g>
                  <svg:desc>com_coe_no_0.D29:com_coe_no_0.D29</svg:desc>
                </draw:g>
              </table:table-cell>
              <table:table-cell office:value-type="string">
                <text:p>p4</text:p>
                <draw:g>
                  <svg:desc>com_coe_no_0.E29:com_coe_no_0.E29</svg:desc>
                </draw:g>
              </table:table-cell>
              <table:table-cell office:value-type="string">
                <text:p>p5</text:p>
                <draw:g>
                  <svg:desc>com_coe_no_0.F29:com_coe_no_0.F29</svg:desc>
                </draw:g>
              </table:table-cell>
              <table:table-cell office:value-type="string">
                <text:p>p6</text:p>
                <draw:g>
                  <svg:desc>com_coe_no_0.G29:com_coe_no_0.G29</svg:desc>
                </draw:g>
              </table:table-cell>
              <table:table-cell office:value-type="string">
                <text:p>p7</text:p>
                <draw:g>
                  <svg:desc>com_coe_no_0.H29:com_coe_no_0.H29</svg:desc>
                </draw:g>
              </table:table-cell>
              <table:table-cell office:value-type="string">
                <text:p>p8</text:p>
                <draw:g>
                  <svg:desc>com_coe_no_0.I29:com_coe_no_0.I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0303855">
                <text:p>47.20303855</text:p>
                <draw:g>
                  <svg:desc>com_coe_no_0.A30:com_coe_no_0.A53</svg:desc>
                </draw:g>
              </table:table-cell>
              <table:table-cell office:value-type="float" office:value="45.08213743">
                <text:p>45.08213743</text:p>
                <draw:g>
                  <svg:desc>com_coe_no_0.B30:com_coe_no_0.B53</svg:desc>
                </draw:g>
              </table:table-cell>
              <table:table-cell office:value-type="float" office:value="45.00215473">
                <text:p>45.00215473</text:p>
                <draw:g>
                  <svg:desc>com_coe_no_0.C30:com_coe_no_0.C53</svg:desc>
                </draw:g>
              </table:table-cell>
              <table:table-cell office:value-type="float" office:value="45.08213743">
                <text:p>45.08213743</text:p>
                <draw:g>
                  <svg:desc>com_coe_no_0.D30:com_coe_no_0.D53</svg:desc>
                </draw:g>
              </table:table-cell>
              <table:table-cell office:value-type="float" office:value="45.00414413">
                <text:p>45.00414413</text:p>
                <draw:g>
                  <svg:desc>com_coe_no_0.E30:com_coe_no_0.E53</svg:desc>
                </draw:g>
              </table:table-cell>
              <table:table-cell office:value-type="float" office:value="45.0001234">
                <text:p>45.0001234</text:p>
                <draw:g>
                  <svg:desc>com_coe_no_0.F30:com_coe_no_0.F53</svg:desc>
                </draw:g>
              </table:table-cell>
              <table:table-cell office:value-type="float" office:value="45.00215473">
                <text:p>45.00215473</text:p>
                <draw:g>
                  <svg:desc>com_coe_no_0.G30:com_coe_no_0.G53</svg:desc>
                </draw:g>
              </table:table-cell>
              <table:table-cell office:value-type="float" office:value="45.0001234">
                <text:p>45.0001234</text:p>
                <draw:g>
                  <svg:desc>com_coe_no_0.H30:com_coe_no_0.H53</svg:desc>
                </draw:g>
              </table:table-cell>
              <table:table-cell office:value-type="float" office:value="45.00000395">
                <text:p>45.00000395</text:p>
                <draw:g>
                  <svg:desc>com_coe_no_0.I30:com_coe_no_0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92291504">
                <text:p>48.92291504</text:p>
              </table:table-cell>
              <table:table-cell office:value-type="float" office:value="45.27306716">
                <text:p>45.27306716</text:p>
              </table:table-cell>
              <table:table-cell office:value-type="float" office:value="45.01406194">
                <text:p>45.01406194</text:p>
              </table:table-cell>
              <table:table-cell office:value-type="float" office:value="45.27306716">
                <text:p>45.27306716</text:p>
              </table:table-cell>
              <table:table-cell office:value-type="float" office:value="45.0260584">
                <text:p>45.0260584</text:p>
              </table:table-cell>
              <table:table-cell office:value-type="float" office:value="45.00153565">
                <text:p>45.00153565</text:p>
              </table:table-cell>
              <table:table-cell office:value-type="float" office:value="45.01406194">
                <text:p>45.01406194</text:p>
              </table:table-cell>
              <table:table-cell office:value-type="float" office:value="45.00153565">
                <text:p>45.00153565</text:p>
              </table:table-cell>
              <table:table-cell office:value-type="float" office:value="45.00009786">
                <text:p>45.0000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8187288">
                <text:p>50.28187288</text:p>
              </table:table-cell>
              <table:table-cell office:value-type="float" office:value="45.51564505">
                <text:p>45.51564505</text:p>
              </table:table-cell>
              <table:table-cell office:value-type="float" office:value="45.03903667">
                <text:p>45.03903667</text:p>
              </table:table-cell>
              <table:table-cell office:value-type="float" office:value="45.51564505">
                <text:p>45.51564505</text:p>
              </table:table-cell>
              <table:table-cell office:value-type="float" office:value="45.06984571">
                <text:p>45.06984571</text:p>
              </table:table-cell>
              <table:table-cell office:value-type="float" office:value="45.00609912">
                <text:p>45.00609912</text:p>
              </table:table-cell>
              <table:table-cell office:value-type="float" office:value="45.03903667">
                <text:p>45.03903667</text:p>
              </table:table-cell>
              <table:table-cell office:value-type="float" office:value="45.00609912">
                <text:p>45.00609912</text:p>
              </table:table-cell>
              <table:table-cell office:value-type="float" office:value="45.00057981">
                <text:p>45.00057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36735511">
                <text:p>51.36735511</text:p>
              </table:table-cell>
              <table:table-cell office:value-type="float" office:value="45.7762038">
                <text:p>45.7762038</text:p>
              </table:table-cell>
              <table:table-cell office:value-type="float" office:value="45.07666817">
                <text:p>45.07666817</text:p>
              </table:table-cell>
              <table:table-cell office:value-type="float" office:value="45.7762038">
                <text:p>45.7762038</text:p>
              </table:table-cell>
              <table:table-cell office:value-type="float" office:value="45.13273729">
                <text:p>45.13273729</text:p>
              </table:table-cell>
              <table:table-cell office:value-type="float" office:value="45.01523879">
                <text:p>45.01523879</text:p>
              </table:table-cell>
              <table:table-cell office:value-type="float" office:value="45.07666817">
                <text:p>45.07666817</text:p>
              </table:table-cell>
              <table:table-cell office:value-type="float" office:value="45.01523879">
                <text:p>45.01523879</text:p>
              </table:table-cell>
              <table:table-cell office:value-type="float" office:value="45.00191755">
                <text:p>45.0019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24313902">
                <text:p>52.24313902</text:p>
              </table:table-cell>
              <table:table-cell office:value-type="float" office:value="46.03541815">
                <text:p>46.03541815</text:p>
              </table:table-cell>
              <table:table-cell office:value-type="float" office:value="45.12491527">
                <text:p>45.12491527</text:p>
              </table:table-cell>
              <table:table-cell office:value-type="float" office:value="46.03541815">
                <text:p>46.03541815</text:p>
              </table:table-cell>
              <table:table-cell office:value-type="float" office:value="45.20973601">
                <text:p>45.20973601</text:p>
              </table:table-cell>
              <table:table-cell office:value-type="float" office:value="45.0296254">
                <text:p>45.0296254</text:p>
              </table:table-cell>
              <table:table-cell office:value-type="float" office:value="45.12491527">
                <text:p>45.12491527</text:p>
              </table:table-cell>
              <table:table-cell office:value-type="float" office:value="45.0296254">
                <text:p>45.0296254</text:p>
              </table:table-cell>
              <table:table-cell office:value-type="float" office:value="45.00461772">
                <text:p>45.00461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99330493">
                <text:p>52.99330493</text:p>
              </table:table-cell>
              <table:table-cell office:value-type="float" office:value="46.28463629">
                <text:p>46.28463629</text:p>
              </table:table-cell>
              <table:table-cell office:value-type="float" office:value="45.18245513">
                <text:p>45.18245513</text:p>
              </table:table-cell>
              <table:table-cell office:value-type="float" office:value="47.23814713">
                <text:p>47.23814713</text:p>
              </table:table-cell>
              <table:table-cell office:value-type="float" office:value="45.33316571">
                <text:p>45.33316571</text:p>
              </table:table-cell>
              <table:table-cell office:value-type="float" office:value="45.09535048">
                <text:p>45.09535048</text:p>
              </table:table-cell>
              <table:table-cell office:value-type="float" office:value="45.21936135">
                <text:p>45.21936135</text:p>
              </table:table-cell>
              <table:table-cell office:value-type="float" office:value="45.09629945">
                <text:p>45.09629945</text:p>
              </table:table-cell>
              <table:table-cell office:value-type="float" office:value="46.22084186">
                <text:p>46.22084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6281611">
                <text:p>53.6281611</text:p>
              </table:table-cell>
              <table:table-cell office:value-type="float" office:value="46.52340294">
                <text:p>46.52340294</text:p>
              </table:table-cell>
              <table:table-cell office:value-type="float" office:value="45.25022187">
                <text:p>45.25022187</text:p>
              </table:table-cell>
              <table:table-cell office:value-type="float" office:value="47.20692676">
                <text:p>47.20692676</text:p>
              </table:table-cell>
              <table:table-cell office:value-type="float" office:value="45.47510224">
                <text:p>45.47510224</text:p>
              </table:table-cell>
              <table:table-cell office:value-type="float" office:value="45.18344588">
                <text:p>45.18344588</text:p>
              </table:table-cell>
              <table:table-cell office:value-type="float" office:value="45.33550459">
                <text:p>45.33550459</text:p>
              </table:table-cell>
              <table:table-cell office:value-type="float" office:value="45.18854229">
                <text:p>45.18854229</text:p>
              </table:table-cell>
              <table:table-cell office:value-type="float" office:value="45.96227514">
                <text:p>45.96227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13676536">
                <text:p>54.13676536</text:p>
              </table:table-cell>
              <table:table-cell office:value-type="float" office:value="46.74567987">
                <text:p>46.74567987</text:p>
              </table:table-cell>
              <table:table-cell office:value-type="float" office:value="45.32393345">
                <text:p>45.32393345</text:p>
              </table:table-cell>
              <table:table-cell office:value-type="float" office:value="47.2395864">
                <text:p>47.2395864</text:p>
              </table:table-cell>
              <table:table-cell office:value-type="float" office:value="45.59378737">
                <text:p>45.59378737</text:p>
              </table:table-cell>
              <table:table-cell office:value-type="float" office:value="45.24493389">
                <text:p>45.24493389</text:p>
              </table:table-cell>
              <table:table-cell office:value-type="float" office:value="45.43103985">
                <text:p>45.43103985</text:p>
              </table:table-cell>
              <table:table-cell office:value-type="float" office:value="45.2552362">
                <text:p>45.2552362</text:p>
              </table:table-cell>
              <table:table-cell office:value-type="float" office:value="45.77401799">
                <text:p>45.77401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5501524">
                <text:p>54.5501524</text:p>
              </table:table-cell>
              <table:table-cell office:value-type="float" office:value="46.94784142">
                <text:p>46.94784142</text:p>
              </table:table-cell>
              <table:table-cell office:value-type="float" office:value="45.39948272">
                <text:p>45.39948272</text:p>
              </table:table-cell>
              <table:table-cell office:value-type="float" office:value="47.30769096">
                <text:p>47.30769096</text:p>
              </table:table-cell>
              <table:table-cell office:value-type="float" office:value="45.69641409">
                <text:p>45.69641409</text:p>
              </table:table-cell>
              <table:table-cell office:value-type="float" office:value="45.29046385">
                <text:p>45.29046385</text:p>
              </table:table-cell>
              <table:table-cell office:value-type="float" office:value="45.5126213">
                <text:p>45.5126213</text:p>
              </table:table-cell>
              <table:table-cell office:value-type="float" office:value="45.30534172">
                <text:p>45.30534172</text:p>
              </table:table-cell>
              <table:table-cell office:value-type="float" office:value="45.63672878">
                <text:p>45.63672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89372833">
                <text:p>54.89372833</text:p>
              </table:table-cell>
              <table:table-cell office:value-type="float" office:value="47.18936072">
                <text:p>47.18936072</text:p>
              </table:table-cell>
              <table:table-cell office:value-type="float" office:value="45.47734884">
                <text:p>45.47734884</text:p>
              </table:table-cell>
              <table:table-cell office:value-type="float" office:value="47.45387985">
                <text:p>47.45387985</text:p>
              </table:table-cell>
              <table:table-cell office:value-type="float" office:value="47.36333494">
                <text:p>47.36333494</text:p>
              </table:table-cell>
              <table:table-cell office:value-type="float" office:value="45.38682908">
                <text:p>45.38682908</text:p>
              </table:table-cell>
              <table:table-cell office:value-type="float" office:value="45.58752137">
                <text:p>45.58752137</text:p>
              </table:table-cell>
              <table:table-cell office:value-type="float" office:value="45.40502619">
                <text:p>45.40502619</text:p>
              </table:table-cell>
              <table:table-cell office:value-type="float" office:value="45.54011876">
                <text:p>45.54011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9095923">
                <text:p>55.19095923</text:p>
              </table:table-cell>
              <table:table-cell office:value-type="float" office:value="47.42187712">
                <text:p>47.42187712</text:p>
              </table:table-cell>
              <table:table-cell office:value-type="float" office:value="45.56312029">
                <text:p>45.56312029</text:p>
              </table:table-cell>
              <table:table-cell office:value-type="float" office:value="47.61817617">
                <text:p>47.61817617</text:p>
              </table:table-cell>
              <table:table-cell office:value-type="float" office:value="46.93194777">
                <text:p>46.93194777</text:p>
              </table:table-cell>
              <table:table-cell office:value-type="float" office:value="45.48884111">
                <text:p>45.48884111</text:p>
              </table:table-cell>
              <table:table-cell office:value-type="float" office:value="45.66556355">
                <text:p>45.66556355</text:p>
              </table:table-cell>
              <table:table-cell office:value-type="float" office:value="45.50901713">
                <text:p>45.50901713</text:p>
              </table:table-cell>
              <table:table-cell office:value-type="float" office:value="45.48180884">
                <text:p>45.48180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44647088">
                <text:p>55.44647088</text:p>
              </table:table-cell>
              <table:table-cell office:value-type="float" office:value="47.59032439">
                <text:p>47.59032439</text:p>
              </table:table-cell>
              <table:table-cell office:value-type="float" office:value="45.64845107">
                <text:p>45.64845107</text:p>
              </table:table-cell>
              <table:table-cell office:value-type="float" office:value="47.73747109">
                <text:p>47.73747109</text:p>
              </table:table-cell>
              <table:table-cell office:value-type="float" office:value="46.68057075">
                <text:p>46.68057075</text:p>
              </table:table-cell>
              <table:table-cell office:value-type="float" office:value="45.54220582">
                <text:p>45.54220582</text:p>
              </table:table-cell>
              <table:table-cell office:value-type="float" office:value="45.74099391">
                <text:p>45.74099391</text:p>
              </table:table-cell>
              <table:table-cell office:value-type="float" office:value="45.56318418">
                <text:p>45.56318418</text:p>
              </table:table-cell>
              <table:table-cell office:value-type="float" office:value="45.44744622">
                <text:p>45.4474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66396187">
                <text:p>55.66396187</text:p>
              </table:table-cell>
              <table:table-cell office:value-type="float" office:value="47.71959659">
                <text:p>47.71959659</text:p>
              </table:table-cell>
              <table:table-cell office:value-type="float" office:value="45.72751594">
                <text:p>45.72751594</text:p>
              </table:table-cell>
              <table:table-cell office:value-type="float" office:value="47.83107121">
                <text:p>47.83107121</text:p>
              </table:table-cell>
              <table:table-cell office:value-type="float" office:value="46.53712324">
                <text:p>46.53712324</text:p>
              </table:table-cell>
              <table:table-cell office:value-type="float" office:value="45.57126885">
                <text:p>45.57126885</text:p>
              </table:table-cell>
              <table:table-cell office:value-type="float" office:value="45.80953137">
                <text:p>45.80953137</text:p>
              </table:table-cell>
              <table:table-cell office:value-type="float" office:value="45.59212462">
                <text:p>45.59212462</text:p>
              </table:table-cell>
              <table:table-cell office:value-type="float" office:value="45.42659518">
                <text:p>45.42659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4858011">
                <text:p>55.84858011</text:p>
              </table:table-cell>
              <table:table-cell office:value-type="float" office:value="47.82376224">
                <text:p>47.82376224</text:p>
              </table:table-cell>
              <table:table-cell office:value-type="float" office:value="45.79838593">
                <text:p>45.79838593</text:p>
              </table:table-cell>
              <table:table-cell office:value-type="float" office:value="47.90914825">
                <text:p>47.90914825</text:p>
              </table:table-cell>
              <table:table-cell office:value-type="float" office:value="46.4590655">
                <text:p>46.4590655</text:p>
              </table:table-cell>
              <table:table-cell office:value-type="float" office:value="45.58888502">
                <text:p>45.58888502</text:p>
              </table:table-cell>
              <table:table-cell office:value-type="float" office:value="45.87012891">
                <text:p>45.87012891</text:p>
              </table:table-cell>
              <table:table-cell office:value-type="float" office:value="45.60895144">
                <text:p>45.60895144</text:p>
              </table:table-cell>
              <table:table-cell office:value-type="float" office:value="45.41372788">
                <text:p>45.41372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00555826">
                <text:p>56.00555826</text:p>
              </table:table-cell>
              <table:table-cell office:value-type="float" office:value="47.9109111">
                <text:p>47.9109111</text:p>
              </table:table-cell>
              <table:table-cell office:value-type="float" office:value="45.86097264">
                <text:p>45.86097264</text:p>
              </table:table-cell>
              <table:table-cell office:value-type="float" office:value="47.97706293">
                <text:p>47.97706293</text:p>
              </table:table-cell>
              <table:table-cell office:value-type="float" office:value="46.42082598">
                <text:p>46.42082598</text:p>
              </table:table-cell>
              <table:table-cell office:value-type="float" office:value="45.60165429">
                <text:p>45.60165429</text:p>
              </table:table-cell>
              <table:table-cell office:value-type="float" office:value="45.92316701">
                <text:p>45.92316701</text:p>
              </table:table-cell>
              <table:table-cell office:value-type="float" office:value="45.62049212">
                <text:p>45.62049212</text:p>
              </table:table-cell>
              <table:table-cell office:value-type="float" office:value="45.40590403">
                <text:p>45.4059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13963699">
                <text:p>56.13963699</text:p>
              </table:table-cell>
              <table:table-cell office:value-type="float" office:value="47.9858217">
                <text:p>47.9858217</text:p>
              </table:table-cell>
              <table:table-cell office:value-type="float" office:value="45.91597021">
                <text:p>45.91597021</text:p>
              </table:table-cell>
              <table:table-cell office:value-type="float" office:value="48.03767396">
                <text:p>48.03767396</text:p>
              </table:table-cell>
              <table:table-cell office:value-type="float" office:value="46.40687224">
                <text:p>46.40687224</text:p>
              </table:table-cell>
              <table:table-cell office:value-type="float" office:value="45.61281281">
                <text:p>45.61281281</text:p>
              </table:table-cell>
              <table:table-cell office:value-type="float" office:value="45.96955562">
                <text:p>45.96955562</text:p>
              </table:table-cell>
              <table:table-cell office:value-type="float" office:value="45.63016671">
                <text:p>45.63016671</text:p>
              </table:table-cell>
              <table:table-cell office:value-type="float" office:value="45.40152826">
                <text:p>45.40152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25487852">
                <text:p>56.25487852</text:p>
              </table:table-cell>
              <table:table-cell office:value-type="float" office:value="48.05142947">
                <text:p>48.05142947</text:p>
              </table:table-cell>
              <table:table-cell office:value-type="float" office:value="45.96433007">
                <text:p>45.96433007</text:p>
              </table:table-cell>
              <table:table-cell office:value-type="float" office:value="48.09255951">
                <text:p>48.09255951</text:p>
              </table:table-cell>
              <table:table-cell office:value-type="float" office:value="46.40767199">
                <text:p>46.40767199</text:p>
              </table:table-cell>
              <table:table-cell office:value-type="float" office:value="45.62382231">
                <text:p>45.62382231</text:p>
              </table:table-cell>
              <table:table-cell office:value-type="float" office:value="46.01031097">
                <text:p>46.01031097</text:p>
              </table:table-cell>
              <table:table-cell office:value-type="float" office:value="45.63957661">
                <text:p>45.63957661</text:p>
              </table:table-cell>
              <table:table-cell office:value-type="float" office:value="45.39969363">
                <text:p>45.39969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35466101">
                <text:p>56.35466101</text:p>
              </table:table-cell>
              <table:table-cell office:value-type="float" office:value="48.109633">
                <text:p>48.109633</text:p>
              </table:table-cell>
              <table:table-cell office:value-type="float" office:value="46.00701516">
                <text:p>46.00701516</text:p>
              </table:table-cell>
              <table:table-cell office:value-type="float" office:value="48.14265341">
                <text:p>48.14265341</text:p>
              </table:table-cell>
              <table:table-cell office:value-type="float" office:value="46.41731947">
                <text:p>46.41731947</text:p>
              </table:table-cell>
              <table:table-cell office:value-type="float" office:value="45.63523624">
                <text:p>45.63523624</text:p>
              </table:table-cell>
              <table:table-cell office:value-type="float" office:value="46.04637439">
                <text:p>46.04637439</text:p>
              </table:table-cell>
              <table:table-cell office:value-type="float" office:value="45.64937574">
                <text:p>45.64937574</text:p>
              </table:table-cell>
              <table:table-cell office:value-type="float" office:value="45.39984123">
                <text:p>45.39984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4417772">
                <text:p>56.4417772</text:p>
              </table:table-cell>
              <table:table-cell office:value-type="float" office:value="48.16220467">
                <text:p>48.16220467</text:p>
              </table:table-cell>
              <table:table-cell office:value-type="float" office:value="46.04492573">
                <text:p>46.04492573</text:p>
              </table:table-cell>
              <table:table-cell office:value-type="float" office:value="48.18952344">
                <text:p>48.18952344</text:p>
              </table:table-cell>
              <table:table-cell office:value-type="float" office:value="46.45009352">
                <text:p>46.45009352</text:p>
              </table:table-cell>
              <table:table-cell office:value-type="float" office:value="45.64811886">
                <text:p>45.64811886</text:p>
              </table:table-cell>
              <table:table-cell office:value-type="float" office:value="46.09744166">
                <text:p>46.09744166</text:p>
              </table:table-cell>
              <table:table-cell office:value-type="float" office:value="46.14804599">
                <text:p>46.14804599</text:p>
              </table:table-cell>
              <table:table-cell office:value-type="float" office:value="45.42047946">
                <text:p>45.42047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1871039">
                <text:p>56.51871039</text:p>
              </table:table-cell>
              <table:table-cell office:value-type="float" office:value="48.2111286">
                <text:p>48.2111286</text:p>
              </table:table-cell>
              <table:table-cell office:value-type="float" office:value="46.07905011">
                <text:p>46.07905011</text:p>
              </table:table-cell>
              <table:table-cell office:value-type="float" office:value="48.23580725">
                <text:p>48.23580725</text:p>
              </table:table-cell>
              <table:table-cell office:value-type="float" office:value="46.48897633">
                <text:p>46.48897633</text:p>
              </table:table-cell>
              <table:table-cell office:value-type="float" office:value="45.66456554">
                <text:p>45.66456554</text:p>
              </table:table-cell>
              <table:table-cell office:value-type="float" office:value="46.15141108">
                <text:p>46.15141108</text:p>
              </table:table-cell>
              <table:table-cell office:value-type="float" office:value="46.02503393">
                <text:p>46.02503393</text:p>
              </table:table-cell>
              <table:table-cell office:value-type="float" office:value="45.44855494">
                <text:p>45.44855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8743615">
                <text:p>56.58743615</text:p>
              </table:table-cell>
              <table:table-cell office:value-type="float" office:value="48.25604415">
                <text:p>48.25604415</text:p>
              </table:table-cell>
              <table:table-cell office:value-type="float" office:value="46.11017439">
                <text:p>46.11017439</text:p>
              </table:table-cell>
              <table:table-cell office:value-type="float" office:value="48.27969111">
                <text:p>48.27969111</text:p>
              </table:table-cell>
              <table:table-cell office:value-type="float" office:value="46.51558896">
                <text:p>46.51558896</text:p>
              </table:table-cell>
              <table:table-cell office:value-type="float" office:value="45.68222987">
                <text:p>45.68222987</text:p>
              </table:table-cell>
              <table:table-cell office:value-type="float" office:value="46.18953896">
                <text:p>46.18953896</text:p>
              </table:table-cell>
              <table:table-cell office:value-type="float" office:value="45.94443812">
                <text:p>45.94443812</text:p>
              </table:table-cell>
              <table:table-cell office:value-type="float" office:value="45.46455311">
                <text:p>45.46455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64932289">
                <text:p>56.64932289</text:p>
              </table:table-cell>
              <table:table-cell office:value-type="float" office:value="48.29682778">
                <text:p>48.29682778</text:p>
              </table:table-cell>
              <table:table-cell office:value-type="float" office:value="46.13871444">
                <text:p>46.13871444</text:p>
              </table:table-cell>
              <table:table-cell office:value-type="float" office:value="48.31992619">
                <text:p>48.31992619</text:p>
              </table:table-cell>
              <table:table-cell office:value-type="float" office:value="46.53589918">
                <text:p>46.53589918</text:p>
              </table:table-cell>
              <table:table-cell office:value-type="float" office:value="45.69936582">
                <text:p>45.69936582</text:p>
              </table:table-cell>
              <table:table-cell office:value-type="float" office:value="46.21764738">
                <text:p>46.21764738</text:p>
              </table:table-cell>
              <table:table-cell office:value-type="float" office:value="45.89184287">
                <text:p>45.89184287</text:p>
              </table:table-cell>
              <table:table-cell office:value-type="float" office:value="45.47366612">
                <text:p>45.4736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70538845">
                <text:p>56.70538845</text:p>
              </table:table-cell>
              <table:table-cell office:value-type="float" office:value="48.33378103">
                <text:p>48.33378103</text:p>
              </table:table-cell>
              <table:table-cell office:value-type="float" office:value="46.1649212">
                <text:p>46.1649212</text:p>
              </table:table-cell>
              <table:table-cell office:value-type="float" office:value="48.35630148">
                <text:p>48.35630148</text:p>
              </table:table-cell>
              <table:table-cell office:value-type="float" office:value="46.55298072">
                <text:p>46.55298072</text:p>
              </table:table-cell>
              <table:table-cell office:value-type="float" office:value="45.71531302">
                <text:p>45.71531302</text:p>
              </table:table-cell>
              <table:table-cell office:value-type="float" office:value="46.23937165">
                <text:p>46.23937165</text:p>
              </table:table-cell>
              <table:table-cell office:value-type="float" office:value="45.85798579">
                <text:p>45.85798579</text:p>
              </table:table-cell>
              <table:table-cell office:value-type="float" office:value="45.47901096">
                <text:p>45.47901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75644826">
                <text:p>56.75644826</text:p>
              </table:table-cell>
              <table:table-cell office:value-type="float" office:value="48.36734124">
                <text:p>48.36734124</text:p>
              </table:table-cell>
              <table:table-cell office:value-type="float" office:value="46.18898969">
                <text:p>46.18898969</text:p>
              </table:table-cell>
              <table:table-cell office:value-type="float" office:value="48.38906871">
                <text:p>48.38906871</text:p>
              </table:table-cell>
              <table:table-cell office:value-type="float" office:value="46.56837508">
                <text:p>46.56837508</text:p>
              </table:table-cell>
              <table:table-cell office:value-type="float" office:value="45.72992555">
                <text:p>45.72992555</text:p>
              </table:table-cell>
              <table:table-cell office:value-type="float" office:value="46.25699207">
                <text:p>46.25699207</text:p>
              </table:table-cell>
              <table:table-cell office:value-type="float" office:value="45.8367792">
                <text:p>45.8367792</text:p>
              </table:table-cell>
              <table:table-cell office:value-type="float" office:value="45.48243908">
                <text:p>45.48243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9">
      <number:number number:decimal-places="6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9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9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9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9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67cm" svg:height="10.935cm" xlink:href=".." xlink:type="simple" chart:class="chart:line" chart:style-name="ch1">
        <chart:legend chart:legend-position="end" svg:x="27.353cm" svg:y="3.176cm" style:legend-expansion="high" chart:style-name="ch2"/>
        <chart:plot-area chart:style-name="ch3" table:cell-range-address="com_coe_no_0.A56:com_coe_no_0.I80" chart:data-source-has-labels="row" svg:x="0.581cm" svg:y="0.218cm" svg:width="26.191cm" svg:height="10.499cm">
          <chartooo:coordinate-region svg:x="2.843cm" svg:y="0.418cm" svg:width="23.663cm" svg:height="10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_coe_no_0.A57:com_coe_no_0.A80" chart:label-cell-address="com_coe_no_0.A56:com_coe_no_0.A56" chart:class="chart:line">
            <chart:data-point chart:repeated="24"/>
          </chart:series>
          <chart:series chart:style-name="ch7" chart:values-cell-range-address="com_coe_no_0.B57:com_coe_no_0.B80" chart:label-cell-address="com_coe_no_0.B56:com_coe_no_0.B56" chart:class="chart:line">
            <chart:data-point chart:repeated="24"/>
          </chart:series>
          <chart:series chart:style-name="ch8" chart:values-cell-range-address="com_coe_no_0.C57:com_coe_no_0.C80" chart:label-cell-address="com_coe_no_0.C56:com_coe_no_0.C56" chart:class="chart:line">
            <chart:data-point chart:repeated="24"/>
          </chart:series>
          <chart:series chart:style-name="ch9" chart:values-cell-range-address="com_coe_no_0.D57:com_coe_no_0.D80" chart:label-cell-address="com_coe_no_0.D56:com_coe_no_0.D56" chart:class="chart:line">
            <chart:data-point chart:repeated="24"/>
          </chart:series>
          <chart:series chart:style-name="ch10" chart:values-cell-range-address="com_coe_no_0.E57:com_coe_no_0.E80" chart:label-cell-address="com_coe_no_0.E56:com_coe_no_0.E56" chart:class="chart:line">
            <chart:data-point chart:repeated="24"/>
          </chart:series>
          <chart:series chart:style-name="ch11" chart:values-cell-range-address="com_coe_no_0.F57:com_coe_no_0.F80" chart:label-cell-address="com_coe_no_0.F56:com_coe_no_0.F56" chart:class="chart:line">
            <chart:data-point chart:repeated="24"/>
          </chart:series>
          <chart:series chart:style-name="ch12" chart:values-cell-range-address="com_coe_no_0.G57:com_coe_no_0.G80" chart:label-cell-address="com_coe_no_0.G56:com_coe_no_0.G56" chart:class="chart:line">
            <chart:data-point chart:repeated="24"/>
          </chart:series>
          <chart:series chart:style-name="ch13" chart:values-cell-range-address="com_coe_no_0.H57:com_coe_no_0.H80" chart:label-cell-address="com_coe_no_0.H56:com_coe_no_0.H56" chart:class="chart:line">
            <chart:data-point chart:repeated="24"/>
          </chart:series>
          <chart:series chart:style-name="ch14" chart:values-cell-range-address="com_coe_no_0.I57:com_coe_no_0.I80" chart:label-cell-address="com_coe_no_0.I56:com_coe_no_0.I56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0</text:p>
                <draw:g>
                  <svg:desc>com_coe_no_0.A56:com_coe_no_0.A56</svg:desc>
                </draw:g>
              </table:table-cell>
              <table:table-cell office:value-type="string">
                <text:p>p1</text:p>
                <draw:g>
                  <svg:desc>com_coe_no_0.B56:com_coe_no_0.B56</svg:desc>
                </draw:g>
              </table:table-cell>
              <table:table-cell office:value-type="string">
                <text:p>p2</text:p>
                <draw:g>
                  <svg:desc>com_coe_no_0.C56:com_coe_no_0.C56</svg:desc>
                </draw:g>
              </table:table-cell>
              <table:table-cell office:value-type="string">
                <text:p>p3</text:p>
                <draw:g>
                  <svg:desc>com_coe_no_0.D56:com_coe_no_0.D56</svg:desc>
                </draw:g>
              </table:table-cell>
              <table:table-cell office:value-type="string">
                <text:p>p4</text:p>
                <draw:g>
                  <svg:desc>com_coe_no_0.E56:com_coe_no_0.E56</svg:desc>
                </draw:g>
              </table:table-cell>
              <table:table-cell office:value-type="string">
                <text:p>p5</text:p>
                <draw:g>
                  <svg:desc>com_coe_no_0.F56:com_coe_no_0.F56</svg:desc>
                </draw:g>
              </table:table-cell>
              <table:table-cell office:value-type="string">
                <text:p>p6</text:p>
                <draw:g>
                  <svg:desc>com_coe_no_0.G56:com_coe_no_0.G56</svg:desc>
                </draw:g>
              </table:table-cell>
              <table:table-cell office:value-type="string">
                <text:p>p7</text:p>
                <draw:g>
                  <svg:desc>com_coe_no_0.H56:com_coe_no_0.H56</svg:desc>
                </draw:g>
              </table:table-cell>
              <table:table-cell office:value-type="string">
                <text:p>p8</text:p>
                <draw:g>
                  <svg:desc>com_coe_no_0.I56:com_coe_no_0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_coe_no_0.A57:com_coe_no_0.A80</svg:desc>
                </draw:g>
              </table:table-cell>
              <table:table-cell office:value-type="float" office:value="0">
                <text:p>0</text:p>
                <draw:g>
                  <svg:desc>com_coe_no_0.B57:com_coe_no_0.B80</svg:desc>
                </draw:g>
              </table:table-cell>
              <table:table-cell office:value-type="float" office:value="1">
                <text:p>1</text:p>
                <draw:g>
                  <svg:desc>com_coe_no_0.C57:com_coe_no_0.C80</svg:desc>
                </draw:g>
              </table:table-cell>
              <table:table-cell office:value-type="float" office:value="0">
                <text:p>0</text:p>
                <draw:g>
                  <svg:desc>com_coe_no_0.D57:com_coe_no_0.D80</svg:desc>
                </draw:g>
              </table:table-cell>
              <table:table-cell office:value-type="float" office:value="0">
                <text:p>0</text:p>
                <draw:g>
                  <svg:desc>com_coe_no_0.E57:com_coe_no_0.E80</svg:desc>
                </draw:g>
              </table:table-cell>
              <table:table-cell office:value-type="float" office:value="1">
                <text:p>1</text:p>
                <draw:g>
                  <svg:desc>com_coe_no_0.F57:com_coe_no_0.F80</svg:desc>
                </draw:g>
              </table:table-cell>
              <table:table-cell office:value-type="float" office:value="1">
                <text:p>1</text:p>
                <draw:g>
                  <svg:desc>com_coe_no_0.G57:com_coe_no_0.G80</svg:desc>
                </draw:g>
              </table:table-cell>
              <table:table-cell office:value-type="float" office:value="1">
                <text:p>1</text:p>
                <draw:g>
                  <svg:desc>com_coe_no_0.H57:com_coe_no_0.H80</svg:desc>
                </draw:g>
              </table:table-cell>
              <table:table-cell office:value-type="float" office:value="1">
                <text:p>1</text:p>
                <draw:g>
                  <svg:desc>com_coe_no_0.I57:com_coe_no_0.I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214623352423615">
                <text:p>-0.0000000214623352423615</text:p>
              </table:table-cell>
              <table:table-cell office:value-type="float" office:value="0.0000010986308144334">
                <text:p>0.0000010986308144334</text:p>
              </table:table-cell>
              <table:table-cell office:value-type="float" office:value="1">
                <text:p>1</text:p>
              </table:table-cell>
              <table:table-cell office:value-type="float" office:value="0.0000010986308144334">
                <text:p>0.0000010986308144334</text:p>
              </table:table-cell>
              <table:table-cell office:value-type="float" office:value="0.00000115126006883237">
                <text:p>0.00000115126006883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544927991619204">
                <text:p>-0.0000000544927991619204</text:p>
              </table:table-cell>
              <table:table-cell office:value-type="float" office:value="0.00000102783882294233">
                <text:p>0.00000102783882294233</text:p>
              </table:table-cell>
              <table:table-cell office:value-type="float" office:value="1">
                <text:p>1</text:p>
              </table:table-cell>
              <table:table-cell office:value-type="float" office:value="0.00000102783882294233">
                <text:p>0.00000102783882294233</text:p>
              </table:table-cell>
              <table:table-cell office:value-type="float" office:value="0.00000186124535994647">
                <text:p>0.000001861245359946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683313359228777">
                <text:p>-0.0000000683313359228777</text:p>
              </table:table-cell>
              <table:table-cell office:value-type="float" office:value="0.000000695693572971834">
                <text:p>0.000000695693572971834</text:p>
              </table:table-cell>
              <table:table-cell office:value-type="float" office:value="1">
                <text:p>1</text:p>
              </table:table-cell>
              <table:table-cell office:value-type="float" office:value="0.000000695693572971834">
                <text:p>0.000000695693572971834</text:p>
              </table:table-cell>
              <table:table-cell office:value-type="float" office:value="0.00000135606204321181">
                <text:p>0.000001356062043211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813503950869432">
                <text:p>-0.0000000813503950869432</text:p>
              </table:table-cell>
              <table:table-cell office:value-type="float" office:value="0.000000492554625974861">
                <text:p>0.000000492554625974861</text:p>
              </table:table-cell>
              <table:table-cell office:value-type="float" office:value="1">
                <text:p>1</text:p>
              </table:table-cell>
              <table:table-cell office:value-type="float" office:value="0.000000492554625974861">
                <text:p>0.000000492554625974861</text:p>
              </table:table-cell>
              <table:table-cell office:value-type="float" office:value="0.00000104893764729663">
                <text:p>0.000001048937647296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395993418056406">
                <text:p>-0.0000000395993418056406</text:p>
              </table:table-cell>
              <table:table-cell office:value-type="float" office:value="0.0000532029964690484">
                <text:p>0.0000532029964690484</text:p>
              </table:table-cell>
              <table:table-cell office:value-type="float" office:value="1">
                <text:p>1</text:p>
              </table:table-cell>
              <table:table-cell office:value-type="float" office:value="0.0000313529432726112">
                <text:p>0.0000313529432726112</text:p>
              </table:table-cell>
              <table:table-cell office:value-type="float" office:value="-0.000000342172053802159">
                <text:p>-0.000000342172053802159</text:p>
              </table:table-cell>
              <table:table-cell office:value-type="float" office:value="0.526213753722079">
                <text:p>0.526213753722079</text:p>
              </table:table-cell>
              <table:table-cell office:value-type="float" office:value="0.831501454107558">
                <text:p>0.831501454107558</text:p>
              </table:table-cell>
              <table:table-cell office:value-type="float" office:value="0.511516945320046">
                <text:p>0.511516945320046</text:p>
              </table:table-cell>
              <table:table-cell office:value-type="float" office:value="0.00751234807758172">
                <text:p>0.00751234807758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878428404682552">
                <text:p>0.000000878428404682552</text:p>
              </table:table-cell>
              <table:table-cell office:value-type="float" office:value="0.000510145398560535">
                <text:p>0.000510145398560535</text:p>
              </table:table-cell>
              <table:table-cell office:value-type="float" office:value="1">
                <text:p>1</text:p>
              </table:table-cell>
              <table:table-cell office:value-type="float" office:value="0.000352817779962877">
                <text:p>0.000352817779962877</text:p>
              </table:table-cell>
              <table:table-cell office:value-type="float" office:value="0.0000000221004967659866">
                <text:p>0.0000000221004967659866</text:p>
              </table:table-cell>
              <table:table-cell office:value-type="float" office:value="0.42756219436489">
                <text:p>0.42756219436489</text:p>
              </table:table-cell>
              <table:table-cell office:value-type="float" office:value="0.743912768823822">
                <text:p>0.743912768823822</text:p>
              </table:table-cell>
              <table:table-cell office:value-type="float" office:value="0.390731861801398">
                <text:p>0.390731861801398</text:p>
              </table:table-cell>
              <table:table-cell office:value-type="float" office:value="0.01698396417058">
                <text:p>0.01698396417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481130518725781">
                <text:p>0.00000481130518725781</text:p>
              </table:table-cell>
              <table:table-cell office:value-type="float" office:value="0.00143800163085195">
                <text:p>0.00143800163085195</text:p>
              </table:table-cell>
              <table:table-cell office:value-type="float" office:value="1">
                <text:p>1</text:p>
              </table:table-cell>
              <table:table-cell office:value-type="float" office:value="0.00112132378549912">
                <text:p>0.00112132378549912</text:p>
              </table:table-cell>
              <table:table-cell office:value-type="float" office:value="0.000000261878261187398">
                <text:p>0.000000261878261187398</text:p>
              </table:table-cell>
              <table:table-cell office:value-type="float" office:value="0.455290654143454">
                <text:p>0.455290654143454</text:p>
              </table:table-cell>
              <table:table-cell office:value-type="float" office:value="0.746751857165879">
                <text:p>0.746751857165879</text:p>
              </table:table-cell>
              <table:table-cell office:value-type="float" office:value="0.40007699338888">
                <text:p>0.40007699338888</text:p>
              </table:table-cell>
              <table:table-cell office:value-type="float" office:value="0.0343541814835584">
                <text:p>0.0343541814835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3971303075686">
                <text:p>0.0000133971303075686</text:p>
              </table:table-cell>
              <table:table-cell office:value-type="float" office:value="0.00258085460571245">
                <text:p>0.00258085460571245</text:p>
              </table:table-cell>
              <table:table-cell office:value-type="float" office:value="1">
                <text:p>1</text:p>
              </table:table-cell>
              <table:table-cell office:value-type="float" office:value="0.00217879823908429">
                <text:p>0.00217879823908429</text:p>
              </table:table-cell>
              <table:table-cell office:value-type="float" office:value="0.00000025846691398268">
                <text:p>0.00000025846691398268</text:p>
              </table:table-cell>
              <table:table-cell office:value-type="float" office:value="0.506626072401104">
                <text:p>0.506626072401104</text:p>
              </table:table-cell>
              <table:table-cell office:value-type="float" office:value="0.771270790932798">
                <text:p>0.771270790932798</text:p>
              </table:table-cell>
              <table:table-cell office:value-type="float" office:value="0.437978815996707">
                <text:p>0.437978815996707</text:p>
              </table:table-cell>
              <table:table-cell office:value-type="float" office:value="0.0623709909892884">
                <text:p>0.0623709909892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69632550936594">
                <text:p>0.0000269632550936594</text:p>
              </table:table-cell>
              <table:table-cell office:value-type="float" office:value="0.00361422415580881">
                <text:p>0.00361422415580881</text:p>
              </table:table-cell>
              <table:table-cell office:value-type="float" office:value="0.993315138463526">
                <text:p>0.993315138463526</text:p>
              </table:table-cell>
              <table:table-cell office:value-type="float" office:value="0.00322486608299122">
                <text:p>0.00322486608299122</text:p>
              </table:table-cell>
              <table:table-cell office:value-type="float" office:value="0.00000032348356049372">
                <text:p>0.00000032348356049372</text:p>
              </table:table-cell>
              <table:table-cell office:value-type="float" office:value="0.475949656887223">
                <text:p>0.475949656887223</text:p>
              </table:table-cell>
              <table:table-cell office:value-type="float" office:value="0.796028719091525">
                <text:p>0.796028719091525</text:p>
              </table:table-cell>
              <table:table-cell office:value-type="float" office:value="0.413945665834594">
                <text:p>0.413945665834594</text:p>
              </table:table-cell>
              <table:table-cell office:value-type="float" office:value="0.102285918748683">
                <text:p>0.102285918748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47182606432284">
                <text:p>0.0000447182606432284</text:p>
              </table:table-cell>
              <table:table-cell office:value-type="float" office:value="0.00445881527630965">
                <text:p>0.00445881527630965</text:p>
              </table:table-cell>
              <table:table-cell office:value-type="float" office:value="0.970034815651904">
                <text:p>0.970034815651904</text:p>
              </table:table-cell>
              <table:table-cell office:value-type="float" office:value="0.00412469749886923">
                <text:p>0.00412469749886923</text:p>
              </table:table-cell>
              <table:table-cell office:value-type="float" office:value="0.000000398147409375049">
                <text:p>0.000000398147409375049</text:p>
              </table:table-cell>
              <table:table-cell office:value-type="float" office:value="0.453327145910454">
                <text:p>0.453327145910454</text:p>
              </table:table-cell>
              <table:table-cell office:value-type="float" office:value="0.807452787491137">
                <text:p>0.807452787491137</text:p>
              </table:table-cell>
              <table:table-cell office:value-type="float" office:value="0.398968564574631">
                <text:p>0.398968564574631</text:p>
              </table:table-cell>
              <table:table-cell office:value-type="float" office:value="0.150836178514281">
                <text:p>0.150836178514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652934793240467">
                <text:p>0.0000652934793240467</text:p>
              </table:table-cell>
              <table:table-cell office:value-type="float" office:value="0.00518310546425349">
                <text:p>0.00518310546425349</text:p>
              </table:table-cell>
              <table:table-cell office:value-type="float" office:value="0.948005047628342">
                <text:p>0.948005047628342</text:p>
              </table:table-cell>
              <table:table-cell office:value-type="float" office:value="0.00490461855434621">
                <text:p>0.00490461855434621</text:p>
              </table:table-cell>
              <table:table-cell office:value-type="float" office:value="0.000000489952595383869">
                <text:p>0.000000489952595383869</text:p>
              </table:table-cell>
              <table:table-cell office:value-type="float" office:value="0.477843476486481">
                <text:p>0.477843476486481</text:p>
              </table:table-cell>
              <table:table-cell office:value-type="float" office:value="0.814784271303933">
                <text:p>0.814784271303933</text:p>
              </table:table-cell>
              <table:table-cell office:value-type="float" office:value="0.424883200731951">
                <text:p>0.424883200731951</text:p>
              </table:table-cell>
              <table:table-cell office:value-type="float" office:value="0.204521709893993">
                <text:p>0.204521709893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871469427801141">
                <text:p>0.0000871469427801141</text:p>
              </table:table-cell>
              <table:table-cell office:value-type="float" office:value="0.00575254254896662">
                <text:p>0.00575254254896662</text:p>
              </table:table-cell>
              <table:table-cell office:value-type="float" office:value="0.933435810492344">
                <text:p>0.933435810492344</text:p>
              </table:table-cell>
              <table:table-cell office:value-type="float" office:value="0.00552612242487371">
                <text:p>0.00552612242487371</text:p>
              </table:table-cell>
              <table:table-cell office:value-type="float" office:value="0.000000426641133199901">
                <text:p>0.000000426641133199901</text:p>
              </table:table-cell>
              <table:table-cell office:value-type="float" office:value="0.518393376603683">
                <text:p>0.518393376603683</text:p>
              </table:table-cell>
              <table:table-cell office:value-type="float" office:value="0.82305578114904">
                <text:p>0.82305578114904</text:p>
              </table:table-cell>
              <table:table-cell office:value-type="float" office:value="0.465561861116336">
                <text:p>0.465561861116336</text:p>
              </table:table-cell>
              <table:table-cell office:value-type="float" office:value="0.260989258247129">
                <text:p>0.260989258247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8854663592672">
                <text:p>0.000108854663592672</text:p>
              </table:table-cell>
              <table:table-cell office:value-type="float" office:value="0.00615865385323666">
                <text:p>0.00615865385323666</text:p>
              </table:table-cell>
              <table:table-cell office:value-type="float" office:value="0.925738894095988">
                <text:p>0.925738894095988</text:p>
              </table:table-cell>
              <table:table-cell office:value-type="float" office:value="0.0059779599406804">
                <text:p>0.0059779599406804</text:p>
              </table:table-cell>
              <table:table-cell office:value-type="float" office:value="0.000000357900316383386">
                <text:p>0.000000357900316383386</text:p>
              </table:table-cell>
              <table:table-cell office:value-type="float" office:value="0.564498720310458">
                <text:p>0.564498720310458</text:p>
              </table:table-cell>
              <table:table-cell office:value-type="float" office:value="0.833058653803379">
                <text:p>0.833058653803379</text:p>
              </table:table-cell>
              <table:table-cell office:value-type="float" office:value="0.511923859971492">
                <text:p>0.511923859971492</text:p>
              </table:table-cell>
              <table:table-cell office:value-type="float" office:value="0.318530885324914">
                <text:p>0.318530885324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9256617109275">
                <text:p>0.000129256617109275</text:p>
              </table:table-cell>
              <table:table-cell office:value-type="float" office:value="0.00641010307734979">
                <text:p>0.00641010307734979</text:p>
              </table:table-cell>
              <table:table-cell office:value-type="float" office:value="0.923088730787079">
                <text:p>0.923088730787079</text:p>
              </table:table-cell>
              <table:table-cell office:value-type="float" office:value="0.00626770466017668">
                <text:p>0.00626770466017668</text:p>
              </table:table-cell>
              <table:table-cell office:value-type="float" office:value="0.000000263649457599158">
                <text:p>0.000000263649457599158</text:p>
              </table:table-cell>
              <table:table-cell office:value-type="float" office:value="0.61109900620837">
                <text:p>0.61109900620837</text:p>
              </table:table-cell>
              <table:table-cell office:value-type="float" office:value="0.844362548224079">
                <text:p>0.844362548224079</text:p>
              </table:table-cell>
              <table:table-cell office:value-type="float" office:value="0.559387194473959">
                <text:p>0.559387194473959</text:p>
              </table:table-cell>
              <table:table-cell office:value-type="float" office:value="0.375835898943897">
                <text:p>0.375835898943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4750534103869">
                <text:p>0.00014750534103869</text:p>
              </table:table-cell>
              <table:table-cell office:value-type="float" office:value="0.00652508768356852">
                <text:p>0.00652508768356852</text:p>
              </table:table-cell>
              <table:table-cell office:value-type="float" office:value="0.923818749301902">
                <text:p>0.923818749301902</text:p>
              </table:table-cell>
              <table:table-cell office:value-type="float" office:value="0.00641373355289177">
                <text:p>0.00641373355289177</text:p>
              </table:table-cell>
              <table:table-cell office:value-type="float" office:value="0.000000215584606610975">
                <text:p>0.000000215584606610975</text:p>
              </table:table-cell>
              <table:table-cell office:value-type="float" office:value="0.655457708039747">
                <text:p>0.655457708039747</text:p>
              </table:table-cell>
              <table:table-cell office:value-type="float" office:value="0.856320307132048">
                <text:p>0.856320307132048</text:p>
              </table:table-cell>
              <table:table-cell office:value-type="float" office:value="0.605314059512913">
                <text:p>0.605314059512913</text:p>
              </table:table-cell>
              <table:table-cell office:value-type="float" office:value="0.431820616561327">
                <text:p>0.431820616561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3063976695632">
                <text:p>0.000163063976695632</text:p>
              </table:table-cell>
              <table:table-cell office:value-type="float" office:value="0.00652585350432666">
                <text:p>0.00652585350432666</text:p>
              </table:table-cell>
              <table:table-cell office:value-type="float" office:value="0.926668997473031">
                <text:p>0.926668997473031</text:p>
              </table:table-cell>
              <table:table-cell office:value-type="float" office:value="0.00643908634114021">
                <text:p>0.00643908634114021</text:p>
              </table:table-cell>
              <table:table-cell office:value-type="float" office:value="0.000000171204653343082">
                <text:p>0.000000171204653343082</text:p>
              </table:table-cell>
              <table:table-cell office:value-type="float" office:value="0.696164507486119">
                <text:p>0.696164507486119</text:p>
              </table:table-cell>
              <table:table-cell office:value-type="float" office:value="0.868368571906133">
                <text:p>0.868368571906133</text:p>
              </table:table-cell>
              <table:table-cell office:value-type="float" office:value="0.648209734718091">
                <text:p>0.648209734718091</text:p>
              </table:table-cell>
              <table:table-cell office:value-type="float" office:value="0.485574344029445">
                <text:p>0.485574344029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5660180055881">
                <text:p>0.000175660180055881</text:p>
              </table:table-cell>
              <table:table-cell office:value-type="float" office:value="0.00643508896387524">
                <text:p>0.00643508896387524</text:p>
              </table:table-cell>
              <table:table-cell office:value-type="float" office:value="0.930750339349411">
                <text:p>0.930750339349411</text:p>
              </table:table-cell>
              <table:table-cell office:value-type="float" office:value="0.00636748851665459">
                <text:p>0.00636748851665459</text:p>
              </table:table-cell>
              <table:table-cell office:value-type="float" office:value="0.000000150142581034629">
                <text:p>0.000000150142581034629</text:p>
              </table:table-cell>
              <table:table-cell office:value-type="float" office:value="0.732642139560556">
                <text:p>0.732642139560556</text:p>
              </table:table-cell>
              <table:table-cell office:value-type="float" office:value="0.880093548447799">
                <text:p>0.880093548447799</text:p>
              </table:table-cell>
              <table:table-cell office:value-type="float" office:value="0.68733509354692">
                <text:p>0.68733509354692</text:p>
              </table:table-cell>
              <table:table-cell office:value-type="float" office:value="0.536366994719374">
                <text:p>0.536366994719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5740391604794">
                <text:p>0.000185740391604794</text:p>
              </table:table-cell>
              <table:table-cell office:value-type="float" office:value="0.00642099892920678">
                <text:p>0.00642099892920678</text:p>
              </table:table-cell>
              <table:table-cell office:value-type="float" office:value="0.935459789855113">
                <text:p>0.935459789855113</text:p>
              </table:table-cell>
              <table:table-cell office:value-type="float" office:value="0.00621924935594731">
                <text:p>0.00621924935594731</text:p>
              </table:table-cell>
              <table:table-cell office:value-type="float" office:value="0.000000158886307444206">
                <text:p>0.000000158886307444206</text:p>
              </table:table-cell>
              <table:table-cell office:value-type="float" office:value="0.763702131889815">
                <text:p>0.763702131889815</text:p>
              </table:table-cell>
              <table:table-cell office:value-type="float" office:value="0.875880691188635">
                <text:p>0.875880691188635</text:p>
              </table:table-cell>
              <table:table-cell office:value-type="float" office:value="0.415167428876259">
                <text:p>0.415167428876259</text:p>
              </table:table-cell>
              <table:table-cell office:value-type="float" office:value="0.557444562690421">
                <text:p>0.557444562690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90813713293325">
                <text:p>0.0000190813713293325</text:p>
              </table:table-cell>
              <table:table-cell office:value-type="float" office:value="0.00489033298137032">
                <text:p>0.00489033298137032</text:p>
              </table:table-cell>
              <table:table-cell office:value-type="float" office:value="0.940410405036705">
                <text:p>0.940410405036705</text:p>
              </table:table-cell>
              <table:table-cell office:value-type="float" office:value="0.00410039337170032">
                <text:p>0.00410039337170032</text:p>
              </table:table-cell>
              <table:table-cell office:value-type="float" office:value="-0.00243583005782355">
                <text:p>-0.00243583005782355</text:p>
              </table:table-cell>
              <table:table-cell office:value-type="float" office:value="0.78693334460285">
                <text:p>0.78693334460285</text:p>
              </table:table-cell>
              <table:table-cell office:value-type="float" office:value="0.867208847425719">
                <text:p>0.867208847425719</text:p>
              </table:table-cell>
              <table:table-cell office:value-type="float" office:value="0.493065416283342">
                <text:p>0.493065416283342</text:p>
              </table:table-cell>
              <table:table-cell office:value-type="float" office:value="0.565752964620121">
                <text:p>0.565752964620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94079865288177">
                <text:p>-0.000294079865288177</text:p>
              </table:table-cell>
              <table:table-cell office:value-type="float" office:value="0.00181170243038731">
                <text:p>0.00181170243038731</text:p>
              </table:table-cell>
              <table:table-cell office:value-type="float" office:value="0.945349421544482">
                <text:p>0.945349421544482</text:p>
              </table:table-cell>
              <table:table-cell office:value-type="float" office:value="0.000333441157512881">
                <text:p>0.000333441157512881</text:p>
              </table:table-cell>
              <table:table-cell office:value-type="float" office:value="-0.0069819816449419">
                <text:p>-0.0069819816449419</text:p>
              </table:table-cell>
              <table:table-cell office:value-type="float" office:value="0.805309405464755">
                <text:p>0.805309405464755</text:p>
              </table:table-cell>
              <table:table-cell office:value-type="float" office:value="0.868398718777565">
                <text:p>0.868398718777565</text:p>
              </table:table-cell>
              <table:table-cell office:value-type="float" office:value="0.563994032769455">
                <text:p>0.563994032769455</text:p>
              </table:table-cell>
              <table:table-cell office:value-type="float" office:value="0.586612450619482">
                <text:p>0.5866124506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732692976411986">
                <text:p>-0.000732692976411986</text:p>
              </table:table-cell>
              <table:table-cell office:value-type="float" office:value="-0.0027708385786529">
                <text:p>-0.0027708385786529</text:p>
              </table:table-cell>
              <table:table-cell office:value-type="float" office:value="0.950108967178815">
                <text:p>0.950108967178815</text:p>
              </table:table-cell>
              <table:table-cell office:value-type="float" office:value="-0.0048181080194456">
                <text:p>-0.0048181080194456</text:p>
              </table:table-cell>
              <table:table-cell office:value-type="float" office:value="-0.0133983589990574">
                <text:p>-0.0133983589990574</text:p>
              </table:table-cell>
              <table:table-cell office:value-type="float" office:value="0.821190738918296">
                <text:p>0.821190738918296</text:p>
              </table:table-cell>
              <table:table-cell office:value-type="float" office:value="0.874548525780922">
                <text:p>0.874548525780922</text:p>
              </table:table-cell>
              <table:table-cell office:value-type="float" office:value="0.626108837423346">
                <text:p>0.626108837423346</text:p>
              </table:table-cell>
              <table:table-cell office:value-type="float" office:value="0.613427180732282">
                <text:p>0.613427180732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28070637526867">
                <text:p>-0.00128070637526867</text:p>
              </table:table-cell>
              <table:table-cell office:value-type="float" office:value="-0.00869467932631607">
                <text:p>-0.00869467932631607</text:p>
              </table:table-cell>
              <table:table-cell office:value-type="float" office:value="0.95458867346564">
                <text:p>0.95458867346564</text:p>
              </table:table-cell>
              <table:table-cell office:value-type="float" office:value="-0.0111417599172288">
                <text:p>-0.0111417599172288</text:p>
              </table:table-cell>
              <table:table-cell office:value-type="float" office:value="-0.0214733658122943">
                <text:p>-0.0214733658122943</text:p>
              </table:table-cell>
              <table:table-cell office:value-type="float" office:value="0.835629751573653">
                <text:p>0.835629751573653</text:p>
              </table:table-cell>
              <table:table-cell office:value-type="float" office:value="0.883044348238886">
                <text:p>0.883044348238886</text:p>
              </table:table-cell>
              <table:table-cell office:value-type="float" office:value="0.679082667091727">
                <text:p>0.679082667091727</text:p>
              </table:table-cell>
              <table:table-cell office:value-type="float" office:value="0.642726742411071">
                <text:p>0.642726742411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92476851968548">
                <text:p>-0.00192476851968548</text:p>
              </table:table-cell>
              <table:table-cell office:value-type="float" office:value="-0.0157717128484423">
                <text:p>-0.0157717128484423</text:p>
              </table:table-cell>
              <table:table-cell office:value-type="float" office:value="0.958737310918146">
                <text:p>0.958737310918146</text:p>
              </table:table-cell>
              <table:table-cell office:value-type="float" office:value="-0.0184640966160885">
                <text:p>-0.0184640966160885</text:p>
              </table:table-cell>
              <table:table-cell office:value-type="float" office:value="-0.0310119178889241">
                <text:p>-0.0310119178889241</text:p>
              </table:table-cell>
              <table:table-cell office:value-type="float" office:value="0.849044380485104">
                <text:p>0.849044380485104</text:p>
              </table:table-cell>
              <table:table-cell office:value-type="float" office:value="0.892433027441457">
                <text:p>0.892433027441457</text:p>
              </table:table-cell>
              <table:table-cell office:value-type="float" office:value="0.723566034146166">
                <text:p>0.723566034146166</text:p>
              </table:table-cell>
              <table:table-cell office:value-type="float" office:value="0.672479204006444">
                <text:p>0.672479204006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